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2" style:family="table-cell" style:parent-style-name="Default"/>
    <style:style style:name="ce4" style:family="table-cell" style:parent-style-name="Default"/>
    <style:style style:name="ce10" style:family="table-cell" style:parent-style-name="Default"/>
    <style:style style:name="ce15" style:family="table-cell" style:parent-style-name="Default"/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64" table:default-cell-style-name="Default"/>
        <table:table-column table:style-name="co5" table:default-cell-style-name="ce4"/>
        <table:table-column table:style-name="co3" table:number-columns-repeated="93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4" calcext:value-type="float">
            <text:p>92.4</text:p>
          </table:table-cell>
          <table:table-cell office:value-type="float" office:value="39.44" calcext:value-type="float">
            <text:p>39.44</text:p>
          </table:table-cell>
          <table:table-cell table:style-name="ce6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70" calcext:value-type="float">
            <text:p>70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33.543" calcext:value-type="float">
            <text:p>33.543</text:p>
          </table:table-cell>
          <table:table-cell office:value-type="string" calcext:value-type="string">
            <text:p>a948d21b4c27d2245092d03be5de9fa6b5683bd0cb1dfc906be1ff25f6c794f8</text:p>
          </table:table-cell>
          <table:table-cell office:value-type="float" office:value="85.34" calcext:value-type="float">
            <text:p>85.34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71.83" calcext:value-type="float">
            <text:p>71.83</text:p>
          </table:table-cell>
          <table:table-cell office:value-type="float" office:value="73.24" calcext:value-type="float">
            <text:p>73.24</text:p>
          </table:table-cell>
          <table:table-cell office:value-type="float" office:value="70.42" calcext:value-type="float">
            <text:p>70.42</text:p>
          </table:table-cell>
          <table:table-cell office:value-type="float" office:value="71.23" calcext:value-type="float">
            <text:p>71.23</text:p>
          </table:table-cell>
          <table:table-cell office:value-type="float" office:value="72.46" calcext:value-type="float">
            <text:p>72.46</text:p>
          </table:table-cell>
          <table:table-cell office:value-type="float" office:value="72.22" calcext:value-type="float">
            <text:p>72.22</text:p>
          </table:table-cell>
          <table:table-cell office:value-type="float" office:value="37" calcext:value-type="float">
            <text:p>37</text:p>
          </table:table-cell>
          <table:table-cell office:value-type="float" office:value="12.199" calcext:value-type="float">
            <text:p>12.199</text:p>
          </table:table-cell>
          <table:table-cell office:value-type="string" calcext:value-type="string">
            <text:p>62d2dbaa8fa2d110cb62b5f65059fbf23e0afb4b038483e679c96695fa5a2c40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8.227" calcext:value-type="float">
            <text:p>8.227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0.99" calcext:value-type="float">
            <text:p>90.9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67.61" calcext:value-type="float">
            <text:p>67.61</text:p>
          </table:table-cell>
          <table:table-cell office:value-type="float" office:value="68.49" calcext:value-type="float">
            <text:p>68.49</text:p>
          </table:table-cell>
          <table:table-cell office:value-type="float" office:value="69.57" calcext:value-type="float">
            <text:p>69.57</text:p>
          </table:table-cell>
          <table:table-cell office:value-type="float" office:value="69.44" calcext:value-type="float">
            <text:p>69.44</text:p>
          </table:table-cell>
          <table:table-cell office:value-type="float" office:value="67" calcext:value-type="float">
            <text:p>67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7dd4b577f19b3d249902243bcb6fd5ebc6ce026e7daf3e2046f24e09f8cfd6d0</text:p>
          </table:table-cell>
          <table:table-cell office:value-type="float" office:value="84.81" calcext:value-type="float">
            <text:p>84.81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73.24" calcext:value-type="float">
            <text:p>73.24</text:p>
          </table:table-cell>
          <table:table-cell office:value-type="float" office:value="69.01" calcext:value-type="float">
            <text:p>69.01</text:p>
          </table:table-cell>
          <table:table-cell office:value-type="float" office:value="70.27" calcext:value-type="float">
            <text:p>70.27</text:p>
          </table:table-cell>
          <table:table-cell office:value-type="float" office:value="72.06" calcext:value-type="float">
            <text:p>72.06</text:p>
          </table:table-cell>
          <table:table-cell office:value-type="float" office:value="71.72" calcext:value-type="float">
            <text:p>71.72</text:p>
          </table:table-cell>
          <table:table-cell office:value-type="float" office:value="37" calcext:value-type="float">
            <text:p>37</text:p>
          </table:table-cell>
          <table:table-cell office:value-type="float" office:value="12.262" calcext:value-type="float">
            <text:p>12.262</text:p>
          </table:table-cell>
          <table:table-cell office:value-type="string" calcext:value-type="string">
            <text:p>21c86b2e7144b145aead79d4ac1b0e03099892d8360dc686b48be3041185a26f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7.981" calcext:value-type="float">
            <text:p>7.981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9.86" calcext:value-type="float">
            <text:p>99.86</text:p>
          </table:table-cell>
          <table:table-cell office:value-type="float" office:value="45.92" calcext:value-type="float">
            <text:p>45.92</text:p>
          </table:table-cell>
          <table:table-cell table:style-name="ce10" office:value-type="float" office:value="72.96" calcext:value-type="float">
            <text:p>72.96</text:p>
          </table:table-cell>
          <table:table-cell office:value-type="float" office:value="72.96" calcext:value-type="float">
            <text:p>72.96</text:p>
          </table:table-cell>
          <table:table-cell office:value-type="float" office:value="68.73" calcext:value-type="float">
            <text:p>68.73</text:p>
          </table:table-cell>
          <table:table-cell office:value-type="float" office:value="77.18" calcext:value-type="float">
            <text:p>77.18</text:p>
          </table:table-cell>
          <table:table-cell office:value-type="float" office:value="75.06" calcext:value-type="float">
            <text:p>75.06</text:p>
          </table:table-cell>
          <table:table-cell office:value-type="float" office:value="71.23" calcext:value-type="float">
            <text:p>71.23</text:p>
          </table:table-cell>
          <table:table-cell office:value-type="float" office:value="71.73" calcext:value-type="float">
            <text:p>71.73</text:p>
          </table:table-cell>
          <table:table-cell office:value-type="float" office:value="26.41" calcext:value-type="float">
            <text:p>26.41</text:p>
          </table:table-cell>
          <table:table-cell office:value-type="float" office:value="407200" calcext:value-type="float">
            <text:p>4072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86600" calcext:value-type="float">
            <text:p>86600</text:p>
          </table:table-cell>
          <table:table-cell office:value-type="float" office:value="314.115" calcext:value-type="float">
            <text:p>314.115</text:p>
          </table:table-cell>
          <table:table-cell office:value-type="string" calcext:value-type="string">
            <text:p>("759edfac035316dea9aab4015540b6448e3871ef579cfa04fdd11dc49a1d9315", "0db85f20c8c230de11f4d15a7bc83aa93eaab323634188f3f405c4d53ddd3c6c", "eb09d602b3096e7424fdfa091313000d2236605a55c364c5d5ce4ea673c8cf02", "85a92a4c0c9339fec3c964ce4eaed4f4e92ef1ca200a7c41b4b51b62800876e7", "a0a3e78537fe35cfc6310c73823e75710b9026ebbd4110c1064d519fd5e3caf6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5" calcext:value-type="float">
            <text:p>94.35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6.2" calcext:value-type="float">
            <text:p>66.2</text:p>
          </table:table-cell>
          <table:table-cell office:value-type="float" office:value="73.24" calcext:value-type="float">
            <text:p>73.24</text:p>
          </table:table-cell>
          <table:table-cell office:value-type="float" office:value="71.21" calcext:value-type="float">
            <text:p>71.21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1" calcext:value-type="float">
            <text:p>68.61</text:p>
          </table:table-cell>
          <table:table-cell office:value-type="float" office:value="81" calcext:value-type="float">
            <text:p>81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03ec06a04f60e9d94a278475f2b70676965a1136b544c05dd37d0da96f15f6bf</text:p>
          </table:table-cell>
          <table:table-cell office:value-type="float" office:value="88.69" calcext:value-type="float">
            <text:p>88.69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2" calcext:value-type="float">
            <text:p>66.2</text:p>
          </table:table-cell>
          <table:table-cell office:value-type="float" office:value="66.67" calcext:value-type="float">
            <text:p>66.6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13" calcext:value-type="float">
            <text:p>67.13</text:p>
          </table:table-cell>
          <table:table-cell office:value-type="float" office:value="51" calcext:value-type="float">
            <text:p>51</text:p>
          </table:table-cell>
          <table:table-cell office:value-type="float" office:value="28.158" calcext:value-type="float">
            <text:p>28.158</text:p>
          </table:table-cell>
          <table:table-cell office:value-type="string" calcext:value-type="string">
            <text:p>a98668c5192ae0ff50427df597769a3018dc7032c7424dcea9b3e1a5ff87cd4e</text:p>
          </table:table-cell>
          <table:table-cell office:value-type="float" office:value="77.03" calcext:value-type="float">
            <text:p>77.03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48" calcext:value-type="float">
            <text:p>13.548</text:p>
          </table:table-cell>
          <table:table-cell office:value-type="string" calcext:value-type="string">
            <text:p>7fdab093c23b37234c6847a004daa673ec430832131cb4eca07fd7c71f3f26f3</text:p>
          </table:table-cell>
          <table:table-cell office:value-type="float" office:value="92.76" calcext:value-type="float">
            <text:p>92.76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33.906" calcext:value-type="float">
            <text:p>33.906</text:p>
          </table:table-cell>
          <table:table-cell office:value-type="string" calcext:value-type="string">
            <text:p>84e8362dcfbd4bd12c8cf8cfabf59c6b9a78248d32363bdd22539585d187dc43</text:p>
          </table:table-cell>
          <table:table-cell office:value-type="float" office:value="87.63" calcext:value-type="float">
            <text:p>87.63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7.65" calcext:value-type="float">
            <text:p>67.65</text:p>
          </table:table-cell>
          <table:table-cell office:value-type="float" office:value="66.22" calcext:value-type="float">
            <text:p>66.22</text:p>
          </table:table-cell>
          <table:table-cell office:value-type="float" office:value="66.19" calcext:value-type="float">
            <text:p>66.19</text:p>
          </table:table-cell>
          <table:table-cell office:value-type="float" office:value="49" calcext:value-type="float">
            <text:p>49</text:p>
          </table:table-cell>
          <table:table-cell office:value-type="float" office:value="28.318" calcext:value-type="float">
            <text:p>28.318</text:p>
          </table:table-cell>
          <table:table-cell office:value-type="string" calcext:value-type="string">
            <text:p>d4b1e231f8d55a20333c80b291d5a2a28e16e7b96dc7ce7769575bc3b0f32b10</text:p>
          </table:table-cell>
          <table:table-cell office:value-type="float" office:value="76.86" calcext:value-type="float">
            <text:p>76.86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97" calcext:value-type="float">
            <text:p>13.597</text:p>
          </table:table-cell>
          <table:table-cell office:value-type="string" calcext:value-type="string">
            <text:p>92810c19318c8f89bf9e6318e83280642eb1067718fb4cffabd62f5ae28508fe</text:p>
          </table:table-cell>
          <table:table-cell office:value-type="float" office:value="99.79" calcext:value-type="float">
            <text:p>99.79</text:p>
          </table:table-cell>
          <table:table-cell office:value-type="float" office:value="56.06" calcext:value-type="float">
            <text:p>56.06</text:p>
          </table:table-cell>
          <table:table-cell table:style-name="ce10" office:value-type="float" office:value="78.03" calcext:value-type="float">
            <text:p>78.03</text:p>
          </table:table-cell>
          <table:table-cell office:value-type="float" office:value="78.03" calcext:value-type="float">
            <text:p>78.03</text:p>
          </table:table-cell>
          <table:table-cell office:value-type="float" office:value="73.24" calcext:value-type="float">
            <text:p>73.24</text:p>
          </table:table-cell>
          <table:table-cell office:value-type="float" office:value="82.82" calcext:value-type="float">
            <text:p>82.82</text:p>
          </table:table-cell>
          <table:table-cell office:value-type="float" office:value="81.04" calcext:value-type="float">
            <text:p>81.04</text:p>
          </table:table-cell>
          <table:table-cell office:value-type="float" office:value="75.59" calcext:value-type="float">
            <text:p>75.59</text:p>
          </table:table-cell>
          <table:table-cell office:value-type="float" office:value="76.92" calcext:value-type="float">
            <text:p>76.92</text:p>
          </table:table-cell>
          <table:table-cell office:value-type="float" office:value="24.71" calcext:value-type="float">
            <text:p>24.71</text:p>
          </table:table-cell>
          <table:table-cell office:value-type="float" office:value="398200" calcext:value-type="float">
            <text:p>3982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92200" calcext:value-type="float">
            <text:p>92200</text:p>
          </table:table-cell>
          <table:table-cell office:value-type="float" office:value="281.78" calcext:value-type="float">
            <text:p>281.78</text:p>
          </table:table-cell>
          <table:table-cell office:value-type="string" calcext:value-type="string">
            <text:p>("489ed9ea4d6ae89a9f55ee07dae0276121907478367be888a03ccab9fb743002", "1d570190e5102c807e13a09ebb8a0f2dcce3fcfbe313486ba2b119c35ac5933f", "5078efef18b26cfb3ad0f0c853856427cae7219881628fd81d98b3c8ea0816c5", "ccacc045c3959e52feeea15ad71cabeda7b19a11c7c2158aa11797a885f9c538", "fa800893e0ac2668f5afe3cbdee3549790303107ae69b4d5a835275df70aec8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6" calcext:value-type="float">
            <text:p>92.76</text:p>
          </table:table-cell>
          <table:table-cell office:value-type="float" office:value="25.35" calcext:value-type="float">
            <text:p>25.35</text:p>
          </table:table-cell>
          <table:table-cell table:style-name="ce7" office:value-type="float" office:value="62.68" calcext:value-type="float">
            <text:p>62.68</text:p>
          </table:table-cell>
          <table:table-cell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81" calcext:value-type="float">
            <text:p>81</text:p>
          </table:table-cell>
          <table:table-cell office:value-type="float" office:value="16.661" calcext:value-type="float">
            <text:p>16.661</text:p>
          </table:table-cell>
          <table:table-cell office:value-type="string" calcext:value-type="string">
            <text:p>3c51a36f8658d9f0a742e4c5b2d299c956829bbd8e790921c9425d12acf9651e</text:p>
          </table:table-cell>
          <table:table-cell office:value-type="float" office:value="89.22" calcext:value-type="float">
            <text:p>89.22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3.52" calcext:value-type="float">
            <text:p>53.52</text:p>
          </table:table-cell>
          <table:table-cell office:value-type="float" office:value="73.24" calcext:value-type="float">
            <text:p>73.24</text:p>
          </table:table-cell>
          <table:table-cell office:value-type="float" office:value="66.67" calcext:value-type="float">
            <text:p>66.67</text:p>
          </table:table-cell>
          <table:table-cell office:value-type="float" office:value="61.18" calcext:value-type="float">
            <text:p>61.18</text:p>
          </table:table-cell>
          <table:table-cell office:value-type="float" office:value="59.38" calcext:value-type="float">
            <text:p>59.38</text:p>
          </table:table-cell>
          <table:table-cell office:value-type="float" office:value="55" calcext:value-type="float">
            <text:p>55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d86d81d3bc16a4863d0118ece8fe74fd90a769a5052f5cb3ac5cc39edf962e66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578" calcext:value-type="float">
            <text:p>14.578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1.34" calcext:value-type="float">
            <text:p>91.34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59.15" calcext:value-type="float">
            <text:p>59.15</text:p>
          </table:table-cell>
          <table:table-cell office:value-type="float" office:value="69.01" calcext:value-type="float">
            <text:p>69.01</text:p>
          </table:table-cell>
          <table:table-cell office:value-type="float" office:value="65.62" calcext:value-type="float">
            <text:p>65.62</text:p>
          </table:table-cell>
          <table:table-cell office:value-type="float" office:value="62.82" calcext:value-type="float">
            <text:p>62.82</text:p>
          </table:table-cell>
          <table:table-cell office:value-type="float" office:value="62.22" calcext:value-type="float">
            <text:p>62.22</text:p>
          </table:table-cell>
          <table:table-cell office:value-type="float" office:value="73" calcext:value-type="float">
            <text:p>73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08584343857e11432566d86572a8eba20861c96b5d165b2ac49a645843cb27cc</text:p>
          </table:table-cell>
          <table:table-cell office:value-type="float" office:value="88.87" calcext:value-type="float">
            <text:p>88.87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57.75" calcext:value-type="float">
            <text:p>57.75</text:p>
          </table:table-cell>
          <table:table-cell office:value-type="float" office:value="71.83" calcext:value-type="float">
            <text:p>71.83</text:p>
          </table:table-cell>
          <table:table-cell office:value-type="float" office:value="67.21" calcext:value-type="float">
            <text:p>67.21</text:p>
          </table:table-cell>
          <table:table-cell office:value-type="float" office:value="62.96" calcext:value-type="float">
            <text:p>62.96</text:p>
          </table:table-cell>
          <table:table-cell office:value-type="float" office:value="62.12" calcext:value-type="float">
            <text:p>62.12</text:p>
          </table:table-cell>
          <table:table-cell office:value-type="float" office:value="55" calcext:value-type="float">
            <text:p>55</text:p>
          </table:table-cell>
          <table:table-cell office:value-type="float" office:value="15.019" calcext:value-type="float">
            <text:p>15.019</text:p>
          </table:table-cell>
          <table:table-cell office:value-type="string" calcext:value-type="string">
            <text:p>a11743057b3476d03867aed9b9ecd43a3ba65309b9b3729b644fe28e3ee92980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9.89" calcext:value-type="float">
            <text:p>99.89</text:p>
          </table:table-cell>
          <table:table-cell office:value-type="float" office:value="36.06" calcext:value-type="float">
            <text:p>36.06</text:p>
          </table:table-cell>
          <table:table-cell table:style-name="ce10" office:value-type="float" office:value="68.03" calcext:value-type="float">
            <text:p>68.03</text:p>
          </table:table-cell>
          <table:table-cell office:value-type="float" office:value="68.03" calcext:value-type="float">
            <text:p>68.03</text:p>
          </table:table-cell>
          <table:table-cell office:value-type="float" office:value="61.13" calcext:value-type="float">
            <text:p>61.13</text:p>
          </table:table-cell>
          <table:table-cell office:value-type="float" office:value="74.93" calcext:value-type="float">
            <text:p>74.93</text:p>
          </table:table-cell>
          <table:table-cell office:value-type="float" office:value="70.93" calcext:value-type="float">
            <text:p>70.93</text:p>
          </table:table-cell>
          <table:table-cell office:value-type="float" office:value="65.85" calcext:value-type="float">
            <text:p>65.85</text:p>
          </table:table-cell>
          <table:table-cell office:value-type="float" office:value="65.65" calcext:value-type="float">
            <text:p>6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402440" calcext:value-type="float">
            <text:p>4024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75280" calcext:value-type="float">
            <text:p>75280</text:p>
          </table:table-cell>
          <table:table-cell office:value-type="float" office:value="319.734" calcext:value-type="float">
            <text:p>319.734</text:p>
          </table:table-cell>
          <table:table-cell office:value-type="string" calcext:value-type="string">
            <text:p>("46709b2bc3f9521b35a7c15c43d8d6bae4cb9f5108c77aee8e3fb461d6302f98", "88c74516f91bc736e79a03e7b001444d83971aec42060292e3ddbd6af472ba3b", "f5d83bbb94917c8330aee7e1ea4f9e5583f7b674422c33c577640d079835addc", "c2e01b0da36205d9c67324f06f3ef5588b80f6986725cbfa0abf7c2b6035affa", "08b9c3732b663a43cd4ff93df7b42715a563d7bd1f9ac01ad964712afbcc4a4c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7" calcext:value-type="float">
            <text:p>96.47</text:p>
          </table:table-cell>
          <table:table-cell office:value-type="float" office:value="15.49" calcext:value-type="float">
            <text:p>15.49</text:p>
          </table:table-cell>
          <table:table-cell table:style-name="ce7" office:value-type="float" office:value="57.75" calcext:value-type="float">
            <text:p>57.75</text:p>
          </table:table-cell>
          <table:table-cell office:value-type="float" office:value="57.75" calcext:value-type="float">
            <text:p>57.75</text:p>
          </table:table-cell>
          <table:table-cell office:value-type="float" office:value="54.93" calcext:value-type="float">
            <text:p>54.93</text:p>
          </table:table-cell>
          <table:table-cell office:value-type="float" office:value="60.56" calcext:value-type="float">
            <text:p>60.56</text:p>
          </table:table-cell>
          <table:table-cell office:value-type="float" office:value="58.21" calcext:value-type="float">
            <text:p>58.21</text:p>
          </table:table-cell>
          <table:table-cell office:value-type="float" office:value="57.33" calcext:value-type="float">
            <text:p>57.33</text:p>
          </table:table-cell>
          <table:table-cell office:value-type="float" office:value="56.52" calcext:value-type="float">
            <text:p>56.52</text:p>
          </table:table-cell>
          <table:table-cell office:value-type="float" office:value="99" calcext:value-type="float">
            <text:p>99</text:p>
          </table:table-cell>
          <table:table-cell office:value-type="float" office:value="25.254" calcext:value-type="float">
            <text:p>25.254</text:p>
          </table:table-cell>
          <table:table-cell office:value-type="string" calcext:value-type="string">
            <text:p>f7b79ac5f154a861a7d50200654147d5269771e0fb8f2ba8d7c7436339e6e030</text:p>
          </table:table-cell>
          <table:table-cell office:value-type="float" office:value="92.76" calcext:value-type="float">
            <text:p>92.7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57.75" calcext:value-type="float">
            <text:p>57.75</text:p>
          </table:table-cell>
          <table:table-cell office:value-type="float" office:value="60.56" calcext:value-type="float">
            <text:p>60.56</text:p>
          </table:table-cell>
          <table:table-cell office:value-type="float" office:value="59.42" calcext:value-type="float">
            <text:p>59.42</text:p>
          </table:table-cell>
          <table:table-cell office:value-type="float" office:value="58.9" calcext:value-type="float">
            <text:p>58.9</text:p>
          </table:table-cell>
          <table:table-cell office:value-type="float" office:value="58.57" calcext:value-type="float">
            <text:p>58.57</text:p>
          </table:table-cell>
          <table:table-cell office:value-type="float" office:value="77" calcext:value-type="float">
            <text:p>77</text:p>
          </table:table-cell>
          <table:table-cell office:value-type="float" office:value="24.698" calcext:value-type="float">
            <text:p>24.698</text:p>
          </table:table-cell>
          <table:table-cell office:value-type="string" calcext:value-type="string">
            <text:p>45c602308ddd2b07e5cac68f2787fb1933ab4f1897e06130c692317d152cb7a4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9.051" calcext:value-type="float">
            <text:p>19.051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4.7" calcext:value-type="float">
            <text:p>94.7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89" calcext:value-type="float">
            <text:p>89</text:p>
          </table:table-cell>
          <table:table-cell office:value-type="float" office:value="25.444" calcext:value-type="float">
            <text:p>25.444</text:p>
          </table:table-cell>
          <table:table-cell office:value-type="string" calcext:value-type="string">
            <text:p>e986d6a5f840d25a4af2f26f51ae11be24515ec92121ea8cbf2f3c0934b9e4e9</text:p>
          </table:table-cell>
          <table:table-cell office:value-type="float" office:value="92.05" calcext:value-type="float">
            <text:p>92.05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73" calcext:value-type="float">
            <text:p>73</text:p>
          </table:table-cell>
          <table:table-cell office:value-type="float" office:value="24.352" calcext:value-type="float">
            <text:p>24.352</text:p>
          </table:table-cell>
          <table:table-cell office:value-type="string" calcext:value-type="string">
            <text:p>79cdcce8910371061b7c271b951dbcfadc7f525c79394cd1afa63cf3f619b18d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9.89" calcext:value-type="float">
            <text:p>99.89</text:p>
          </table:table-cell>
          <table:table-cell office:value-type="float" office:value="40.56" calcext:value-type="float">
            <text:p>40.56</text:p>
          </table:table-cell>
          <table:table-cell table:style-name="ce10" office:value-type="float" office:value="70.28" calcext:value-type="float">
            <text:p>70.28</text:p>
          </table:table-cell>
          <table:table-cell office:value-type="float" office:value="70.28" calcext:value-type="float">
            <text:p>70.28</text:p>
          </table:table-cell>
          <table:table-cell office:value-type="float" office:value="63.94" calcext:value-type="float">
            <text:p>63.94</text:p>
          </table:table-cell>
          <table:table-cell office:value-type="float" office:value="76.62" calcext:value-type="float">
            <text:p>76.62</text:p>
          </table:table-cell>
          <table:table-cell office:value-type="float" office:value="73.28" calcext:value-type="float">
            <text:p>73.28</text:p>
          </table:table-cell>
          <table:table-cell office:value-type="float" office:value="68.02" calcext:value-type="float">
            <text:p>68.02</text:p>
          </table:table-cell>
          <table:table-cell office:value-type="float" office:value="68.26" calcext:value-type="float">
            <text:p>68.26</text:p>
          </table:table-cell>
          <table:table-cell office:value-type="float" office:value="25.82" calcext:value-type="float">
            <text:p>25.82</text:p>
          </table:table-cell>
          <table:table-cell office:value-type="float" office:value="400800" calcext:value-type="float">
            <text:p>400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76200" calcext:value-type="float">
            <text:p>76200</text:p>
          </table:table-cell>
          <table:table-cell office:value-type="float" office:value="277.472" calcext:value-type="float">
            <text:p>277.472</text:p>
          </table:table-cell>
          <table:table-cell office:value-type="string" calcext:value-type="string">
            <text:p>("df0fb4fd7d9415b4d13a61b3ca6efa71ea731b17ea147a7dede8a9cf07b0bc50", "03bdc38bb51cde894031e227e537ed35174e2b9eb4dec9ee54b9c9baa1e88960", "a068d91416a04128ec2276d19e6219bf278daa04ccfcb9e915c50079276e6397", "30d436b761a3fe63b5a9e8a6561ba8e645e4bc93465f80d8146b7dc2588c7962", "b25cc44b88771db14621fff255638fed1de0aab5c6e550e334e0b9cbabcc144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3.38" calcext:value-type="float">
            <text:p>63.38</text:p>
          </table:table-cell>
          <table:table-cell office:value-type="float" office:value="76.06" calcext:value-type="float">
            <text:p>76.06</text:p>
          </table:table-cell>
          <table:table-cell office:value-type="float" office:value="72.58" calcext:value-type="float">
            <text:p>72.58</text:p>
          </table:table-cell>
          <table:table-cell office:value-type="float" office:value="67.5" calcext:value-type="float">
            <text:p>67.5</text:p>
          </table:table-cell>
          <table:table-cell office:value-type="float" office:value="67.67" calcext:value-type="float">
            <text:p>67.67</text:p>
          </table:table-cell>
          <table:table-cell office:value-type="float" office:value="89" calcext:value-type="float">
            <text:p>89</text:p>
          </table:table-cell>
          <table:table-cell office:value-type="float" office:value="25.303" calcext:value-type="float">
            <text:p>25.303</text:p>
          </table:table-cell>
          <table:table-cell office:value-type="string" calcext:value-type="string">
            <text:p>cd0fc381c4951c19b6aeb9ed10e0221948da1fb1c88c65815102268ed3df05cf</text:p>
          </table:table-cell>
          <table:table-cell office:value-type="float" office:value="88.69" calcext:value-type="float">
            <text:p>88.6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4.367" calcext:value-type="float">
            <text:p>24.367</text:p>
          </table:table-cell>
          <table:table-cell office:value-type="string" calcext:value-type="string">
            <text:p>4a0a0375eb76bcb883ebca049e96d653f4a0a0cd7154242615876fafaec30ce1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46" calcext:value-type="float">
            <text:p>13.346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3.64" calcext:value-type="float">
            <text:p>93.6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66.2" calcext:value-type="float">
            <text:p>66.2</text:p>
          </table:table-cell>
          <table:table-cell office:value-type="float" office:value="74.65" calcext:value-type="float">
            <text:p>74.65</text:p>
          </table:table-cell>
          <table:table-cell office:value-type="float" office:value="72.31" calcext:value-type="float">
            <text:p>72.31</text:p>
          </table:table-cell>
          <table:table-cell office:value-type="float" office:value="68.83" calcext:value-type="float">
            <text:p>68.83</text:p>
          </table:table-cell>
          <table:table-cell office:value-type="float" office:value="69.12" calcext:value-type="float">
            <text:p>69.12</text:p>
          </table:table-cell>
          <table:table-cell office:value-type="float" office:value="83" calcext:value-type="float">
            <text:p>83</text:p>
          </table:table-cell>
          <table:table-cell office:value-type="float" office:value="24.791" calcext:value-type="float">
            <text:p>24.791</text:p>
          </table:table-cell>
          <table:table-cell office:value-type="string" calcext:value-type="string">
            <text:p>f9a84aa6fd19bb1e2ef1b45dc380cac1192f3d4a4a8232119e224718359186e6</text:p>
          </table:table-cell>
          <table:table-cell office:value-type="float" office:value="87.81" calcext:value-type="float">
            <text:p>87.81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3.38" calcext:value-type="float">
            <text:p>63.38</text:p>
          </table:table-cell>
          <table:table-cell office:value-type="float" office:value="74.65" calcext:value-type="float">
            <text:p>74.65</text:p>
          </table:table-cell>
          <table:table-cell office:value-type="float" office:value="71.43" calcext:value-type="float">
            <text:p>71.43</text:p>
          </table:table-cell>
          <table:table-cell office:value-type="float" office:value="67.09" calcext:value-type="float">
            <text:p>67.09</text:p>
          </table:table-cell>
          <table:table-cell office:value-type="float" office:value="67.16" calcext:value-type="float">
            <text:p>67.16</text:p>
          </table:table-cell>
          <table:table-cell office:value-type="float" office:value="49" calcext:value-type="float">
            <text:p>49</text:p>
          </table:table-cell>
          <table:table-cell office:value-type="float" office:value="24.473" calcext:value-type="float">
            <text:p>24.473</text:p>
          </table:table-cell>
          <table:table-cell office:value-type="string" calcext:value-type="string">
            <text:p>7a8c3c03e23eb6955a39fcd1c15ae7667ee8cbbd0f1d798247245c7b8eb381f6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9.89" calcext:value-type="float">
            <text:p>99.89</text:p>
          </table:table-cell>
          <table:table-cell office:value-type="float" office:value="49.01" calcext:value-type="float">
            <text:p>49.01</text:p>
          </table:table-cell>
          <table:table-cell table:style-name="ce10" office:value-type="float" office:value="74.51" calcext:value-type="float">
            <text:p>74.51</text:p>
          </table:table-cell>
          <table:table-cell office:value-type="float" office:value="74.51" calcext:value-type="float">
            <text:p>74.51</text:p>
          </table:table-cell>
          <table:table-cell office:value-type="float" office:value="71.55" calcext:value-type="float">
            <text:p>71.55</text:p>
          </table:table-cell>
          <table:table-cell office:value-type="float" office:value="77.46" calcext:value-type="float">
            <text:p>77.46</text:p>
          </table:table-cell>
          <table:table-cell office:value-type="float" office:value="76.12" calcext:value-type="float">
            <text:p>76.12</text:p>
          </table:table-cell>
          <table:table-cell office:value-type="float" office:value="73.18" calcext:value-type="float">
            <text:p>73.18</text:p>
          </table:table-cell>
          <table:table-cell office:value-type="float" office:value="73.72" calcext:value-type="float">
            <text:p>73.72</text:p>
          </table:table-cell>
          <table:table-cell office:value-type="float" office:value="27.89" calcext:value-type="float">
            <text:p>27.89</text:p>
          </table:table-cell>
          <table:table-cell office:value-type="float" office:value="406280" calcext:value-type="float">
            <text:p>4062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59120" calcext:value-type="float">
            <text:p>159120</text:p>
          </table:table-cell>
          <table:table-cell office:value-type="float" office:value="294.264" calcext:value-type="float">
            <text:p>294.264</text:p>
          </table:table-cell>
          <table:table-cell office:value-type="string" calcext:value-type="string">
            <text:p>("849d608c9e1efb00f4f586414e044188f37d9e64c46269ae60bbcb6b95f0b685", "ca46669bc0616ec8ea0010b3bd2e1c29fe5f4ee88fea37a90f34916080b43555", "2e76bb75a40e5c4887d5e30170763c9350ee44c1a654056365a7d99f5ad90e4d", "1fd76998fabf37cb9803a6d4ecf0b75ad20321e4a5bae6d059e9f6f439f03f68", "eb0aba689a210e8b001ab9f20a1a6acf49233d74877f12094efc0b8c43973302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67.61" calcext:value-type="float">
            <text:p>67.61</text:p>
          </table:table-cell>
          <table:table-cell office:value-type="float" office:value="69.01" calcext:value-type="float">
            <text:p>69.01</text:p>
          </table:table-cell>
          <table:table-cell office:value-type="float" office:value="68.57" calcext:value-type="float">
            <text:p>68.57</text:p>
          </table:table-cell>
          <table:table-cell office:value-type="float" office:value="68.06" calcext:value-type="float">
            <text:p>68.06</text:p>
          </table:table-cell>
          <table:table-cell office:value-type="float" office:value="68.09" calcext:value-type="float">
            <text:p>68.09</text:p>
          </table:table-cell>
          <table:table-cell office:value-type="float" office:value="103" calcext:value-type="float">
            <text:p>103</text:p>
          </table:table-cell>
          <table:table-cell office:value-type="float" office:value="7.161" calcext:value-type="float">
            <text:p>7.161</text:p>
          </table:table-cell>
          <table:table-cell office:value-type="string" calcext:value-type="string">
            <text:p>f7491a7fdc86485f7b9cb8d922519794df6fe6b03ca6474dce2e9d5d5e22e947</text:p>
          </table:table-cell>
          <table:table-cell office:value-type="float" office:value="91.87" calcext:value-type="float">
            <text:p>91.87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57.75" calcext:value-type="float">
            <text:p>57.75</text:p>
          </table:table-cell>
          <table:table-cell office:value-type="float" office:value="76.06" calcext:value-type="float">
            <text:p>76.06</text:p>
          </table:table-cell>
          <table:table-cell office:value-type="float" office:value="70.69" calcext:value-type="float">
            <text:p>70.69</text:p>
          </table:table-cell>
          <table:table-cell office:value-type="float" office:value="64.29" calcext:value-type="float">
            <text:p>6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79" calcext:value-type="float">
            <text:p>79</text:p>
          </table:table-cell>
          <table:table-cell office:value-type="float" office:value="6.707" calcext:value-type="float">
            <text:p>6.707</text:p>
          </table:table-cell>
          <table:table-cell office:value-type="string" calcext:value-type="string">
            <text:p>132e7c664ea53178b52827866a872e73b2b45a32b672d061fb9c2e0243e6cd32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446" calcext:value-type="float">
            <text:p>3.446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3.46" calcext:value-type="float">
            <text:p>93.46</text:p>
          </table:table-cell>
          <table:table-cell office:value-type="float" office:value="32.39" calcext:value-type="float">
            <text:p>32.39</text:p>
          </table:table-cell>
          <table:table-cell table:number-columns-repeated="2" office:value-type="float" office:value="66.2" calcext:value-type="float">
            <text:p>66.2</text:p>
          </table:table-cell>
          <table:table-cell office:value-type="float" office:value="64.79" calcext:value-type="float">
            <text:p>64.7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67" calcext:value-type="float">
            <text:p>66.67</text:p>
          </table:table-cell>
          <table:table-cell office:value-type="float" office:value="65.75" calcext:value-type="float">
            <text:p>65.75</text:p>
          </table:table-cell>
          <table:table-cell office:value-type="float" office:value="65.71" calcext:value-type="float">
            <text:p>65.71</text:p>
          </table:table-cell>
          <table:table-cell office:value-type="float" office:value="97" calcext:value-type="float">
            <text:p>97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a1fe795845007504a51c3284f8e3769f40fa23f07843d13bd82d612c414e3778</text:p>
          </table:table-cell>
          <table:table-cell office:value-type="float" office:value="90.28" calcext:value-type="float">
            <text:p>90.28</text:p>
          </table:table-cell>
          <table:table-cell office:value-type="float" office:value="35.21" calcext:value-type="float">
            <text:p>35.21</text:p>
          </table:table-cell>
          <table:table-cell table:number-columns-repeated="2" office:value-type="float" office:value="67.61" calcext:value-type="float">
            <text:p>67.61</text:p>
          </table:table-cell>
          <table:table-cell office:value-type="float" office:value="59.15" calcext:value-type="float">
            <text:p>59.15</text:p>
          </table:table-cell>
          <table:table-cell office:value-type="float" office:value="76.06" calcext:value-type="float">
            <text:p>76.06</text:p>
          </table:table-cell>
          <table:table-cell office:value-type="float" office:value="71.19" calcext:value-type="float">
            <text:p>71.19</text:p>
          </table:table-cell>
          <table:table-cell office:value-type="float" office:value="65.06" calcext:value-type="float">
            <text:p>65.06</text:p>
          </table:table-cell>
          <table:table-cell office:value-type="float" office:value="64.62" calcext:value-type="float">
            <text:p>64.62</text:p>
          </table:table-cell>
          <table:table-cell office:value-type="float" office:value="77" calcext:value-type="float">
            <text:p>77</text:p>
          </table:table-cell>
          <table:table-cell office:value-type="float" office:value="6.851" calcext:value-type="float">
            <text:p>6.851</text:p>
          </table:table-cell>
          <table:table-cell office:value-type="string" calcext:value-type="string">
            <text:p>53051e41a737a0e9807c4bb3a15f1ebb374ca588fe98b8d04876fdecbf967905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9.82" calcext:value-type="float">
            <text:p>99.82</text:p>
          </table:table-cell>
          <table:table-cell office:value-type="float" office:value="60.28" calcext:value-type="float">
            <text:p>60.28</text:p>
          </table:table-cell>
          <table:table-cell table:style-name="ce10" office:value-type="float" office:value="80.14" calcext:value-type="float">
            <text:p>80.14</text:p>
          </table:table-cell>
          <table:table-cell office:value-type="float" office:value="80.14" calcext:value-type="float">
            <text:p>80.14</text:p>
          </table:table-cell>
          <table:table-cell office:value-type="float" office:value="75.21" calcext:value-type="float">
            <text:p>75.21</text:p>
          </table:table-cell>
          <table:table-cell office:value-type="float" office:value="85.07" calcext:value-type="float">
            <text:p>85.07</text:p>
          </table:table-cell>
          <table:table-cell office:value-type="float" office:value="83.46" calcext:value-type="float">
            <text:p>83.46</text:p>
          </table:table-cell>
          <table:table-cell office:value-type="float" office:value="77.47" calcext:value-type="float">
            <text:p>77.47</text:p>
          </table:table-cell>
          <table:table-cell office:value-type="float" office:value="79.1" calcext:value-type="float">
            <text:p>79.1</text:p>
          </table:table-cell>
          <table:table-cell office:value-type="float" office:value="25.1" calcext:value-type="float">
            <text:p>25.1</text:p>
          </table:table-cell>
          <table:table-cell office:value-type="float" office:value="398600" calcext:value-type="float">
            <text:p>3986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21800" calcext:value-type="float">
            <text:p>121800</text:p>
          </table:table-cell>
          <table:table-cell office:value-type="float" office:value="287.453" calcext:value-type="float">
            <text:p>287.453</text:p>
          </table:table-cell>
          <table:table-cell office:value-type="string" calcext:value-type="string">
            <text:p>("95bdb887fb0f99f6772c661805f30cfa8684f97882bf1070897702862a6960f2", "7a95c4a44427b2a94c22c5fe38b381cfeae3528f978b2209ca60f83047ffbb38", "e2252fb248b8738d810e566458063efb78755db94fcfe70ba7129af6c692d285", "268f0a1d60f32ec4c555729475a7e2d25adab2a240c42f83d6326cdfbd824802", "660e52398f60ac0d2fe6c6165e4e138a1fa118a2890616f09222bcbaa9488e0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9" calcext:value-type="float">
            <text:p>93.99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1.83" calcext:value-type="float">
            <text:p>71.83</text:p>
          </table:table-cell>
          <table:table-cell office:value-type="float" office:value="61.97" calcext:value-type="float">
            <text:p>61.97</text:p>
          </table:table-cell>
          <table:table-cell office:value-type="float" office:value="65.38" calcext:value-type="float">
            <text:p>65.38</text:p>
          </table:table-cell>
          <table:table-cell office:value-type="float" office:value="68.75" calcext:value-type="float">
            <text:p>68.75</text:p>
          </table:table-cell>
          <table:table-cell office:value-type="float" office:value="68.46" calcext:value-type="float">
            <text:p>68.46</text:p>
          </table:table-cell>
          <table:table-cell office:value-type="float" office:value="81" calcext:value-type="float">
            <text:p>81</text:p>
          </table:table-cell>
          <table:table-cell office:value-type="float" office:value="12.448" calcext:value-type="float">
            <text:p>12.448</text:p>
          </table:table-cell>
          <table:table-cell office:value-type="string" calcext:value-type="string">
            <text:p>bcaacffa7e68ee8dfb5d9a2067cadb4cc68cda1de69db3e25e3c244597bc1593</text:p>
          </table:table-cell>
          <table:table-cell office:value-type="float" office:value="89.75" calcext:value-type="float">
            <text:p>89.7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3.38" calcext:value-type="float">
            <text:p>63.38</text:p>
          </table:table-cell>
          <table:table-cell office:value-type="float" office:value="61.97" calcext:value-type="float">
            <text:p>61.97</text:p>
          </table:table-cell>
          <table:table-cell office:value-type="float" office:value="62.5" calcext:value-type="float">
            <text:p>62.5</text:p>
          </table:table-cell>
          <table:table-cell office:value-type="float" office:value="62.86" calcext:value-type="float">
            <text:p>62.86</text:p>
          </table:table-cell>
          <table:table-cell office:value-type="float" office:value="62.94" calcext:value-type="float">
            <text:p>62.94</text:p>
          </table:table-cell>
          <table:table-cell office:value-type="float" office:value="59" calcext:value-type="float">
            <text:p>59</text:p>
          </table:table-cell>
          <table:table-cell office:value-type="float" office:value="13.137" calcext:value-type="float">
            <text:p>13.137</text:p>
          </table:table-cell>
          <table:table-cell office:value-type="string" calcext:value-type="string">
            <text:p>85c86fe9a520e755c255e9e5451726597fc5477ce8801b60012a0db64fe3389c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9.142" calcext:value-type="float">
            <text:p>9.142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2.58" calcext:value-type="float">
            <text:p>92.58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6.2" calcext:value-type="float">
            <text:p>66.2</text:p>
          </table:table-cell>
          <table:table-cell office:value-type="float" office:value="63.38" calcext:value-type="float">
            <text:p>63.38</text:p>
          </table:table-cell>
          <table:table-cell office:value-type="float" office:value="64.38" calcext:value-type="float">
            <text:p>64.38</text:p>
          </table:table-cell>
          <table:table-cell office:value-type="float" office:value="65.22" calcext:value-type="float">
            <text:p>65.22</text:p>
          </table:table-cell>
          <table:table-cell office:value-type="float" office:value="65.28" calcext:value-type="float">
            <text:p>65.28</text:p>
          </table:table-cell>
          <table:table-cell office:value-type="float" office:value="85" calcext:value-type="float">
            <text:p>85</text:p>
          </table:table-cell>
          <table:table-cell office:value-type="float" office:value="12.979" calcext:value-type="float">
            <text:p>12.979</text:p>
          </table:table-cell>
          <table:table-cell office:value-type="string" calcext:value-type="string">
            <text:p>681bc2754ab8e946bf987ba9c42a8aed7a877e9c77ed29c4f6fb10d96224070f</text:p>
          </table:table-cell>
          <table:table-cell office:value-type="float" office:value="89.05" calcext:value-type="float">
            <text:p>89.0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2.86" calcext:value-type="float">
            <text:p>62.86</text:p>
          </table:table-cell>
          <table:table-cell office:value-type="float" office:value="62.5" calcext:value-type="float">
            <text:p>62.5</text:p>
          </table:table-cell>
          <table:table-cell office:value-type="float" office:value="62.41" calcext:value-type="float">
            <text:p>62.41</text:p>
          </table:table-cell>
          <table:table-cell office:value-type="float" office:value="57" calcext:value-type="float">
            <text:p>57</text:p>
          </table:table-cell>
          <table:table-cell office:value-type="float" office:value="12.596" calcext:value-type="float">
            <text:p>12.596</text:p>
          </table:table-cell>
          <table:table-cell office:value-type="string" calcext:value-type="string">
            <text:p>227d6464dfff25c9c7703f21e0e2a8f0a2a8af135dae7464860f03855d2713d2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5.21" calcext:value-type="float">
            <text:p>75.21</text:p>
          </table:table-cell>
          <table:table-cell office:value-type="float" office:value="70.42" calcext:value-type="float">
            <text:p>70.4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04" calcext:value-type="float">
            <text:p>74.04</text:p>
          </table:table-cell>
          <table:table-cell office:value-type="float" office:value="73.43" calcext:value-type="float">
            <text:p>73.43</text:p>
          </table:table-cell>
          <table:table-cell office:value-type="float" office:value="25.97" calcext:value-type="float">
            <text:p>25.97</text:p>
          </table:table-cell>
          <table:table-cell office:value-type="float" office:value="399320" calcext:value-type="float">
            <text:p>3993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78320" calcext:value-type="float">
            <text:p>78320</text:p>
          </table:table-cell>
          <table:table-cell office:value-type="float" office:value="308.209" calcext:value-type="float">
            <text:p>308.209</text:p>
          </table:table-cell>
          <table:table-cell office:value-type="string" calcext:value-type="string">
            <text:p>("de4ac13936788e74f7cace513f476cd94f15175c42e9e283bb9a95514e28ca36", "d2e073bdca65b9be15c0899d601985c07fcb3f031b024fdd2f3865d323572af0", "fed98774065421f0797af8a492fe4b5a4dbc247fc73543d10aae3273f211a986", "434ea7ab92ab91483fb532f141908d28a69da00786822e4b62c9cc01949f32dc", "90281565b224ef4c098c78525d4eb0839806a8bfae9759500a0bd56473412a83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0.42" calcext:value-type="float">
            <text:p>70.42</text:p>
          </table:table-cell>
          <table:table-cell office:value-type="float" office:value="63.38" calcext:value-type="float">
            <text:p>63.38</text:p>
          </table:table-cell>
          <table:table-cell office:value-type="float" office:value="65.79" calcext:value-type="float">
            <text:p>65.79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3" calcext:value-type="float">
            <text:p>68.03</text:p>
          </table:table-cell>
          <table:table-cell office:value-type="float" office:value="89" calcext:value-type="float">
            <text:p>89</text:p>
          </table:table-cell>
          <table:table-cell office:value-type="float" office:value="11.789" calcext:value-type="float">
            <text:p>11.789</text:p>
          </table:table-cell>
          <table:table-cell office:value-type="string" calcext:value-type="string">
            <text:p>ea89565dee3f3f9b2a049f993b9c38ede9bdd29ac00e8a8d9be59b4e1c966caf</text:p>
          </table:table-cell>
          <table:table-cell office:value-type="float" office:value="91.52" calcext:value-type="float">
            <text:p>91.52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71.83" calcext:value-type="float">
            <text:p>71.83</text:p>
          </table:table-cell>
          <table:table-cell office:value-type="float" office:value="59.15" calcext:value-type="float">
            <text:p>59.15</text:p>
          </table:table-cell>
          <table:table-cell office:value-type="float" office:value="63.75" calcext:value-type="float">
            <text:p>63.75</text:p>
          </table:table-cell>
          <table:table-cell office:value-type="float" office:value="67.74" calcext:value-type="float">
            <text:p>67.74</text:p>
          </table:table-cell>
          <table:table-cell office:value-type="float" office:value="67.55" calcext:value-type="float">
            <text:p>67.55</text:p>
          </table:table-cell>
          <table:table-cell office:value-type="float" office:value="73" calcext:value-type="float">
            <text:p>73</text:p>
          </table:table-cell>
          <table:table-cell office:value-type="float" office:value="11.597" calcext:value-type="float">
            <text:p>11.597</text:p>
          </table:table-cell>
          <table:table-cell office:value-type="string" calcext:value-type="string">
            <text:p>eadd8b80d51021af5085ecec3d5b5ec5786a7351f5af16d3f50523cb33d15627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2.76" calcext:value-type="float">
            <text:p>92.76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0.56" calcext:value-type="float">
            <text:p>60.56</text:p>
          </table:table-cell>
          <table:table-cell office:value-type="float" office:value="63.64" calcext:value-type="float">
            <text:p>63.64</text:p>
          </table:table-cell>
          <table:table-cell office:value-type="float" office:value="66.15" calcext:value-type="float">
            <text:p>66.15</text:p>
          </table:table-cell>
          <table:table-cell office:value-type="float" office:value="66.22" calcext:value-type="float">
            <text:p>66.22</text:p>
          </table:table-cell>
          <table:table-cell office:value-type="float" office:value="81" calcext:value-type="float">
            <text:p>81</text:p>
          </table:table-cell>
          <table:table-cell office:value-type="float" office:value="11.801" calcext:value-type="float">
            <text:p>11.801</text:p>
          </table:table-cell>
          <table:table-cell office:value-type="string" calcext:value-type="string">
            <text:p>2a65c2fce38ae69264d767a74adfd02e9032873b872ac7a0f32170be8aae5f29</text:p>
          </table:table-cell>
          <table:table-cell office:value-type="float" office:value="90.99" calcext:value-type="float">
            <text:p>90.99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71.83" calcext:value-type="float">
            <text:p>71.83</text:p>
          </table:table-cell>
          <table:table-cell office:value-type="float" office:value="56.34" calcext:value-type="float">
            <text:p>56.34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1" calcext:value-type="float">
            <text:p>71</text:p>
          </table:table-cell>
          <table:table-cell office:value-type="float" office:value="12.004" calcext:value-type="float">
            <text:p>12.004</text:p>
          </table:table-cell>
          <table:table-cell office:value-type="string" calcext:value-type="string">
            <text:p>41c8ba4491d2383312a582f3cf87f7333e4009c5bc44f7ab4a6770bb5c9b9552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048" calcext:value-type="float">
            <text:p>10.048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0.99" calcext:value-type="float">
            <text:p>70.99</text:p>
          </table:table-cell>
          <table:table-cell office:value-type="float" office:value="74.65" calcext:value-type="float">
            <text:p>74.65</text:p>
          </table:table-cell>
          <table:table-cell office:value-type="float" office:value="73.71" calcext:value-type="float">
            <text:p>73.71</text:p>
          </table:table-cell>
          <table:table-cell office:value-type="float" office:value="72" calcext:value-type="float">
            <text:p>72</text:p>
          </table:table-cell>
          <table:table-cell office:value-type="float" office:value="72.32" calcext:value-type="float">
            <text:p>72.32</text:p>
          </table:table-cell>
          <table:table-cell office:value-type="float" office:value="29.66" calcext:value-type="float">
            <text:p>29.66</text:p>
          </table:table-cell>
          <table:table-cell office:value-type="float" office:value="407240" calcext:value-type="float">
            <text:p>4072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123480" calcext:value-type="float">
            <text:p>123480</text:p>
          </table:table-cell>
          <table:table-cell office:value-type="float" office:value="316.565" calcext:value-type="float">
            <text:p>316.565</text:p>
          </table:table-cell>
          <table:table-cell office:value-type="string" calcext:value-type="string">
            <text:p>("64ed48b32df2e0d8b288ec0154458bf5a252c44311b4860ccff5c9be1ce4bd00", "bc817491c3f67e792167a7ce9144151957b14dbd5895147f27a2fd24b7bee4ad", "e87a64fb59fcc43f3e93502142a48c2e1127ee25e0abcc27ed4c061f124be496", "a7596249180057513b6069edd48661dc8b457baf4970726202118af52115f3fc", "82e8a208d53192a61f3891e986664d92249b7e145708f5fb75f0b4ce2a304db7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8" calcext:value-type="float">
            <text:p>94.88</text:p>
          </table:table-cell>
          <table:table-cell office:value-type="float" office:value="21.13" calcext:value-type="float">
            <text:p>21.13</text:p>
          </table:table-cell>
          <table:table-cell table:style-name="ce7" office:value-type="float" office:value="60.56" calcext:value-type="float">
            <text:p>60.56</text:p>
          </table:table-cell>
          <table:table-cell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89" calcext:value-type="float">
            <text:p>89</text:p>
          </table:table-cell>
          <table:table-cell office:value-type="float" office:value="13.696" calcext:value-type="float">
            <text:p>13.696</text:p>
          </table:table-cell>
          <table:table-cell office:value-type="string" calcext:value-type="string">
            <text:p>044516e656e94b2b6ea23fd71fbd7a2eab75c63e28579242882b8127d4d30111</text:p>
          </table:table-cell>
          <table:table-cell office:value-type="float" office:value="85.51" calcext:value-type="float">
            <text:p>85.5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7.61" calcext:value-type="float">
            <text:p>67.61</text:p>
          </table:table-cell>
          <table:table-cell office:value-type="float" office:value="57.75" calcext:value-type="float">
            <text:p>57.75</text:p>
          </table:table-cell>
          <table:table-cell office:value-type="float" office:value="61.54" calcext:value-type="float">
            <text:p>61.54</text:p>
          </table:table-cell>
          <table:table-cell office:value-type="float" office:value="64.06" calcext:value-type="float">
            <text:p>64.06</text:p>
          </table:table-cell>
          <table:table-cell office:value-type="float" office:value="64.43" calcext:value-type="float">
            <text:p>64.43</text:p>
          </table:table-cell>
          <table:table-cell office:value-type="float" office:value="43" calcext:value-type="float">
            <text:p>43</text:p>
          </table:table-cell>
          <table:table-cell office:value-type="float" office:value="9.971" calcext:value-type="float">
            <text:p>9.971</text:p>
          </table:table-cell>
          <table:table-cell office:value-type="string" calcext:value-type="string">
            <text:p>ee033adefc8707001e43217bdd8631e48a2481024469ca4788a5ff07e7c21cf3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7.041" calcext:value-type="float">
            <text:p>7.041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3.46" calcext:value-type="float">
            <text:p>93.4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58.67" calcext:value-type="float">
            <text:p>58.67</text:p>
          </table:table-cell>
          <table:table-cell office:value-type="float" office:value="59.7" calcext:value-type="float">
            <text:p>59.7</text:p>
          </table:table-cell>
          <table:table-cell office:value-type="float" office:value="60.27" calcext:value-type="float">
            <text:p>60.27</text:p>
          </table:table-cell>
          <table:table-cell office:value-type="float" office:value="81" calcext:value-type="float">
            <text:p>81</text:p>
          </table:table-cell>
          <table:table-cell office:value-type="float" office:value="13.735" calcext:value-type="float">
            <text:p>13.735</text:p>
          </table:table-cell>
          <table:table-cell office:value-type="string" calcext:value-type="string">
            <text:p>ce085202b8d1321a0edd34e3d6b32610167485748c086a40870d6a37baed47d1</text:p>
          </table:table-cell>
          <table:table-cell office:value-type="float" office:value="85.34" calcext:value-type="float">
            <text:p>85.3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6.2" calcext:value-type="float">
            <text:p>66.2</text:p>
          </table:table-cell>
          <table:table-cell office:value-type="float" office:value="57.75" calcext:value-type="float">
            <text:p>57.75</text:p>
          </table:table-cell>
          <table:table-cell office:value-type="float" office:value="61.04" calcext:value-type="float">
            <text:p>61.04</text:p>
          </table:table-cell>
          <table:table-cell office:value-type="float" office:value="63.08" calcext:value-type="float">
            <text:p>63.08</text:p>
          </table:table-cell>
          <table:table-cell office:value-type="float" office:value="63.51" calcext:value-type="float">
            <text:p>63.51</text:p>
          </table:table-cell>
          <table:table-cell office:value-type="float" office:value="41" calcext:value-type="float">
            <text:p>41</text:p>
          </table:table-cell>
          <table:table-cell office:value-type="float" office:value="9.809" calcext:value-type="float">
            <text:p>9.809</text:p>
          </table:table-cell>
          <table:table-cell office:value-type="string" calcext:value-type="string">
            <text:p>608ceaf7854aafecd9cd196525c2408dcfe9f52f143373e5fec4838004eca739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6.914" calcext:value-type="float">
            <text:p>6.914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9.75" calcext:value-type="float">
            <text:p>99.75</text:p>
          </table:table-cell>
          <table:table-cell office:value-type="float" office:value="43.66" calcext:value-type="float">
            <text:p>43.66</text:p>
          </table:table-cell>
          <table:table-cell table:style-name="ce10" office:value-type="float" office:value="71.83" calcext:value-type="float">
            <text:p>71.8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48" calcext:value-type="float">
            <text:p>66.48</text:p>
          </table:table-cell>
          <table:table-cell office:value-type="float" office:value="77.18" calcext:value-type="float">
            <text:p>77.18</text:p>
          </table:table-cell>
          <table:table-cell office:value-type="float" office:value="74.46" calcext:value-type="float">
            <text:p>74.46</text:p>
          </table:table-cell>
          <table:table-cell office:value-type="float" office:value="69.78" calcext:value-type="float">
            <text:p>69.78</text:p>
          </table:table-cell>
          <table:table-cell office:value-type="float" office:value="70.2" calcext:value-type="float">
            <text:p>70.2</text:p>
          </table:table-cell>
          <table:table-cell office:value-type="float" office:value="24.68" calcext:value-type="float">
            <text:p>24.68</text:p>
          </table:table-cell>
          <table:table-cell office:value-type="float" office:value="394200" calcext:value-type="float">
            <text:p>3942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86800" calcext:value-type="float">
            <text:p>186800</text:p>
          </table:table-cell>
          <table:table-cell office:value-type="float" office:value="298.907" calcext:value-type="float">
            <text:p>298.907</text:p>
          </table:table-cell>
          <table:table-cell office:value-type="string" calcext:value-type="string">
            <text:p>("f4364cc69fb76267ccea0324e05a0be2eac4e8f6c7065388f45dd30e5e01d8c5", "ce3b0cb752ac2be18ce0693746365bdd9f0b818ea1363fe4752d7ef3574921dd", "2ae5ad094020cb2b6820cc621e2d4949aff7acc68bbac130e511d2602b911fc5", "84c929b1d4a81ab54649482f2cfe304daf738d1a577189b0c3b4e8e2c9025011", "18c111582548dc4585c41f16904572b1cba4e5003a2deda13b66d8c0b55bd8be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2" calcext:value-type="float">
            <text:p>93.82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59.15" calcext:value-type="float">
            <text:p>59.15</text:p>
          </table:table-cell>
          <table:table-cell office:value-type="float" office:value="77.46" calcext:value-type="float">
            <text:p>77.46</text:p>
          </table:table-cell>
          <table:table-cell office:value-type="float" office:value="72.41" calcext:value-type="float">
            <text:p>72.41</text:p>
          </table:table-cell>
          <table:table-cell office:value-type="float" office:value="65.48" calcext:value-type="float">
            <text:p>65.48</text:p>
          </table:table-cell>
          <table:table-cell office:value-type="float" office:value="65.12" calcext:value-type="float">
            <text:p>65.12</text:p>
          </table:table-cell>
          <table:table-cell office:value-type="float" office:value="83" calcext:value-type="float">
            <text:p>83</text:p>
          </table:table-cell>
          <table:table-cell office:value-type="float" office:value="18.256" calcext:value-type="float">
            <text:p>18.256</text:p>
          </table:table-cell>
          <table:table-cell office:value-type="string" calcext:value-type="string">
            <text:p>a982e4a27008a30c5c5d98cd97d595d6ce2b8b132dfa6c8c8be439ee4f5ff652</text:p>
          </table:table-cell>
          <table:table-cell office:value-type="float" office:value="87.63" calcext:value-type="float">
            <text:p>87.63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9" calcext:value-type="float">
            <text:p>39</text:p>
          </table:table-cell>
          <table:table-cell office:value-type="float" office:value="17.658" calcext:value-type="float">
            <text:p>17.658</text:p>
          </table:table-cell>
          <table:table-cell office:value-type="string" calcext:value-type="string">
            <text:p>cabc00e12eda39a0721270e0c4c5b7a3cb0097fa3e922d4ac6c2a9cf8e2007c1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09" calcext:value-type="float">
            <text:p>12.709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2.58" calcext:value-type="float">
            <text:p>92.58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64.79" calcext:value-type="float">
            <text:p>64.79</text:p>
          </table:table-cell>
          <table:table-cell office:value-type="float" office:value="77.46" calcext:value-type="float">
            <text:p>77.46</text:p>
          </table:table-cell>
          <table:table-cell office:value-type="float" office:value="74.19" calcext:value-type="float">
            <text:p>74.19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7" calcext:value-type="float">
            <text:p>69.17</text:p>
          </table:table-cell>
          <table:table-cell office:value-type="float" office:value="71" calcext:value-type="float">
            <text:p>71</text:p>
          </table:table-cell>
          <table:table-cell office:value-type="float" office:value="18.264" calcext:value-type="float">
            <text:p>18.264</text:p>
          </table:table-cell>
          <table:table-cell office:value-type="string" calcext:value-type="string">
            <text:p>56d8b4331282fb097225e363e30509e7539ece2e70e473ecdae4d2c95a33c5b5</text:p>
          </table:table-cell>
          <table:table-cell office:value-type="float" office:value="87.28" calcext:value-type="float">
            <text:p>87.28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7" calcext:value-type="float">
            <text:p>37</text:p>
          </table:table-cell>
          <table:table-cell office:value-type="float" office:value="17.916" calcext:value-type="float">
            <text:p>17.916</text:p>
          </table:table-cell>
          <table:table-cell office:value-type="string" calcext:value-type="string">
            <text:p>14063a4267e72587b71363da1fa714a7362b94eb7b32c876d5b1abdc0e37e0f9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54" calcext:value-type="float">
            <text:p>12.754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9.86" calcext:value-type="float">
            <text:p>99.86</text:p>
          </table:table-cell>
          <table:table-cell office:value-type="float" office:value="49.58" calcext:value-type="float">
            <text:p>49.58</text:p>
          </table:table-cell>
          <table:table-cell table:style-name="ce10" office:value-type="float" office:value="74.79" calcext:value-type="float">
            <text:p>74.79</text:p>
          </table:table-cell>
          <table:table-cell office:value-type="float" office:value="74.79" calcext:value-type="float">
            <text:p>74.79</text:p>
          </table:table-cell>
          <table:table-cell office:value-type="float" office:value="70.42" calcext:value-type="float">
            <text:p>70.42</text:p>
          </table:table-cell>
          <table:table-cell office:value-type="float" office:value="79.15" calcext:value-type="float">
            <text:p>79.15</text:p>
          </table:table-cell>
          <table:table-cell office:value-type="float" office:value="77.22" calcext:value-type="float">
            <text:p>77.22</text:p>
          </table:table-cell>
          <table:table-cell office:value-type="float" office:value="72.81" calcext:value-type="float">
            <text:p>72.81</text:p>
          </table:table-cell>
          <table:table-cell office:value-type="float" office:value="73.64" calcext:value-type="float">
            <text:p>73.64</text:p>
          </table:table-cell>
          <table:table-cell office:value-type="float" office:value="25.06" calcext:value-type="float">
            <text:p>25.06</text:p>
          </table:table-cell>
          <table:table-cell office:value-type="float" office:value="397440" calcext:value-type="float">
            <text:p>397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80" calcext:value-type="float">
            <text:p>177080</text:p>
          </table:table-cell>
          <table:table-cell office:value-type="float" office:value="293.412" calcext:value-type="float">
            <text:p>293.412</text:p>
          </table:table-cell>
          <table:table-cell office:value-type="string" calcext:value-type="string">
            <text:p>("af3372366d7e0a5a2a41291eb4a9b595d2dbcdeb67de3baa2c1a243f5abbce55", "8d7711e3c297943b5b0d1eb563232db18251d18fed9cb685b79ec4d4efc9eea4", "02e2cc50ff7ac5b5badaac9b845dfd58d03054227e4b741ebb2514a6f2bfc3da", "aeb4202d15bccfabb8bbf680b1632c568caf2f76d84d15b8c37964a1b73eaa0e", "46c5843dcda47f327260fc05638918598f9ac23430e0cf070b2ab68d44d03b15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7.44" calcext:value-type="float">
            <text:p>27.44</text:p>
          </table:table-cell>
          <table:table-cell table:style-name="ce7" office:value-type="float" office:value="63.72" calcext:value-type="float">
            <text:p>63.72</text:p>
          </table:table-cell>
          <table:table-cell office:value-type="float" office:value="63.72" calcext:value-type="float">
            <text:p>63.72</text:p>
          </table:table-cell>
          <table:table-cell office:value-type="float" office:value="64.63" calcext:value-type="float">
            <text:p>64.63</text:p>
          </table:table-cell>
          <table:table-cell office:value-type="float" office:value="62.8" calcext:value-type="float">
            <text:p>62.8</text:p>
          </table:table-cell>
          <table:table-cell office:value-type="float" office:value="63.47" calcext:value-type="float">
            <text:p>63.47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5" calcext:value-type="float">
            <text:p>64.05</text:p>
          </table:table-cell>
          <table:table-cell office:value-type="float" office:value="181" calcext:value-type="float">
            <text:p>181</text:p>
          </table:table-cell>
          <table:table-cell office:value-type="float" office:value="214.834" calcext:value-type="float">
            <text:p>214.834</text:p>
          </table:table-cell>
          <table:table-cell office:value-type="string" calcext:value-type="string">
            <text:p>64d1cb146cb1768751b9f5cc749150c12fb3e1b29fd34b5f9afc9b3cfade97b2</text:p>
          </table:table-cell>
          <table:table-cell office:value-type="float" office:value="90.08" calcext:value-type="float">
            <text:p>9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7.07" calcext:value-type="float">
            <text:p>67.07</text:p>
          </table:table-cell>
          <table:table-cell office:value-type="float" office:value="59.15" calcext:value-type="float">
            <text:p>59.15</text:p>
          </table:table-cell>
          <table:table-cell office:value-type="float" office:value="62.15" calcext:value-type="float">
            <text:p>62.15</text:p>
          </table:table-cell>
          <table:table-cell office:value-type="float" office:value="64.24" calcext:value-type="float">
            <text:p>64.24</text:p>
          </table:table-cell>
          <table:table-cell office:value-type="float" office:value="64.52" calcext:value-type="float">
            <text:p>64.52</text:p>
          </table:table-cell>
          <table:table-cell office:value-type="float" office:value="131" calcext:value-type="float">
            <text:p>131</text:p>
          </table:table-cell>
          <table:table-cell office:value-type="float" office:value="65.731" calcext:value-type="float">
            <text:p>65.731</text:p>
          </table:table-cell>
          <table:table-cell office:value-type="string" calcext:value-type="string">
            <text:p>a8fc2628e2b67f817af51cfc1f6e71446e337c33e8df3248b617db988c8e4ace</text:p>
          </table:table-cell>
          <table:table-cell office:value-type="float" office:value="78.63" calcext:value-type="float">
            <text:p>78.63</text:p>
          </table:table-cell>
          <table:table-cell office:value-type="float" office:value="21.34" calcext:value-type="float">
            <text:p>21.34</text:p>
          </table:table-cell>
          <table:table-cell table:number-columns-repeated="2" office:value-type="float" office:value="60.67" calcext:value-type="float">
            <text:p>60.67</text:p>
          </table:table-cell>
          <table:table-cell office:value-type="float" office:value="56.1" calcext:value-type="float">
            <text:p>56.1</text:p>
          </table:table-cell>
          <table:table-cell office:value-type="float" office:value="65.24" calcext:value-type="float">
            <text:p>65.24</text:p>
          </table:table-cell>
          <table:table-cell office:value-type="float" office:value="61.74" calcext:value-type="float">
            <text:p>61.74</text:p>
          </table:table-cell>
          <table:table-cell office:value-type="float" office:value="59.78" calcext:value-type="float">
            <text:p>59.78</text:p>
          </table:table-cell>
          <table:table-cell office:value-type="float" office:value="58.79" calcext:value-type="float">
            <text:p>58.79</text:p>
          </table:table-cell>
          <table:table-cell office:value-type="float" office:value="49" calcext:value-type="float">
            <text:p>49</text:p>
          </table:table-cell>
          <table:table-cell office:value-type="float" office:value="52.279" calcext:value-type="float">
            <text:p>52.279</text:p>
          </table:table-cell>
          <table:table-cell office:value-type="string" calcext:value-type="string">
            <text:p>74ee09cd4a3e75b3c842f436088bbcef4e13ebb73409f1fd5f37c7342d4dc6bd</text:p>
          </table:table-cell>
          <table:table-cell office:value-type="float" office:value="93.59" calcext:value-type="float">
            <text:p>93.59</text:p>
          </table:table-cell>
          <table:table-cell office:value-type="float" office:value="28.66" calcext:value-type="float">
            <text:p>28.66</text:p>
          </table:table-cell>
          <table:table-cell table:number-columns-repeated="2" office:value-type="float" office:value="64.33" calcext:value-type="float">
            <text:p>64.33</text:p>
          </table:table-cell>
          <table:table-cell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4.42" calcext:value-type="float">
            <text:p>64.42</text:p>
          </table:table-cell>
          <table:table-cell office:value-type="float" office:value="64.24" calcext:value-type="float">
            <text:p>64.24</text:p>
          </table:table-cell>
          <table:table-cell office:value-type="float" office:value="64.22" calcext:value-type="float">
            <text:p>64.22</text:p>
          </table:table-cell>
          <table:table-cell office:value-type="float" office:value="171" calcext:value-type="float">
            <text:p>171</text:p>
          </table:table-cell>
          <table:table-cell office:value-type="float" office:value="67.336" calcext:value-type="float">
            <text:p>67.336</text:p>
          </table:table-cell>
          <table:table-cell office:value-type="string" calcext:value-type="string">
            <text:p>39a916a0755f77194add762c5da21a230eb3be15aba983631c815c9d3e87844c</text:p>
          </table:table-cell>
          <table:table-cell office:value-type="float" office:value="89.77" calcext:value-type="float">
            <text:p>89.77</text:p>
          </table:table-cell>
          <table:table-cell office:value-type="float" office:value="27.44" calcext:value-type="float">
            <text:p>27.44</text:p>
          </table:table-cell>
          <table:table-cell table:number-columns-repeated="2" office:value-type="float" office:value="63.72" calcext:value-type="float">
            <text:p>63.72</text:p>
          </table:table-cell>
          <table:table-cell office:value-type="float" office:value="67.68" calcext:value-type="float">
            <text:p>67.68</text:p>
          </table:table-cell>
          <table:table-cell office:value-type="float" office:value="59.76" calcext:value-type="float">
            <text:p>59.76</text:p>
          </table:table-cell>
          <table:table-cell office:value-type="float" office:value="62.71" calcext:value-type="float">
            <text:p>62.71</text:p>
          </table:table-cell>
          <table:table-cell office:value-type="float" office:value="64.9" calcext:value-type="float">
            <text:p>64.9</text:p>
          </table:table-cell>
          <table:table-cell office:value-type="float" office:value="65.1" calcext:value-type="float">
            <text:p>65.1</text:p>
          </table:table-cell>
          <table:table-cell office:value-type="float" office:value="129" calcext:value-type="float">
            <text:p>129</text:p>
          </table:table-cell>
          <table:table-cell office:value-type="float" office:value="66.692" calcext:value-type="float">
            <text:p>66.692</text:p>
          </table:table-cell>
          <table:table-cell office:value-type="string" calcext:value-type="string">
            <text:p>7d51a49de99ab09a92eb3ad3408b00f8fc22e0d93fa4f8be141ed7ef13a6ea25</text:p>
          </table:table-cell>
          <table:table-cell office:value-type="float" office:value="78.63" calcext:value-type="float">
            <text:p>78.63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56.1" calcext:value-type="float">
            <text:p>56.1</text:p>
          </table:table-cell>
          <table:table-cell office:value-type="float" office:value="66.46" calcext:value-type="float">
            <text:p>66.46</text:p>
          </table:table-cell>
          <table:table-cell office:value-type="float" office:value="62.59" calcext:value-type="float">
            <text:p>62.59</text:p>
          </table:table-cell>
          <table:table-cell office:value-type="float" office:value="60.22" calcext:value-type="float">
            <text:p>60.22</text:p>
          </table:table-cell>
          <table:table-cell office:value-type="float" office:value="59.16" calcext:value-type="float">
            <text:p>59.16</text:p>
          </table:table-cell>
          <table:table-cell office:value-type="float" office:value="51" calcext:value-type="float">
            <text:p>51</text:p>
          </table:table-cell>
          <table:table-cell office:value-type="float" office:value="51.257" calcext:value-type="float">
            <text:p>51.257</text:p>
          </table:table-cell>
          <table:table-cell office:value-type="string" calcext:value-type="string">
            <text:p>31f67ee2d7e65b1daac0f6e5a51b5f0babc0216706bb6132d1e018b148501ee4</text:p>
          </table:table-cell>
          <table:table-cell office:value-type="float" office:value="99.88" calcext:value-type="float">
            <text:p>99.88</text:p>
          </table:table-cell>
          <table:table-cell office:value-type="float" office:value="52.68" calcext:value-type="float">
            <text:p>52.68</text:p>
          </table:table-cell>
          <table:table-cell table:style-name="ce10" office:value-type="float" office:value="76.34" calcext:value-type="float">
            <text:p>76.34</text:p>
          </table:table-cell>
          <table:table-cell office:value-type="float" office:value="76.34" calcext:value-type="float">
            <text:p>76.34</text:p>
          </table:table-cell>
          <table:table-cell office:value-type="float" office:value="72.07" calcext:value-type="float">
            <text:p>72.07</text:p>
          </table:table-cell>
          <table:table-cell office:value-type="float" office:value="80.61" calcext:value-type="float">
            <text:p>80.61</text:p>
          </table:table-cell>
          <table:table-cell office:value-type="float" office:value="78.82" calcext:value-type="float">
            <text:p>78.82</text:p>
          </table:table-cell>
          <table:table-cell office:value-type="float" office:value="74.28" calcext:value-type="float">
            <text:p>74.28</text:p>
          </table:table-cell>
          <table:table-cell office:value-type="float" office:value="75.29" calcext:value-type="float">
            <text:p>75.29</text:p>
          </table:table-cell>
          <table:table-cell office:value-type="float" office:value="26.22" calcext:value-type="float">
            <text:p>26.22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2480" calcext:value-type="float">
            <text:p>112480</text:p>
          </table:table-cell>
          <table:table-cell office:value-type="float" office:value="3647.673" calcext:value-type="float">
            <text:p>3647.673</text:p>
          </table:table-cell>
          <table:table-cell office:value-type="string" calcext:value-type="string">
            <text:p>("28f7f8bd3b31bbde3ca9360c6c9299f0cbc69ea2bfdfa4ab06f9888e5ea0b7f2", "9e5b4e9db995a102b1960af0e083add082c7f91d77d6d29082d39112c79145cf", "eb7b5d688ad0b9c6cba7229e93536ed3e2c9ab900f9eca6392ce4919fdf7ef2c", "032caaa364c29e8a787c7dce5f3a09a58e6052d4fe181ad2f935304b28c8de8e", "579e7cd457f8fcb0c69a1769ab812bf149eca4d3d7aaef3ce0c1feed794ac0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43.29" calcext:value-type="float">
            <text:p>43.29</text:p>
          </table:table-cell>
          <table:table-cell table:style-name="ce7" office:value-type="float" office:value="71.65" calcext:value-type="float">
            <text:p>71.65</text:p>
          </table:table-cell>
          <table:table-cell office:value-type="float" office:value="71.65" calcext:value-type="float">
            <text:p>71.65</text:p>
          </table:table-cell>
          <table:table-cell office:value-type="float" office:value="71.34" calcext:value-type="float">
            <text:p>71.34</text:p>
          </table:table-cell>
          <table:table-cell office:value-type="float" office:value="71.95" calcext:value-type="float">
            <text:p>71.95</text:p>
          </table:table-cell>
          <table:table-cell office:value-type="float" office:value="71.78" calcext:value-type="float">
            <text:p>71.78</text:p>
          </table:table-cell>
          <table:table-cell office:value-type="float" office:value="71.52" calcext:value-type="float">
            <text:p>71.52</text:p>
          </table:table-cell>
          <table:table-cell office:value-type="float" office:value="71.56" calcext:value-type="float">
            <text:p>71.56</text:p>
          </table:table-cell>
          <table:table-cell office:value-type="float" office:value="179" calcext:value-type="float">
            <text:p>179</text:p>
          </table:table-cell>
          <table:table-cell office:value-type="float" office:value="108.469" calcext:value-type="float">
            <text:p>108.469</text:p>
          </table:table-cell>
          <table:table-cell office:value-type="string" calcext:value-type="string">
            <text:p>330fb74af94901fb7c9945bab5426e81f8d6493497bb70830259550eb43acc3d</text:p>
          </table:table-cell>
          <table:table-cell office:value-type="float" office:value="89.92" calcext:value-type="float">
            <text:p>89.92</text:p>
          </table:table-cell>
          <table:table-cell office:value-type="float" office:value="43.29" calcext:value-type="float">
            <text:p>43.29</text:p>
          </table:table-cell>
          <table:table-cell table:number-columns-repeated="2" office:value-type="float" office:value="71.65" calcext:value-type="float">
            <text:p>71.65</text:p>
          </table:table-cell>
          <table:table-cell office:value-type="float" office:value="70.12" calcext:value-type="float">
            <text:p>70.1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33" calcext:value-type="float">
            <text:p>72.33</text:p>
          </table:table-cell>
          <table:table-cell office:value-type="float" office:value="71.01" calcext:value-type="float">
            <text:p>71.01</text:p>
          </table:table-cell>
          <table:table-cell office:value-type="float" office:value="71.21" calcext:value-type="float">
            <text:p>71.21</text:p>
          </table:table-cell>
          <table:table-cell office:value-type="float" office:value="123" calcext:value-type="float">
            <text:p>123</text:p>
          </table:table-cell>
          <table:table-cell office:value-type="float" office:value="56.337" calcext:value-type="float">
            <text:p>56.337</text:p>
          </table:table-cell>
          <table:table-cell office:value-type="string" calcext:value-type="string">
            <text:p>0e00e22340c507bf09458a9d5a155c88b258dd10ccc5f7cf56184480b740bc73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441" calcext:value-type="float">
            <text:p>51.441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3.44" calcext:value-type="float">
            <text:p>93.4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165" calcext:value-type="float">
            <text:p>165</text:p>
          </table:table-cell>
          <table:table-cell office:value-type="float" office:value="58.121" calcext:value-type="float">
            <text:p>58.121</text:p>
          </table:table-cell>
          <table:table-cell office:value-type="string" calcext:value-type="string">
            <text:p>0ee2619633b1da1ce09df3ed241c266557538342a9ff67768a4f2d88e6519c0d</text:p>
          </table:table-cell>
          <table:table-cell office:value-type="float" office:value="89.69" calcext:value-type="float">
            <text:p>89.69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6.46" calcext:value-type="float">
            <text:p>66.46</text:p>
          </table:table-cell>
          <table:table-cell office:value-type="float" office:value="72.56" calcext:value-type="float">
            <text:p>72.56</text:p>
          </table:table-cell>
          <table:table-cell office:value-type="float" office:value="70.78" calcext:value-type="float">
            <text:p>70.78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5" calcext:value-type="float">
            <text:p>68.55</text:p>
          </table:table-cell>
          <table:table-cell office:value-type="float" office:value="121" calcext:value-type="float">
            <text:p>121</text:p>
          </table:table-cell>
          <table:table-cell office:value-type="float" office:value="56.634" calcext:value-type="float">
            <text:p>56.634</text:p>
          </table:table-cell>
          <table:table-cell office:value-type="string" calcext:value-type="string">
            <text:p>b6e1fb879c91dcad6e41795368b68720cabaafad569cf80b664ae91fc2a84459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658" calcext:value-type="float">
            <text:p>51.658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9.91" calcext:value-type="float">
            <text:p>99.91</text:p>
          </table:table-cell>
          <table:table-cell office:value-type="float" office:value="56.95" calcext:value-type="float">
            <text:p>56.95</text:p>
          </table:table-cell>
          <table:table-cell table:style-name="ce10" office:value-type="float" office:value="78.48" calcext:value-type="float">
            <text:p>78.48</text:p>
          </table:table-cell>
          <table:table-cell office:value-type="float" office:value="78.48" calcext:value-type="float">
            <text:p>78.48</text:p>
          </table:table-cell>
          <table:table-cell office:value-type="float" office:value="72.44" calcext:value-type="float">
            <text:p>72.44</text:p>
          </table:table-cell>
          <table:table-cell office:value-type="float" office:value="84.51" calcext:value-type="float">
            <text:p>84.51</text:p>
          </table:table-cell>
          <table:table-cell office:value-type="float" office:value="82.45" calcext:value-type="float">
            <text:p>82.45</text:p>
          </table:table-cell>
          <table:table-cell office:value-type="float" office:value="75.41" calcext:value-type="float">
            <text:p>75.41</text:p>
          </table:table-cell>
          <table:table-cell office:value-type="float" office:value="77.1" calcext:value-type="float">
            <text:p>77.1</text:p>
          </table:table-cell>
          <table:table-cell office:value-type="float" office:value="24.6" calcext:value-type="float">
            <text:p>24.6</text:p>
          </table:table-cell>
          <table:table-cell office:value-type="float" office:value="811760" calcext:value-type="float">
            <text:p>811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08280" calcext:value-type="float">
            <text:p>108280</text:p>
          </table:table-cell>
          <table:table-cell office:value-type="float" office:value="3704.912" calcext:value-type="float">
            <text:p>3704.912</text:p>
          </table:table-cell>
          <table:table-cell office:value-type="string" calcext:value-type="string">
            <text:p>("3a445e224a8d0e908d089474f3ed93e5833aeddecc11b8c43b7609086c577330", "a56a89ccbc856341d81d96e5406f1ae4fdd637088c0544a1126b7f6b41712d31", "07c52a269c8caa3f60ff86f99c4c9e7c24c027f5c9cf2fe505ea3c92f88a85ff", "4fa8fb5374b1100db46259c3041b33ef36dc76485a6897735507fdc8f8604fd6", "3dcac69e0b4cae384b7a4b154a13a203d70b176d5a80e6104f6161952d75197e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6" calcext:value-type="float">
            <text:p>94.96</text:p>
          </table:table-cell>
          <table:table-cell office:value-type="float" office:value="31.1" calcext:value-type="float">
            <text:p>31.1</text:p>
          </table:table-cell>
          <table:table-cell table:style-name="ce7" office:value-type="float" office:value="65.55" calcext:value-type="float">
            <text:p>65.55</text:p>
          </table:table-cell>
          <table:table-cell office:value-type="float" office:value="65.55" calcext:value-type="float">
            <text:p>65.5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07" calcext:value-type="float">
            <text:p>67.07</text:p>
          </table:table-cell>
          <table:table-cell office:value-type="float" office:value="66.04" calcext:value-type="float">
            <text:p>66.04</text:p>
          </table:table-cell>
          <table:table-cell office:value-type="float" office:value="65.09" calcext:value-type="float">
            <text:p>65.09</text:p>
          </table:table-cell>
          <table:table-cell office:value-type="float" office:value="65.02" calcext:value-type="float">
            <text:p>65.02</text:p>
          </table:table-cell>
          <table:table-cell office:value-type="float" office:value="177" calcext:value-type="float">
            <text:p>177</text:p>
          </table:table-cell>
          <table:table-cell office:value-type="float" office:value="115.825" calcext:value-type="float">
            <text:p>115.825</text:p>
          </table:table-cell>
          <table:table-cell office:value-type="string" calcext:value-type="string">
            <text:p>d2c566e99f5247e8d0e60d5b7191b0c79e2d38c9289e23bae8f61120b51e5808</text:p>
          </table:table-cell>
          <table:table-cell office:value-type="float" office:value="89.85" calcext:value-type="float">
            <text:p>89.85</text:p>
          </table:table-cell>
          <table:table-cell office:value-type="float" office:value="28.05" calcext:value-type="float">
            <text:p>28.05</text:p>
          </table:table-cell>
          <table:table-cell table:number-columns-repeated="2"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3.41" calcext:value-type="float">
            <text:p>63.41</text:p>
          </table:table-cell>
          <table:table-cell office:value-type="float" office:value="63.86" calcext:value-type="float">
            <text:p>63.86</text:p>
          </table:table-cell>
          <table:table-cell office:value-type="float" office:value="64.2" calcext:value-type="float">
            <text:p>64.2</text:p>
          </table:table-cell>
          <table:table-cell office:value-type="float" office:value="64.24" calcext:value-type="float">
            <text:p>64.24</text:p>
          </table:table-cell>
          <table:table-cell office:value-type="float" office:value="125" calcext:value-type="float">
            <text:p>12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bcce73b6ebc2a2d22e43e1ff5f2a1f8c02e74d856ff724a0985a4325942b2fd1</text:p>
          </table:table-cell>
          <table:table-cell office:value-type="float" office:value="80" calcext:value-type="float">
            <text:p>80</text:p>
          </table:table-cell>
          <table:table-cell office:value-type="float" office:value="23.17" calcext:value-type="float">
            <text:p>23.17</text:p>
          </table:table-cell>
          <table:table-cell table:number-columns-repeated="2" office:value-type="float" office:value="61.59" calcext:value-type="float">
            <text:p>61.59</text:p>
          </table:table-cell>
          <table:table-cell office:value-type="float" office:value="59.76" calcext:value-type="float">
            <text:p>59.76</text:p>
          </table:table-cell>
          <table:table-cell office:value-type="float" office:value="63.41" calcext:value-type="float">
            <text:p>63.41</text:p>
          </table:table-cell>
          <table:table-cell office:value-type="float" office:value="62.03" calcext:value-type="float">
            <text:p>62.03</text:p>
          </table:table-cell>
          <table:table-cell office:value-type="float" office:value="61.18" calcext:value-type="float">
            <text:p>61.18</text:p>
          </table:table-cell>
          <table:table-cell office:value-type="float" office:value="60.87" calcext:value-type="float">
            <text:p>60.87</text:p>
          </table:table-cell>
          <table:table-cell office:value-type="float" office:value="67" calcext:value-type="float">
            <text:p>67</text:p>
          </table:table-cell>
          <table:table-cell office:value-type="float" office:value="70.187" calcext:value-type="float">
            <text:p>70.187</text:p>
          </table:table-cell>
          <table:table-cell office:value-type="string" calcext:value-type="string">
            <text:p>1a793ad4b64f24268f221c8d81f042c0f415d6bacc649a26564a95a30109e391</text:p>
          </table:table-cell>
          <table:table-cell office:value-type="float" office:value="93.36" calcext:value-type="float">
            <text:p>93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29" calcext:value-type="float">
            <text:p>68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12" calcext:value-type="float">
            <text:p>65.12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79.802" calcext:value-type="float">
            <text:p>79.802</text:p>
          </table:table-cell>
          <table:table-cell office:value-type="string" calcext:value-type="string">
            <text:p>db402be7bdfcfadf0e8bce30016e1c6e92dabee586d20b65b06d428bfdca0884</text:p>
          </table:table-cell>
          <table:table-cell office:value-type="float" office:value="89.54" calcext:value-type="float">
            <text:p>89.54</text:p>
          </table:table-cell>
          <table:table-cell office:value-type="float" office:value="30.49" calcext:value-type="float">
            <text:p>30.49</text:p>
          </table:table-cell>
          <table:table-cell table:number-columns-repeated="2" office:value-type="float" office:value="65.24" calcext:value-type="float">
            <text:p>65.24</text:p>
          </table:table-cell>
          <table:table-cell office:value-type="float" office:value="66.46" calcext:value-type="float">
            <text:p>66.46</text:p>
          </table:table-cell>
          <table:table-cell office:value-type="float" office:value="64.02" calcext:value-type="float">
            <text:p>64.02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2" calcext:value-type="float">
            <text:p>65.62</text:p>
          </table:table-cell>
          <table:table-cell office:value-type="float" office:value="65.66" calcext:value-type="float">
            <text:p>65.66</text:p>
          </table:table-cell>
          <table:table-cell office:value-type="float" office:value="125" calcext:value-type="float">
            <text:p>125</text:p>
          </table:table-cell>
          <table:table-cell office:value-type="float" office:value="74.557" calcext:value-type="float">
            <text:p>74.557</text:p>
          </table:table-cell>
          <table:table-cell office:value-type="string" calcext:value-type="string">
            <text:p>3bf18f5367082352ef7b3b9e22c473565f7a1f4fc7ba737f64580590716e15d3</text:p>
          </table:table-cell>
          <table:table-cell office:value-type="float" office:value="79.92" calcext:value-type="float">
            <text:p>79.92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76" calcext:value-type="float">
            <text:p>59.76</text:p>
          </table:table-cell>
          <table:table-cell office:value-type="float" office:value="64.02" calcext:value-type="float">
            <text:p>64.02</text:p>
          </table:table-cell>
          <table:table-cell office:value-type="float" office:value="62.42" calcext:value-type="float">
            <text:p>62.42</text:p>
          </table:table-cell>
          <table:table-cell office:value-type="float" office:value="61.4" calcext:value-type="float">
            <text:p>61.4</text:p>
          </table:table-cell>
          <table:table-cell office:value-type="float" office:value="61.06" calcext:value-type="float">
            <text:p>61.06</text:p>
          </table:table-cell>
          <table:table-cell office:value-type="float" office:value="67" calcext:value-type="float">
            <text:p>67</text:p>
          </table:table-cell>
          <table:table-cell office:value-type="float" office:value="69.301" calcext:value-type="float">
            <text:p>69.301</text:p>
          </table:table-cell>
          <table:table-cell office:value-type="string" calcext:value-type="string">
            <text:p>11c54a68f6b2950d2bf4d20f0dff52dc9433272cec7181d7e80945bc07eae41c</text:p>
          </table:table-cell>
          <table:table-cell office:value-type="float" office:value="99.89" calcext:value-type="float">
            <text:p>99.89</text:p>
          </table:table-cell>
          <table:table-cell office:value-type="float" office:value="50.73" calcext:value-type="float">
            <text:p>50.73</text:p>
          </table:table-cell>
          <table:table-cell table:style-name="ce10" office:value-type="float" office:value="75.37" calcext:value-type="float">
            <text:p>75.37</text:p>
          </table:table-cell>
          <table:table-cell office:value-type="float" office:value="75.37" calcext:value-type="float">
            <text:p>75.37</text:p>
          </table:table-cell>
          <table:table-cell office:value-type="float" office:value="73.29" calcext:value-type="float">
            <text:p>73.29</text:p>
          </table:table-cell>
          <table:table-cell office:value-type="float" office:value="77.44" calcext:value-type="float">
            <text:p>77.44</text:p>
          </table:table-cell>
          <table:table-cell office:value-type="float" office:value="76.48" calcext:value-type="float">
            <text:p>76.48</text:p>
          </table:table-cell>
          <table:table-cell office:value-type="float" office:value="74.36" calcext:value-type="float">
            <text:p>74.36</text:p>
          </table:table-cell>
          <table:table-cell office:value-type="float" office:value="74.85" calcext:value-type="float">
            <text:p>74.85</text:p>
          </table:table-cell>
          <table:table-cell office:value-type="float" office:value="24.47" calcext:value-type="float">
            <text:p>24.47</text:p>
          </table:table-cell>
          <table:table-cell office:value-type="float" office:value="816360" calcext:value-type="float">
            <text:p>81636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209080" calcext:value-type="float">
            <text:p>209080</text:p>
          </table:table-cell>
          <table:table-cell office:value-type="float" office:value="3677.565" calcext:value-type="float">
            <text:p>3677.565</text:p>
          </table:table-cell>
          <table:table-cell office:value-type="string" calcext:value-type="string">
            <text:p>("5de54951c0e0123625c29e57e1d2ff4f5384cfd071afdf3044ec4ec808a5d066", "cb3e862109fb26548735de47b7a186b0c52f16841d1b096d5198baf7b7875589", "b6afc7d908a70c5c32a64b7956e11db7fb22e5becd32a1460891ac781d400346", "3cd116d6d4a44c7cdf06a72e67cda7583311b3ece866fc647ec555cc9f58629a", "016535a4ddadaf2e2d21b64448c9a7d7842e0b7c58ec677ae5be94dbf2bdc0e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04" calcext:value-type="float">
            <text:p>95.04</text:p>
          </table:table-cell>
          <table:table-cell office:value-type="float" office:value="40.24" calcext:value-type="float">
            <text:p>40.24</text:p>
          </table:table-cell>
          <table:table-cell table:style-name="ce7" office:value-type="float" office:value="70.12" calcext:value-type="float">
            <text:p>70.12</text:p>
          </table:table-cell>
          <table:table-cell office:value-type="float" office:value="70.12" calcext:value-type="float">
            <text:p>70.12</text:p>
          </table:table-cell>
          <table:table-cell office:value-type="float" office:value="67.07" calcext:value-type="float">
            <text:p>67.07</text:p>
          </table:table-cell>
          <table:table-cell office:value-type="float" office:value="73.17" calcext:value-type="float">
            <text:p>73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8.97" calcext:value-type="float">
            <text:p>68.97</text:p>
          </table:table-cell>
          <table:table-cell office:value-type="float" office:value="69.18" calcext:value-type="float">
            <text:p>69.18</text:p>
          </table:table-cell>
          <table:table-cell office:value-type="float" office:value="179" calcext:value-type="float">
            <text:p>179</text:p>
          </table:table-cell>
          <table:table-cell office:value-type="float" office:value="75.765" calcext:value-type="float">
            <text:p>75.765</text:p>
          </table:table-cell>
          <table:table-cell office:value-type="string" calcext:value-type="string">
            <text:p>b4b0e7531ef639197d43681846b487e81f50a9c503600411018f44d24de5fd56</text:p>
          </table:table-cell>
          <table:table-cell office:value-type="float" office:value="90.15" calcext:value-type="float">
            <text:p>90.1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21" calcext:value-type="float">
            <text:p>121</text:p>
          </table:table-cell>
          <table:table-cell office:value-type="float" office:value="60.97" calcext:value-type="float">
            <text:p>60.97</text:p>
          </table:table-cell>
          <table:table-cell office:value-type="string" calcext:value-type="string">
            <text:p>43c0c8c7f06f50ae8883daaf6fea27cd46a1040fbf1bfad7f1afab085d125809</text:p>
          </table:table-cell>
          <table:table-cell office:value-type="float" office:value="79.77" calcext:value-type="float">
            <text:p>79.77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9" calcext:value-type="float">
            <text:p>59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fc83ea9215eff29bfee654d7a188b12a5b1c69ad6c38c3b71c05c836d0dd4776</text:p>
          </table:table-cell>
          <table:table-cell office:value-type="float" office:value="94.35" calcext:value-type="float">
            <text:p>94.3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6.46" calcext:value-type="float">
            <text:p>66.46</text:p>
          </table:table-cell>
          <table:table-cell office:value-type="float" office:value="74.39" calcext:value-type="float">
            <text:p>74.39</text:p>
          </table:table-cell>
          <table:table-cell office:value-type="float" office:value="72.19" calcext:value-type="float">
            <text:p>72.19</text:p>
          </table:table-cell>
          <table:table-cell office:value-type="float" office:value="68.93" calcext:value-type="float">
            <text:p>68.93</text:p>
          </table:table-cell>
          <table:table-cell office:value-type="float" office:value="69.21" calcext:value-type="float">
            <text:p>69.21</text:p>
          </table:table-cell>
          <table:table-cell office:value-type="float" office:value="167" calcext:value-type="float">
            <text:p>167</text:p>
          </table:table-cell>
          <table:table-cell office:value-type="float" office:value="64.849" calcext:value-type="float">
            <text:p>64.849</text:p>
          </table:table-cell>
          <table:table-cell office:value-type="string" calcext:value-type="string">
            <text:p>4f090c06bc42554d09c687a27b8a2063daf033f6ac76be1311efe6bb139c7a47</text:p>
          </table:table-cell>
          <table:table-cell office:value-type="float" office:value="89.85" calcext:value-type="float">
            <text:p>89.8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17" calcext:value-type="float">
            <text:p>117</text:p>
          </table:table-cell>
          <table:table-cell office:value-type="float" office:value="61.123" calcext:value-type="float">
            <text:p>61.123</text:p>
          </table:table-cell>
          <table:table-cell office:value-type="string" calcext:value-type="string">
            <text:p>840e1fc4dda09cc4b5bf225d907f331ae9efd09d76615834705a331745912660</text:p>
          </table:table-cell>
          <table:table-cell office:value-type="float" office:value="79.62" calcext:value-type="float">
            <text:p>79.62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7" calcext:value-type="float">
            <text:p>57</text:p>
          </table:table-cell>
          <table:table-cell office:value-type="float" office:value="41.297" calcext:value-type="float">
            <text:p>41.297</text:p>
          </table:table-cell>
          <table:table-cell office:value-type="string" calcext:value-type="string">
            <text:p>a7ec1b0c85a2bb5f53035db484c8d98ebbe99f3a6c80f00a75c31ce822865cd9</text:p>
          </table:table-cell>
          <table:table-cell office:value-type="float" office:value="99.82" calcext:value-type="float">
            <text:p>99.82</text:p>
          </table:table-cell>
          <table:table-cell office:value-type="float" office:value="55.73" calcext:value-type="float">
            <text:p>55.73</text:p>
          </table:table-cell>
          <table:table-cell table:style-name="ce10" office:value-type="float" office:value="77.87" calcext:value-type="float">
            <text:p>77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4.15" calcext:value-type="float">
            <text:p>74.15</text:p>
          </table:table-cell>
          <table:table-cell office:value-type="float" office:value="81.59" calcext:value-type="float">
            <text:p>81.59</text:p>
          </table:table-cell>
          <table:table-cell office:value-type="float" office:value="80.13" calcext:value-type="float">
            <text:p>80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7" calcext:value-type="float">
            <text:p>77</text:p>
          </table:table-cell>
          <table:table-cell office:value-type="float" office:value="24.95" calcext:value-type="float">
            <text:p>24.95</text:p>
          </table:table-cell>
          <table:table-cell office:value-type="float" office:value="826040" calcext:value-type="float">
            <text:p>826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54880" calcext:value-type="float">
            <text:p>654880</text:p>
          </table:table-cell>
          <table:table-cell office:value-type="float" office:value="3811.219" calcext:value-type="float">
            <text:p>3811.219</text:p>
          </table:table-cell>
          <table:table-cell office:value-type="string" calcext:value-type="string">
            <text:p>("1df588aa0292aff835a7d0658ac9266649dc3dc183dc61ffd514464aac7c2e90", "b663cc58a137b5814b6569d6a2c883770f6dd4632f7400fd3cf9f06f23f4099b", "caa1373bbc026e5169cb0b586076a3053604e52d88fd7dc263a189232af89d60", "c581af671ad36d4324da00cdb2a2b39eff07cb3724b4b35e8d1c7875f9f269b6", "3791ef03cd9f5dc5252e017fbef0faf009d0ddf8c58abf533b4f1213933b121f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3" calcext:value-type="float">
            <text:p>95.73</text:p>
          </table:table-cell>
          <table:table-cell office:value-type="float" office:value="37.8" calcext:value-type="float">
            <text:p>37.8</text:p>
          </table:table-cell>
          <table:table-cell table:style-name="ce7" office:value-type="float" office:value="68.9" calcext:value-type="float">
            <text:p>68.9</text:p>
          </table:table-cell>
          <table:table-cell office:value-type="float" office:value="68.9" calcext:value-type="float">
            <text:p>68.9</text:p>
          </table:table-cell>
          <table:table-cell office:value-type="float" office:value="68.29" calcext:value-type="float">
            <text:p>68.29</text:p>
          </table:table-cell>
          <table:table-cell office:value-type="float" office:value="69.51" calcext:value-type="float">
            <text:p>69.51</text:p>
          </table:table-cell>
          <table:table-cell office:value-type="float" office:value="69.14" calcext:value-type="float">
            <text:p>69.14</text:p>
          </table:table-cell>
          <table:table-cell office:value-type="float" office:value="68.67" calcext:value-type="float">
            <text:p>68.67</text:p>
          </table:table-cell>
          <table:table-cell office:value-type="float" office:value="68.71" calcext:value-type="float">
            <text:p>68.71</text:p>
          </table:table-cell>
          <table:table-cell office:value-type="float" office:value="193" calcext:value-type="float">
            <text:p>193</text:p>
          </table:table-cell>
          <table:table-cell office:value-type="float" office:value="62.651" calcext:value-type="float">
            <text:p>62.651</text:p>
          </table:table-cell>
          <table:table-cell office:value-type="string" calcext:value-type="string">
            <text:p>5f9a0ccad2ff6e0136f25d10b7c65f5a32cd847a87db7df84f6e3329a2a37e3d</text:p>
          </table:table-cell>
          <table:table-cell office:value-type="float" office:value="89.54" calcext:value-type="float">
            <text:p>89.54</text:p>
          </table:table-cell>
          <table:table-cell office:value-type="float" office:value="42.07" calcext:value-type="float">
            <text:p>42.07</text:p>
          </table:table-cell>
          <table:table-cell table:number-columns-repeated="2" office:value-type="float" office:value="71.04" calcext:value-type="float">
            <text:p>71.04</text:p>
          </table:table-cell>
          <table:table-cell office:value-type="float" office:value="68.9" calcext:value-type="float">
            <text:p>68.9</text:p>
          </table:table-cell>
          <table:table-cell office:value-type="float" office:value="73.17" calcext:value-type="float">
            <text:p>73.17</text:p>
          </table:table-cell>
          <table:table-cell office:value-type="float" office:value="71.97" calcext:value-type="float">
            <text:p>71.97</text:p>
          </table:table-cell>
          <table:table-cell office:value-type="float" office:value="70.18" calcext:value-type="float">
            <text:p>70.18</text:p>
          </table:table-cell>
          <table:table-cell office:value-type="float" office:value="70.4" calcext:value-type="float">
            <text:p>70.4</text:p>
          </table:table-cell>
          <table:table-cell office:value-type="float" office:value="117" calcext:value-type="float">
            <text:p>117</text:p>
          </table:table-cell>
          <table:table-cell office:value-type="float" office:value="48.882" calcext:value-type="float">
            <text:p>48.882</text:p>
          </table:table-cell>
          <table:table-cell office:value-type="string" calcext:value-type="string">
            <text:p>8e02192a78214cb7a97baf15ea7bb839f7d712417ce3f5a9b70552b66d878ab0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323" calcext:value-type="float">
            <text:p>41.323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4.12" calcext:value-type="float">
            <text:p>94.12</text:p>
          </table:table-cell>
          <table:table-cell office:value-type="float" office:value="35.98" calcext:value-type="float">
            <text:p>35.98</text:p>
          </table:table-cell>
          <table:table-cell table:number-columns-repeated="2" office:value-type="float" office:value="67.99" calcext:value-type="float">
            <text:p>67.99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" calcext:value-type="float">
            <text:p>68.9</text:p>
          </table:table-cell>
          <table:table-cell office:value-type="float" office:value="68.32" calcext:value-type="float">
            <text:p>68.32</text:p>
          </table:table-cell>
          <table:table-cell office:value-type="float" office:value="67.66" calcext:value-type="float">
            <text:p>67.66</text:p>
          </table:table-cell>
          <table:table-cell office:value-type="float" office:value="67.69" calcext:value-type="float">
            <text:p>67.69</text:p>
          </table:table-cell>
          <table:table-cell office:value-type="float" office:value="175" calcext:value-type="float">
            <text:p>175</text:p>
          </table:table-cell>
          <table:table-cell office:value-type="float" office:value="55.659" calcext:value-type="float">
            <text:p>55.659</text:p>
          </table:table-cell>
          <table:table-cell office:value-type="string" calcext:value-type="string">
            <text:p>db5904e65b3a5ae91649fb45e63236e40fd4c374181ec314008446067b0fd6bb</text:p>
          </table:table-cell>
          <table:table-cell office:value-type="float" office:value="88.85" calcext:value-type="float">
            <text:p>88.85</text:p>
          </table:table-cell>
          <table:table-cell office:value-type="float" office:value="42.68" calcext:value-type="float">
            <text:p>42.68</text:p>
          </table:table-cell>
          <table:table-cell table:number-columns-repeated="2"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2.56" calcext:value-type="float">
            <text:p>72.56</text:p>
          </table:table-cell>
          <table:table-cell office:value-type="float" office:value="71.88" calcext:value-type="float">
            <text:p>71.88</text:p>
          </table:table-cell>
          <table:table-cell office:value-type="float" office:value="70.83" calcext:value-type="float">
            <text:p>70.83</text:p>
          </table:table-cell>
          <table:table-cell office:value-type="float" office:value="70.99" calcext:value-type="float">
            <text:p>70.99</text:p>
          </table:table-cell>
          <table:table-cell office:value-type="float" office:value="115" calcext:value-type="float">
            <text:p>115</text:p>
          </table:table-cell>
          <table:table-cell office:value-type="float" office:value="48.615" calcext:value-type="float">
            <text:p>48.615</text:p>
          </table:table-cell>
          <table:table-cell office:value-type="string" calcext:value-type="string">
            <text:p>322dae4d67ccb4dd82a6022f3df13b4828cbb749dc90b2bc9bf91278365e6f5d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765" calcext:value-type="float">
            <text:p>41.765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9.88" calcext:value-type="float">
            <text:p>99.88</text:p>
          </table:table-cell>
          <table:table-cell office:value-type="float" office:value="58.78" calcext:value-type="float">
            <text:p>58.78</text:p>
          </table:table-cell>
          <table:table-cell table:style-name="ce10" office:value-type="float" office:value="79.39" calcext:value-type="float">
            <text:p>79.39</text:p>
          </table:table-cell>
          <table:table-cell office:value-type="float" office:value="79.39" calcext:value-type="float">
            <text:p>79.39</text:p>
          </table:table-cell>
          <table:table-cell office:value-type="float" office:value="75.61" calcext:value-type="float">
            <text:p>75.61</text:p>
          </table:table-cell>
          <table:table-cell office:value-type="float" office:value="83.17" calcext:value-type="float">
            <text:p>83.17</text:p>
          </table:table-cell>
          <table:table-cell office:value-type="float" office:value="81.82" calcext:value-type="float">
            <text:p>81.82</text:p>
          </table:table-cell>
          <table:table-cell office:value-type="float" office:value="77.35" calcext:value-type="float">
            <text:p>77.35</text:p>
          </table:table-cell>
          <table:table-cell office:value-type="float" office:value="78.57" calcext:value-type="float">
            <text:p>78.57</text:p>
          </table:table-cell>
          <table:table-cell office:value-type="float" office:value="25.23" calcext:value-type="float">
            <text:p>25.23</text:p>
          </table:table-cell>
          <table:table-cell office:value-type="float" office:value="812520" calcext:value-type="float">
            <text:p>812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4520" calcext:value-type="float">
            <text:p>214520</text:p>
          </table:table-cell>
          <table:table-cell office:value-type="float" office:value="3522.237" calcext:value-type="float">
            <text:p>3522.237</text:p>
          </table:table-cell>
          <table:table-cell office:value-type="string" calcext:value-type="string">
            <text:p>("2b3a99c8f9b7793947317fdf8679d65349e5f662d6c93a75b1292fa7aba07a28", "6ae6bc23a52e55e5219b87bc0580164fe76277affaa88b80b729b0d1507aa9d9", "f06048632e3d5cf1b4ff36d03777110ee3091dcaf1b43f77fea9103ccdd487c1", "a3e202f622951db1d6b6e6f5daccb5b16eb2a64e2d97b84bc7314e294f442424", "0469c6a3db8833fad75f471fdc0371321a9556e67805f44eba7b6ac8d36f186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1.95" calcext:value-type="float">
            <text:p>21.95</text:p>
          </table:table-cell>
          <table:table-cell table:style-name="ce7" office:value-type="float" office:value="60.98" calcext:value-type="float">
            <text:p>60.98</text:p>
          </table:table-cell>
          <table:table-cell office:value-type="float" office:value="60.98" calcext:value-type="float">
            <text:p>60.98</text:p>
          </table:table-cell>
          <table:table-cell office:value-type="float" office:value="58.54" calcext:value-type="float">
            <text:p>58.54</text:p>
          </table:table-cell>
          <table:table-cell office:value-type="float" office:value="63.41" calcext:value-type="float">
            <text:p>63.41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60.279" calcext:value-type="float">
            <text:p>60.279</text:p>
          </table:table-cell>
          <table:table-cell office:value-type="string" calcext:value-type="string">
            <text:p>0739257c6d924266e66c27a2cb6a6f7706221d4b28633c7321a5190abbe1f192</text:p>
          </table:table-cell>
          <table:table-cell office:value-type="float" office:value="87.25" calcext:value-type="float">
            <text:p>87.25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15" calcext:value-type="float">
            <text:p>59.15</text:p>
          </table:table-cell>
          <table:table-cell office:value-type="float" office:value="64.63" calcext:value-type="float">
            <text:p>64.63</text:p>
          </table:table-cell>
          <table:table-cell office:value-type="float" office:value="62.58" calcext:value-type="float">
            <text:p>62.58</text:p>
          </table:table-cell>
          <table:table-cell office:value-type="float" office:value="61.27" calcext:value-type="float">
            <text:p>61.27</text:p>
          </table:table-cell>
          <table:table-cell office:value-type="float" office:value="60.82" calcext:value-type="float">
            <text:p>60.82</text:p>
          </table:table-cell>
          <table:table-cell office:value-type="float" office:value="107" calcext:value-type="float">
            <text:p>107</text:p>
          </table:table-cell>
          <table:table-cell office:value-type="float" office:value="47.717" calcext:value-type="float">
            <text:p>47.717</text:p>
          </table:table-cell>
          <table:table-cell office:value-type="string" calcext:value-type="string">
            <text:p>0e2b6ef5797dc2b1e411c0e923517cde2e423d23269a2f0d973a16d4189a8204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9.436" calcext:value-type="float">
            <text:p>39.436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3.36" calcext:value-type="float">
            <text:p>93.36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157" calcext:value-type="float">
            <text:p>157</text:p>
          </table:table-cell>
          <table:table-cell office:value-type="float" office:value="54.777" calcext:value-type="float">
            <text:p>54.777</text:p>
          </table:table-cell>
          <table:table-cell office:value-type="string" calcext:value-type="string">
            <text:p>c4fd3c0f54a614c33be526265d827b0df8c94827b52ea61aae0e67038d14e3b7</text:p>
          </table:table-cell>
          <table:table-cell office:value-type="float" office:value="86.64" calcext:value-type="float">
            <text:p>86.64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97" calcext:value-type="float">
            <text:p>97</text:p>
          </table:table-cell>
          <table:table-cell office:value-type="float" office:value="47.738" calcext:value-type="float">
            <text:p>47.738</text:p>
          </table:table-cell>
          <table:table-cell office:value-type="string" calcext:value-type="string">
            <text:p>ef0b5aa8856797e9bda27bd73c93e0980bc57fb399d96452ac1901f3c2a91cfb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8.901" calcext:value-type="float">
            <text:p>38.901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9.92" calcext:value-type="float">
            <text:p>99.92</text:p>
          </table:table-cell>
          <table:table-cell office:value-type="float" office:value="51.83" calcext:value-type="float">
            <text:p>51.83</text:p>
          </table:table-cell>
          <table:table-cell table:style-name="ce10" office:value-type="float" office:value="75.91" calcext:value-type="float">
            <text:p>75.91</text:p>
          </table:table-cell>
          <table:table-cell office:value-type="float" office:value="75.91" calcext:value-type="float">
            <text:p>75.91</text:p>
          </table:table-cell>
          <table:table-cell office:value-type="float" office:value="69.76" calcext:value-type="float">
            <text:p>69.76</text:p>
          </table:table-cell>
          <table:table-cell office:value-type="float" office:value="82.07" calcext:value-type="float">
            <text:p>82.07</text:p>
          </table:table-cell>
          <table:table-cell office:value-type="float" office:value="79.57" calcext:value-type="float">
            <text:p>79.57</text:p>
          </table:table-cell>
          <table:table-cell office:value-type="float" office:value="73.12" calcext:value-type="float">
            <text:p>73.12</text:p>
          </table:table-cell>
          <table:table-cell office:value-type="float" office:value="74.31" calcext:value-type="float">
            <text:p>74.31</text:p>
          </table:table-cell>
          <table:table-cell office:value-type="float" office:value="25.61" calcext:value-type="float">
            <text:p>25.61</text:p>
          </table:table-cell>
          <table:table-cell office:value-type="float" office:value="821360" calcext:value-type="float">
            <text:p>82136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339680" calcext:value-type="float">
            <text:p>339680</text:p>
          </table:table-cell>
          <table:table-cell office:value-type="float" office:value="3590.697" calcext:value-type="float">
            <text:p>3590.697</text:p>
          </table:table-cell>
          <table:table-cell office:value-type="string" calcext:value-type="string">
            <text:p>("c495a612aabaef8235cc4de246b9a781991bd58d43c5ab1cbcba29d62ff6e04f", "00d9228daa9a31a6db954a1a27f75369a4fe5e96d2fa15c72f8370492828f48e", "b7a3e87af3350c2eaae4f9ba68e331af6dcb01fdfa85cff6f055fe0882e97800", "333df845840868b6de40f53a9cfd7e2c23003e1786c6268c9cb20cb0b23a134d", "597cff68ec5767ad1436b2325d1b72723499c26a44e2cbf49388029b48282c2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4" calcext:value-type="float">
            <text:p>95.34</text:p>
          </table:table-cell>
          <table:table-cell office:value-type="float" office:value="34.76" calcext:value-type="float">
            <text:p>34.76</text:p>
          </table:table-cell>
          <table:table-cell table:style-name="ce7" office:value-type="float" office:value="67.38" calcext:value-type="float">
            <text:p>67.38</text:p>
          </table:table-cell>
          <table:table-cell office:value-type="float" office:value="67.38" calcext:value-type="float">
            <text:p>67.3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6" calcext:value-type="float">
            <text:p>66.46</text:p>
          </table:table-cell>
          <table:table-cell office:value-type="float" office:value="67.07" calcext:value-type="float">
            <text:p>67.07</text:p>
          </table:table-cell>
          <table:table-cell office:value-type="float" office:value="67.7" calcext:value-type="float">
            <text:p>67.7</text:p>
          </table:table-cell>
          <table:table-cell office:value-type="float" office:value="67.67" calcext:value-type="float">
            <text:p>67.67</text:p>
          </table:table-cell>
          <table:table-cell office:value-type="float" office:value="177" calcext:value-type="float">
            <text:p>177</text:p>
          </table:table-cell>
          <table:table-cell office:value-type="float" office:value="67.12" calcext:value-type="float">
            <text:p>67.12</text:p>
          </table:table-cell>
          <table:table-cell office:value-type="string" calcext:value-type="string">
            <text:p>8f727be243b2d1dba55dfb2f7bb0239a90a2519a61fc7bacf6ea2233ba0a0fa1</text:p>
          </table:table-cell>
          <table:table-cell office:value-type="float" office:value="91.76" calcext:value-type="float">
            <text:p>91.76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7" calcext:value-type="float">
            <text:p>137</text:p>
          </table:table-cell>
          <table:table-cell office:value-type="float" office:value="63.268" calcext:value-type="float">
            <text:p>63.268</text:p>
          </table:table-cell>
          <table:table-cell office:value-type="string" calcext:value-type="string">
            <text:p>6abd801f631f388298c40913bdd0348f9a0cdf3e62591fcfd32c37c2cfcc5dd4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60.263" calcext:value-type="float">
            <text:p>60.263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4.5" calcext:value-type="float">
            <text:p>94.5</text:p>
          </table:table-cell>
          <table:table-cell office:value-type="float" office:value="35.37" calcext:value-type="float">
            <text:p>35.37</text:p>
          </table:table-cell>
          <table:table-cell table:number-columns-repeated="7" office:value-type="float" office:value="67.68" calcext:value-type="float">
            <text:p>67.68</text:p>
          </table:table-cell>
          <table:table-cell office:value-type="float" office:value="167" calcext:value-type="float">
            <text:p>167</text:p>
          </table:table-cell>
          <table:table-cell office:value-type="float" office:value="63.201" calcext:value-type="float">
            <text:p>63.201</text:p>
          </table:table-cell>
          <table:table-cell office:value-type="string" calcext:value-type="string">
            <text:p>15f6ca52baf8a7acfe604614ad6537227f242e78c21897ff73e9307f702e2c8b</text:p>
          </table:table-cell>
          <table:table-cell office:value-type="float" office:value="91.37" calcext:value-type="float">
            <text:p>91.37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3" calcext:value-type="float">
            <text:p>133</text:p>
          </table:table-cell>
          <table:table-cell office:value-type="float" office:value="61.973" calcext:value-type="float">
            <text:p>61.973</text:p>
          </table:table-cell>
          <table:table-cell office:value-type="string" calcext:value-type="string">
            <text:p>c212bb8348882bee61d9f2ce2ec860eaeffa72138f31bac9782f5c1fda776feb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59.368" calcext:value-type="float">
            <text:p>59.368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9.86" calcext:value-type="float">
            <text:p>99.8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3.78" calcext:value-type="float">
            <text:p>73.78</text:p>
          </table:table-cell>
          <table:table-cell office:value-type="float" office:value="77.44" calcext:value-type="float">
            <text:p>77.44</text:p>
          </table:table-cell>
          <table:table-cell office:value-type="float" office:value="76.58" calcext:value-type="float">
            <text:p>76.58</text:p>
          </table:table-cell>
          <table:table-cell office:value-type="float" office:value="74.72" calcext:value-type="float">
            <text:p>74.72</text:p>
          </table:table-cell>
          <table:table-cell office:value-type="float" office:value="75.15" calcext:value-type="float">
            <text:p>75.15</text:p>
          </table:table-cell>
          <table:table-cell office:value-type="float" office:value="25.35" calcext:value-type="float">
            <text:p>25.35</text:p>
          </table:table-cell>
          <table:table-cell office:value-type="float" office:value="817560" calcext:value-type="float">
            <text:p>81756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8680" calcext:value-type="float">
            <text:p>78680</text:p>
          </table:table-cell>
          <table:table-cell office:value-type="float" office:value="3491.951" calcext:value-type="float">
            <text:p>3491.951</text:p>
          </table:table-cell>
          <table:table-cell office:value-type="string" calcext:value-type="string">
            <text:p>("e3328ff36484ac8a7d454bac4d72a337b0edcb5112a5644ef8d0faaa68c96d95", "37c000b0d33d1ead771e133416b80b1b4c56318d20c914ff65f4617775d85092", "a94f300f7184aa01df489d78c7a23521d32c6215422e61922f7027b2c2e89343", "f8029d2a0dc8cd459be266c4d7afbea6b8e94035ceabffc3a011a81d9151409f", "16cab1e7b83bc5c9d4604690a7af9b8fe0f004e7411a4c71ef8b0150958a0db0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" calcext:value-type="float">
            <text:p>94.2</text:p>
          </table:table-cell>
          <table:table-cell office:value-type="float" office:value="28.66" calcext:value-type="float">
            <text:p>28.66</text:p>
          </table:table-cell>
          <table:table-cell table:style-name="ce7" office:value-type="float" office:value="64.33" calcext:value-type="float">
            <text:p>64.33</text:p>
          </table:table-cell>
          <table:table-cell office:value-type="float" office:value="64.33" calcext:value-type="float">
            <text:p>64.33</text:p>
          </table:table-cell>
          <table:table-cell office:value-type="float" office:value="66.46" calcext:value-type="float">
            <text:p>66.46</text:p>
          </table:table-cell>
          <table:table-cell office:value-type="float" office:value="62.2" calcext:value-type="float">
            <text:p>62.2</text:p>
          </table:table-cell>
          <table:table-cell office:value-type="float" office:value="63.74" calcext:value-type="float">
            <text:p>63.74</text:p>
          </table:table-cell>
          <table:table-cell office:value-type="float" office:value="64.97" calcext:value-type="float">
            <text:p>64.97</text:p>
          </table:table-cell>
          <table:table-cell office:value-type="float" office:value="65.07" calcext:value-type="float">
            <text:p>65.07</text:p>
          </table:table-cell>
          <table:table-cell office:value-type="float" office:value="173" calcext:value-type="float">
            <text:p>173</text:p>
          </table:table-cell>
          <table:table-cell office:value-type="float" office:value="53.533" calcext:value-type="float">
            <text:p>53.533</text:p>
          </table:table-cell>
          <table:table-cell office:value-type="string" calcext:value-type="string">
            <text:p>97c408fa02928e4eafb64a63d03027b8bf3a0bf84710aa8c382b20b72fcf7382</text:p>
          </table:table-cell>
          <table:table-cell office:value-type="float" office:value="88.93" calcext:value-type="float">
            <text:p>88.93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71.34" calcext:value-type="float">
            <text:p>71.34</text:p>
          </table:table-cell>
          <table:table-cell office:value-type="float" office:value="55.49" calcext:value-type="float">
            <text:p>55.49</text:p>
          </table:table-cell>
          <table:table-cell office:value-type="float" office:value="61.58" calcext:value-type="float">
            <text:p>61.58</text:p>
          </table:table-cell>
          <table:table-cell office:value-type="float" office:value="65.94" calcext:value-type="float">
            <text:p>65.94</text:p>
          </table:table-cell>
          <table:table-cell office:value-type="float" office:value="66.1" calcext:value-type="float">
            <text:p>66.1</text:p>
          </table:table-cell>
          <table:table-cell office:value-type="float" office:value="107" calcext:value-type="float">
            <text:p>107</text:p>
          </table:table-cell>
          <table:table-cell office:value-type="float" office:value="47.606" calcext:value-type="float">
            <text:p>47.606</text:p>
          </table:table-cell>
          <table:table-cell office:value-type="string" calcext:value-type="string">
            <text:p>addf1796be978a87cf19ca73191e7b002cdc6ba5fdd0b1fb0e5cc6443191e0d7</text:p>
          </table:table-cell>
          <table:table-cell office:value-type="float" office:value="80.15" calcext:value-type="float">
            <text:p>80.15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7.553" calcext:value-type="float">
            <text:p>37.553</text:p>
          </table:table-cell>
          <table:table-cell office:value-type="string" calcext:value-type="string">
            <text:p>cc106e3bce9c199855f3a732b635bbe9939509a9883a6c29c2905baddbe8ac9e</text:p>
          </table:table-cell>
          <table:table-cell office:value-type="float" office:value="93.44" calcext:value-type="float">
            <text:p>93.44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62.8" calcext:value-type="float">
            <text:p>62.8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8" calcext:value-type="float">
            <text:p>63.58</text:p>
          </table:table-cell>
          <table:table-cell office:value-type="float" office:value="63.25" calcext:value-type="float">
            <text:p>63.25</text:p>
          </table:table-cell>
          <table:table-cell office:value-type="float" office:value="63.19" calcext:value-type="float">
            <text:p>63.19</text:p>
          </table:table-cell>
          <table:table-cell office:value-type="float" office:value="157" calcext:value-type="float">
            <text:p>157</text:p>
          </table:table-cell>
          <table:table-cell office:value-type="float" office:value="52.104" calcext:value-type="float">
            <text:p>52.104</text:p>
          </table:table-cell>
          <table:table-cell office:value-type="string" calcext:value-type="string">
            <text:p>b4bb74e6109b075f8b27e39f45d908b772f99652fb1dd755acb128d6769f17a7</text:p>
          </table:table-cell>
          <table:table-cell office:value-type="float" office:value="88.7" calcext:value-type="float">
            <text:p>88.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8.29" calcext:value-type="float">
            <text:p>68.29</text:p>
          </table:table-cell>
          <table:table-cell office:value-type="float" office:value="56.71" calcext:value-type="float">
            <text:p>56.71</text:p>
          </table:table-cell>
          <table:table-cell office:value-type="float" office:value="61.2" calcext:value-type="float">
            <text:p>61.2</text:p>
          </table:table-cell>
          <table:table-cell office:value-type="float" office:value="64.14" calcext:value-type="float">
            <text:p>64.14</text:p>
          </table:table-cell>
          <table:table-cell office:value-type="float" office:value="64.55" calcext:value-type="float">
            <text:p>64.55</text:p>
          </table:table-cell>
          <table:table-cell office:value-type="float" office:value="105" calcext:value-type="float">
            <text:p>105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ae26399f22b9d4d4a519a99ff78d5bd721071b0232260f118223acd5f4c1caa4</text:p>
          </table:table-cell>
          <table:table-cell office:value-type="float" office:value="80.08" calcext:value-type="float">
            <text:p>80.08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8.023" calcext:value-type="float">
            <text:p>38.023</text:p>
          </table:table-cell>
          <table:table-cell office:value-type="string" calcext:value-type="string">
            <text:p>7db0f52b32a4aef3589fd8b5759dc472d0540663a2bb44dfacb82a0be4b7202f</text:p>
          </table:table-cell>
          <table:table-cell office:value-type="float" office:value="99.92" calcext:value-type="float">
            <text:p>99.92</text:p>
          </table:table-cell>
          <table:table-cell office:value-type="float" office:value="47.2" calcext:value-type="float">
            <text:p>47.2</text:p>
          </table:table-cell>
          <table:table-cell table:style-name="ce10" office:value-type="float" office:value="73.6" calcext:value-type="float">
            <text:p>73.6</text:p>
          </table:table-cell>
          <table:table-cell office:value-type="float" office:value="73.6" calcext:value-type="float">
            <text:p>73.6</text:p>
          </table:table-cell>
          <table:table-cell office:value-type="float" office:value="74.15" calcext:value-type="float">
            <text:p>74.15</text:p>
          </table:table-cell>
          <table:table-cell office:value-type="float" office:value="73.05" calcext:value-type="float">
            <text:p>73.05</text:p>
          </table:table-cell>
          <table:table-cell office:value-type="float" office:value="73.41" calcext:value-type="float">
            <text:p>73.41</text:p>
          </table:table-cell>
          <table:table-cell office:value-type="float" office:value="73.85" calcext:value-type="float">
            <text:p>73.85</text:p>
          </table:table-cell>
          <table:table-cell office:value-type="float" office:value="73.75" calcext:value-type="float">
            <text:p>73.75</text:p>
          </table:table-cell>
          <table:table-cell office:value-type="float" office:value="25.47" calcext:value-type="float">
            <text:p>25.47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6880" calcext:value-type="float">
            <text:p>236880</text:p>
          </table:table-cell>
          <table:table-cell office:value-type="float" office:value="3425.556" calcext:value-type="float">
            <text:p>3425.556</text:p>
          </table:table-cell>
          <table:table-cell office:value-type="string" calcext:value-type="string">
            <text:p>("1320161f35b01279d93d8472da6a9f465ebae2e47a627b6da5895f12b25607df", "de83a938c973a4e7e61691ec6395350c883de3c4c7d2bde913877b0bd244e563", "6e304667667b5814365010a89c798f0d6d37e756a7d77ce15d97dcaaa44db0a2", "6986e784d47c553d5bedda4516411c07ebf9ec7af7c14109717897b970be5191", "fbd2ca2edbdac5db4f422bb285431a82d3508c77d3220f226850635b777abae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3" calcext:value-type="float">
            <text:p>94.73</text:p>
          </table:table-cell>
          <table:table-cell office:value-type="float" office:value="40.85" calcext:value-type="float">
            <text:p>40.85</text:p>
          </table:table-cell>
          <table:table-cell table:style-name="ce7" office:value-type="float" office:value="70.43" calcext:value-type="float">
            <text:p>70.43</text:p>
          </table:table-cell>
          <table:table-cell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63" calcext:value-type="float">
            <text:p>163</text:p>
          </table:table-cell>
          <table:table-cell office:value-type="float" office:value="60.732" calcext:value-type="float">
            <text:p>60.732</text:p>
          </table:table-cell>
          <table:table-cell office:value-type="string" calcext:value-type="string">
            <text:p>17b8ff2bd7a015ed2d836c1d60d8c7473727ea82abd97c4f0fffe566accf15e7</text:p>
          </table:table-cell>
          <table:table-cell office:value-type="float" office:value="89.62" calcext:value-type="float">
            <text:p>89.62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0.73" calcext:value-type="float">
            <text:p>70.73</text:p>
          </table:table-cell>
          <table:table-cell office:value-type="float" office:value="67.07" calcext:value-type="float">
            <text:p>67.07</text:p>
          </table:table-cell>
          <table:table-cell office:value-type="float" office:value="68.24" calcext:value-type="float">
            <text:p>68.24</text:p>
          </table:table-cell>
          <table:table-cell office:value-type="float" office:value="69.62" calcext:value-type="float">
            <text:p>69.62</text:p>
          </table:table-cell>
          <table:table-cell office:value-type="float" office:value="69.46" calcext:value-type="float">
            <text:p>69.46</text:p>
          </table:table-cell>
          <table:table-cell office:value-type="float" office:value="113" calcext:value-type="float">
            <text:p>113</text:p>
          </table:table-cell>
          <table:table-cell office:value-type="float" office:value="56.504" calcext:value-type="float">
            <text:p>56.504</text:p>
          </table:table-cell>
          <table:table-cell office:value-type="string" calcext:value-type="string">
            <text:p>8c11164f3e8d816470697506f5c575425a011781729234574c13145cd603df1b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236" calcext:value-type="float">
            <text:p>49.236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3.66" calcext:value-type="float">
            <text:p>93.66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53" calcext:value-type="float">
            <text:p>153</text:p>
          </table:table-cell>
          <table:table-cell office:value-type="float" office:value="58.134" calcext:value-type="float">
            <text:p>58.134</text:p>
          </table:table-cell>
          <table:table-cell office:value-type="string" calcext:value-type="string">
            <text:p>f0a063cd14e885adc6b505dd856c60fe09e722d30cf4d2f80e56b20773a6228d</text:p>
          </table:table-cell>
          <table:table-cell office:value-type="float" office:value="89.39" calcext:value-type="float">
            <text:p>89.39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1.34" calcext:value-type="float">
            <text:p>71.34</text:p>
          </table:table-cell>
          <table:table-cell office:value-type="float" office:value="66.46" calcext:value-type="float">
            <text:p>66.46</text:p>
          </table:table-cell>
          <table:table-cell office:value-type="float" office:value="68.02" calcext:value-type="float">
            <text:p>68.02</text:p>
          </table:table-cell>
          <table:table-cell office:value-type="float" office:value="69.87" calcext:value-type="float">
            <text:p>69.87</text:p>
          </table:table-cell>
          <table:table-cell office:value-type="float" office:value="69.64" calcext:value-type="float">
            <text:p>69.64</text:p>
          </table:table-cell>
          <table:table-cell office:value-type="float" office:value="109" calcext:value-type="float">
            <text:p>109</text:p>
          </table:table-cell>
          <table:table-cell office:value-type="float" office:value="56.62" calcext:value-type="float">
            <text:p>56.62</text:p>
          </table:table-cell>
          <table:table-cell office:value-type="string" calcext:value-type="string">
            <text:p>30cbdcb9c2d4de64dc9f0c9b25a09109d3fad3b9f1f10ce6748506c33a22667a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655" calcext:value-type="float">
            <text:p>49.655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9.95" calcext:value-type="float">
            <text:p>99.95</text:p>
          </table:table-cell>
          <table:table-cell office:value-type="float" office:value="55.37" calcext:value-type="float">
            <text:p>55.37</text:p>
          </table:table-cell>
          <table:table-cell table:style-name="ce10" office:value-type="float" office:value="77.68" calcext:value-type="float">
            <text:p>77.68</text:p>
          </table:table-cell>
          <table:table-cell office:value-type="float" office:value="77.68" calcext:value-type="float">
            <text:p>77.68</text:p>
          </table:table-cell>
          <table:table-cell office:value-type="float" office:value="73.78" calcext:value-type="float">
            <text:p>73.78</text:p>
          </table:table-cell>
          <table:table-cell office:value-type="float" office:value="81.59" calcext:value-type="float">
            <text:p>81.59</text:p>
          </table:table-cell>
          <table:table-cell office:value-type="float" office:value="80.04" calcext:value-type="float">
            <text:p>80.04</text:p>
          </table:table-cell>
          <table:table-cell office:value-type="float" office:value="75.69" calcext:value-type="float">
            <text:p>75.69</text:p>
          </table:table-cell>
          <table:table-cell office:value-type="float" office:value="76.77" calcext:value-type="float">
            <text:p>76.77</text:p>
          </table:table-cell>
          <table:table-cell office:value-type="float" office:value="24.94" calcext:value-type="float">
            <text:p>24.94</text:p>
          </table:table-cell>
          <table:table-cell office:value-type="float" office:value="810960" calcext:value-type="float">
            <text:p>810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424880" calcext:value-type="float">
            <text:p>424880</text:p>
          </table:table-cell>
          <table:table-cell office:value-type="float" office:value="3566.654" calcext:value-type="float">
            <text:p>3566.654</text:p>
          </table:table-cell>
          <table:table-cell office:value-type="string" calcext:value-type="string">
            <text:p>("c7df69f337da28c2bdf4c73aac55b6e2247bd4f506098d228b0eed4e0cdc62fe", "17047d99a5cdfec0d21c7f02b84fe5ead9ae5df9aa9dd1338947437ee0cefad7", "f3bc25a1d7def1c8786d161a00508a1dce017b460886f4f3e2323c887bf9997a", "a8b22674199e3b2c837760f38275cab2e2a71cd679db25d4efdeb5f473223022", "74dd1250309804d088c43daee218db71eb1c5b4fb7b05133e2c80b48d9db069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58" calcext:value-type="float">
            <text:p>94.58</text:p>
          </table:table-cell>
          <table:table-cell office:value-type="float" office:value="32.93" calcext:value-type="float">
            <text:p>32.93</text:p>
          </table:table-cell>
          <table:table-cell table:style-name="ce7" office:value-type="float" office:value="66.46" calcext:value-type="float">
            <text:p>66.46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4" calcext:value-type="float">
            <text:p>65.24</text:p>
          </table:table-cell>
          <table:table-cell office:value-type="float" office:value="67.68" calcext:value-type="float">
            <text:p>67.68</text:p>
          </table:table-cell>
          <table:table-cell office:value-type="float" office:value="66.88" calcext:value-type="float">
            <text:p>66.88</text:p>
          </table:table-cell>
          <table:table-cell office:value-type="float" office:value="66.07" calcext:value-type="float">
            <text:p>66.07</text:p>
          </table:table-cell>
          <table:table-cell office:value-type="float" office:value="66.05" calcext:value-type="float">
            <text:p>66.05</text:p>
          </table:table-cell>
          <table:table-cell office:value-type="float" office:value="175" calcext:value-type="float">
            <text:p>175</text:p>
          </table:table-cell>
          <table:table-cell office:value-type="float" office:value="47.682" calcext:value-type="float">
            <text:p>47.682</text:p>
          </table:table-cell>
          <table:table-cell office:value-type="string" calcext:value-type="string">
            <text:p>4e79bb011455cfa43a2ed9472ba79884fcb4784fe4c2e276d9dba6372c0ab764</text:p>
          </table:table-cell>
          <table:table-cell office:value-type="float" office:value="90.99" calcext:value-type="float">
            <text:p>90.99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68" calcext:value-type="float">
            <text:p>67.68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9" calcext:value-type="float">
            <text:p>65.29</text:p>
          </table:table-cell>
          <table:table-cell office:value-type="float" office:value="65.22" calcext:value-type="float">
            <text:p>65.22</text:p>
          </table:table-cell>
          <table:table-cell office:value-type="float" office:value="125" calcext:value-type="float">
            <text:p>125</text:p>
          </table:table-cell>
          <table:table-cell office:value-type="float" office:value="45.643" calcext:value-type="float">
            <text:p>45.643</text:p>
          </table:table-cell>
          <table:table-cell office:value-type="string" calcext:value-type="string">
            <text:p>efb3db2049ce630ed23fd303076c5c699a8fbd685c9aed2bd0737fcd261863b1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0.886" calcext:value-type="float">
            <text:p>40.886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3.82" calcext:value-type="float">
            <text:p>93.82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61" calcext:value-type="float">
            <text:p>161</text:p>
          </table:table-cell>
          <table:table-cell office:value-type="float" office:value="46.026" calcext:value-type="float">
            <text:p>46.026</text:p>
          </table:table-cell>
          <table:table-cell office:value-type="string" calcext:value-type="string">
            <text:p>2c4696a4ea695ce908d4b3f7d68f75fcd9f993a3295a567663a32927ac00dc7e</text:p>
          </table:table-cell>
          <table:table-cell office:value-type="float" office:value="90.99" calcext:value-type="float">
            <text:p>90.99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23" calcext:value-type="float">
            <text:p>123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b31719d59217d5c9d3b299a0faf410a05656b76f251ad47e2d2d18bc7b2b693d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9.8" calcext:value-type="float">
            <text:p>99.8</text:p>
          </table:table-cell>
          <table:table-cell office:value-type="float" office:value="53.41" calcext:value-type="float">
            <text:p>53.41</text:p>
          </table:table-cell>
          <table:table-cell table:style-name="ce10" office:value-type="float" office:value="76.71" calcext:value-type="float">
            <text:p>76.71</text:p>
          </table:table-cell>
          <table:table-cell office:value-type="float" office:value="76.71" calcext:value-type="float">
            <text:p>76.71</text:p>
          </table:table-cell>
          <table:table-cell office:value-type="float" office:value="76.1" calcext:value-type="float">
            <text:p>76.1</text:p>
          </table:table-cell>
          <table:table-cell office:value-type="float" office:value="77.32" calcext:value-type="float">
            <text:p>77.32</text:p>
          </table:table-cell>
          <table:table-cell office:value-type="float" office:value="77.07" calcext:value-type="float">
            <text:p>77.07</text:p>
          </table:table-cell>
          <table:table-cell office:value-type="float" office:value="76.38" calcext:value-type="float">
            <text:p>76.38</text:p>
          </table:table-cell>
          <table:table-cell office:value-type="float" office:value="76.57" calcext:value-type="float">
            <text:p>76.57</text:p>
          </table:table-cell>
          <table:table-cell office:value-type="float" office:value="25.13" calcext:value-type="float">
            <text:p>25.13</text:p>
          </table:table-cell>
          <table:table-cell office:value-type="float" office:value="810440" calcext:value-type="float">
            <text:p>810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13880" calcext:value-type="float">
            <text:p>213880</text:p>
          </table:table-cell>
          <table:table-cell office:value-type="float" office:value="3547.65" calcext:value-type="float">
            <text:p>3547.65</text:p>
          </table:table-cell>
          <table:table-cell office:value-type="string" calcext:value-type="string">
            <text:p>("e3c9726e3e284208b873b9afb543f1289df309cea5495361354f9b677f430150", "820be1d4a7639e5ef719c944bb40692d9f6ad2a0f02fec88d81d12062f197ff0", "04097baf3407ffc040cce69395025b55c9d4d139dc91453dc13ccd3b35763b0c", "6a43884f60e6e156768d1e4c4ef8daf1b2219036311351818431fc349d6b5518", "60316538c21b1da276a829cc0a63236daafcacbeeee1fadf3ef4be1ad6470b88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6.935" calcext:value-type="float">
            <text:p>6.935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502" calcext:value-type="float">
            <text:p>3.502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9.52" calcext:value-type="float">
            <text:p>99.52</text:p>
          </table:table-cell>
          <table:table-cell office:value-type="float" office:value="75.38" calcext:value-type="float">
            <text:p>75.38</text:p>
          </table:table-cell>
          <table:table-cell table:style-name="ce10" office:value-type="float" office:value="87.69" calcext:value-type="float">
            <text:p>8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78.46" calcext:value-type="float">
            <text:p>78.46</text:p>
          </table:table-cell>
          <table:table-cell office:value-type="float" office:value="96.92" calcext:value-type="float">
            <text:p>96.92</text:p>
          </table:table-cell>
          <table:table-cell office:value-type="float" office:value="96.65" calcext:value-type="float">
            <text:p>96.65</text:p>
          </table:table-cell>
          <table:table-cell office:value-type="float" office:value="81.95" calcext:value-type="float">
            <text:p>81.95</text:p>
          </table:table-cell>
          <table:table-cell office:value-type="float" office:value="86.43" calcext:value-type="float">
            <text:p>86.43</text:p>
          </table:table-cell>
          <table:table-cell office:value-type="float" office:value="18.19" calcext:value-type="float">
            <text:p>18.19</text:p>
          </table:table-cell>
          <table:table-cell office:value-type="float" office:value="145760" calcext:value-type="float">
            <text:p>145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98880" calcext:value-type="float">
            <text:p>98880</text:p>
          </table:table-cell>
          <table:table-cell office:value-type="float" office:value="85.869" calcext:value-type="float">
            <text:p>85.869</text:p>
          </table:table-cell>
          <table:table-cell office:value-type="string" calcext:value-type="string">
            <text:p>("f563670344f5063824af763be3b72019bbb1caccb926e19fc426ef819ad5459b", "a99770156a8708f5e6c6ef481e36900abe9586e556edbbc5a8070fb35f7ce1ea", "269cad6022153d8a09f467938c898e59d4346003dc09ac2c4b871994a43dc77f", "2acd0fcaed5351906aef560ab242d7f9d8841b77171f8c67fbbb21537858f92e", "982515d200358452705ec42b94385db00fcf1d4e9c2aa1fa782b21c72f4c25c4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7.754" calcext:value-type="float">
            <text:p>7.754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9" calcext:value-type="float">
            <text:p>7.59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798" calcext:value-type="float">
            <text:p>7.798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844" calcext:value-type="float">
            <text:p>7.844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9.71" calcext:value-type="float">
            <text:p>99.71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7.69" calcext:value-type="float">
            <text:p>7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86.53" calcext:value-type="float">
            <text:p>86.53</text:p>
          </table:table-cell>
          <table:table-cell office:value-type="float" office:value="79.66" calcext:value-type="float">
            <text:p>79.66</text:p>
          </table:table-cell>
          <table:table-cell office:value-type="float" office:value="81.84" calcext:value-type="float">
            <text:p>81.84</text:p>
          </table:table-cell>
          <table:table-cell office:value-type="float" office:value="18.4" calcext:value-type="float">
            <text:p>18.4</text:p>
          </table:table-cell>
          <table:table-cell office:value-type="float" office:value="138680" calcext:value-type="float">
            <text:p>138680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51920" calcext:value-type="float">
            <text:p>51920</text:p>
          </table:table-cell>
          <table:table-cell office:value-type="float" office:value="82.874" calcext:value-type="float">
            <text:p>82.874</text:p>
          </table:table-cell>
          <table:table-cell office:value-type="string" calcext:value-type="string">
            <text:p>("8eaafe64ba14c691cf0cc2745e40ea143af9cae43f5b5cae8e7e68b3023dd703", "ded7acfad9b79c4886efc3de832a1dbb0ed053cff6b31c5d054a84f54f111eb4", "553fff83d78637cd29306b2d1a9f3f79c55c4a76b3bac37dc47e59f3532c8309", "c51160380bb85153709a956a296c9224c86a81cadb5c73542483650d3b259998", "82d7791282b4a1851b9c3dad36176f24ce27da5f91fcd8c584219bfe88cf5e35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7.035" calcext:value-type="float">
            <text:p>7.035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061" calcext:value-type="float">
            <text:p>5.061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672" calcext:value-type="float">
            <text:p>3.672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6.283" calcext:value-type="float">
            <text:p>6.283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103" calcext:value-type="float">
            <text:p>5.103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767" calcext:value-type="float">
            <text:p>3.767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9.71" calcext:value-type="float">
            <text:p>99.71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67.69" calcext:value-type="float">
            <text:p>67.69</text:p>
          </table:table-cell>
          <table:table-cell office:value-type="float" office:value="83.08" calcext:value-type="float">
            <text:p>83.08</text:p>
          </table:table-cell>
          <table:table-cell office:value-type="float" office:value="79.97" calcext:value-type="float">
            <text:p>79.97</text:p>
          </table:table-cell>
          <table:table-cell office:value-type="float" office:value="72.11" calcext:value-type="float">
            <text:p>72.11</text:p>
          </table:table-cell>
          <table:table-cell office:value-type="float" office:value="73.26" calcext:value-type="float">
            <text:p>73.26</text:p>
          </table:table-cell>
          <table:table-cell office:value-type="float" office:value="15.25" calcext:value-type="float">
            <text:p>15.25</text:p>
          </table:table-cell>
          <table:table-cell office:value-type="float" office:value="133280" calcext:value-type="float">
            <text:p>13328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46720" calcext:value-type="float">
            <text:p>46720</text:p>
          </table:table-cell>
          <table:table-cell office:value-type="float" office:value="74.418" calcext:value-type="float">
            <text:p>74.418</text:p>
          </table:table-cell>
          <table:table-cell office:value-type="string" calcext:value-type="string">
            <text:p>("6a4cb11c9a0d0327bf0df3d57992f53d407c79c3b524075003a58a1e5259e82b", "cd069875420940340a6fb055482332b6d1534d516b6cf876378d89167161604c", "2530a542cf83982c64c6e92dc3cd6419186b51f6fda31206ddcc83ed520f8157", "e578e9a4c06a67eea4de1470d0a934755c6f97b6365ed62584afcd254ab6036a", "ae7969389cce9553314aab8169c8122dedb1abcb722ae6c523b76869434d8a9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14" calcext:value-type="float">
            <text:p>97.14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31" calcext:value-type="float">
            <text:p>31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9accadd238de6aa4338b90c07df6649ae92fb6ec3c62638db0f8ea21b9be7455</text:p>
          </table:table-cell>
          <table:table-cell office:value-type="float" office:value="93.33" calcext:value-type="float">
            <text:p>93.33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91.3" calcext:value-type="float">
            <text:p>91.3</text:p>
          </table:table-cell>
          <table:table-cell office:value-type="float" office:value="82.76" calcext:value-type="float">
            <text:p>82.76</text:p>
          </table:table-cell>
          <table:table-cell office:value-type="float" office:value="85.71" calcext:value-type="float">
            <text:p>85.71</text:p>
          </table:table-cell>
          <table:table-cell office:value-type="float" office:value="25" calcext:value-type="float">
            <text:p>25</text:p>
          </table:table-cell>
          <table:table-cell office:value-type="float" office:value="5.468" calcext:value-type="float">
            <text:p>5.468</text:p>
          </table:table-cell>
          <table:table-cell office:value-type="string" calcext:value-type="string">
            <text:p>8c1523a6045aad8ce3bca93bc7cc8b8526466f5753ee38f2b6debeb63fb55c2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514" calcext:value-type="float">
            <text:p>5.514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213" calcext:value-type="float">
            <text:p>5.213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464" calcext:value-type="float">
            <text:p>5.464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423" calcext:value-type="float">
            <text:p>5.423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9.71" calcext:value-type="float">
            <text:p>99.71</text:p>
          </table:table-cell>
          <table:table-cell office:value-type="float" office:value="68.46" calcext:value-type="float">
            <text:p>68.46</text:p>
          </table:table-cell>
          <table:table-cell table:style-name="ce10" office:value-type="float" office:value="84.23" calcext:value-type="float">
            <text:p>84.23</text:p>
          </table:table-cell>
          <table:table-cell office:value-type="float" office:value="84.23" calcext:value-type="float">
            <text:p>84.23</text:p>
          </table:table-cell>
          <table:table-cell office:value-type="float" office:value="75.38" calcext:value-type="float">
            <text:p>75.38</text:p>
          </table:table-cell>
          <table:table-cell office:value-type="float" office:value="93.08" calcext:value-type="float">
            <text:p>93.08</text:p>
          </table:table-cell>
          <table:table-cell office:value-type="float" office:value="91.59" calcext:value-type="float">
            <text:p>91.59</text:p>
          </table:table-cell>
          <table:table-cell office:value-type="float" office:value="79.13" calcext:value-type="float">
            <text:p>79.13</text:p>
          </table:table-cell>
          <table:table-cell office:value-type="float" office:value="82.67" calcext:value-type="float">
            <text:p>82.67</text:p>
          </table:table-cell>
          <table:table-cell office:value-type="float" office:value="16.59" calcext:value-type="float">
            <text:p>16.59</text:p>
          </table:table-cell>
          <table:table-cell office:value-type="float" office:value="140440" calcext:value-type="float">
            <text:p>14044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8680" calcext:value-type="float">
            <text:p>8680</text:p>
          </table:table-cell>
          <table:table-cell office:value-type="float" office:value="80.035" calcext:value-type="float">
            <text:p>80.035</text:p>
          </table:table-cell>
          <table:table-cell office:value-type="string" calcext:value-type="string">
            <text:p>("3e3e3d9e4d53f16e049e992c43db8ad7a06b033dc93c3995e85518408840a04d", "37d3783c2f7c59eee5b67b96efb4fb5767472fdbc9ae87f3001c44e54eada692", "2aa6b17f8da6b5391af24bc5783918fe24c55cad2c7735f0291e30a023020ad2", "dbb22b9fb87e5d17b7a16fc13b7f0b82d4a127808263d2a5c0a06dc9bbf2c3b7", "aa1fd7bedbdeb07d8970e0398366386c62661dbccaf8ddc4b1d887d20f0f52e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9" calcext:value-type="float">
            <text:p>29</text:p>
          </table:table-cell>
          <table:table-cell office:value-type="float" office:value="7.519" calcext:value-type="float">
            <text:p>7.519</text:p>
          </table:table-cell>
          <table:table-cell office:value-type="string" calcext:value-type="string">
            <text:p>5a8af881045d8f6c4855799f39fa3951d9ca67fbaf6c4f0dfb9a58cd9315b0e4</text:p>
          </table:table-cell>
          <table:table-cell office:value-type="float" office:value="92.38" calcext:value-type="float">
            <text:p>92.3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337" calcext:value-type="float">
            <text:p>7.337</text:p>
          </table:table-cell>
          <table:table-cell office:value-type="string" calcext:value-type="string">
            <text:p>fa3f1ec8bfde937d0ad964656827404dcae6fd91d7e3db91b1ec68b6fe69a71d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472" calcext:value-type="float">
            <text:p>4.47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129" calcext:value-type="float">
            <text:p>7.129</text:p>
          </table:table-cell>
          <table:table-cell office:value-type="string" calcext:value-type="string">
            <text:p>47c7c5a7307a312016994adbd7a0a066c7130942598c8980383dcba11e56ebbe</text:p>
          </table:table-cell>
          <table:table-cell office:value-type="float" office:value="91.9" calcext:value-type="float">
            <text:p>91.9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5" calcext:value-type="float">
            <text:p>25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498d1339fcc7112fc3841e8206f7f68ea3599f456c7964ca0ee6a25e62fd1cee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582" calcext:value-type="float">
            <text:p>4.58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9.81" calcext:value-type="float">
            <text:p>99.81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1.54" calcext:value-type="float">
            <text:p>81.54</text:p>
          </table:table-cell>
          <table:table-cell office:value-type="float" office:value="89.23" calcext:value-type="float">
            <text:p>89.23</text:p>
          </table:table-cell>
          <table:table-cell office:value-type="float" office:value="88.87" calcext:value-type="float">
            <text:p>88.87</text:p>
          </table:table-cell>
          <table:table-cell office:value-type="float" office:value="83.02" calcext:value-type="float">
            <text:p>83.02</text:p>
          </table:table-cell>
          <table:table-cell office:value-type="float" office:value="84.81" calcext:value-type="float">
            <text:p>84.81</text:p>
          </table:table-cell>
          <table:table-cell office:value-type="float" office:value="18.68" calcext:value-type="float">
            <text:p>18.68</text:p>
          </table:table-cell>
          <table:table-cell office:value-type="float" office:value="143400" calcext:value-type="float">
            <text:p>143400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20000" calcext:value-type="float">
            <text:p>20000</text:p>
          </table:table-cell>
          <table:table-cell office:value-type="float" office:value="76.481" calcext:value-type="float">
            <text:p>76.481</text:p>
          </table:table-cell>
          <table:table-cell office:value-type="string" calcext:value-type="string">
            <text:p>("233f1c2e1299ebff90ad78cffd8ed0afc46048c18be7e1b32278045cfa03a941", "9173d013b5ca7dadd151999f3ed3f5bc628e67072cc7752b25307aadedf85441", "c15428fc71902c4cc24aadd2c4f70768bff5030f5a89f45a4c204f35a3a35246", "2a0a3fe2d4d30d37da54465971bef9430b7194b5b17e6a709c94eb8fccd5ae5a", "a8dcfd10d3ebee8db8f0ae0dafdca5e171163c9dd1b1b283fb61d686364f098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0.77" calcext:value-type="float">
            <text:p>80.77</text:p>
          </table:table-cell>
          <table:table-cell office:value-type="float" office:value="81.48" calcext:value-type="float">
            <text:p>81.48</text:p>
          </table:table-cell>
          <table:table-cell office:value-type="float" office:value="84" calcext:value-type="float">
            <text:p>84</text:p>
          </table:table-cell>
          <table:table-cell office:value-type="float" office:value="83.02" calcext:value-type="float">
            <text:p>83.02</text:p>
          </table:table-cell>
          <table:table-cell office:value-type="float" office:value="27" calcext:value-type="float">
            <text:p>27</text:p>
          </table:table-cell>
          <table:table-cell office:value-type="float" office:value="4.839" calcext:value-type="float">
            <text:p>4.839</text:p>
          </table:table-cell>
          <table:table-cell office:value-type="string" calcext:value-type="string">
            <text:p>2d2f6261f2a9ce4dc00d8660b4830a330f8ee9a1489d7f53b27a7f101be1cd6f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97d132834d0eb733395e7cde307dbca9c8f789f70ea56779e14211273d650e61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7.14" calcext:value-type="float">
            <text:p>97.14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8.46" calcext:value-type="float">
            <text:p>88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31" calcext:value-type="float">
            <text:p>79.31</text:p>
          </table:table-cell>
          <table:table-cell office:value-type="float" office:value="86.96" calcext:value-type="float">
            <text:p>86.96</text:p>
          </table:table-cell>
          <table:table-cell office:value-type="float" office:value="83.64" calcext:value-type="float">
            <text:p>83.64</text:p>
          </table:table-cell>
          <table:table-cell office:value-type="float" office:value="31" calcext:value-type="float">
            <text:p>31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44f1780d59a1cc6f6d6c01d98ef3440b393039c41f1cd3e7bebb3ddaac87d118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19" calcext:value-type="float">
            <text:p>19</text:p>
          </table:table-cell>
          <table:table-cell office:value-type="float" office:value="4.565" calcext:value-type="float">
            <text:p>4.565</text:p>
          </table:table-cell>
          <table:table-cell office:value-type="string" calcext:value-type="string">
            <text:p>0526086d9aabf1075f00fa647acaa2000b8a44abd1e2f3498035d62b9fbf83ce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9.71" calcext:value-type="float">
            <text:p>99.71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2.31" calcext:value-type="float">
            <text:p>82.31</text:p>
          </table:table-cell>
          <table:table-cell office:value-type="float" office:value="91.54" calcext:value-type="float">
            <text:p>91.54</text:p>
          </table:table-cell>
          <table:table-cell office:value-type="float" office:value="90.93" calcext:value-type="float">
            <text:p>90.93</text:p>
          </table:table-cell>
          <table:table-cell office:value-type="float" office:value="84.01" calcext:value-type="float">
            <text:p>84.01</text:p>
          </table:table-cell>
          <table:table-cell office:value-type="float" office:value="86.25" calcext:value-type="float">
            <text:p>86.25</text:p>
          </table:table-cell>
          <table:table-cell office:value-type="float" office:value="17.71" calcext:value-type="float">
            <text:p>17.71</text:p>
          </table:table-cell>
          <table:table-cell office:value-type="float" office:value="140960" calcext:value-type="float">
            <text:p>140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3880" calcext:value-type="float">
            <text:p>63880</text:p>
          </table:table-cell>
          <table:table-cell office:value-type="float" office:value="74.886" calcext:value-type="float">
            <text:p>74.886</text:p>
          </table:table-cell>
          <table:table-cell office:value-type="string" calcext:value-type="string">
            <text:p>("14a1f1cc2612f4457c4ea6f10d975c8acbcf880da842b673fbc49040d1bd4c2e", "512a834a56f89e94aca2a91e4ec54a7c5fb2d6e2dcb6b0e0bce3a9b0d1fc3d4e", "9ca0e45ad64a13bea0ed090346bf6f1166403313db40285e5fd380b26d110203", "5df1fce2951876683583b816e235510ed7a6d9efe4674127943a913e2a8643c7", "e55708fb3d137da83907244def3ee793148386111294e5961589f01561941be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21" calcext:value-type="float">
            <text:p>21</text:p>
          </table:table-cell>
          <table:table-cell office:value-type="float" office:value="7.162" calcext:value-type="float">
            <text:p>7.162</text:p>
          </table:table-cell>
          <table:table-cell office:value-type="string" calcext:value-type="string">
            <text:p>83e10441f79bce09bca0f4218a9987a83e9c243d3b4153482172b338f12b1de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44" calcext:value-type="float">
            <text:p>6.644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2.86" calcext:value-type="float">
            <text:p>92.86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66.67" calcext:value-type="float">
            <text:p>66.67</text:p>
          </table:table-cell>
          <table:table-cell office:value-type="float" office:value="68" calcext:value-type="float">
            <text:p>68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6.809" calcext:value-type="float">
            <text:p>6.809</text:p>
          </table:table-cell>
          <table:table-cell office:value-type="string" calcext:value-type="string">
            <text:p>0912cbbc5b90e16fd192751572d40b03580e02d61133bdb4abda7019693c77ce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752" calcext:value-type="float">
            <text:p>6.75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99" calcext:value-type="float">
            <text:p>6.699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9.81" calcext:value-type="float">
            <text:p>99.81</text:p>
          </table:table-cell>
          <table:table-cell office:value-type="float" office:value="60.77" calcext:value-type="float">
            <text:p>60.77</text:p>
          </table:table-cell>
          <table:table-cell table:style-name="ce10" office:value-type="float" office:value="80.38" calcext:value-type="float">
            <text:p>80.38</text:p>
          </table:table-cell>
          <table:table-cell office:value-type="float" office:value="80.38" calcext:value-type="float">
            <text:p>80.38</text:p>
          </table:table-cell>
          <table:table-cell office:value-type="float" office:value="78.46" calcext:value-type="float">
            <text:p>78.46</text:p>
          </table:table-cell>
          <table:table-cell office:value-type="float" office:value="82.31" calcext:value-type="float">
            <text:p>82.31</text:p>
          </table:table-cell>
          <table:table-cell office:value-type="float" office:value="81.96" calcext:value-type="float">
            <text:p>81.96</text:p>
          </table:table-cell>
          <table:table-cell office:value-type="float" office:value="79.52" calcext:value-type="float">
            <text:p>79.52</text:p>
          </table:table-cell>
          <table:table-cell office:value-type="float" office:value="79.94" calcext:value-type="float">
            <text:p>79.94</text:p>
          </table:table-cell>
          <table:table-cell office:value-type="float" office:value="14.38" calcext:value-type="float">
            <text:p>14.38</text:p>
          </table:table-cell>
          <table:table-cell office:value-type="float" office:value="133240" calcext:value-type="float">
            <text:p>1332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71480" calcext:value-type="float">
            <text:p>7148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("8470fe02b380dccfb35e8e2f1a724556492173f3cf7083529338437ea76724ef", "3d3d5ac9c2615be82f304ec7e0017cb1462e9ebe2c14b7d909811302af992ac4", "0cae9a419e96449ebecc03852ec9cbdf086a19925ebafd14731be1f510b0f177", "644f54b4a2af4effcca297e2b7787f8037346294efd55867c9ec5371970668da", "3119c447bd6818933735f80b2bbb8950425908fc843b1a5dc9673217e68910b4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34.62" calcext:value-type="float">
            <text:p>34.62</text:p>
          </table:table-cell>
          <table:table-cell table:style-name="ce7" office:value-type="float" office:value="67.31" calcext:value-type="float">
            <text:p>67.31</text:p>
          </table:table-cell>
          <table:table-cell office:value-type="float" office:value="67.31" calcext:value-type="float">
            <text:p>67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3.08" calcext:value-type="float">
            <text:p>73.08</text:p>
          </table:table-cell>
          <table:table-cell office:value-type="float" office:value="69.57" calcext:value-type="float">
            <text:p>69.5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31" calcext:value-type="float">
            <text:p>65.31</text:p>
          </table:table-cell>
          <table:table-cell office:value-type="float" office:value="21" calcext:value-type="float">
            <text:p>21</text:p>
          </table:table-cell>
          <table:table-cell office:value-type="float" office:value="6.811" calcext:value-type="float">
            <text:p>6.811</text:p>
          </table:table-cell>
          <table:table-cell office:value-type="string" calcext:value-type="string">
            <text:p>43d806139e6a4fd0a52decabb77805593bc73349b6e7280eb5b76906460f2a55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9" calcext:value-type="float">
            <text:p>3.949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3.33" calcext:value-type="float">
            <text:p>93.3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73.08" calcext:value-type="float">
            <text:p>73.08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.584" calcext:value-type="float">
            <text:p>6.584</text:p>
          </table:table-cell>
          <table:table-cell office:value-type="string" calcext:value-type="string">
            <text:p>8e816836acd6c10eab0e36f4f137573ac30320bab57e61db9a061326c1c10f9a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433" calcext:value-type="float">
            <text:p>5.433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1" calcext:value-type="float">
            <text:p>3.941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9.33" calcext:value-type="float">
            <text:p>99.33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76.15" calcext:value-type="float">
            <text:p>76.15</text:p>
          </table:table-cell>
          <table:table-cell office:value-type="float" office:value="80" calcext:value-type="float">
            <text:p>80</text:p>
          </table:table-cell>
          <table:table-cell office:value-type="float" office:value="79.39" calcext:value-type="float">
            <text:p>79.39</text:p>
          </table:table-cell>
          <table:table-cell office:value-type="float" office:value="77.03" calcext:value-type="float">
            <text:p>77.03</text:p>
          </table:table-cell>
          <table:table-cell office:value-type="float" office:value="77.68" calcext:value-type="float">
            <text:p>77.68</text:p>
          </table:table-cell>
          <table:table-cell office:value-type="float" office:value="17.81" calcext:value-type="float">
            <text:p>17.81</text:p>
          </table:table-cell>
          <table:table-cell office:value-type="float" office:value="133760" calcext:value-type="float">
            <text:p>1337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85.294" calcext:value-type="float">
            <text:p>85.294</text:p>
          </table:table-cell>
          <table:table-cell office:value-type="string" calcext:value-type="string">
            <text:p>("4fc232dc70287715a6b433ddbac40b0823816e1a7d760235f4a7bd41667dabb8", "3bda2815a765e81fbfc6202964df47cffb6ea52034151299d9ad0e8fbaed3fff", "3d575a40421184b34d958de7a0b31b0b71fa54f8a56981b31ec1d96daea4ab2c", "91560603411147cd9cd383b2424df40fb8bf5d967a70ccaeeed3038edebd96da", "2de8104fc85ca017c3bfca528c7c10bab9aaa69bed462d2b8274fbc129f6218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3" calcext:value-type="float">
            <text:p>23</text:p>
          </table:table-cell>
          <table:table-cell office:value-type="float" office:value="5.839" calcext:value-type="float">
            <text:p>5.839</text:p>
          </table:table-cell>
          <table:table-cell office:value-type="string" calcext:value-type="string">
            <text:p>73070d91eb123983a8c39940f3bf051aa52270f4ff6e70aefd2ce456207d2fc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7" calcext:value-type="float">
            <text:p>3.897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29" calcext:value-type="float">
            <text:p>3.629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1" calcext:value-type="float">
            <text:p>2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e0b0e5c0ee13aa331331c40db582ed3cabc192c3e499e2c00bf88263cc5e2db4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6" calcext:value-type="float">
            <text:p>3.896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32" calcext:value-type="float">
            <text:p>3.632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9.24" calcext:value-type="float">
            <text:p>99.24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86.15" calcext:value-type="float">
            <text:p>86.15</text:p>
          </table:table-cell>
          <table:table-cell office:value-type="float" office:value="70" calcext:value-type="float">
            <text:p>70</text:p>
          </table:table-cell>
          <table:table-cell office:value-type="float" office:value="74.21" calcext:value-type="float">
            <text:p>74.21</text:p>
          </table:table-cell>
          <table:table-cell office:value-type="float" office:value="83.52" calcext:value-type="float">
            <text:p>83.52</text:p>
          </table:table-cell>
          <table:table-cell office:value-type="float" office:value="79.72" calcext:value-type="float">
            <text:p>79.72</text:p>
          </table:table-cell>
          <table:table-cell office:value-type="float" office:value="17.71" calcext:value-type="float">
            <text:p>17.71</text:p>
          </table:table-cell>
          <table:table-cell office:value-type="float" office:value="145440" calcext:value-type="float">
            <text:p>14544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6080" calcext:value-type="float">
            <text:p>126080</text:p>
          </table:table-cell>
          <table:table-cell office:value-type="float" office:value="73.858" calcext:value-type="float">
            <text:p>73.858</text:p>
          </table:table-cell>
          <table:table-cell office:value-type="string" calcext:value-type="string">
            <text:p>("b3bf411fd37de2d833d1a4aee0edc87e9edefd4a140aa3eb81db9351d63572a8", "e25bd8bc290ebfd30dac751a0ec347ab5129e43a8d5b16243a223671fcc13905", "5f79a7b82bf4cbdae3b94db5e2991ac58dafc22167b60a409ad180ff70108759", "27f4cee42b89e31734d4359d0c2fe2583a19019f2ad42da91b204a9e8a5fab72", "ffa8a69e26ea53654b618fbc4830734f4ca0afc2f9d05c7b396233e268228c46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7" calcext:value-type="float">
            <text:p>27</text:p>
          </table:table-cell>
          <table:table-cell office:value-type="float" office:value="5.337" calcext:value-type="float">
            <text:p>5.337</text:p>
          </table:table-cell>
          <table:table-cell office:value-type="string" calcext:value-type="string">
            <text:p>237bc1dd3c9cde8443ba73e159169c641f7ee6daa696cd70a058363ed3bdbed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54" calcext:value-type="float">
            <text:p>4.05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218" calcext:value-type="float">
            <text:p>4.218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27" calcext:value-type="float">
            <text:p>27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ed37414546236fa174f2982231c5b72a1ae498ad50790bb35eca79a55f2d5a2c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361" calcext:value-type="float">
            <text:p>4.361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34" calcext:value-type="float">
            <text:p>4.03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9.52" calcext:value-type="float">
            <text:p>99.5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6.92" calcext:value-type="float">
            <text:p>86.92</text:p>
          </table:table-cell>
          <table:table-cell office:value-type="float" office:value="78.46" calcext:value-type="float">
            <text:p>78.46</text:p>
          </table:table-cell>
          <table:table-cell office:value-type="float" office:value="80.25" calcext:value-type="float">
            <text:p>80.25</text:p>
          </table:table-cell>
          <table:table-cell office:value-type="float" office:value="86.41" calcext:value-type="float">
            <text:p>86.41</text:p>
          </table:table-cell>
          <table:table-cell office:value-type="float" office:value="83.23" calcext:value-type="float">
            <text:p>83.23</text:p>
          </table:table-cell>
          <table:table-cell office:value-type="float" office:value="19.81" calcext:value-type="float">
            <text:p>19.81</text:p>
          </table:table-cell>
          <table:table-cell office:value-type="float" office:value="143560" calcext:value-type="float">
            <text:p>143560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159280" calcext:value-type="float">
            <text:p>159280</text:p>
          </table:table-cell>
          <table:table-cell office:value-type="float" office:value="82.464" calcext:value-type="float">
            <text:p>82.464</text:p>
          </table:table-cell>
          <table:table-cell office:value-type="string" calcext:value-type="string">
            <text:p>("c07612f51c2144dedb01be78061426fb3c47cea6492788aa0b34e28bc004091e", "bc76a1847d4c733976b2b8635ef2c4a56dd599031c33bf69dbd473631efdc5ee", "8ed7f71fb64cbdbd52f337e22ee721bef5396680dcc602fc82669a67fc5ec77d", "c75e31bf9128d12d742060595980e2bcf34a60a8939d9d895d28f292cb0a3e45", "015b7ccbfc0e57c4c37f9db0bdc43fd6ff14bae8ad8de3fb42926064e0e221ab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style-name="ce7" office:value-type="float" office:value="78.33" calcext:value-type="float">
            <text:p>78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3" calcext:value-type="float">
            <text:p>33</text:p>
          </table:table-cell>
          <table:table-cell office:value-type="float" office:value="49.873" calcext:value-type="float">
            <text:p>49.873</text:p>
          </table:table-cell>
          <table:table-cell office:value-type="string" calcext:value-type="string">
            <text:p>d3546a19e7bda2cdaca820a8263a10daa6f1f7164d8df55494d1b4599830aedc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926" calcext:value-type="float">
            <text:p>24.926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2.71" calcext:value-type="float">
            <text:p>92.71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33" calcext:value-type="float">
            <text:p>33</text:p>
          </table:table-cell>
          <table:table-cell office:value-type="float" office:value="25.018" calcext:value-type="float">
            <text:p>25.018</text:p>
          </table:table-cell>
          <table:table-cell office:value-type="string" calcext:value-type="string">
            <text:p>a71660548b1c5ed5572a79d6d326fb9146943310f3801f5e389f11020700d358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891" calcext:value-type="float">
            <text:p>24.891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67" calcext:value-type="float">
            <text:p>16.16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9.79" calcext:value-type="float">
            <text:p>99.79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2.67" calcext:value-type="float">
            <text:p>82.67</text:p>
          </table:table-cell>
          <table:table-cell office:value-type="float" office:value="90.33" calcext:value-type="float">
            <text:p>90.33</text:p>
          </table:table-cell>
          <table:table-cell office:value-type="float" office:value="89.57" calcext:value-type="float">
            <text:p>89.57</text:p>
          </table:table-cell>
          <table:table-cell office:value-type="float" office:value="83.92" calcext:value-type="float">
            <text:p>83.92</text:p>
          </table:table-cell>
          <table:table-cell office:value-type="float" office:value="85.96" calcext:value-type="float">
            <text:p>85.96</text:p>
          </table:table-cell>
          <table:table-cell office:value-type="float" office:value="13.79" calcext:value-type="float">
            <text:p>13.79</text:p>
          </table:table-cell>
          <table:table-cell office:value-type="float" office:value="247720" calcext:value-type="float">
            <text:p>2477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720" calcext:value-type="float">
            <text:p>35720</text:p>
          </table:table-cell>
          <table:table-cell office:value-type="float" office:value="590.477" calcext:value-type="float">
            <text:p>590.477</text:p>
          </table:table-cell>
          <table:table-cell office:value-type="string" calcext:value-type="string">
            <text:p>("4775e99806f0b8fb65ceea6a0884de22d1ace3f2c9d80eff06c89ab671727cbe", "1c2a35ef61c26da84005d395d6988e9cfd1a05331a783c537a6c9c3e7c54e608", "bdf7bf4e67b377f4f3a36988797bcf8bc1ae2fe96b597b28213f54ae58ac3028", "e37d46e156e04403b33d700870f37c5d42579243dd0be397ccd32d89e3f91ebe", "b500aee05e18cc0c073a026e32a6da6fe7f6ec9e3e254db73cabe0da608d163e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45" calcext:value-type="float">
            <text:p>45</text:p>
          </table:table-cell>
          <table:table-cell office:value-type="float" office:value="31.914" calcext:value-type="float">
            <text:p>31.914</text:p>
          </table:table-cell>
          <table:table-cell office:value-type="string" calcext:value-type="string">
            <text:p>4763aefc2fe7ada087ea59b51ecb441ca04edfb6db333558e4f8ecff4ce71210</text:p>
          </table:table-cell>
          <table:table-cell office:value-type="float" office:value="92.5" calcext:value-type="float">
            <text:p>92.5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78.69" calcext:value-type="float">
            <text:p>78.69</text:p>
          </table:table-cell>
          <table:table-cell office:value-type="float" office:value="79.66" calcext:value-type="float">
            <text:p>79.66</text:p>
          </table:table-cell>
          <table:table-cell office:value-type="float" office:value="79.34" calcext:value-type="float">
            <text:p>79.34</text:p>
          </table:table-cell>
          <table:table-cell office:value-type="float" office:value="41" calcext:value-type="float">
            <text:p>41</text:p>
          </table:table-cell>
          <table:table-cell office:value-type="float" office:value="19.684" calcext:value-type="float">
            <text:p>19.684</text:p>
          </table:table-cell>
          <table:table-cell office:value-type="string" calcext:value-type="string">
            <text:p>b3a00dc737839700fd2f64a2d208fe1b1d10bf5b9abd86dcc30c5715ea7f0d9d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77" calcext:value-type="float">
            <text:p>14.577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79.31" calcext:value-type="float">
            <text:p>79.31</text:p>
          </table:table-cell>
          <table:table-cell office:value-type="float" office:value="77.42" calcext:value-type="float">
            <text:p>77.42</text:p>
          </table:table-cell>
          <table:table-cell office:value-type="float" office:value="77.97" calcext:value-type="float">
            <text:p>77.97</text:p>
          </table:table-cell>
          <table:table-cell office:value-type="float" office:value="39" calcext:value-type="float">
            <text:p>39</text:p>
          </table:table-cell>
          <table:table-cell office:value-type="float" office:value="19.793" calcext:value-type="float">
            <text:p>19.793</text:p>
          </table:table-cell>
          <table:table-cell office:value-type="string" calcext:value-type="string">
            <text:p>48886e3b6824cbe714f776af0ac691a7b6c857e1ff37ba2b06122c0a8943dd3c</text:p>
          </table:table-cell>
          <table:table-cell office:value-type="float" office:value="91.88" calcext:value-type="float">
            <text:p>91.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95" calcext:value-type="float">
            <text:p>78.95</text:p>
          </table:table-cell>
          <table:table-cell office:value-type="float" office:value="76.19" calcext:value-type="float">
            <text:p>76.19</text:p>
          </table:table-cell>
          <table:table-cell office:value-type="float" office:value="76.92" calcext:value-type="float">
            <text:p>76.92</text:p>
          </table:table-cell>
          <table:table-cell office:value-type="float" office:value="37" calcext:value-type="float">
            <text:p>37</text:p>
          </table:table-cell>
          <table:table-cell office:value-type="float" office:value="19.777" calcext:value-type="float">
            <text:p>19.777</text:p>
          </table:table-cell>
          <table:table-cell office:value-type="string" calcext:value-type="string">
            <text:p>277094e25a003528477acb17be0599d6fbc0c2b89f3ba61838f8b7f5385cb753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39" calcext:value-type="float">
            <text:p>14.539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9.79" calcext:value-type="float">
            <text:p>99.79</text:p>
          </table:table-cell>
          <table:table-cell office:value-type="float" office:value="68" calcext:value-type="float">
            <text:p>68</text:p>
          </table:table-cell>
          <table:table-cell table:style-name="ce10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.67</text:p>
          </table:table-cell>
          <table:table-cell office:value-type="float" office:value="89.33" calcext:value-type="float">
            <text:p>89.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74" calcext:value-type="float">
            <text:p>80.74</text:p>
          </table:table-cell>
          <table:table-cell office:value-type="float" office:value="83.1" calcext:value-type="float">
            <text:p>83.1</text:p>
          </table:table-cell>
          <table:table-cell office:value-type="float" office:value="14.37" calcext:value-type="float">
            <text:p>14.37</text:p>
          </table:table-cell>
          <table:table-cell office:value-type="float" office:value="255000" calcext:value-type="float">
            <text:p>2550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3400" calcext:value-type="float">
            <text:p>73400</text:p>
          </table:table-cell>
          <table:table-cell office:value-type="float" office:value="587.083" calcext:value-type="float">
            <text:p>587.083</text:p>
          </table:table-cell>
          <table:table-cell office:value-type="string" calcext:value-type="string">
            <text:p>("dd05766bd3edb6d58fa585bb70b230e161c5218ef2422110f9852762dbd4aaf2", "62001a81d5aef41acc4cb272c6213124070f5fb4180c75abe1c689b558bfd44f", "0d21fe1159ca536e4fd020c4b6689c293848849bf34df893f936c9f6039d9cb0", "35cdc67993201622df88f017018b2940f3100144fa104c5e246a49ecded04644", "d82b51d6da3a1ccd57af4e0093bc7919088354f9e4c54e339f8cae4671edc4ed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style-name="ce7" office:value-type="float" office:value="74.17" calcext:value-type="float">
            <text:p>74.17</text:p>
          </table:table-cell>
          <table:table-cell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7" calcext:value-type="float">
            <text:p>27</text:p>
          </table:table-cell>
          <table:table-cell office:value-type="float" office:value="21.609" calcext:value-type="float">
            <text:p>21.609</text:p>
          </table:table-cell>
          <table:table-cell office:value-type="string" calcext:value-type="string">
            <text:p>4ef4d6a75a8f7dd399c2d2540e7e115978187b84f727a0118d93249b7a029f2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87" calcext:value-type="float">
            <text:p>15.687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3035ec451c9d8b87ce13483db374049180d8375d7d516727adeff69b869cc58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58" calcext:value-type="float">
            <text:p>15.658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58" calcext:value-type="float">
            <text:p>11.858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9.96" calcext:value-type="float">
            <text:p>99.96</text:p>
          </table:table-cell>
          <table:table-cell office:value-type="float" office:value="72.33" calcext:value-type="float">
            <text:p>72.33</text:p>
          </table:table-cell>
          <table:table-cell table:style-name="ce10" office:value-type="float" office:value="86.17" calcext:value-type="float">
            <text:p>86.17</text:p>
          </table:table-cell>
          <table:table-cell office:value-type="float" office:value="86.17" calcext:value-type="float">
            <text:p>86.17</text:p>
          </table:table-cell>
          <table:table-cell office:value-type="float" office:value="77" calcext:value-type="float">
            <text:p>77</text:p>
          </table:table-cell>
          <table:table-cell office:value-type="float" office:value="95.33" calcext:value-type="float">
            <text:p>95.33</text:p>
          </table:table-cell>
          <table:table-cell office:value-type="float" office:value="94.3" calcext:value-type="float">
            <text:p>94.3</text:p>
          </table:table-cell>
          <table:table-cell office:value-type="float" office:value="80.6" calcext:value-type="float">
            <text:p>80.6</text:p>
          </table:table-cell>
          <table:table-cell office:value-type="float" office:value="84.75" calcext:value-type="float">
            <text:p>84.75</text:p>
          </table:table-cell>
          <table:table-cell office:value-type="float" office:value="15.33" calcext:value-type="float">
            <text:p>15.33</text:p>
          </table:table-cell>
          <table:table-cell office:value-type="float" office:value="254360" calcext:value-type="float">
            <text:p>2543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0280" calcext:value-type="float">
            <text:p>10280</text:p>
          </table:table-cell>
          <table:table-cell office:value-type="float" office:value="592.36" calcext:value-type="float">
            <text:p>592.36</text:p>
          </table:table-cell>
          <table:table-cell office:value-type="string" calcext:value-type="string">
            <text:p>("af5b4f24ea1cf500108f1f0e698006cc0648707e5fbb3be1ab6016803a3e2f64", "9f8b6c943422079f0b3238b6e78c76a17250fdad57e04f6b5dbcec78b4c58c8b", "86547e19802525a84e58231090bc316b5afadbdc80503c603ab039bfe98360d8", "3354babf7ee2655e1b9e14c48555bfc490878e848a898d80dd1a8ca6802feb39", "515a057a8c0ac6f5a990416275b6ed34c1cd86aa0bbb31b5811c33a2c9bbad6f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5.778" calcext:value-type="float">
            <text:p>35.778</text:p>
          </table:table-cell>
          <table:table-cell office:value-type="string" calcext:value-type="string">
            <text:p>9d2ba080d9df610ddd87065ad805556b5ba419df29494b78a6a5cd74fa055bbc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243" calcext:value-type="float">
            <text:p>23.243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713" calcext:value-type="float">
            <text:p>14.713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3.75" calcext:value-type="float">
            <text:p>93.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7" calcext:value-type="float">
            <text:p>37</text:p>
          </table:table-cell>
          <table:table-cell office:value-type="float" office:value="23.437" calcext:value-type="float">
            <text:p>23.437</text:p>
          </table:table-cell>
          <table:table-cell office:value-type="string" calcext:value-type="string">
            <text:p>eaf3dc47715e28ab0a058b47ecdcbd5d76964526c81da4efc8dc853cefbc1c80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162" calcext:value-type="float">
            <text:p>23.162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551" calcext:value-type="float">
            <text:p>14.551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9.54" calcext:value-type="float">
            <text:p>99.54</text:p>
          </table:table-cell>
          <table:table-cell office:value-type="float" office:value="74" calcext:value-type="float">
            <text:p>74</text:p>
          </table:table-cell>
          <table:table-cell table:style-name="ce10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0.67" calcext:value-type="float">
            <text:p>80.67</text:p>
          </table:table-cell>
          <table:table-cell office:value-type="float" office:value="93.33" calcext:value-type="float">
            <text:p>93.33</text:p>
          </table:table-cell>
          <table:table-cell office:value-type="float" office:value="92.44" calcext:value-type="float">
            <text:p>92.44</text:p>
          </table:table-cell>
          <table:table-cell office:value-type="float" office:value="82.89" calcext:value-type="float">
            <text:p>82.89</text:p>
          </table:table-cell>
          <table:table-cell office:value-type="float" office:value="86.11" calcext:value-type="float">
            <text:p>86.11</text:p>
          </table:table-cell>
          <table:table-cell office:value-type="float" office:value="13.25" calcext:value-type="float">
            <text:p>13.25</text:p>
          </table:table-cell>
          <table:table-cell office:value-type="float" office:value="246000" calcext:value-type="float">
            <text:p>246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6200" calcext:value-type="float">
            <text:p>56200</text:p>
          </table:table-cell>
          <table:table-cell office:value-type="float" office:value="599.01" calcext:value-type="float">
            <text:p>599.01</text:p>
          </table:table-cell>
          <table:table-cell office:value-type="string" calcext:value-type="string">
            <text:p>("d4d4879d9f991a7b51b4712d6ec4126412010b0bc1c1ec5b85dc4983427c7b04", "60a792aee14e726f3c93ccbe681a6729148bc0a4ba713fed49f84939bfb7be34", "6e80542aaf45048c9d643b20f4274c885e4643d133b8f854a1ad03ea1da92cae", "ff3708bca0fea930f334cfcfd428591731081da2a9cdffa15dac70240f68d745", "c62d2c0110d6dcbe6a73cee64c6e6a1171329a2e36635303c82691fc44a56d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1" calcext:value-type="float">
            <text:p>31</text:p>
          </table:table-cell>
          <table:table-cell office:value-type="float" office:value="17.573" calcext:value-type="float">
            <text:p>17.573</text:p>
          </table:table-cell>
          <table:table-cell office:value-type="string" calcext:value-type="string">
            <text:p>41b614c335e1a8fee471b2dd2bcfd8a9d8a63e7b995ce939f59b7f9a71109982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452" calcext:value-type="float">
            <text:p>13.452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1.46" calcext:value-type="float">
            <text:p>91.46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81.36" calcext:value-type="float">
            <text:p>81.36</text:p>
          </table:table-cell>
          <table:table-cell office:value-type="float" office:value="80.33" calcext:value-type="float">
            <text:p>80.33</text:p>
          </table:table-cell>
          <table:table-cell office:value-type="float" office:value="80.67" calcext:value-type="float">
            <text:p>80.67</text:p>
          </table:table-cell>
          <table:table-cell office:value-type="float" office:value="29" calcext:value-type="float">
            <text:p>2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3c3bf51896ddcaeb0b55ba6b755e3fc0d809d87c62f29f1100391c9fe0e07845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507" calcext:value-type="float">
            <text:p>13.507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391" calcext:value-type="float">
            <text:p>13.391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9.92" calcext:value-type="float">
            <text:p>99.92</text:p>
          </table:table-cell>
          <table:table-cell office:value-type="float" office:value="75.67" calcext:value-type="float">
            <text:p>75.67</text:p>
          </table:table-cell>
          <table:table-cell table:style-name="ce10" office:value-type="float" office:value="87.83" calcext:value-type="float">
            <text:p>87.83</text:p>
          </table:table-cell>
          <table:table-cell office:value-type="float" office:value="87.83" calcext:value-type="float">
            <text:p>87.83</text:p>
          </table:table-cell>
          <table:table-cell office:value-type="float" office:value="87" calcext:value-type="float">
            <text:p>87</text:p>
          </table:table-cell>
          <table:table-cell office:value-type="float" office:value="88.67" calcext:value-type="float">
            <text:p>88.67</text:p>
          </table:table-cell>
          <table:table-cell office:value-type="float" office:value="88.56" calcext:value-type="float">
            <text:p>88.56</text:p>
          </table:table-cell>
          <table:table-cell office:value-type="float" office:value="87.24" calcext:value-type="float">
            <text:p>87.24</text:p>
          </table:table-cell>
          <table:table-cell office:value-type="float" office:value="87.74" calcext:value-type="float">
            <text:p>87.74</text:p>
          </table:table-cell>
          <table:table-cell office:value-type="float" office:value="12.42" calcext:value-type="float">
            <text:p>12.42</text:p>
          </table:table-cell>
          <table:table-cell office:value-type="float" office:value="257960" calcext:value-type="float">
            <text:p>257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280" calcext:value-type="float">
            <text:p>12280</text:p>
          </table:table-cell>
          <table:table-cell office:value-type="float" office:value="603.596" calcext:value-type="float">
            <text:p>603.596</text:p>
          </table:table-cell>
          <table:table-cell office:value-type="string" calcext:value-type="string">
            <text:p>("c4f05aee498ace42a96f2cbcf0d3bf85e6525a85cafbd05f312d31e291148614", "cf70dacd034623dc18e6d54aba3121abff12229716321f6d9df500235a700b66", "5e86bf0c2150ec81deeaf498b6da6d6ad876912f7377d84e1cb20d9fcc70f4e9", "e6523d52aa1608b993b099e5c2aa592ffe5c0b850ee08cd15dfcc74da3be2c33", "c4b6d013632409eb7268b606a5879d152aac0b92c0f37449fec87f54772b107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42" calcext:value-type="float">
            <text:p>95.42</text:p>
          </table:table-cell>
          <table:table-cell office:value-type="float" office:value="66.67" calcext:value-type="float">
            <text:p>66.67</text:p>
          </table:table-cell>
          <table:table-cell table:style-name="ce7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1.25" calcext:value-type="float">
            <text:p>81.25</text:p>
          </table:table-cell>
          <table:table-cell office:value-type="float" office:value="82.76" calcext:value-type="float">
            <text:p>82.76</text:p>
          </table:table-cell>
          <table:table-cell office:value-type="float" office:value="49" calcext:value-type="float">
            <text:p>49</text:p>
          </table:table-cell>
          <table:table-cell office:value-type="float" office:value="20.365" calcext:value-type="float">
            <text:p>20.365</text:p>
          </table:table-cell>
          <table:table-cell office:value-type="string" calcext:value-type="string">
            <text:p>6fef6c991b8470242e3048ad37946f4bcbc6dd906302b7c44ff19ba2355bb61e</text:p>
          </table:table-cell>
          <table:table-cell office:value-type="float" office:value="92.08" calcext:value-type="float">
            <text:p>92.0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.24" calcext:value-type="float">
            <text:p>88.24</text:p>
          </table:table-cell>
          <table:table-cell office:value-type="float" office:value="78.26" calcext:value-type="float">
            <text:p>78.26</text:p>
          </table:table-cell>
          <table:table-cell office:value-type="float" office:value="81.08" calcext:value-type="float">
            <text:p>81.08</text:p>
          </table:table-cell>
          <table:table-cell office:value-type="float" office:value="37" calcext:value-type="float">
            <text:p>37</text:p>
          </table:table-cell>
          <table:table-cell office:value-type="float" office:value="17.023" calcext:value-type="float">
            <text:p>17.023</text:p>
          </table:table-cell>
          <table:table-cell office:value-type="string" calcext:value-type="string">
            <text:p>5422315c1e8ea2b2db86fcfbd7bfc3ab09f13b480af874dec014358c2af46f18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42" calcext:value-type="float">
            <text:p>12.742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3.75" calcext:value-type="float">
            <text:p>93.75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5" calcext:value-type="float">
            <text:p>75</text:p>
          </table:table-cell>
          <table:table-cell office:value-type="float" office:value="88.33" calcext:value-type="float">
            <text:p>88.33</text:p>
          </table:table-cell>
          <table:table-cell office:value-type="float" office:value="86.54" calcext:value-type="float">
            <text:p>86.54</text:p>
          </table:table-cell>
          <table:table-cell office:value-type="float" office:value="77.94" calcext:value-type="float">
            <text:p>77.94</text:p>
          </table:table-cell>
          <table:table-cell office:value-type="float" office:value="80.36" calcext:value-type="float">
            <text:p>80.36</text:p>
          </table:table-cell>
          <table:table-cell office:value-type="float" office:value="47" calcext:value-type="float">
            <text:p>47</text:p>
          </table:table-cell>
          <table:table-cell office:value-type="float" office:value="17.342" calcext:value-type="float">
            <text:p>17.342</text:p>
          </table:table-cell>
          <table:table-cell office:value-type="string" calcext:value-type="string">
            <text:p>faf3093f9eab4bef0c81b39a3995ed8ed66dc204db9bc9521ab1e98239fb1acf</text:p>
          </table:table-cell>
          <table:table-cell office:value-type="float" office:value="91.46" calcext:value-type="float">
            <text:p>91.46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7.14" calcext:value-type="float">
            <text:p>77.1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6.937" calcext:value-type="float">
            <text:p>16.937</text:p>
          </table:table-cell>
          <table:table-cell office:value-type="string" calcext:value-type="string">
            <text:p>1eb77d3ecfefac86b4c45342b1e1be16e759d85a5d5fee901da1bf4c1a2aef4c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9.79" calcext:value-type="float">
            <text:p>99.79</text:p>
          </table:table-cell>
          <table:table-cell office:value-type="float" office:value="82.67" calcext:value-type="float">
            <text:p>82.67</text:p>
          </table:table-cell>
          <table:table-cell table:style-name="ce10" office:value-type="float" office:value="91.33" calcext:value-type="float">
            <text:p>91.33</text:p>
          </table:table-cell>
          <table:table-cell office:value-type="float" office:value="91.33" calcext:value-type="float">
            <text:p>91.33</text:p>
          </table:table-cell>
          <table:table-cell office:value-type="float" office:value="87.67" calcext:value-type="float">
            <text:p>87.67</text:p>
          </table:table-cell>
          <table:table-cell office:value-type="float" office:value="95" calcext:value-type="float">
            <text:p>95</text:p>
          </table:table-cell>
          <table:table-cell office:value-type="float" office:value="94.62" calcext:value-type="float">
            <text:p>94.62</text:p>
          </table:table-cell>
          <table:table-cell office:value-type="float" office:value="88.56" calcext:value-type="float">
            <text:p>88.56</text:p>
          </table:table-cell>
          <table:table-cell office:value-type="float" office:value="90.99" calcext:value-type="float">
            <text:p>90.99</text:p>
          </table:table-cell>
          <table:table-cell office:value-type="float" office:value="15.01" calcext:value-type="float">
            <text:p>15.01</text:p>
          </table:table-cell>
          <table:table-cell office:value-type="float" office:value="264880" calcext:value-type="float">
            <text:p>264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14520" calcext:value-type="float">
            <text:p>114520</text:p>
          </table:table-cell>
          <table:table-cell office:value-type="float" office:value="621.448" calcext:value-type="float">
            <text:p>621.448</text:p>
          </table:table-cell>
          <table:table-cell office:value-type="string" calcext:value-type="string">
            <text:p>("81c907a393b9a0ea733103274559e3bfc748e3d34a14fde91254d071c76797e6", "4abb71a1de47ac910cd06a01bd15efe440cfc127beb33a98e037a5a8a3d8f1d9", "24ba84ce8c8a2b1c0278a4a3e67dc48cd442202cb60a2a8fc1c389b18e5291c9", "90c6719136088d55974d368223e22f540dddff115f93403ecb02934bd9b90bd8", "645a7db30d1ecda33a5541847a5b02b4025473da2b64d275dc96a9f06797d54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1" calcext:value-type="float">
            <text:p>92.7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29" calcext:value-type="float">
            <text:p>29</text:p>
          </table:table-cell>
          <table:table-cell office:value-type="float" office:value="23.898" calcext:value-type="float">
            <text:p>23.898</text:p>
          </table:table-cell>
          <table:table-cell office:value-type="string" calcext:value-type="string">
            <text:p>869cf95e3fb42e4e629f7e4591cd1cfd4bdc907b6cd81fc4085b092102f35161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6.941" calcext:value-type="float">
            <text:p>16.941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2.5" calcext:value-type="float">
            <text:p>92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78.33" calcext:value-type="float">
            <text:p>7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2.46" calcext:value-type="float">
            <text:p>82.46</text:p>
          </table:table-cell>
          <table:table-cell office:value-type="float" office:value="79.37" calcext:value-type="float">
            <text:p>79.37</text:p>
          </table:table-cell>
          <table:table-cell office:value-type="float" office:value="80.34" calcext:value-type="float">
            <text:p>80.34</text:p>
          </table:table-cell>
          <table:table-cell office:value-type="float" office:value="29" calcext:value-type="float">
            <text:p>29</text:p>
          </table:table-cell>
          <table:table-cell office:value-type="float" office:value="22.021" calcext:value-type="float">
            <text:p>22.021</text:p>
          </table:table-cell>
          <table:table-cell office:value-type="string" calcext:value-type="string">
            <text:p>120addfd3b6e711bcae4b5c7bbe319466359b45b4571d3282fd3f128fb464756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43" calcext:value-type="float">
            <text:p>9.643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9.71" calcext:value-type="float">
            <text:p>99.71</text:p>
          </table:table-cell>
          <table:table-cell office:value-type="float" office:value="71.67" calcext:value-type="float">
            <text:p>71.67</text:p>
          </table:table-cell>
          <table:table-cell table:style-name="ce10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4" calcext:value-type="float">
            <text:p>84</text:p>
          </table:table-cell>
          <table:table-cell office:value-type="float" office:value="87.67" calcext:value-type="float">
            <text:p>87.67</text:p>
          </table:table-cell>
          <table:table-cell office:value-type="float" office:value="87.22" calcext:value-type="float">
            <text:p>87.22</text:p>
          </table:table-cell>
          <table:table-cell office:value-type="float" office:value="84.59" calcext:value-type="float">
            <text:p>84.59</text:p>
          </table:table-cell>
          <table:table-cell office:value-type="float" office:value="85.56" calcext:value-type="float">
            <text:p>85.56</text:p>
          </table:table-cell>
          <table:table-cell office:value-type="float" office:value="15.04" calcext:value-type="float">
            <text:p>15.04</text:p>
          </table:table-cell>
          <table:table-cell office:value-type="float" office:value="255760" calcext:value-type="float">
            <text:p>2557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52880" calcext:value-type="float">
            <text:p>152880</text:p>
          </table:table-cell>
          <table:table-cell office:value-type="float" office:value="589.46" calcext:value-type="float">
            <text:p>589.46</text:p>
          </table:table-cell>
          <table:table-cell office:value-type="string" calcext:value-type="string">
            <text:p>("dc7f12ce3eef7d78e8b0a007829e137a04b6feef234febdd94d791ff93557bbc", "6e325bd874e0573d549831e51b1e05dfc583098c59917a51f9d89de889994aaf", "ce6c7b5042577358d28cc805094511c302b868a39a14109c52fd83b7257303d8", "2c52f9427e3d06ed0b0c996e55dc72e2b4e2cb89a98922446e48fa5e335bd1b2", "be0d2728d676a8b2e2990087a4b43540e1aa4a43f765129e2cd034ceb04bbf6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1.67" calcext:value-type="float">
            <text:p>51.67</text:p>
          </table:table-cell>
          <table:table-cell table:style-name="ce7" office:value-type="float" office:value="75.83" calcext:value-type="float">
            <text:p>75.83</text:p>
          </table:table-cell>
          <table:table-cell office:value-type="float" office:value="75.83" calcext:value-type="float">
            <text:p>75.83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6.27" calcext:value-type="float">
            <text:p>76.27</text:p>
          </table:table-cell>
          <table:table-cell office:value-type="float" office:value="75.41" calcext:value-type="float">
            <text:p>75.41</text:p>
          </table:table-cell>
          <table:table-cell office:value-type="float" office:value="75.63" calcext:value-type="float">
            <text:p>75.63</text:p>
          </table:table-cell>
          <table:table-cell office:value-type="float" office:value="29" calcext:value-type="float">
            <text:p>29</text:p>
          </table:table-cell>
          <table:table-cell office:value-type="float" office:value="24.598" calcext:value-type="float">
            <text:p>24.598</text:p>
          </table:table-cell>
          <table:table-cell office:value-type="string" calcext:value-type="string">
            <text:p>84f6aed9137284e0c384ce5298730674ce53ef90b029d5c3888aae19367d6110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788" calcext:value-type="float">
            <text:p>18.78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608" calcext:value-type="float">
            <text:p>16.608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1.46" calcext:value-type="float">
            <text:p>91.46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9" calcext:value-type="float">
            <text:p>29</text:p>
          </table:table-cell>
          <table:table-cell office:value-type="float" office:value="22.165" calcext:value-type="float">
            <text:p>22.165</text:p>
          </table:table-cell>
          <table:table-cell office:value-type="string" calcext:value-type="string">
            <text:p>0834e24d1e365f12cf5a78be2bc8b4f9548c62d043c6f2648fe502465565c944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858" calcext:value-type="float">
            <text:p>18.85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563" calcext:value-type="float">
            <text:p>16.563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9.58" calcext:value-type="float">
            <text:p>99.58</text:p>
          </table:table-cell>
          <table:table-cell office:value-type="float" office:value="68.67" calcext:value-type="float">
            <text:p>68.67</text:p>
          </table:table-cell>
          <table:table-cell table:style-name="ce10" office:value-type="float" office:value="84.33" calcext:value-type="float">
            <text:p>84.33</text:p>
          </table:table-cell>
          <table:table-cell office:value-type="float" office:value="84.33" calcext:value-type="float">
            <text:p>84.33</text:p>
          </table:table-cell>
          <table:table-cell office:value-type="float" office:value="81" calcext:value-type="float">
            <text:p>81</text:p>
          </table:table-cell>
          <table:table-cell office:value-type="float" office:value="87.67" calcext:value-type="float">
            <text:p>87.67</text:p>
          </table:table-cell>
          <table:table-cell office:value-type="float" office:value="86.77" calcext:value-type="float">
            <text:p>86.77</text:p>
          </table:table-cell>
          <table:table-cell office:value-type="float" office:value="82.23" calcext:value-type="float">
            <text:p>82.23</text:p>
          </table:table-cell>
          <table:table-cell office:value-type="float" office:value="83.77" calcext:value-type="float">
            <text:p>83.77</text:p>
          </table:table-cell>
          <table:table-cell office:value-type="float" office:value="15.17" calcext:value-type="float">
            <text:p>15.17</text:p>
          </table:table-cell>
          <table:table-cell office:value-type="float" office:value="256160" calcext:value-type="float">
            <text:p>25616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4680" calcext:value-type="float">
            <text:p>54680</text:p>
          </table:table-cell>
          <table:table-cell office:value-type="float" office:value="546.486" calcext:value-type="float">
            <text:p>546.486</text:p>
          </table:table-cell>
          <table:table-cell office:value-type="string" calcext:value-type="string">
            <text:p>("d446e849e55c12943541437f37662797356f3cd051c6260a669ae662f9da4b18", "d3923743aa0a61c4fd946fd715333bb5e158c9c5c0ca93501c56d4e69eb7872a", "5b9455332e06842c6f26ab1ac9e965fe0e9ee14bcd5185ddc67e08be29fb0ea0", "87fabf621b183ac6030f8e37e35b9d7b9255edde2f925c0fd12a3da605df2c30", "60b95b1e9f4733cdae4acc86dec524916c3a1ad2ecf285cd16938b03a092fdd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1" calcext:value-type="float">
            <text:p>95.21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51" calcext:value-type="float">
            <text:p>51</text:p>
          </table:table-cell>
          <table:table-cell office:value-type="float" office:value="19.355" calcext:value-type="float">
            <text:p>19.355</text:p>
          </table:table-cell>
          <table:table-cell office:value-type="string" calcext:value-type="string">
            <text:p>56a258dad0e7e2cbe537f7575d92e93b7c2c4d9bd9a5af7f3d471d5be0e52431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5" calcext:value-type="float">
            <text:p>25</text:p>
          </table:table-cell>
          <table:table-cell office:value-type="float" office:value="14.945" calcext:value-type="float">
            <text:p>14.945</text:p>
          </table:table-cell>
          <table:table-cell office:value-type="string" calcext:value-type="string">
            <text:p>6ab539f5f35c94a0f21e2cb2efc82055943103d77bef840d4872525b9a0dbd4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804" calcext:value-type="float">
            <text:p>14.804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4.38" calcext:value-type="float">
            <text:p>94.38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68.33" calcext:value-type="float">
            <text:p>6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.39" calcext:value-type="float">
            <text:p>80.39</text:p>
          </table:table-cell>
          <table:table-cell office:value-type="float" office:value="72.46" calcext:value-type="float">
            <text:p>72.46</text:p>
          </table:table-cell>
          <table:table-cell office:value-type="float" office:value="73.87" calcext:value-type="float">
            <text:p>73.87</text:p>
          </table:table-cell>
          <table:table-cell office:value-type="float" office:value="43" calcext:value-type="float">
            <text:p>43</text:p>
          </table:table-cell>
          <table:table-cell office:value-type="float" office:value="17.048" calcext:value-type="float">
            <text:p>17.048</text:p>
          </table:table-cell>
          <table:table-cell office:value-type="string" calcext:value-type="string">
            <text:p>d5ce209d63c4865b3feed63fe743ba8f57830c64466ac2d300ca0633dfaa9eb3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3" calcext:value-type="float">
            <text:p>23</text:p>
          </table:table-cell>
          <table:table-cell office:value-type="float" office:value="14.692" calcext:value-type="float">
            <text:p>14.692</text:p>
          </table:table-cell>
          <table:table-cell office:value-type="string" calcext:value-type="string">
            <text:p>75e279d0ac0b7759792cfb4222e65158940aed11c363961915cc67cb169f9c3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536" calcext:value-type="float">
            <text:p>14.536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9.96" calcext:value-type="float">
            <text:p>99.96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73.67" calcext:value-type="float">
            <text:p>73.67</text:p>
          </table:table-cell>
          <table:table-cell office:value-type="float" office:value="92.33" calcext:value-type="float">
            <text:p>92.33</text:p>
          </table:table-cell>
          <table:table-cell office:value-type="float" office:value="90.63" calcext:value-type="float">
            <text:p>90.63</text:p>
          </table:table-cell>
          <table:table-cell office:value-type="float" office:value="77.83" calcext:value-type="float">
            <text:p>77.83</text:p>
          </table:table-cell>
          <table:table-cell office:value-type="float" office:value="81.24" calcext:value-type="float">
            <text:p>81.24</text:p>
          </table:table-cell>
          <table:table-cell office:value-type="float" office:value="15.33" calcext:value-type="float">
            <text:p>15.33</text:p>
          </table:table-cell>
          <table:table-cell office:value-type="float" office:value="263880" calcext:value-type="float">
            <text:p>2638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61320" calcext:value-type="float">
            <text:p>161320</text:p>
          </table:table-cell>
          <table:table-cell office:value-type="float" office:value="592.995" calcext:value-type="float">
            <text:p>592.995</text:p>
          </table:table-cell>
          <table:table-cell office:value-type="string" calcext:value-type="string">
            <text:p>("a3034dff4f6f0a6545b7d3089fb5f0458e1b03427473168785ce4a5bbce5c24b", "114880ae55536f1d42093c1c7cb8a644693d5db6fd254b6a56b0dd271598aae1", "d901f985c469556acf630b13e047059d34ef732dc60819783ee898ad29dc3844", "420777e6ce444cc498a230124e4a43c56a2fc821bf245b44a0143b2e32ee057c", "d1548dfb49e76ac99cd851ce22355f86f8a9d3421ac33cf4cd1a093eea24e5b4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58.33" calcext:value-type="float">
            <text:p>58.33</text:p>
          </table:table-cell>
          <table:table-cell table:style-name="ce7" office:value-type="float" office:value="79.17" calcext:value-type="float">
            <text:p>79.17</text:p>
          </table:table-cell>
          <table:table-cell office:value-type="float" office:value="79.17" calcext:value-type="float">
            <text:p>79.17</text:p>
          </table:table-cell>
          <table:table-cell office:value-type="float" office:value="70" calcext:value-type="float">
            <text:p>70</text:p>
          </table:table-cell>
          <table:table-cell office:value-type="float" office:value="88.33" calcext:value-type="float">
            <text:p>88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4.65" calcext:value-type="float">
            <text:p>74.65</text:p>
          </table:table-cell>
          <table:table-cell office:value-type="float" office:value="77.06" calcext:value-type="float">
            <text:p>77.06</text:p>
          </table:table-cell>
          <table:table-cell office:value-type="float" office:value="43" calcext:value-type="float">
            <text:p>43</text:p>
          </table:table-cell>
          <table:table-cell office:value-type="float" office:value="27.547" calcext:value-type="float">
            <text:p>27.547</text:p>
          </table:table-cell>
          <table:table-cell office:value-type="string" calcext:value-type="string">
            <text:p>9589eedee32f194de5a660adec520a58c3efffcd572d4df3c3e9f7c455be012a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5.036" calcext:value-type="float">
            <text:p>25.036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2.5" calcext:value-type="float">
            <text:p>92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77.78" calcext:value-type="float">
            <text:p>77.78</text:p>
          </table:table-cell>
          <table:table-cell office:value-type="float" office:value="39" calcext:value-type="float">
            <text:p>39</text:p>
          </table:table-cell>
          <table:table-cell office:value-type="float" office:value="26.081" calcext:value-type="float">
            <text:p>26.081</text:p>
          </table:table-cell>
          <table:table-cell office:value-type="string" calcext:value-type="string">
            <text:p>d823edafee737d65207c5f849939ce4f88e4cd859852b498bfa8f035caef1aa1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4.958" calcext:value-type="float">
            <text:p>24.958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9.67" calcext:value-type="float">
            <text:p>99.67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33" calcext:value-type="float">
            <text:p>97.33</text:p>
          </table:table-cell>
          <table:table-cell office:value-type="float" office:value="96.82" calcext:value-type="float">
            <text:p>96.82</text:p>
          </table:table-cell>
          <table:table-cell office:value-type="float" office:value="83.2" calcext:value-type="float">
            <text:p>83.2</text:p>
          </table:table-cell>
          <table:table-cell office:value-type="float" office:value="87.79" calcext:value-type="float">
            <text:p>87.79</text:p>
          </table:table-cell>
          <table:table-cell office:value-type="float" office:value="14.37" calcext:value-type="float">
            <text:p>14.37</text:p>
          </table:table-cell>
          <table:table-cell office:value-type="float" office:value="254960" calcext:value-type="float">
            <text:p>254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22680" calcext:value-type="float">
            <text:p>122680</text:p>
          </table:table-cell>
          <table:table-cell office:value-type="float" office:value="628.561" calcext:value-type="float">
            <text:p>628.561</text:p>
          </table:table-cell>
          <table:table-cell office:value-type="string" calcext:value-type="string">
            <text:p>("c59f80dba325bcb0fbcd3fd883859fe18bc97a7c01d0814a50096d9cb5a45b6a", "0e2e3b261b1f5a6c5bd3d6f7e81e566941efe48fa662012131d6547f5f2a5c7a", "8d8c5e55980005d96bd312e03ba50fea09114145f21d5e1bb19ecf44ec2096e4", "e18a77d06b58af9aedd76f98d671e13f62aeb96ebce8140854f9a792cb27765d", "8bb661add13df569dc7b319327a38b729f81f4d009b3f5da519e4356d556858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1" calcext:value-type="float">
            <text:p>95.71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6.381" calcext:value-type="float">
            <text:p>6.381</text:p>
          </table:table-cell>
          <table:table-cell office:value-type="string" calcext:value-type="string">
            <text:p>f473829346e1522c306921a2cc9a444eaa085e4e50ae4a80f8b69edc3d1fe159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78" calcext:value-type="float">
            <text:p>3.278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4.76" calcext:value-type="float">
            <text:p>94.7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640d362c870961569491903dfb007e7213bbf047bfbe41f4bf895e82ba26650e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42" calcext:value-type="float">
            <text:p>3.242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4" calcext:value-type="float">
            <text:p>2.764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9.81" calcext:value-type="float">
            <text:p>99.81</text:p>
          </table:table-cell>
          <table:table-cell office:value-type="float" office:value="88.46" calcext:value-type="float">
            <text:p>88.46</text:p>
          </table:table-cell>
          <table:table-cell table:style-name="ce10" office:value-type="float" office:value="94.23" calcext:value-type="float">
            <text:p>94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6.92" calcext:value-type="float">
            <text:p>96.92</text:p>
          </table:table-cell>
          <table:table-cell office:value-type="float" office:value="96.83" calcext:value-type="float">
            <text:p>96.83</text:p>
          </table:table-cell>
          <table:table-cell office:value-type="float" office:value="91.98" calcext:value-type="float">
            <text:p>91.98</text:p>
          </table:table-cell>
          <table:table-cell office:value-type="float" office:value="94.09" calcext:value-type="float">
            <text:p>94.09</text:p>
          </table:table-cell>
          <table:table-cell office:value-type="float" office:value="13.81" calcext:value-type="float">
            <text:p>13.81</text:p>
          </table:table-cell>
          <table:table-cell office:value-type="float" office:value="126240" calcext:value-type="float">
            <text:p>1262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480" calcext:value-type="float">
            <text:p>32480</text:p>
          </table:table-cell>
          <table:table-cell office:value-type="float" office:value="60.231" calcext:value-type="float">
            <text:p>60.231</text:p>
          </table:table-cell>
          <table:table-cell office:value-type="string" calcext:value-type="string">
            <text:p>("acc51b8f56b38b24957ce9bb32b5c1ebb7e16412f497285e9212db74e443ed2d", "58912d0759e43ccd357c4da1777e4053b2e751ff9bc1340ce3bfb5375a0e2336", "813baff846894de9189d4a21afc91179669d2dbd5b3695bb36ddff80272bbe03", "0a88033d0b1e7fac08aa3089923ae54e34d2c94c11517c3e0fe244d8afaab75f", "3287e660b5bbbe8b71e67bc542df0a3aa954b7b6af24709276b5910f7c0501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19" calcext:value-type="float">
            <text:p>96.1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9" calcext:value-type="float">
            <text:p>2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f7eb963cbe0646360aa2ee827668d2c0d52178006cd64f4a3147e28bfb54daf4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5.71" calcext:value-type="float">
            <text:p>95.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7" calcext:value-type="float">
            <text:p>27</text:p>
          </table:table-cell>
          <table:table-cell office:value-type="float" office:value="2.164" calcext:value-type="float">
            <text:p>2.164</text:p>
          </table:table-cell>
          <table:table-cell office:value-type="string" calcext:value-type="string">
            <text:p>f4140aa4588214558116a49209c644ef1eb754653b15b62858f055cde6c4e233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47" calcext:value-type="float">
            <text:p>1.247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9.81" calcext:value-type="float">
            <text:p>99.81</text:p>
          </table:table-cell>
          <table:table-cell office:value-type="float" office:value="74.62" calcext:value-type="float">
            <text:p>74.62</text:p>
          </table:table-cell>
          <table:table-cell table:style-name="ce10" office:value-type="float" office:value="87.31" calcext:value-type="float">
            <text:p>87.31</text:p>
          </table:table-cell>
          <table:table-cell office:value-type="float" office:value="87.31" calcext:value-type="float">
            <text:p>87.31</text:p>
          </table:table-cell>
          <table:table-cell office:value-type="float" office:value="85.38" calcext:value-type="float">
            <text:p>85.38</text:p>
          </table:table-cell>
          <table:table-cell office:value-type="float" office:value="89.23" calcext:value-type="float">
            <text:p>89.23</text:p>
          </table:table-cell>
          <table:table-cell office:value-type="float" office:value="89.02" calcext:value-type="float">
            <text:p>89.02</text:p>
          </table:table-cell>
          <table:table-cell office:value-type="float" office:value="86.01" calcext:value-type="float">
            <text:p>86.01</text:p>
          </table:table-cell>
          <table:table-cell office:value-type="float" office:value="87.07" calcext:value-type="float">
            <text:p>87.07</text:p>
          </table:table-cell>
          <table:table-cell office:value-type="float" office:value="14.01" calcext:value-type="float">
            <text:p>14.01</text:p>
          </table:table-cell>
          <table:table-cell office:value-type="float" office:value="132680" calcext:value-type="float">
            <text:p>13268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office:value-type="float" office:value="63.303" calcext:value-type="float">
            <text:p>63.303</text:p>
          </table:table-cell>
          <table:table-cell office:value-type="string" calcext:value-type="string">
            <text:p>("6ea6aeab752c168325aa0b6c03b762cd5834b30f2c4b4eab5e3944a460645a8e", "710e8e4451462b30936bacc90442b50185ce860e7378f323fe39854ad6e115d0", "5344e16fa0d354dcff7b629d4af65227ef38c2bdc3883a9b9657e93bac819b6f", "0a3df389d5b854b3871bb9ac4c712c5e8493395266c7de2b4e7e7fea0914fbd4", "a1fcf78447b21891b01fbb9fd87eadfd5825903429e9615e38e56f99e3da924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397" calcext:value-type="float">
            <text:p>3.397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9" calcext:value-type="float">
            <text:p>2.579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23" calcext:value-type="float">
            <text:p>3.323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74" calcext:value-type="float">
            <text:p>3.374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9.9" calcext:value-type="float">
            <text:p>99.9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90" calcext:value-type="float">
            <text:p>90</text:p>
          </table:table-cell>
          <table:table-cell office:value-type="float" office:value="75.38" calcext:value-type="float">
            <text:p>75.38</text:p>
          </table:table-cell>
          <table:table-cell office:value-type="float" office:value="78.78" calcext:value-type="float">
            <text:p>78.78</text:p>
          </table:table-cell>
          <table:table-cell office:value-type="float" office:value="88.23" calcext:value-type="float">
            <text:p>88.23</text:p>
          </table:table-cell>
          <table:table-cell office:value-type="float" office:value="83.95" calcext:value-type="float">
            <text:p>83.95</text:p>
          </table:table-cell>
          <table:table-cell office:value-type="float" office:value="12.48" calcext:value-type="float">
            <text:p>12.48</text:p>
          </table:table-cell>
          <table:table-cell office:value-type="float" office:value="125360" calcext:value-type="float">
            <text:p>125360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2080" calcext:value-type="float">
            <text:p>12080</text:p>
          </table:table-cell>
          <table:table-cell office:value-type="float" office:value="60.779" calcext:value-type="float">
            <text:p>60.779</text:p>
          </table:table-cell>
          <table:table-cell office:value-type="string" calcext:value-type="string">
            <text:p>("838d31253fc682398afd15fe0336e0cccaaa0199765d43b863689bf1cfb740d7", "25175840d1ec53d2a0f5255a901081a10bf658bfe5de5f8d204937d44f9ec48c", "8f57130839c769f8cc43709b4be9510e08b970713b3c1bc6d462683668d4329c", "2773168e42b22b2263e0c5725b0e46c631fbed5f2beb7fc7bb27dca9413b342f", "fb97468bff9a65ee981d289aadffebc42ddf3b5ea1e1dd11a83569e6d902b2f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4" calcext:value-type="float">
            <text:p>95.24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3" calcext:value-type="float">
            <text:p>23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229c53ae8e412dde3d5261f13eb7025b89e0956c00324857197e89a43b1d7f71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38" calcext:value-type="float">
            <text:p>1.638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23" calcext:value-type="float">
            <text:p>23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40d0a39014c217eee05db31858061f78a10b99a84b7ce13daeac31a7218dfd57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9.71" calcext:value-type="float">
            <text:p>99.71</text:p>
          </table:table-cell>
          <table:table-cell office:value-type="float" office:value="53.85" calcext:value-type="float">
            <text:p>53.85</text:p>
          </table:table-cell>
          <table:table-cell table:style-name="ce10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6.15" calcext:value-type="float">
            <text:p>66.15</text:p>
          </table:table-cell>
          <table:table-cell office:value-type="float" office:value="87.69" calcext:value-type="float">
            <text:p>87.69</text:p>
          </table:table-cell>
          <table:table-cell office:value-type="float" office:value="84.32" calcext:value-type="float">
            <text:p>84.32</text:p>
          </table:table-cell>
          <table:table-cell office:value-type="float" office:value="72.19" calcext:value-type="float">
            <text:p>72.19</text:p>
          </table:table-cell>
          <table:table-cell office:value-type="float" office:value="74.11" calcext:value-type="float">
            <text:p>74.11</text:p>
          </table:table-cell>
          <table:table-cell office:value-type="float" office:value="12.21" calcext:value-type="float">
            <text:p>12.21</text:p>
          </table:table-cell>
          <table:table-cell office:value-type="float" office:value="124200" calcext:value-type="float">
            <text:p>1242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00" calcext:value-type="float">
            <text:p>82400</text:p>
          </table:table-cell>
          <table:table-cell office:value-type="float" office:value="62.108" calcext:value-type="float">
            <text:p>62.108</text:p>
          </table:table-cell>
          <table:table-cell office:value-type="string" calcext:value-type="string">
            <text:p>("c879afd8be18fc3242e45660b6cc8e0cd48ae023d7010e88206e6640181d9b65", "216f349af9d4fce3b027535e354c2c48f300888efb8d6782d465eed15b2848f6", "4ddfd64140b69119656275b7e9a47313843f2377fd9419571a95a0bb19f32427", "38244718449b9b6ff163010591fa7de630cd55e6e62d587b126986c53a3bb343", "57dcc1443e72e97c8b342c050cb2e5c1604c0fb87f76d570f43d2b372832e79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5" calcext:value-type="float">
            <text:p>25</text:p>
          </table:table-cell>
          <table:table-cell office:value-type="float" office:value="4.781" calcext:value-type="float">
            <text:p>4.781</text:p>
          </table:table-cell>
          <table:table-cell office:value-type="string" calcext:value-type="string">
            <text:p>224bf0f7f0ac467eb09e81b0fc204ff849e2ca3779d692b4eb81da1cfcdd7385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56" calcext:value-type="float">
            <text:p>3.756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069" calcext:value-type="float">
            <text:p>2.069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1" calcext:value-type="float">
            <text:p>21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44a9ac3b3e7922a32a65a3826b8f3c1e93dff98d1e24395c6d5f73797613c29c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31" calcext:value-type="float">
            <text:p>3.731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285" calcext:value-type="float">
            <text:p>2.285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9.9" calcext:value-type="float">
            <text:p>99.9</text:p>
          </table:table-cell>
          <table:table-cell office:value-type="float" office:value="87.69" calcext:value-type="float">
            <text:p>87.69</text:p>
          </table:table-cell>
          <table:table-cell table:style-name="ce10" office:value-type="float" office:value="93.85" calcext:value-type="float">
            <text:p>93.85</text:p>
          </table:table-cell>
          <table:table-cell office:value-type="float" office:value="93.85" calcext:value-type="float">
            <text:p>93.85</text:p>
          </table:table-cell>
          <table:table-cell office:value-type="float" office:value="93.08" calcext:value-type="float">
            <text:p>93.08</text:p>
          </table:table-cell>
          <table:table-cell office:value-type="float" office:value="94.62" calcext:value-type="float">
            <text:p>94.62</text:p>
          </table:table-cell>
          <table:table-cell office:value-type="float" office:value="94.6" calcext:value-type="float">
            <text:p>94.6</text:p>
          </table:table-cell>
          <table:table-cell office:value-type="float" office:value="93.29" calcext:value-type="float">
            <text:p>93.29</text:p>
          </table:table-cell>
          <table:table-cell office:value-type="float" office:value="93.78" calcext:value-type="float">
            <text:p>93.78</text:p>
          </table:table-cell>
          <table:table-cell office:value-type="float" office:value="16.33" calcext:value-type="float">
            <text:p>16.33</text:p>
          </table:table-cell>
          <table:table-cell office:value-type="float" office:value="135120" calcext:value-type="float">
            <text:p>135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53920" calcext:value-type="float">
            <text:p>53920</text:p>
          </table:table-cell>
          <table:table-cell office:value-type="float" office:value="65.961" calcext:value-type="float">
            <text:p>65.961</text:p>
          </table:table-cell>
          <table:table-cell office:value-type="string" calcext:value-type="string">
            <text:p>("5d86b6c7c3368a7ea4994d36209362c6c848df0d1d25e26e81cee5180b4bd25e", "42769c23e31ce9699c8b857a4cf834b0d194583e6fa2aa4b99ec5aa08ee6b9a1", "415e5295d76e0aeea7e84c4eadb66955b3b2809b82b0f84e1140effa069a69ec", "66126d2d83df5c986424d4eef17fbe35e8f8a8ef6e57c9ba17687d66ab754cde", "68c4def5158bb55f4bcc7e40c6403ff5e58fdb381ea9e1c207b5c9aaab265746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7" calcext:value-type="float">
            <text:p>17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af80b3d1bc92a2fc59a5bb11701c45fb9c34543295e846b8cdefa680dfe37f4e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77" calcext:value-type="float">
            <text:p>3.777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47" calcext:value-type="float">
            <text:p>2.347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5" calcext:value-type="float">
            <text:p>15</text:p>
          </table:table-cell>
          <table:table-cell office:value-type="float" office:value="3.895" calcext:value-type="float">
            <text:p>3.895</text:p>
          </table:table-cell>
          <table:table-cell office:value-type="string" calcext:value-type="string">
            <text:p>3f8ae358f43490223601dac52f07ed22781d8b95f1af585ab5c0cd202354a0cc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81" calcext:value-type="float">
            <text:p>2.381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9.62" calcext:value-type="float">
            <text:p>99.62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90.77" calcext:value-type="float">
            <text:p>90.77</text:p>
          </table:table-cell>
          <table:table-cell office:value-type="float" office:value="83.08" calcext:value-type="float">
            <text:p>83.08</text:p>
          </table:table-cell>
          <table:table-cell office:value-type="float" office:value="84.79" calcext:value-type="float">
            <text:p>84.79</text:p>
          </table:table-cell>
          <table:table-cell office:value-type="float" office:value="90.21" calcext:value-type="float">
            <text:p>90.21</text:p>
          </table:table-cell>
          <table:table-cell office:value-type="float" office:value="87.47" calcext:value-type="float">
            <text:p>87.47</text:p>
          </table:table-cell>
          <table:table-cell office:value-type="float" office:value="13.08" calcext:value-type="float">
            <text:p>13.08</text:p>
          </table:table-cell>
          <table:table-cell office:value-type="float" office:value="129800" calcext:value-type="float">
            <text:p>1298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0600" calcext:value-type="float">
            <text:p>40600</text:p>
          </table:table-cell>
          <table:table-cell office:value-type="float" office:value="68.024" calcext:value-type="float">
            <text:p>68.024</text:p>
          </table:table-cell>
          <table:table-cell office:value-type="string" calcext:value-type="string">
            <text:p>("83e6ea22882b7f175f99362551f1736968dae43d6c7fee3a3eba5f58bf2776a6", "37417fe886b89c24285654615bca4dbe3e4d0c3a9d9fb3c93cd211bb1b4e31c3", "8a7ecb469a7ff387fa6a5273c23bc39c5f12e4c509626ba3355b362099e49ed7", "d4eb2eebb016a5ee9d994f34fad02dfeae88852c136d4bc98d32286ee6b01145", "0a2664f0a2dfb24776f148fdacf2b5301cebf6d1428610979821b5720c67bc4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9" calcext:value-type="float">
            <text:p>19</text:p>
          </table:table-cell>
          <table:table-cell office:value-type="float" office:value="6.269" calcext:value-type="float">
            <text:p>6.269</text:p>
          </table:table-cell>
          <table:table-cell office:value-type="string" calcext:value-type="string">
            <text:p>e3f73176435ecb78244ef66db6bad1f0b4d80acc010f254c425acba503f2c1be</text:p>
          </table:table-cell>
          <table:table-cell office:value-type="float" office:value="92.86" calcext:value-type="float">
            <text:p>92.8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7" calcext:value-type="float">
            <text:p>17</text:p>
          </table:table-cell>
          <table:table-cell office:value-type="float" office:value="6.385" calcext:value-type="float">
            <text:p>6.385</text:p>
          </table:table-cell>
          <table:table-cell office:value-type="string" calcext:value-type="string">
            <text:p>b31555c40005d7d860ae887814fa82eced108c686bd253b8c77fe41efd7b6431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977" calcext:value-type="float">
            <text:p>3.977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4.29" calcext:value-type="float">
            <text:p>94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6.322" calcext:value-type="float">
            <text:p>6.322</text:p>
          </table:table-cell>
          <table:table-cell office:value-type="string" calcext:value-type="string">
            <text:p>43dfe820b6e1cffd85b2f4c91975d18d3c227486ae91efb849053748911ca6f8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.548" calcext:value-type="float">
            <text:p>6.548</text:p>
          </table:table-cell>
          <table:table-cell office:value-type="string" calcext:value-type="string">
            <text:p>9277c7b2c86b5e9b8f381c182993ba2383cbe8cb8d84bd855e56c2ed24925613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894" calcext:value-type="float">
            <text:p>3.894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79.23" calcext:value-type="float">
            <text:p>79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0.38" calcext:value-type="float">
            <text:p>90.38</text:p>
          </table:table-cell>
          <table:table-cell office:value-type="float" office:value="81.57" calcext:value-type="float">
            <text:p>81.57</text:p>
          </table:table-cell>
          <table:table-cell office:value-type="float" office:value="84.4" calcext:value-type="float">
            <text:p>84.4</text:p>
          </table:table-cell>
          <table:table-cell office:value-type="float" office:value="13.24" calcext:value-type="float">
            <text:p>13.24</text:p>
          </table:table-cell>
          <table:table-cell office:value-type="float" office:value="120720" calcext:value-type="float">
            <text:p>1207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320" calcext:value-type="float">
            <text:p>32320</text:p>
          </table:table-cell>
          <table:table-cell office:value-type="float" office:value="75.237" calcext:value-type="float">
            <text:p>75.237</text:p>
          </table:table-cell>
          <table:table-cell office:value-type="string" calcext:value-type="string">
            <text:p>("7dfc825141e4c59967b144d0284c04b0886f59eab2fff1115255a0149e9d26c5", "4a2d9cb2c6c7f9c8298fa7d41eb0c8ba9317555422ecf3f6f830da65473e466a", "cbe61914e4dd0bde6d97a8dfe8b677ef96c6df6ef44d7918323b5351774e9160", "0839a0943b843e107d9af4005caaf78166195520b1dba5f0ae032cb4cd89f036", "e41d5b4c666c941e6233ecce69349d52b61b5b2f73e54ef902221fe28189619c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31" calcext:value-type="float">
            <text:p>31</text:p>
          </table:table-cell>
          <table:table-cell office:value-type="float" office:value="3.458" calcext:value-type="float">
            <text:p>3.458</text:p>
          </table:table-cell>
          <table:table-cell office:value-type="string" calcext:value-type="string">
            <text:p>cc9402a0ff4874553309cdabe81e7951892f87c355698d542d31de8e2ec94554</text:p>
          </table:table-cell>
          <table:table-cell office:value-type="float" office:value="87.62" calcext:value-type="float">
            <text:p>87.62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a6ccf7103926837e495c0affa1947b5af861ac64d755aa5c3298ea41d7b92bf8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46" calcext:value-type="float">
            <text:p>88.46</text:p>
          </table:table-cell>
          <table:table-cell office:value-type="float" office:value="61.54" calcext:value-type="float">
            <text:p>61.54</text:p>
          </table:table-cell>
          <table:table-cell office:value-type="float" office:value="69.7" calcext:value-type="float">
            <text:p>69.7</text:p>
          </table:table-cell>
          <table:table-cell office:value-type="float" office:value="84.21" calcext:value-type="float">
            <text:p>84.21</text:p>
          </table:table-cell>
          <table:table-cell office:value-type="float" office:value="77.97" calcext:value-type="float">
            <text:p>77.97</text:p>
          </table:table-cell>
          <table:table-cell office:value-type="float" office:value="27" calcext:value-type="float">
            <text:p>27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97fe62d2274517bd762926a3ae6d2b5c3f28c3e75d82ba79abfd23eb6a015191</text:p>
          </table:table-cell>
          <table:table-cell office:value-type="float" office:value="87.14" calcext:value-type="float">
            <text:p>87.1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7" calcext:value-type="float">
            <text:p>17</text:p>
          </table:table-cell>
          <table:table-cell office:value-type="float" office:value="2.647" calcext:value-type="float">
            <text:p>2.647</text:p>
          </table:table-cell>
          <table:table-cell office:value-type="string" calcext:value-type="string">
            <text:p>228f51cf7e0187ae1b00db44c501d5dcffe3c02cefb095710487a8513f66e725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348" calcext:value-type="float">
            <text:p>2.348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3.85" calcext:value-type="float">
            <text:p>83.85</text:p>
          </table:table-cell>
          <table:table-cell office:value-type="float" office:value="86.92" calcext:value-type="float">
            <text:p>86.92</text:p>
          </table:table-cell>
          <table:table-cell office:value-type="float" office:value="86.68" calcext:value-type="float">
            <text:p>86.68</text:p>
          </table:table-cell>
          <table:table-cell office:value-type="float" office:value="84.35" calcext:value-type="float">
            <text:p>84.35</text:p>
          </table:table-cell>
          <table:table-cell office:value-type="float" office:value="85.18" calcext:value-type="float">
            <text:p>85.18</text:p>
          </table:table-cell>
          <table:table-cell office:value-type="float" office:value="13.35" calcext:value-type="float">
            <text:p>13.35</text:p>
          </table:table-cell>
          <table:table-cell office:value-type="float" office:value="129320" calcext:value-type="float">
            <text:p>1293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6520" calcext:value-type="float">
            <text:p>76520</text:p>
          </table:table-cell>
          <table:table-cell office:value-type="float" office:value="66.214" calcext:value-type="float">
            <text:p>66.214</text:p>
          </table:table-cell>
          <table:table-cell office:value-type="string" calcext:value-type="string">
            <text:p>("f7aa9f5c2e7eb960686c6d6bad76b709326120033909d3615c9f889191f52856", "3281041dd2470481ac563f4ae929f441b8cdb1ac5530b4867e69fc6ff0a3071b", "3b97069e5d579cfb80caff11d1a087dd1d50f5a5d1deb87cbf7425e6e541846b", "63646f55d6f5b70faec77c8d81be9e595cc13b15afaa31221d72dd7f6ad5382d", "b35fea8c3a9df8e0d2b631a53f9ae312fa06b36d2998530a22073da7f95df40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.356" calcext:value-type="float">
            <text:p>5.356</text:p>
          </table:table-cell>
          <table:table-cell office:value-type="string" calcext:value-type="string">
            <text:p>22d7ad48dafb14a7e28e645c60b9ccbc2da0ae181c2f0a45ef8319902439b79e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292" calcext:value-type="float">
            <text:p>5.292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83" calcext:value-type="float">
            <text:p>2.283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9.9" calcext:value-type="float">
            <text:p>99.9</text:p>
          </table:table-cell>
          <table:table-cell office:value-type="float" office:value="69.23" calcext:value-type="float">
            <text:p>69.23</text:p>
          </table:table-cell>
          <table:table-cell table:style-name="ce10" office:value-type="float" office:value="84.62" calcext:value-type="float">
            <text:p>84.62</text:p>
          </table:table-cell>
          <table:table-cell office:value-type="float" office:value="84.62" calcext:value-type="float">
            <text:p>84.62</text:p>
          </table:table-cell>
          <table:table-cell office:value-type="float" office:value="83.85" calcext:value-type="float">
            <text:p>83.85</text:p>
          </table:table-cell>
          <table:table-cell office:value-type="float" office:value="85.38" calcext:value-type="float">
            <text:p>85.38</text:p>
          </table:table-cell>
          <table:table-cell office:value-type="float" office:value="85.19" calcext:value-type="float">
            <text:p>85.19</text:p>
          </table:table-cell>
          <table:table-cell office:value-type="float" office:value="84.12" calcext:value-type="float">
            <text:p>84.12</text:p>
          </table:table-cell>
          <table:table-cell office:value-type="float" office:value="84.49" calcext:value-type="float">
            <text:p>84.49</text:p>
          </table:table-cell>
          <table:table-cell office:value-type="float" office:value="14.67" calcext:value-type="float">
            <text:p>14.67</text:p>
          </table:table-cell>
          <table:table-cell office:value-type="float" office:value="128080" calcext:value-type="float">
            <text:p>12808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320" calcext:value-type="float">
            <text:p>35320</text:p>
          </table:table-cell>
          <table:table-cell office:value-type="float" office:value="57.895" calcext:value-type="float">
            <text:p>57.895</text:p>
          </table:table-cell>
          <table:table-cell office:value-type="string" calcext:value-type="string">
            <text:p>("7b763d22b25a2eb1e05325f4b746843d3d2f82a96b4ef2506e3452a7bae9e611", "52294b79f7c63bf478ba1653321718273daac8d3b26ef54b47ea24f4bbe932ab", "d4045df4c5019402447b85ed88ffb745be16d9e202dab36d106523d2259c539f", "82ab45d3b865647975c971ee2dd6385031c023331a2ddd54e0b481bbce526986", "aa989a6659ae8709ec3567146d3eb3a40b8f7ea201aa76585473e7557c87e667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76" calcext:value-type="float">
            <text:p>76</text:p>
          </table:table-cell>
          <table:table-cell office:value-type="float" office:value="74.07" calcext:value-type="float">
            <text:p>74.07</text:p>
          </table:table-cell>
          <table:table-cell office:value-type="float" office:value="74.51" calcext:value-type="float">
            <text:p>74.51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6785b012232ba83a4e362ebc698f746d04f67e61a1235707c43043824306bd3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868" calcext:value-type="float">
            <text:p>2.868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19" calcext:value-type="float">
            <text:p>19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cac0533796c310aa6f56ad601f6bc296906169f69bcbaec6ae31e3ef3160ad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59" calcext:value-type="float">
            <text:p>2.959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9.81" calcext:value-type="float">
            <text:p>99.8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93.85" calcext:value-type="float">
            <text:p>93.85</text:p>
          </table:table-cell>
          <table:table-cell office:value-type="float" office:value="87.69" calcext:value-type="float">
            <text:p>87.69</text:p>
          </table:table-cell>
          <table:table-cell office:value-type="float" office:value="88.54" calcext:value-type="float">
            <text:p>88.54</text:p>
          </table:table-cell>
          <table:table-cell office:value-type="float" office:value="93.52" calcext:value-type="float">
            <text:p>93.52</text:p>
          </table:table-cell>
          <table:table-cell office:value-type="float" office:value="91.06" calcext:value-type="float">
            <text:p>91.06</text:p>
          </table:table-cell>
          <table:table-cell office:value-type="float" office:value="12.31" calcext:value-type="float">
            <text:p>12.31</text:p>
          </table:table-cell>
          <table:table-cell office:value-type="float" office:value="129200" calcext:value-type="float">
            <text:p>1292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46800" calcext:value-type="float">
            <text:p>46800</text:p>
          </table:table-cell>
          <table:table-cell office:value-type="float" office:value="60.134" calcext:value-type="float">
            <text:p>60.134</text:p>
          </table:table-cell>
          <table:table-cell office:value-type="string" calcext:value-type="string">
            <text:p>("a53268271ae4b249da466364e146e80f205f36799f82bf49eec1076be592c440", "8c524c8fb3e3dec8b836e7196835aff9eb3f923007cd3b72ef84bf802c5aad2c", "aa76cf008e2621920c795a8a2a3872eccfef506b8b7b0dbc16ebc95c8972f8f2", "e29c8b79ae88409d22cb60bae6a4da32d087a067533d18202c40b4ca0be1b394", "2a9c3b4bb96d5d6a48ebef2d25ea68eee96c690eb69872b1c6e24ac8595e5b80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33" calcext:value-type="float">
            <text:p>93.33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31.864" calcext:value-type="float">
            <text:p>131.864</text:p>
          </table:table-cell>
          <table:table-cell office:value-type="string" calcext:value-type="string">
            <text:p>4d5f6f19df15251d8e6b5e58f98a0d104c29b7b6d391e77771bc8e31b5ed51cc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416" calcext:value-type="float">
            <text:p>13.416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33" calcext:value-type="float">
            <text:p>1.63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3.12" calcext:value-type="float">
            <text:p>93.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35.404" calcext:value-type="float">
            <text:p>35.404</text:p>
          </table:table-cell>
          <table:table-cell office:value-type="string" calcext:value-type="string">
            <text:p>0358f44422a7b16f5cd16873704c9e08fda9ea6c4a2f61bf4da236f564449b0a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353" calcext:value-type="float">
            <text:p>13.353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9.71" calcext:value-type="float">
            <text:p>99.71</text:p>
          </table:table-cell>
          <table:table-cell office:value-type="float" office:value="74.33" calcext:value-type="float">
            <text:p>74.33</text:p>
          </table:table-cell>
          <table:table-cell table:style-name="ce10" office:value-type="float" office:value="87.17" calcext:value-type="float">
            <text:p>87.17</text:p>
          </table:table-cell>
          <table:table-cell office:value-type="float" office:value="87.17" calcext:value-type="float">
            <text:p>87.17</text:p>
          </table:table-cell>
          <table:table-cell office:value-type="float" office:value="84" calcext:value-type="float">
            <text:p>84</text:p>
          </table:table-cell>
          <table:table-cell office:value-type="float" office:value="90.33" calcext:value-type="float">
            <text:p>90.33</text:p>
          </table:table-cell>
          <table:table-cell office:value-type="float" office:value="89.72" calcext:value-type="float">
            <text:p>89.72</text:p>
          </table:table-cell>
          <table:table-cell office:value-type="float" office:value="84.97" calcext:value-type="float">
            <text:p>84.97</text:p>
          </table:table-cell>
          <table:table-cell office:value-type="float" office:value="86.75" calcext:value-type="float">
            <text:p>86.75</text:p>
          </table:table-cell>
          <table:table-cell office:value-type="float" office:value="12.33" calcext:value-type="float">
            <text:p>12.33</text:p>
          </table:table-cell>
          <table:table-cell office:value-type="float" office:value="229880" calcext:value-type="float">
            <text:p>22988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45320" calcext:value-type="float">
            <text:p>45320</text:p>
          </table:table-cell>
          <table:table-cell office:value-type="float" office:value="1104.282" calcext:value-type="float">
            <text:p>1104.282</text:p>
          </table:table-cell>
          <table:table-cell office:value-type="string" calcext:value-type="string">
            <text:p>("68a73901e415804ab9cbc8a61439f6276993884c249943fd7d296b23e94389b9", "4d453e47369c6f0f804d93d63f2b3d28a1dd11f2b2af6f5c29f89e55e0cdb786", "b680a8254069f8e954096f2d923c1851faa62e307ef16519cb54f72a587dfce1", "c29933d9ca73bddc125678754c324ae750e3761bd41eddff92a8b077c7ecb198", "b4576cd1d384cc407d43510d4481d6febfda96a6872590046fd4fc404c27548b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38" calcext:value-type="float">
            <text:p>89.38</text:p>
          </table:table-cell>
          <table:table-cell office:value-type="float" office:value="61.67" calcext:value-type="float">
            <text:p>61.67</text:p>
          </table:table-cell>
          <table:table-cell table:style-name="ce7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23" calcext:value-type="float">
            <text:p>23</text:p>
          </table:table-cell>
          <table:table-cell office:value-type="float" office:value="56.163" calcext:value-type="float">
            <text:p>56.163</text:p>
          </table:table-cell>
          <table:table-cell office:value-type="string" calcext:value-type="string">
            <text:p>385bc23704502a71ea6cc9521698e69d70a00756d85b989d5dc675696e160487</text:p>
          </table:table-cell>
          <table:table-cell office:value-type="float" office:value="88.54" calcext:value-type="float">
            <text:p>88.54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1.67" calcext:value-type="float">
            <text:p>8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7" calcext:value-type="float">
            <text:p>80.7</text:p>
          </table:table-cell>
          <table:table-cell office:value-type="float" office:value="79.67" calcext:value-type="float">
            <text:p>79.67</text:p>
          </table:table-cell>
          <table:table-cell office:value-type="float" office:value="19" calcext:value-type="float">
            <text:p>19</text:p>
          </table:table-cell>
          <table:table-cell office:value-type="float" office:value="18.479" calcext:value-type="float">
            <text:p>18.479</text:p>
          </table:table-cell>
          <table:table-cell office:value-type="string" calcext:value-type="string">
            <text:p>3907d63b23f0fa22899ac91b7f666fdb6d25af07b80b39981687361b553e658c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6" calcext:value-type="float">
            <text:p>1.726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89.58" calcext:value-type="float">
            <text:p>89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23" calcext:value-type="float">
            <text:p>23</text:p>
          </table:table-cell>
          <table:table-cell office:value-type="float" office:value="18.822" calcext:value-type="float">
            <text:p>18.822</text:p>
          </table:table-cell>
          <table:table-cell office:value-type="string" calcext:value-type="string">
            <text:p>debd51cf74e90e97eff707a016bd020324da6001fd99c3e0cb93cba2ca5bb813</text:p>
          </table:table-cell>
          <table:table-cell office:value-type="float" office:value="88.75" calcext:value-type="float">
            <text:p>88.75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.67</text:p>
          </table:table-cell>
          <table:table-cell office:value-type="float" office:value="77.42" calcext:value-type="float">
            <text:p>77.42</text:p>
          </table:table-cell>
          <table:table-cell office:value-type="float" office:value="79.31" calcext:value-type="float">
            <text:p>79.31</text:p>
          </table:table-cell>
          <table:table-cell office:value-type="float" office:value="78.69" calcext:value-type="float">
            <text:p>78.69</text:p>
          </table:table-cell>
          <table:table-cell office:value-type="float" office:value="21" calcext:value-type="float">
            <text:p>21</text:p>
          </table:table-cell>
          <table:table-cell office:value-type="float" office:value="18.497" calcext:value-type="float">
            <text:p>18.497</text:p>
          </table:table-cell>
          <table:table-cell office:value-type="string" calcext:value-type="string">
            <text:p>0a87d55d9e03a7e149f165f38206dd803eb4146d4ef349f70a39efada3183e9a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99.67" calcext:value-type="float">
            <text:p>99.67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5.45" calcext:value-type="float">
            <text:p>85.45</text:p>
          </table:table-cell>
          <table:table-cell office:value-type="float" office:value="87.65" calcext:value-type="float">
            <text:p>87.65</text:p>
          </table:table-cell>
          <table:table-cell office:value-type="float" office:value="86.7" calcext:value-type="float">
            <text:p>86.7</text:p>
          </table:table-cell>
          <table:table-cell office:value-type="float" office:value="12.71" calcext:value-type="float">
            <text:p>12.71</text:p>
          </table:table-cell>
          <table:table-cell office:value-type="float" office:value="230360" calcext:value-type="float">
            <text:p>230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0" calcext:value-type="float">
            <text:p>42680</text:p>
          </table:table-cell>
          <table:table-cell office:value-type="float" office:value="1087.255" calcext:value-type="float">
            <text:p>1087.255</text:p>
          </table:table-cell>
          <table:table-cell office:value-type="string" calcext:value-type="string">
            <text:p>("3a24dd96dcef8cd1a606d4c4b43f9140512900ddac4870e19f78c3ee19092cd6", "17016486179a0ac963f63ee949c540d26abf6789600159ad95499c590ce41ac0", "ecdad586d113760190cd4d8988d645e12d18dc595f999877ea755585d0f7b5ea", "7f6767af56c12722029d91858b763d7c45ea4ce79575d303da33ef20a0e51aa6", "30a70dfb5af362c0b8fbf8d1f318669698199df2c97485ed71b911c0e38a7dac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1.67" calcext:value-type="float">
            <text:p>61.67</text:p>
          </table:table-cell>
          <table:table-cell table:style-name="ce8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33" calcext:value-type="float">
            <text:p>33</text:p>
          </table:table-cell>
          <table:table-cell office:value-type="float" office:value="38.365" calcext:value-type="float">
            <text:p>38.365</text:p>
          </table:table-cell>
          <table:table-cell office:value-type="string" calcext:value-type="string">
            <text:p>fa6027c89039f889bfdd9a038d1d1075c86be1a5db3ca43b0595929d5fbc1d9a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62" calcext:value-type="float">
            <text:p>15.362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2.92" calcext:value-type="float">
            <text:p>92.9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33" calcext:value-type="float">
            <text:p>33</text:p>
          </table:table-cell>
          <table:table-cell office:value-type="float" office:value="24.023" calcext:value-type="float">
            <text:p>24.023</text:p>
          </table:table-cell>
          <table:table-cell office:value-type="string" calcext:value-type="string">
            <text:p>fab74bf979cb49b5e4375e74435ff28e192f8b101395f57c637a445def628886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48" calcext:value-type="float">
            <text:p>15.348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3" calcext:value-type="float">
            <text:p>1.743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9.75" calcext:value-type="float">
            <text:p>99.75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90.5" calcext:value-type="float">
            <text:p>90.5</text:p>
          </table:table-cell>
          <table:table-cell office:value-type="float" office:value="90.5" calcext:value-type="float">
            <text:p>90.5</text:p>
          </table:table-cell>
          <table:table-cell office:value-type="float" office:value="90.67" calcext:value-type="float">
            <text:p>90.67</text:p>
          </table:table-cell>
          <table:table-cell office:value-type="float" office:value="90.33" calcext:value-type="float">
            <text:p>90.33</text:p>
          </table:table-cell>
          <table:table-cell office:value-type="float" office:value="90.37" calcext:value-type="float">
            <text:p>90.37</text:p>
          </table:table-cell>
          <table:table-cell office:value-type="float" office:value="90.64" calcext:value-type="float">
            <text:p>90.64</text:p>
          </table:table-cell>
          <table:table-cell office:value-type="float" office:value="90.51" calcext:value-type="float">
            <text:p>90.51</text:p>
          </table:table-cell>
          <table:table-cell office:value-type="float" office:value="11.71" calcext:value-type="float">
            <text:p>11.71</text:p>
          </table:table-cell>
          <table:table-cell office:value-type="float" office:value="234520" calcext:value-type="float">
            <text:p>2345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7120" calcext:value-type="float">
            <text:p>27120</text:p>
          </table:table-cell>
          <table:table-cell office:value-type="float" office:value="1100.95" calcext:value-type="float">
            <text:p>1100.95</text:p>
          </table:table-cell>
          <table:table-cell office:value-type="string" calcext:value-type="string">
            <text:p>("bfdecf878937859123f15c64c90690559872fca265b1295508b39067414cccb4", "cade8eda3143efa5fb0ad7f63aaec2a88dd937b0f9179d76e1e8d0175ab168be", "0c00bcbb7f69ac033ee34b7e0bb99cba3bcc321ff3f69b9bcc92df7700132cf4", "2399c2f0701c856302dc25e96c318a5e770f86db9f95fa5d94014787ec4f4901", "775c58b9227cef43b0865ab82ee52aba4b3e8a593ed8ba10a663feec3d1ad47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24.318" calcext:value-type="float">
            <text:p>24.318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668" calcext:value-type="float">
            <text:p>1.66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9.79" calcext:value-type="float">
            <text:p>99.79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88.5" calcext:value-type="float">
            <text:p>88.5</text:p>
          </table:table-cell>
          <table:table-cell office:value-type="float" office:value="88.5" calcext:value-type="float">
            <text:p>88.5</text:p>
          </table:table-cell>
          <table:table-cell office:value-type="float" office:value="82.67" calcext:value-type="float">
            <text:p>82.67</text:p>
          </table:table-cell>
          <table:table-cell office:value-type="float" office:value="94.33" calcext:value-type="float">
            <text:p>94.33</text:p>
          </table:table-cell>
          <table:table-cell office:value-type="float" office:value="93.61" calcext:value-type="float">
            <text:p>93.61</text:p>
          </table:table-cell>
          <table:table-cell office:value-type="float" office:value="84.48" calcext:value-type="float">
            <text:p>84.48</text:p>
          </table:table-cell>
          <table:table-cell office:value-type="float" office:value="87.79" calcext:value-type="float">
            <text:p>87.79</text:p>
          </table:table-cell>
          <table:table-cell office:value-type="float" office:value="10.92" calcext:value-type="float">
            <text:p>10.92</text:p>
          </table:table-cell>
          <table:table-cell office:value-type="float" office:value="221600" calcext:value-type="float">
            <text:p>221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55.58" calcext:value-type="float">
            <text:p>1055.58</text:p>
          </table:table-cell>
          <table:table-cell office:value-type="string" calcext:value-type="string">
            <text:p>("1c4a7f498489d5b138c00f271e1beb2a4823021678a75013d75293aee806d004", "72c44b6767f31435aa0afdd6a717cd000b497fb4620172719e91470332fdbf39", "85d9701f1146ebfc3c70682df7cdc13894f0c01691fbf0633df51e0574f636bc", "8ffbd207ed7fa03f0eaff59b3386f1d9bfd1bed3ff9e5e7e2c64b8ba9498a2e2", "cfa55f9d862cd994676317f6978909abd636293f39305f772173db2500ca02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6" calcext:value-type="float">
            <text:p>91.46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7" calcext:value-type="float">
            <text:p>27</text:p>
          </table:table-cell>
          <table:table-cell office:value-type="float" office:value="22.464" calcext:value-type="float">
            <text:p>22.464</text:p>
          </table:table-cell>
          <table:table-cell office:value-type="string" calcext:value-type="string">
            <text:p>7ff047e4402331d6039df8db0dc7212a86634822fbad116b86de869f50acfe28</text:p>
          </table:table-cell>
          <table:table-cell office:value-type="float" office:value="88.33" calcext:value-type="float">
            <text:p>88.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602" calcext:value-type="float">
            <text:p>16.602</text:p>
          </table:table-cell>
          <table:table-cell office:value-type="string" calcext:value-type="string">
            <text:p>d1d1e6cce6874ac1668bce9dd57a5bdc051864083e5d09e4856be34f1ccce4e7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1.04" calcext:value-type="float">
            <text:p>91.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5" calcext:value-type="float">
            <text:p>25</text:p>
          </table:table-cell>
          <table:table-cell office:value-type="float" office:value="17.519" calcext:value-type="float">
            <text:p>17.519</text:p>
          </table:table-cell>
          <table:table-cell office:value-type="string" calcext:value-type="string">
            <text:p>ef0456423b08f062d87f74ac3103a4ecd7c65954d1ffe905a0b71b568d1b75a4</text:p>
          </table:table-cell>
          <table:table-cell office:value-type="float" office:value="87.92" calcext:value-type="float">
            <text:p>87.9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597" calcext:value-type="float">
            <text:p>16.597</text:p>
          </table:table-cell>
          <table:table-cell office:value-type="string" calcext:value-type="string">
            <text:p>9aaaaefa4464e18d509154841a9f9e3e87060fe7540a42003184cc67d86a994f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34" calcext:value-type="float">
            <text:p>1.734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9.67" calcext:value-type="float">
            <text:p>99.67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1.04" calcext:value-type="float">
            <text:p>81.04</text:p>
          </table:table-cell>
          <table:table-cell office:value-type="float" office:value="92.88" calcext:value-type="float">
            <text:p>92.88</text:p>
          </table:table-cell>
          <table:table-cell office:value-type="float" office:value="87.03" calcext:value-type="float">
            <text:p>87.03</text:p>
          </table:table-cell>
          <table:table-cell office:value-type="float" office:value="12" calcext:value-type="float">
            <text:p>12</text:p>
          </table:table-cell>
          <table:table-cell office:value-type="float" office:value="230920" calcext:value-type="float">
            <text:p>230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0520" calcext:value-type="float">
            <text:p>30520</text:p>
          </table:table-cell>
          <table:table-cell office:value-type="float" office:value="1087.626" calcext:value-type="float">
            <text:p>1087.626</text:p>
          </table:table-cell>
          <table:table-cell office:value-type="string" calcext:value-type="string">
            <text:p>("5b9b7e74779f9fb1ae64f88a39cd5d7fee316b546bba6785c3d79238744640f7", "5ea5382f4f46ebe28ecdc8a8553f7ad274e12af622712f5846a4e178dabcde68", "9d85ecb1a1bec1c864012e992658e32cefc2ad319bf218740be2e2723147ce84", "e794583908fadc4896f0429b1cfecee4f38b36dbf1a71556a9b25783eeb8a7ea", "13640e1b37eee9b73bf016db82f3ac0a0674b83f8b96906d9af366d6bb6ab56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style-name="ce7" office:value-type="float" office:value="84.17" calcext:value-type="float">
            <text:p>84.17</text:p>
          </table:table-cell>
          <table:table-cell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26.345" calcext:value-type="float">
            <text:p>26.34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7" calcext:value-type="float">
            <text:p>19.637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2" calcext:value-type="float">
            <text:p>1.642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5" calcext:value-type="float">
            <text:p>19.63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1" calcext:value-type="float">
            <text:p>19.631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3" calcext:value-type="float">
            <text:p>1.643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9.5" calcext:value-type="float">
            <text:p>99.5</text:p>
          </table:table-cell>
          <table:table-cell office:value-type="float" office:value="73.33" calcext:value-type="float">
            <text:p>73.33</text:p>
          </table:table-cell>
          <table:table-cell table:style-name="ce10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9.67" calcext:value-type="float">
            <text:p>89.67</text:p>
          </table:table-cell>
          <table:table-cell office:value-type="float" office:value="83.67" calcext:value-type="float">
            <text:p>83.67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office:value-type="float" office:value="87.06" calcext:value-type="float">
            <text:p>87.06</text:p>
          </table:table-cell>
          <table:table-cell office:value-type="float" office:value="12.67" calcext:value-type="float">
            <text:p>12.67</text:p>
          </table:table-cell>
          <table:table-cell office:value-type="float" office:value="225600" calcext:value-type="float">
            <text:p>2256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50800" calcext:value-type="float">
            <text:p>250800</text:p>
          </table:table-cell>
          <table:table-cell office:value-type="float" office:value="1158.173" calcext:value-type="float">
            <text:p>1158.173</text:p>
          </table:table-cell>
          <table:table-cell office:value-type="string" calcext:value-type="string">
            <text:p>("d4f7762ba74115b190a8620e8090cc24de3682346a8ec82da037d994fa436f23", "290e9e261fab7676b6ad40cdf52cbf8d73711470ab7265f4bde458229b4ea422", "b4e1bd12da1d94b7e60c9c2f4f2940ffc14d3128471029bac16a14afc236c259", "bd14549b08b1202b03953dcacbb8dd610ade96c70711622ebeea01a23d92e7e6", "b526a87c4870060b072e062394cb603f3842dbbea6023382f8d651accfcffd7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1.67" calcext:value-type="float">
            <text:p>71.67</text:p>
          </table:table-cell>
          <table:table-cell table:style-name="ce7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1.67" calcext:value-type="float">
            <text:p>81.67</text:p>
          </table:table-cell>
          <table:table-cell office:value-type="float" office:value="90" calcext:value-type="float">
            <text:p>90</text:p>
          </table:table-cell>
          <table:table-cell office:value-type="float" office:value="89.09" calcext:value-type="float">
            <text:p>89.09</text:p>
          </table:table-cell>
          <table:table-cell office:value-type="float" office:value="83.08" calcext:value-type="float">
            <text:p>83.08</text:p>
          </table:table-cell>
          <table:table-cell office:value-type="float" office:value="85.22" calcext:value-type="float">
            <text:p>85.22</text:p>
          </table:table-cell>
          <table:table-cell office:value-type="float" office:value="25" calcext:value-type="float">
            <text:p>25</text:p>
          </table:table-cell>
          <table:table-cell office:value-type="float" office:value="30.079" calcext:value-type="float">
            <text:p>30.079</text:p>
          </table:table-cell>
          <table:table-cell office:value-type="string" calcext:value-type="string">
            <text:p>5832ee28537deee5409863bd936266d859133e64b1dd1b77767cae83efd35bd5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305" calcext:value-type="float">
            <text:p>13.305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77" calcext:value-type="float">
            <text:p>1.677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0.42" calcext:value-type="float">
            <text:p>90.42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0.74" calcext:value-type="float">
            <text:p>90.74</text:p>
          </table:table-cell>
          <table:table-cell office:value-type="float" office:value="83.33" calcext:value-type="float">
            <text:p>83.33</text:p>
          </table:table-cell>
          <table:table-cell office:value-type="float" office:value="85.96" calcext:value-type="float">
            <text:p>85.96</text:p>
          </table:table-cell>
          <table:table-cell office:value-type="float" office:value="25" calcext:value-type="float">
            <text:p>25</text:p>
          </table:table-cell>
          <table:table-cell office:value-type="float" office:value="27.863" calcext:value-type="float">
            <text:p>27.863</text:p>
          </table:table-cell>
          <table:table-cell office:value-type="string" calcext:value-type="string">
            <text:p>73f0731afe8009c8a325ea67e073fd3124ba56d0a5f5a073125a569d93ce7772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062" calcext:value-type="float">
            <text:p>13.062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9.5" calcext:value-type="float">
            <text:p>99.5</text:p>
          </table:table-cell>
          <table:table-cell office:value-type="float" office:value="86.33" calcext:value-type="float">
            <text:p>86.33</text:p>
          </table:table-cell>
          <table:table-cell table:style-name="ce10" office:value-type="float" office:value="93.17" calcext:value-type="float">
            <text:p>93.17</text:p>
          </table:table-cell>
          <table:table-cell office:value-type="float" office:value="93.17" calcext:value-type="float">
            <text:p>93.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3.04" calcext:value-type="float">
            <text:p>93.04</text:p>
          </table:table-cell>
          <table:table-cell office:value-type="float" office:value="93.15" calcext:value-type="float">
            <text:p>93.15</text:p>
          </table:table-cell>
          <table:table-cell office:value-type="float" office:value="12.33" calcext:value-type="float">
            <text:p>12.33</text:p>
          </table:table-cell>
          <table:table-cell office:value-type="float" office:value="230280" calcext:value-type="float">
            <text:p>2302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75320" calcext:value-type="float">
            <text:p>75320</text:p>
          </table:table-cell>
          <table:table-cell office:value-type="float" office:value="1053.439" calcext:value-type="float">
            <text:p>1053.439</text:p>
          </table:table-cell>
          <table:table-cell office:value-type="string" calcext:value-type="string">
            <text:p>("a47816b892f1bfb233584791d42b15a310b736fa79d660f04d106d3b8ad0f0e1", "2fc4f6fcaa26a4bf942af78d231ed59b4aaf67673be7bd2946594879095207cf", "6eb007316029bc601a5716308dde052002a5b48a96a859e2ff6148a08c2aadc3", "1681235d8a6d8682e117b675dd6c13b2351304b116c9d7719fb6566a464c2ffa", "91ae62e5a9311acdd8b0bfecf5f5be11a888378addea1c35a653f61575b43417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41" calcext:value-type="float">
            <text:p>41</text:p>
          </table:table-cell>
          <table:table-cell office:value-type="float" office:value="45.067" calcext:value-type="float">
            <text:p>45.067</text:p>
          </table:table-cell>
          <table:table-cell office:value-type="string" calcext:value-type="string">
            <text:p>bda74877da148b902db472ec304f2c2d7d908322eb8c78f21e633d111a699b05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62" calcext:value-type="float">
            <text:p>15.962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35" calcext:value-type="float">
            <text:p>35</text:p>
          </table:table-cell>
          <table:table-cell office:value-type="float" office:value="33.126" calcext:value-type="float">
            <text:p>33.126</text:p>
          </table:table-cell>
          <table:table-cell office:value-type="string" calcext:value-type="string">
            <text:p>5541f53432529344347634e7cc37c7da8af85b0644de44f8779bc6fd85c2ba87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94" calcext:value-type="float">
            <text:p>15.894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27" calcext:value-type="float">
            <text:p>15.827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9.63" calcext:value-type="float">
            <text:p>99.63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91.33" calcext:value-type="float">
            <text:p>91.33</text:p>
          </table:table-cell>
          <table:table-cell office:value-type="float" office:value="86.67" calcext:value-type="float">
            <text:p>86.67</text:p>
          </table:table-cell>
          <table:table-cell office:value-type="float" office:value="87.29" calcext:value-type="float">
            <text:p>87.29</text:p>
          </table:table-cell>
          <table:table-cell office:value-type="float" office:value="90.97" calcext:value-type="float">
            <text:p>90.97</text:p>
          </table:table-cell>
          <table:table-cell office:value-type="float" office:value="89.24" calcext:value-type="float">
            <text:p>89.24</text:p>
          </table:table-cell>
          <table:table-cell office:value-type="float" office:value="12" calcext:value-type="float">
            <text:p>12</text:p>
          </table:table-cell>
          <table:table-cell office:value-type="float" office:value="234240" calcext:value-type="float">
            <text:p>234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880" calcext:value-type="float">
            <text:p>104880</text:p>
          </table:table-cell>
          <table:table-cell office:value-type="float" office:value="1110.133" calcext:value-type="float">
            <text:p>1110.133</text:p>
          </table:table-cell>
          <table:table-cell office:value-type="string" calcext:value-type="string">
            <text:p>("efcb79a2f01209bbd392d08732ed908d3206ebdb919ccaaaa561f19830404228", "2771f160a592c1bea3795f319c81123558225a8fce4721bd6ac042b5be8da2a8", "78ba2e4f6f3ed643c6cde751e387a0be851864d57d7b5175ddd8052a9d052728", "0849c3a8c1fef65d5d68f4e8a92a05f84c3f349a7f3a6c012ef9beda1b273793", "d0fd9f596c274f71775c9ceec43d4e8f22266a8241fd49ba720ed79c914094f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71.67" calcext:value-type="float">
            <text:p>71.67</text:p>
          </table:table-cell>
          <table:table-cell office:value-type="float" office:value="74.24" calcext:value-type="float">
            <text:p>74.24</text:p>
          </table:table-cell>
          <table:table-cell office:value-type="float" office:value="79.63" calcext:value-type="float">
            <text:p>79.63</text:p>
          </table:table-cell>
          <table:table-cell office:value-type="float" office:value="77.78" calcext:value-type="float">
            <text:p>77.78</text:p>
          </table:table-cell>
          <table:table-cell office:value-type="float" office:value="29" calcext:value-type="float">
            <text:p>29</text:p>
          </table:table-cell>
          <table:table-cell office:value-type="float" office:value="20.803" calcext:value-type="float">
            <text:p>20.803</text:p>
          </table:table-cell>
          <table:table-cell office:value-type="string" calcext:value-type="string">
            <text:p>61799f1b1eede0a280a5a79eb60f52e7de8fddfb041e53a823780fa5615e5019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5" calcext:value-type="float">
            <text:p>19.755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82" calcext:value-type="float">
            <text:p>19.782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1.67" calcext:value-type="float">
            <text:p>91.6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7" calcext:value-type="float">
            <text:p>27</text:p>
          </table:table-cell>
          <table:table-cell office:value-type="float" office:value="19.873" calcext:value-type="float">
            <text:p>19.873</text:p>
          </table:table-cell>
          <table:table-cell office:value-type="string" calcext:value-type="string">
            <text:p>9cfaa0ec79c0da57988b3c36e03fb5962ef26cfb32147911e2db81745a204d54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809" calcext:value-type="float">
            <text:p>19.809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7" calcext:value-type="float">
            <text:p>19.757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9.67" calcext:value-type="float">
            <text:p>99.67</text:p>
          </table:table-cell>
          <table:table-cell office:value-type="float" office:value="75.33" calcext:value-type="float">
            <text:p>75.33</text:p>
          </table:table-cell>
          <table:table-cell table:style-name="ce10" office:value-type="float" office:value="87.67" calcext:value-type="float">
            <text:p>87.67</text:p>
          </table:table-cell>
          <table:table-cell office:value-type="float" office:value="87.67" calcext:value-type="float">
            <text:p>87.67</text:p>
          </table:table-cell>
          <table:table-cell office:value-type="float" office:value="88" calcext:value-type="float">
            <text:p>88</text:p>
          </table:table-cell>
          <table:table-cell office:value-type="float" office:value="87.33" calcext:value-type="float">
            <text:p>87.33</text:p>
          </table:table-cell>
          <table:table-cell office:value-type="float" office:value="87.44" calcext:value-type="float">
            <text:p>87.44</text:p>
          </table:table-cell>
          <table:table-cell office:value-type="float" office:value="87.91" calcext:value-type="float">
            <text:p>87.91</text:p>
          </table:table-cell>
          <table:table-cell office:value-type="float" office:value="87.71" calcext:value-type="float">
            <text:p>87.71</text:p>
          </table:table-cell>
          <table:table-cell office:value-type="float" office:value="11.46" calcext:value-type="float">
            <text:p>11.46</text:p>
          </table:table-cell>
          <table:table-cell office:value-type="float" office:value="231360" calcext:value-type="float">
            <text:p>231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7280" calcext:value-type="float">
            <text:p>37280</text:p>
          </table:table-cell>
          <table:table-cell office:value-type="float" office:value="1066.821" calcext:value-type="float">
            <text:p>1066.821</text:p>
          </table:table-cell>
          <table:table-cell office:value-type="string" calcext:value-type="string">
            <text:p>("c9c87df09edda44da8e0a061f0a8db24654d64790803af8535957da7f173e594", "c98d7353b0a5d3528a02cbdd6172d0ba9d5a294d0993bd7f74ae2a0946cf95e4", "ed691b4b9d4e6c226d5076dbd7bae9590c625b76ddfeb9812e962290425ecbd4", "3c247ac206069967bcbb4375749f878f04a5397890b584fbcffe00aaa66e2d6d", "320990241a684affef05ed2f5621c68295563de44d9e22a70ec1c5be44951f65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5" calcext:value-type="float">
            <text:p>92.5</text:p>
          </table:table-cell>
          <table:table-cell office:value-type="float" office:value="73.33" calcext:value-type="float">
            <text:p>73.33</text:p>
          </table:table-cell>
          <table:table-cell table:style-name="ce7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5" calcext:value-type="float">
            <text:p>85</text:p>
          </table:table-cell>
          <table:table-cell office:value-type="float" office:value="88.33" calcext:value-type="float">
            <text:p>88.33</text:p>
          </table:table-cell>
          <table:table-cell office:value-type="float" office:value="87.93" calcext:value-type="float">
            <text:p>87.93</text:p>
          </table:table-cell>
          <table:table-cell office:value-type="float" office:value="85.48" calcext:value-type="float">
            <text:p>85.48</text:p>
          </table:table-cell>
          <table:table-cell office:value-type="float" office:value="86.44" calcext:value-type="float">
            <text:p>86.44</text:p>
          </table:table-cell>
          <table:table-cell office:value-type="float" office:value="33" calcext:value-type="float">
            <text:p>33</text:p>
          </table:table-cell>
          <table:table-cell office:value-type="float" office:value="38.908" calcext:value-type="float">
            <text:p>38.908</text:p>
          </table:table-cell>
          <table:table-cell office:value-type="string" calcext:value-type="string">
            <text:p>417c1a88dda07e2fdf3c117ac4f0621a5f60503ab6be5bf19afb06d1cb05f708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8" calcext:value-type="float">
            <text:p>25.758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1.88" calcext:value-type="float">
            <text:p>91.88</text:p>
          </table:table-cell>
          <table:table-cell office:value-type="float" office:value="73.33" calcext:value-type="float">
            <text:p>73.33</text:p>
          </table:table-cell>
          <table:table-cell table:number-columns-repeated="7" office:value-type="float" office:value="86.67" calcext:value-type="float">
            <text:p>86.67</text:p>
          </table:table-cell>
          <table:table-cell office:value-type="float" office:value="31" calcext:value-type="float">
            <text:p>31</text:p>
          </table:table-cell>
          <table:table-cell office:value-type="float" office:value="32.862" calcext:value-type="float">
            <text:p>32.862</text:p>
          </table:table-cell>
          <table:table-cell office:value-type="string" calcext:value-type="string">
            <text:p>260a4dda32689dd297267b5ec2174ce15830fa10d60e7633af22448ad6d5be91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7" calcext:value-type="float">
            <text:p>25.757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9.79" calcext:value-type="float">
            <text:p>99.79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8.67" calcext:value-type="float">
            <text:p>88.67</text:p>
          </table:table-cell>
          <table:table-cell office:value-type="float" office:value="89" calcext:value-type="float">
            <text:p>89</text:p>
          </table:table-cell>
          <table:table-cell office:value-type="float" office:value="88.97" calcext:value-type="float">
            <text:p>88.97</text:p>
          </table:table-cell>
          <table:table-cell office:value-type="float" office:value="88.7" calcext:value-type="float">
            <text:p>88.7</text:p>
          </table:table-cell>
          <table:table-cell office:value-type="float" office:value="88.82" calcext:value-type="float">
            <text:p>88.82</text:p>
          </table:table-cell>
          <table:table-cell office:value-type="float" office:value="13.05" calcext:value-type="float">
            <text:p>13.05</text:p>
          </table:table-cell>
          <table:table-cell office:value-type="float" office:value="237600" calcext:value-type="float">
            <text:p>237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12000" calcext:value-type="float">
            <text:p>12000</text:p>
          </table:table-cell>
          <table:table-cell office:value-type="float" office:value="1150.352" calcext:value-type="float">
            <text:p>1150.352</text:p>
          </table:table-cell>
          <table:table-cell office:value-type="string" calcext:value-type="string">
            <text:p>("4a1a8229d88e627b8fb978b84e9e7ab5c185be7fe933ffedd72f4b247dce0612", "2c51dbbe7209100d1660c1908ebf814407ad0dd7558396b3c947808e0a4a1dad", "7674c258698b1a1416be8fa0deb4275a6989b336a67f0ff99c1673ea9df87a7c", "d2bad7e001f534b57386d3676adcc2597973d3396fbb820e8dff20f71c28ee76", "58f33961d65f9081574864de0a57d85f828021ebb70aae1ff1f60a9551c25502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41.94" calcext:value-type="float">
            <text:p>41.94</text:p>
          </table:table-cell>
          <table:table-cell table:style-name="ce7" office:value-type="float" office:value="70.97" calcext:value-type="float">
            <text:p>70.97</text:p>
          </table:table-cell>
          <table:table-cell office:value-type="float" office:value="70.97" calcext:value-type="float">
            <text:p>70.97</text:p>
          </table:table-cell>
          <table:table-cell office:value-type="float" office:value="74.19" calcext:value-type="float">
            <text:p>74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7" calcext:value-type="float">
            <text:p>69.7</text:p>
          </table:table-cell>
          <table:table-cell office:value-type="float" office:value="72.41" calcext:value-type="float">
            <text:p>72.41</text:p>
          </table:table-cell>
          <table:table-cell office:value-type="float" office:value="71.88" calcext:value-type="float">
            <text:p>71.88</text:p>
          </table:table-cell>
          <table:table-cell office:value-type="float" office:value="57" calcext:value-type="float">
            <text:p>57</text:p>
          </table:table-cell>
          <table:table-cell office:value-type="float" office:value="4.528" calcext:value-type="float">
            <text:p>4.528</text:p>
          </table:table-cell>
          <table:table-cell office:value-type="string" calcext:value-type="string">
            <text:p>a623b21298461be0ff0b374ec632267fa1df8dd1fc8480ee0ddb67453ed58e89</text:p>
          </table:table-cell>
          <table:table-cell office:value-type="float" office:value="89.84" calcext:value-type="float">
            <text:p>89.84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67.74" calcext:value-type="float">
            <text:p>67.74</text:p>
          </table:table-cell>
          <table:table-cell office:value-type="float" office:value="70.97" calcext:value-type="float">
            <text:p>70.97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5" calcext:value-type="float">
            <text:p>68.85</text:p>
          </table:table-cell>
          <table:table-cell office:value-type="float" office:value="41" calcext:value-type="float">
            <text:p>41</text:p>
          </table:table-cell>
          <table:table-cell office:value-type="float" office:value="2.409" calcext:value-type="float">
            <text:p>2.409</text:p>
          </table:table-cell>
          <table:table-cell office:value-type="string" calcext:value-type="string">
            <text:p>443269c9a2e7a4e52e6ed6802dfccb218fd09c1f57331aae720f2ac75fda6dc3</text:p>
          </table:table-cell>
          <table:table-cell office:value-type="float" office:value="83.33" calcext:value-type="float">
            <text:p>83.33</text:p>
          </table:table-cell>
          <table:table-cell office:value-type="float" office:value="29.03" calcext:value-type="float">
            <text:p>29.03</text:p>
          </table:table-cell>
          <table:table-cell table:number-columns-repeated="7" office:value-type="float" office:value="64.52" calcext:value-type="float">
            <text:p>64.52</text:p>
          </table:table-cell>
          <table:table-cell office:value-type="float" office:value="23" calcext:value-type="float">
            <text:p>23</text:p>
          </table:table-cell>
          <table:table-cell office:value-type="float" office:value="2.094" calcext:value-type="float">
            <text:p>2.094</text:p>
          </table:table-cell>
          <table:table-cell office:value-type="string" calcext:value-type="string">
            <text:p>d7e0f43bf86c8b93802193ce5ab2abef2909dbfaac5776b04b9220ba011f4327</text:p>
          </table:table-cell>
          <table:table-cell office:value-type="float" office:value="92.68" calcext:value-type="float">
            <text:p>92.68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64.52" calcext:value-type="float">
            <text:p>64.5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06" calcext:value-type="float">
            <text:p>58.06</text:p>
          </table:table-cell>
          <table:table-cell office:value-type="float" office:value="62.86" calcext:value-type="float">
            <text:p>62.8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.238" calcext:value-type="float">
            <text:p>2.238</text:p>
          </table:table-cell>
          <table:table-cell office:value-type="string" calcext:value-type="string">
            <text:p>6f35cdaccdbea460bb8c5b68c13e8abf9847419051d5003a1c2f0d98b3d746d6</text:p>
          </table:table-cell>
          <table:table-cell office:value-type="float" office:value="89.43" calcext:value-type="float">
            <text:p>89.43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41" calcext:value-type="float">
            <text:p>41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4fa3f56475becfcff032f07315f7c7660f7deaf0aceb1585265f6e773f98030e</text:p>
          </table:table-cell>
          <table:table-cell office:value-type="float" office:value="84.96" calcext:value-type="float">
            <text:p>84.96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29" calcext:value-type="float">
            <text:p>29</text:p>
          </table:table-cell>
          <table:table-cell office:value-type="float" office:value="2.096" calcext:value-type="float">
            <text:p>2.096</text:p>
          </table:table-cell>
          <table:table-cell office:value-type="string" calcext:value-type="string">
            <text:p>2191de52ea7f58a561513848962fe982b185f88c32b3d3c1306e9ff9cc31cca2</text:p>
          </table:table-cell>
          <table:table-cell office:value-type="float" office:value="99.84" calcext:value-type="float">
            <text:p>99.84</text:p>
          </table:table-cell>
          <table:table-cell office:value-type="float" office:value="45.81" calcext:value-type="float">
            <text:p>45.81</text:p>
          </table:table-cell>
          <table:table-cell table:style-name="ce10" office:value-type="float" office:value="72.9" calcext:value-type="float">
            <text:p>72.9</text:p>
          </table:table-cell>
          <table:table-cell office:value-type="float" office:value="72.9" calcext:value-type="float">
            <text:p>72.9</text:p>
          </table:table-cell>
          <table:table-cell office:value-type="float" office:value="65.16" calcext:value-type="float">
            <text:p>65.16</text:p>
          </table:table-cell>
          <table:table-cell office:value-type="float" office:value="80.65" calcext:value-type="float">
            <text:p>80.65</text:p>
          </table:table-cell>
          <table:table-cell office:value-type="float" office:value="77.21" calcext:value-type="float">
            <text:p>77.21</text:p>
          </table:table-cell>
          <table:table-cell office:value-type="float" office:value="69.83" calcext:value-type="float">
            <text:p>69.83</text:p>
          </table:table-cell>
          <table:table-cell office:value-type="float" office:value="70.63" calcext:value-type="float">
            <text:p>70.63</text:p>
          </table:table-cell>
          <table:table-cell office:value-type="float" office:value="34.69" calcext:value-type="float">
            <text:p>34.69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68280" calcext:value-type="float">
            <text:p>68280</text:p>
          </table:table-cell>
          <table:table-cell office:value-type="float" office:value="58.174" calcext:value-type="float">
            <text:p>58.174</text:p>
          </table:table-cell>
          <table:table-cell office:value-type="string" calcext:value-type="string">
            <text:p>("f4500ea3b8946920273311fc451c3f5750a59fe066093a348c531e99f3595660", "53e85ac24f87d4c5d385093b343b77f7ed2a5729053eea0396b23ed69cb3f170", "adf15725af90fb7cc8ff11edae270ddf3ff55e9fd7361f0dabdab2b10005f296", "b369ca92ad9ddc6a1fbc555a3799faaf041b73d91f43e1c961abf6d684712f2a", "d62d8d9e2e55b9f6f818f3b98413183e57a0fc1e8d9d9134bd6676a6ba5dc862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34" calcext:value-type="float">
            <text:p>96.34</text:p>
          </table:table-cell>
          <table:table-cell office:value-type="float" office:value="32.26" calcext:value-type="float">
            <text:p>32.26</text:p>
          </table:table-cell>
          <table:table-cell table:style-name="ce7" office:value-type="float" office:value="66.13" calcext:value-type="float">
            <text:p>66.13</text:p>
          </table:table-cell>
          <table:table-cell office:value-type="float" office:value="66.13" calcext:value-type="float">
            <text:p>66.13</text:p>
          </table:table-cell>
          <table:table-cell office:value-type="float" office:value="64.52" calcext:value-type="float">
            <text:p>64.52</text:p>
          </table:table-cell>
          <table:table-cell office:value-type="float" office:value="67.74" calcext:value-type="float">
            <text:p>67.74</text:p>
          </table:table-cell>
          <table:table-cell office:value-type="float" office:value="66.67" calcext:value-type="float">
            <text:p>66.67</text:p>
          </table:table-cell>
          <table:table-cell office:value-type="float" office:value="65.62" calcext:value-type="float">
            <text:p>65.62</text:p>
          </table:table-cell>
          <table:table-cell office:value-type="float" office:value="65.57" calcext:value-type="float">
            <text:p>65.57</text:p>
          </table:table-cell>
          <table:table-cell office:value-type="float" office:value="57" calcext:value-type="float">
            <text:p>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42648172ec3d1d7bc646dd200152cb39cd8bbbb6204fb59aa3951495b5d42154</text:p>
          </table:table-cell>
          <table:table-cell office:value-type="float" office:value="95.12" calcext:value-type="float">
            <text:p>95.12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67.74" calcext:value-type="float">
            <text:p>67.74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9" calcext:value-type="float">
            <text:p>49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3d76ea11156a50015571d0f8c2365d9784bddeabd7ad0bcf974ecee90d9ed6b4</text:p>
          </table:table-cell>
          <table:table-cell office:value-type="float" office:value="85.37" calcext:value-type="float">
            <text:p>85.37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1cf956fa34bff3d1c08fcbbcb175f8e3c818ae0c908259fad6cc11631c81b59d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9" calcext:value-type="float">
            <text:p>49</text:p>
          </table:table-cell>
          <table:table-cell office:value-type="float" office:value="2.614" calcext:value-type="float">
            <text:p>2.614</text:p>
          </table:table-cell>
          <table:table-cell office:value-type="string" calcext:value-type="string">
            <text:p>dc543c627b8e913b889ba4e9fcbbf59fa490b1d55858e51312130d8ddbebb7d1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5" calcext:value-type="float">
            <text:p>45</text:p>
          </table:table-cell>
          <table:table-cell office:value-type="float" office:value="2.397" calcext:value-type="float">
            <text:p>2.397</text:p>
          </table:table-cell>
          <table:table-cell office:value-type="string" calcext:value-type="string">
            <text:p>fffc8314682317379604b78612bc5b4c79a68b6efcd0406d9150c9964a9cc5ad</text:p>
          </table:table-cell>
          <table:table-cell office:value-type="float" office:value="86.99" calcext:value-type="float">
            <text:p>86.99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35" calcext:value-type="float">
            <text:p>35</text:p>
          </table:table-cell>
          <table:table-cell office:value-type="float" office:value="1.975" calcext:value-type="float">
            <text:p>1.975</text:p>
          </table:table-cell>
          <table:table-cell office:value-type="string" calcext:value-type="string">
            <text:p>16cfbfd53150adcd6f5f38d68377c339e00944d9baf5dae69133d2f22b40dc96</text:p>
          </table:table-cell>
          <table:table-cell office:value-type="float" office:value="99.92" calcext:value-type="float">
            <text:p>99.92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4.84" calcext:value-type="float">
            <text:p>74.84</text:p>
          </table:table-cell>
          <table:table-cell office:value-type="float" office:value="72.97" calcext:value-type="float">
            <text:p>72.97</text:p>
          </table:table-cell>
          <table:table-cell office:value-type="float" office:value="70.05" calcext:value-type="float">
            <text:p>70.05</text:p>
          </table:table-cell>
          <table:table-cell office:value-type="float" office:value="70.16" calcext:value-type="float">
            <text:p>70.16</text:p>
          </table:table-cell>
          <table:table-cell office:value-type="float" office:value="34.12" calcext:value-type="float">
            <text:p>34.12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62280" calcext:value-type="float">
            <text:p>62280</text:p>
          </table:table-cell>
          <table:table-cell office:value-type="float" office:value="54.344" calcext:value-type="float">
            <text:p>54.344</text:p>
          </table:table-cell>
          <table:table-cell office:value-type="string" calcext:value-type="string">
            <text:p>("698798613712e6664cc076bdb6b4aa3790853f629e7c9d2899203dd3b8ae0604", "696c6c225da46e080c68b0bfa8b0f03470ce34b08ac7292cea25dc08e3ab2bbd", "6a285614bb30574ad5285e593b91a58472116d080351148e8f5f1dc5e5bbaa81", "7fb38c97367061547bd90d8023ab0fd1507d5545da1e980201e06e023059c64a", "c6999f34b86b017543099a305f200e2bc0889c0517c63d0fcd8d0df14a70df9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58.06" calcext:value-type="float">
            <text:p>58.06</text:p>
          </table:table-cell>
          <table:table-cell office:value-type="float" office:value="61.29" calcext:value-type="float">
            <text:p>61.29</text:p>
          </table:table-cell>
          <table:table-cell office:value-type="float" office:value="60" calcext:value-type="float">
            <text:p>60</text:p>
          </table:table-cell>
          <table:table-cell office:value-type="float" office:value="59.38" calcext:value-type="float">
            <text:p>59.38</text:p>
          </table:table-cell>
          <table:table-cell office:value-type="float" office:value="59.02" calcext:value-type="float">
            <text:p>59.02</text:p>
          </table:table-cell>
          <table:table-cell office:value-type="float" office:value="57" calcext:value-type="float">
            <text:p>57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01aeaad87a307f71cdfe0b1f40409aa8c1ee43c4c53ec93121ba5061220a634e</text:p>
          </table:table-cell>
          <table:table-cell office:value-type="float" office:value="91.87" calcext:value-type="float">
            <text:p>91.87</text:p>
          </table:table-cell>
          <table:table-cell office:value-type="float" office:value="22.58" calcext:value-type="float">
            <text:p>22.58</text:p>
          </table:table-cell>
          <table:table-cell table:number-columns-repeated="2"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62.07" calcext:value-type="float">
            <text:p>62.07</text:p>
          </table:table-cell>
          <table:table-cell office:value-type="float" office:value="60.61" calcext:value-type="float">
            <text:p>60.6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.134" calcext:value-type="float">
            <text:p>3.134</text:p>
          </table:table-cell>
          <table:table-cell office:value-type="string" calcext:value-type="string">
            <text:p>b5493cb8cf48ceb5808a07327673b5151df8b919c5ca851677b315f640970da6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45" calcext:value-type="float">
            <text:p>1.945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4.84" calcext:value-type="float">
            <text:p>54.84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7" calcext:value-type="float">
            <text:p>56.67</text:p>
          </table:table-cell>
          <table:table-cell office:value-type="float" office:value="56.25" calcext:value-type="float">
            <text:p>56.25</text:p>
          </table:table-cell>
          <table:table-cell office:value-type="float" office:value="55.74" calcext:value-type="float">
            <text:p>55.74</text:p>
          </table:table-cell>
          <table:table-cell office:value-type="float" office:value="51" calcext:value-type="float">
            <text:p>51</text:p>
          </table:table-cell>
          <table:table-cell office:value-type="float" office:value="3.145" calcext:value-type="float">
            <text:p>3.145</text:p>
          </table:table-cell>
          <table:table-cell office:value-type="string" calcext:value-type="string">
            <text:p>75acf7f7f4aedad6dd4fda657e5386caae532d1611920248c97220e81a329712</text:p>
          </table:table-cell>
          <table:table-cell office:value-type="float" office:value="91.06" calcext:value-type="float">
            <text:p>91.06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58.62" calcext:value-type="float">
            <text:p>58.62</text:p>
          </table:table-cell>
          <table:table-cell office:value-type="float" office:value="57.58" calcext:value-type="float">
            <text:p>57.58</text:p>
          </table:table-cell>
          <table:table-cell office:value-type="float" office:value="56.67" calcext:value-type="float">
            <text:p>56.67</text:p>
          </table:table-cell>
          <table:table-cell office:value-type="float" office:value="41" calcext:value-type="float">
            <text:p>41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d4c0a7609ded2dce7f0f383ba9767e24e12a6183850f83d6ab9206df33bf22e5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9.76" calcext:value-type="float">
            <text:p>99.76</text:p>
          </table:table-cell>
          <table:table-cell office:value-type="float" office:value="40.65" calcext:value-type="float">
            <text:p>40.65</text:p>
          </table:table-cell>
          <table:table-cell table:style-name="ce10" office:value-type="float" office:value="70.32" calcext:value-type="float">
            <text:p>70.32</text:p>
          </table:table-cell>
          <table:table-cell office:value-type="float" office:value="70.32" calcext:value-type="float">
            <text:p>70.32</text:p>
          </table:table-cell>
          <table:table-cell office:value-type="float" office:value="68.39" calcext:value-type="float">
            <text:p>68.39</text:p>
          </table:table-cell>
          <table:table-cell office:value-type="float" office:value="72.26" calcext:value-type="float">
            <text:p>72.26</text:p>
          </table:table-cell>
          <table:table-cell office:value-type="float" office:value="71.19" calcext:value-type="float">
            <text:p>71.19</text:p>
          </table:table-cell>
          <table:table-cell office:value-type="float" office:value="69.76" calcext:value-type="float">
            <text:p>69.76</text:p>
          </table:table-cell>
          <table:table-cell office:value-type="float" office:value="69.66" calcext:value-type="float">
            <text:p>69.66</text:p>
          </table:table-cell>
          <table:table-cell office:value-type="float" office:value="33.77" calcext:value-type="float">
            <text:p>33.77</text:p>
          </table:table-cell>
          <table:table-cell office:value-type="float" office:value="213680" calcext:value-type="float">
            <text:p>2136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262320" calcext:value-type="float">
            <text:p>262320</text:p>
          </table:table-cell>
          <table:table-cell office:value-type="float" office:value="63.877" calcext:value-type="float">
            <text:p>63.877</text:p>
          </table:table-cell>
          <table:table-cell office:value-type="string" calcext:value-type="string">
            <text:p>("426263967a3dce221d7efdb4e345467ec3e5f88912d71f506ee61ed454bb54ee", "5bea43efaf164f5d049b9823c9a9eec8c70118c34e049555d281c76421c4a89e", "fbf9c549f6a21c541a0fc85ceeb02ad09687d63651c44c2b9d92d81c63b62d5d", "3a95522850277b279b639f8cfd4ec93a1c7920c88a2346cceca7e48135854a45", "7cc88af2cbb6122aa430f7600b0024e0d426d78e0c735c3febb4c8a93a8be1e4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1" calcext:value-type="float">
            <text:p>94.31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table:number-columns-repeated="6" office:value-type="float" office:value="54.84" calcext:value-type="float">
            <text:p>54.84</text:p>
          </table:table-cell>
          <table:table-cell office:value-type="float" office:value="47" calcext:value-type="float">
            <text:p>47</text:p>
          </table:table-cell>
          <table:table-cell office:value-type="float" office:value="3.064" calcext:value-type="float">
            <text:p>3.064</text:p>
          </table:table-cell>
          <table:table-cell office:value-type="string" calcext:value-type="string">
            <text:p>88abbbe0804128cb078382177db0d8d30ff14df1e2339e821399652d9ed73e4d</text:p>
          </table:table-cell>
          <table:table-cell office:value-type="float" office:value="92.28" calcext:value-type="float">
            <text:p>92.2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37" calcext:value-type="float">
            <text:p>37</text:p>
          </table:table-cell>
          <table:table-cell office:value-type="float" office:value="2.777" calcext:value-type="float">
            <text:p>2.777</text:p>
          </table:table-cell>
          <table:table-cell office:value-type="string" calcext:value-type="string">
            <text:p>c3f3e81f54d2b5f166bb8f02140f3f87df6e7bf6b244d8c829f0cb536e89dd22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3" calcext:value-type="float">
            <text:p>43</text:p>
          </table:table-cell>
          <table:table-cell office:value-type="float" office:value="2.963" calcext:value-type="float">
            <text:p>2.963</text:p>
          </table:table-cell>
          <table:table-cell office:value-type="string" calcext:value-type="string">
            <text:p>c668cb02a52f88c976c4be4a21a74160f30db705a9ca2e90815a2a484a5fcd1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1" calcext:value-type="float">
            <text:p>41</text:p>
          </table:table-cell>
          <table:table-cell office:value-type="float" office:value="3.164" calcext:value-type="float">
            <text:p>3.164</text:p>
          </table:table-cell>
          <table:table-cell office:value-type="string" calcext:value-type="string">
            <text:p>9148d7f134795b608af49d337a3dfe85f070b34a6910ac68e3d57f78b53a4a2e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26" calcext:value-type="float">
            <text:p>2.626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9.84" calcext:value-type="float">
            <text:p>99.84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63.87" calcext:value-type="float">
            <text:p>63.87</text:p>
          </table:table-cell>
          <table:table-cell office:value-type="float" office:value="67.1" calcext:value-type="float">
            <text:p>67.1</text:p>
          </table:table-cell>
          <table:table-cell office:value-type="float" office:value="66.08" calcext:value-type="float">
            <text:p>66.08</text:p>
          </table:table-cell>
          <table:table-cell office:value-type="float" office:value="65.03" calcext:value-type="float">
            <text:p>65.03</text:p>
          </table:table-cell>
          <table:table-cell office:value-type="float" office:value="64.9" calcext:value-type="float">
            <text:p>64.9</text:p>
          </table:table-cell>
          <table:table-cell office:value-type="float" office:value="35.67" calcext:value-type="float">
            <text:p>35.67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80280" calcext:value-type="float">
            <text:p>80280</text:p>
          </table:table-cell>
          <table:table-cell office:value-type="float" office:value="61.678" calcext:value-type="float">
            <text:p>61.678</text:p>
          </table:table-cell>
          <table:table-cell office:value-type="string" calcext:value-type="string">
            <text:p>("12da265b8e8aff3c2267ddb4af04679b386e7e38315cbd1d4735909a638ca33c", "604457fe9d41b06792d13cd2e728b5fd11023c068060aa2dca1bd8983b504a6c", "2fb6e9260c9d9f0444b32039c783a0b6c8ef0c6372691130c1c1ea04cfdf2a49", "c698b39af992acf33eea55282097016b023c753e5aa857e32ee324e179561696", "2e4e5e11c705c6ad99ce29e8193a3f304cf37f895f2cc3935aded95a4902bf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97" calcext:value-type="float">
            <text:p>97.97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74.19" calcext:value-type="float">
            <text:p>74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7.5" calcext:value-type="float">
            <text:p>57.5</text:p>
          </table:table-cell>
          <table:table-cell office:value-type="float" office:value="63.64" calcext:value-type="float">
            <text:p>63.64</text:p>
          </table:table-cell>
          <table:table-cell office:value-type="float" office:value="64.79" calcext:value-type="float">
            <text:p>64.79</text:p>
          </table:table-cell>
          <table:table-cell office:value-type="float" office:value="57" calcext:value-type="float">
            <text:p>57</text:p>
          </table:table-cell>
          <table:table-cell office:value-type="float" office:value="4.542" calcext:value-type="float">
            <text:p>4.542</text:p>
          </table:table-cell>
          <table:table-cell office:value-type="string" calcext:value-type="string">
            <text:p>5275bf9b6e5203653622d9af3e5c7732cada98cee04eca5fcbfbb8595575281e</text:p>
          </table:table-cell>
          <table:table-cell office:value-type="float" office:value="94.72" calcext:value-type="float">
            <text:p>94.72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7.42" calcext:value-type="float">
            <text:p>77.42</text:p>
          </table:table-cell>
          <table:table-cell office:value-type="float" office:value="38.71" calcext:value-type="float">
            <text:p>38.71</text:p>
          </table:table-cell>
          <table:table-cell office:value-type="float" office:value="55.81" calcext:value-type="float">
            <text:p>55.81</text:p>
          </table:table-cell>
          <table:table-cell office:value-type="float" office:value="63.16" calcext:value-type="float">
            <text:p>63.16</text:p>
          </table:table-cell>
          <table:table-cell office:value-type="float" office:value="64.86" calcext:value-type="float">
            <text:p>64.86</text:p>
          </table:table-cell>
          <table:table-cell office:value-type="float" office:value="47" calcext:value-type="float">
            <text:p>47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4619e92702273114e2b8cf53c50fd7497108227194e18da2a6addc5ec99c542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82" calcext:value-type="float">
            <text:p>4.282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7.74" calcext:value-type="float">
            <text:p>67.74</text:p>
          </table:table-cell>
          <table:table-cell office:value-type="float" office:value="45.16" calcext:value-type="float">
            <text:p>45.16</text:p>
          </table:table-cell>
          <table:table-cell office:value-type="float" office:value="55.26" calcext:value-type="float">
            <text:p>55.26</text:p>
          </table:table-cell>
          <table:table-cell office:value-type="float" office:value="58.33" calcext:value-type="float">
            <text:p>58.33</text:p>
          </table:table-cell>
          <table:table-cell office:value-type="float" office:value="60.87" calcext:value-type="float">
            <text:p>60.87</text:p>
          </table:table-cell>
          <table:table-cell office:value-type="float" office:value="49" calcext:value-type="float">
            <text:p>49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4fcf8472b0083eeed4b6436f9082a4c6e62b4c87ae098757ceae75d66fd91e91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70.97" calcext:value-type="float">
            <text:p>70.97</text:p>
          </table:table-cell>
          <table:table-cell office:value-type="float" office:value="38.71" calcext:value-type="float">
            <text:p>38.71</text:p>
          </table:table-cell>
          <table:table-cell office:value-type="float" office:value="53.66" calcext:value-type="float">
            <text:p>53.6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11" calcext:value-type="float">
            <text:p>61.11</text:p>
          </table:table-cell>
          <table:table-cell office:value-type="float" office:value="43" calcext:value-type="float">
            <text:p>43</text:p>
          </table:table-cell>
          <table:table-cell office:value-type="float" office:value="4.459" calcext:value-type="float">
            <text:p>4.459</text:p>
          </table:table-cell>
          <table:table-cell office:value-type="string" calcext:value-type="string">
            <text:p>71804fdc449c91684902f5374b0c49e97cacb3491b4395bd67cf3e2bb6563bee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97" calcext:value-type="float">
            <text:p>4.297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9.76" calcext:value-type="float">
            <text:p>99.76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71.61" calcext:value-type="float">
            <text:p>71.61</text:p>
          </table:table-cell>
          <table:table-cell office:value-type="float" office:value="70.97" calcext:value-type="float">
            <text:p>70.97</text:p>
          </table:table-cell>
          <table:table-cell office:value-type="float" office:value="71.18" calcext:value-type="float">
            <text:p>71.18</text:p>
          </table:table-cell>
          <table:table-cell office:value-type="float" office:value="71.47" calcext:value-type="float">
            <text:p>71.47</text:p>
          </table:table-cell>
          <table:table-cell office:value-type="float" office:value="71.37" calcext:value-type="float">
            <text:p>71.37</text:p>
          </table:table-cell>
          <table:table-cell office:value-type="float" office:value="32.62" calcext:value-type="float">
            <text:p>32.62</text:p>
          </table:table-cell>
          <table:table-cell office:value-type="float" office:value="210080" calcext:value-type="float">
            <text:p>2100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56320" calcext:value-type="float">
            <text:p>56320</text:p>
          </table:table-cell>
          <table:table-cell office:value-type="float" office:value="53.47" calcext:value-type="float">
            <text:p>53.47</text:p>
          </table:table-cell>
          <table:table-cell office:value-type="string" calcext:value-type="string">
            <text:p>("9e7c6439a1ac23b497b677a81a550c242110b89db3cfdb8b0dfe4a9ef89e06fb", "8cf44aaa88b9559d807246de915479d56fdbb812d55118fc6da24458a3f4b2f0", "2dbdb4b7536b105afb180d19676913379c84f0e738f756b0170e1417f9a1ecf4", "b635eeb27099350c81c2ce7d3ff5745d139c5c66d5e67dfd88e81bcab7c68241", "d024e21a627cd1ad7a764761cd56ffcafca24b8410d09baa35f32f8d9bf49f4f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" calcext:value-type="float">
            <text:p>93.9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48.39" calcext:value-type="float">
            <text:p>48.39</text:p>
          </table:table-cell>
          <table:table-cell office:value-type="float" office:value="54.29" calcext:value-type="float">
            <text:p>54.2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58" calcext:value-type="float">
            <text:p>57.58</text:p>
          </table:table-cell>
          <table:table-cell office:value-type="float" office:value="45" calcext:value-type="float">
            <text:p>45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3487f6350750397fc4c77ab0b75f350c443d208444dc5bdc4966f295df9bbb20</text:p>
          </table:table-cell>
          <table:table-cell office:value-type="float" office:value="91.06" calcext:value-type="float">
            <text:p>91.0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5" calcext:value-type="float">
            <text:p>35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66d2cf1aaf093e8d7788ac1a6eb9b1112add9f84c05e87dca38b05bfebd64603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43" calcext:value-type="float">
            <text:p>3.343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9" calcext:value-type="float">
            <text:p>39</text:p>
          </table:table-cell>
          <table:table-cell office:value-type="float" office:value="3.353" calcext:value-type="float">
            <text:p>3.353</text:p>
          </table:table-cell>
          <table:table-cell office:value-type="string" calcext:value-type="string">
            <text:p>eb8c1ec76e2f7c4ddd6cef1b565c0488e5b2945e81e7eb4244983dac71f1866f</text:p>
          </table:table-cell>
          <table:table-cell office:value-type="float" office:value="90.24" calcext:value-type="float">
            <text:p>90.24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3" calcext:value-type="float">
            <text:p>33</text:p>
          </table:table-cell>
          <table:table-cell office:value-type="float" office:value="3.427" calcext:value-type="float">
            <text:p>3.427</text:p>
          </table:table-cell>
          <table:table-cell office:value-type="string" calcext:value-type="string">
            <text:p>7d76743a507cf2bdcec75e5074f430f67e538b1a0a0bf91e244058d2fc31ab80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34" calcext:value-type="float">
            <text:p>3.334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9.51" calcext:value-type="float">
            <text:p>99.51</text:p>
          </table:table-cell>
          <table:table-cell office:value-type="float" office:value="35.48" calcext:value-type="float">
            <text:p>35.48</text:p>
          </table:table-cell>
          <table:table-cell table:style-name="ce10" office:value-type="float" office:value="67.74" calcext:value-type="float">
            <text:p>67.74</text:p>
          </table:table-cell>
          <table:table-cell office:value-type="float" office:value="67.74" calcext:value-type="float">
            <text:p>67.74</text:p>
          </table:table-cell>
          <table:table-cell office:value-type="float" office:value="63.23" calcext:value-type="float">
            <text:p>63.23</text:p>
          </table:table-cell>
          <table:table-cell office:value-type="float" office:value="72.26" calcext:value-type="float">
            <text:p>72.26</text:p>
          </table:table-cell>
          <table:table-cell office:value-type="float" office:value="69.67" calcext:value-type="float">
            <text:p>69.67</text:p>
          </table:table-cell>
          <table:table-cell office:value-type="float" office:value="66.34" calcext:value-type="float">
            <text:p>66.34</text:p>
          </table:table-cell>
          <table:table-cell office:value-type="float" office:value="66.16" calcext:value-type="float">
            <text:p>66.16</text:p>
          </table:table-cell>
          <table:table-cell office:value-type="float" office:value="32.52" calcext:value-type="float">
            <text:p>32.52</text:p>
          </table:table-cell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58120" calcext:value-type="float">
            <text:p>58120</text:p>
          </table:table-cell>
          <table:table-cell office:value-type="float" office:value="61.581" calcext:value-type="float">
            <text:p>61.581</text:p>
          </table:table-cell>
          <table:table-cell office:value-type="string" calcext:value-type="string">
            <text:p>("941262aecc60bbcca15ececab81904197ce66a40ff7a994a6e0e8ba6efa6a530", "a37c1dc83401746efda0abc38df3965b33f38346ec75c28882dd4017475c618f", "d227e93b9f090b0a0c2231cf6afeafcab6ed3bc50e46343d4a6a39c1fc67e1c8", "41f75226c739380c07ffb35557caf7301ee54a063e3d96280e066cf04216e9a3", "6e542039850c9ad9fea54b5f8b56d16725ed9cd29cf13fdaf5353008056f90db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75" calcext:value-type="float">
            <text:p>96.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.94" calcext:value-type="float">
            <text:p>41.94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.61" calcext:value-type="float">
            <text:p>45.61</text:p>
          </table:table-cell>
          <table:table-cell office:value-type="float" office:value="59" calcext:value-type="float">
            <text:p>59</text:p>
          </table:table-cell>
          <table:table-cell office:value-type="float" office:value="5.628" calcext:value-type="float">
            <text:p>5.628</text:p>
          </table:table-cell>
          <table:table-cell office:value-type="string" calcext:value-type="string">
            <text:p>712ec9863eb3b6a8d1d273922d6b11d1f9f097840a5da6409aef28a750dea14b</text:p>
          </table:table-cell>
          <table:table-cell office:value-type="float" office:value="93.09" calcext:value-type="float">
            <text:p>93.09</text:p>
          </table:table-cell>
          <table:table-cell office:value-type="float" office:value="-12.9" calcext:value-type="float">
            <text:p>-12.9</text:p>
          </table:table-cell>
          <table:table-cell table:number-columns-repeated="2" office:value-type="float" office:value="43.55" calcext:value-type="float">
            <text:p>43.55</text:p>
          </table:table-cell>
          <table:table-cell office:value-type="float" office:value="41.94" calcext:value-type="float">
            <text:p>41.94</text:p>
          </table:table-cell>
          <table:table-cell office:value-type="float" office:value="45.16" calcext:value-type="float">
            <text:p>45.16</text:p>
          </table:table-cell>
          <table:table-cell office:value-type="float" office:value="43.33" calcext:value-type="float">
            <text:p>43.33</text:p>
          </table:table-cell>
          <table:table-cell office:value-type="float" office:value="43.75" calcext:value-type="float">
            <text:p>43.75</text:p>
          </table:table-cell>
          <table:table-cell office:value-type="float" office:value="42.62" calcext:value-type="float">
            <text:p>42.62</text:p>
          </table:table-cell>
          <table:table-cell office:value-type="float" office:value="47" calcext:value-type="float">
            <text:p>47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4654805b4dc0b1c4571827db0ce3ff5e43c3bc275dd831894e812374f327bbea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3.09" calcext:value-type="float">
            <text:p>93.09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office:value-type="float" office:value="54.84" calcext:value-type="float">
            <text:p>54.84</text:p>
          </table:table-cell>
          <table:table-cell office:value-type="float" office:value="51.72" calcext:value-type="float">
            <text:p>51.72</text:p>
          </table:table-cell>
          <table:table-cell office:value-type="float" office:value="51.52" calcext:value-type="float">
            <text:p>51.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.563" calcext:value-type="float">
            <text:p>5.563</text:p>
          </table:table-cell>
          <table:table-cell office:value-type="string" calcext:value-type="string">
            <text:p>94b7b19b91a50ef24d43e0424b524df9af8f746acdbbece86c52ce999be2e262</text:p>
          </table:table-cell>
          <table:table-cell office:value-type="float" office:value="91.06" calcext:value-type="float">
            <text:p>91.06</text:p>
          </table:table-cell>
          <table:table-cell office:value-type="float" office:value="-6.45" calcext:value-type="float">
            <text:p>-6.45</text:p>
          </table:table-cell>
          <table:table-cell table:number-columns-repeated="2" office:value-type="float" office:value="46.77" calcext:value-type="float">
            <text:p>46.77</text:p>
          </table:table-cell>
          <table:table-cell office:value-type="float" office:value="51.61" calcext:value-type="float">
            <text:p>51.61</text:p>
          </table:table-cell>
          <table:table-cell office:value-type="float" office:value="41.94" calcext:value-type="float">
            <text:p>41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6.43" calcext:value-type="float">
            <text:p>46.43</text:p>
          </table:table-cell>
          <table:table-cell office:value-type="float" office:value="49.23" calcext:value-type="float">
            <text:p>49.23</text:p>
          </table:table-cell>
          <table:table-cell office:value-type="float" office:value="43" calcext:value-type="float">
            <text:p>43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cf1256f7f0156a4304bab679c77b3d2d3ea16aa8f51537edcf24467706c481c4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555" calcext:value-type="float">
            <text:p>5.55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9.92" calcext:value-type="float">
            <text:p>99.92</text:p>
          </table:table-cell>
          <table:table-cell office:value-type="float" office:value="36.77" calcext:value-type="float">
            <text:p>36.77</text:p>
          </table:table-cell>
          <table:table-cell table:style-name="ce10" office:value-type="float" office:value="68.39" calcext:value-type="float">
            <text:p>68.39</text:p>
          </table:table-cell>
          <table:table-cell office:value-type="float" office:value="68.39" calcext:value-type="float">
            <text:p>6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6" calcext:value-type="float">
            <text:p>72.26</text:p>
          </table:table-cell>
          <table:table-cell office:value-type="float" office:value="70.44" calcext:value-type="float">
            <text:p>70.44</text:p>
          </table:table-cell>
          <table:table-cell office:value-type="float" office:value="66.96" calcext:value-type="float">
            <text:p>66.96</text:p>
          </table:table-cell>
          <table:table-cell office:value-type="float" office:value="67.19" calcext:value-type="float">
            <text:p>67.19</text:p>
          </table:table-cell>
          <table:table-cell office:value-type="float" office:value="35.4" calcext:value-type="float">
            <text:p>35.4</text:p>
          </table:table-cell>
          <table:table-cell office:value-type="float" office:value="213280" calcext:value-type="float">
            <text:p>21328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5320" calcext:value-type="float">
            <text:p>35320</text:p>
          </table:table-cell>
          <table:table-cell office:value-type="float" office:value="58.865" calcext:value-type="float">
            <text:p>58.865</text:p>
          </table:table-cell>
          <table:table-cell office:value-type="string" calcext:value-type="string">
            <text:p>("d826839be4b654e5a30cbc2b698461123ea3254727d866086371407cac94ada9", "ace0fb06480a33eea5388b0814835b2fc1b79d2927304cc35d79b1bef39646b9", "50886b966b48d23f201d6734c7a8edfbc43e3d4c1108bfaa57d7a541c1e7183a", "3a7800f60c7fd17e8a511d949ccae72a1b96a517e73bdcf445d20f0c4c07f975", "c5e4097262f47195157697c014286c8e060c59a3947b996f11f2fc33da6309ce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style-name="ce7" office:value-type="float" office:value="67.74" calcext:value-type="float">
            <text:p>67.74</text:p>
          </table:table-cell>
          <table:table-cell table:number-columns-repeated="6" office:value-type="float" office:value="67.74" calcext:value-type="float">
            <text:p>67.74</text:p>
          </table:table-cell>
          <table:table-cell office:value-type="float" office:value="55" calcext:value-type="float">
            <text:p>55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a800d9437c3e006f17b3e7142a35569e83ccb10fed8392afc41bab9c1a1db92b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51" calcext:value-type="float">
            <text:p>51</text:p>
          </table:table-cell>
          <table:table-cell office:value-type="float" office:value="5.564" calcext:value-type="float">
            <text:p>5.564</text:p>
          </table:table-cell>
          <table:table-cell office:value-type="string" calcext:value-type="string">
            <text:p>41a2357a6b53dbfbf574daafa041a6f00e5697fec4b14f71fd06afebe635042f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666" calcext:value-type="float">
            <text:p>5.666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418" calcext:value-type="float">
            <text:p>5.418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9.92" calcext:value-type="float">
            <text:p>99.92</text:p>
          </table:table-cell>
          <table:table-cell office:value-type="float" office:value="41.29" calcext:value-type="float">
            <text:p>41.29</text:p>
          </table:table-cell>
          <table:table-cell table:style-name="ce10" office:value-type="float" office:value="70.65" calcext:value-type="float">
            <text:p>70.65</text:p>
          </table:table-cell>
          <table:table-cell office:value-type="float" office:value="70.65" calcext:value-type="float">
            <text:p>70.65</text:p>
          </table:table-cell>
          <table:table-cell office:value-type="float" office:value="72.26" calcext:value-type="float">
            <text:p>72.26</text:p>
          </table:table-cell>
          <table:table-cell office:value-type="float" office:value="69.03" calcext:value-type="float">
            <text:p>69.03</text:p>
          </table:table-cell>
          <table:table-cell office:value-type="float" office:value="69.97" calcext:value-type="float">
            <text:p>69.97</text:p>
          </table:table-cell>
          <table:table-cell office:value-type="float" office:value="71.47" calcext:value-type="float">
            <text:p>71.47</text:p>
          </table:table-cell>
          <table:table-cell office:value-type="float" office:value="71.05" calcext:value-type="float">
            <text:p>71.05</text:p>
          </table:table-cell>
          <table:table-cell office:value-type="float" office:value="34.15" calcext:value-type="float">
            <text:p>34.15</text:p>
          </table:table-cell>
          <table:table-cell office:value-type="float" office:value="213200" calcext:value-type="float">
            <text:p>21320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  <table:table-cell office:value-type="float" office:value="95800" calcext:value-type="float">
            <text:p>95800</text:p>
          </table:table-cell>
          <table:table-cell office:value-type="float" office:value="67.331" calcext:value-type="float">
            <text:p>67.331</text:p>
          </table:table-cell>
          <table:table-cell office:value-type="string" calcext:value-type="string">
            <text:p>("4dfcd21c50e799bdac46ade9d1f112b1da35d268e22df21491134c90d0e878de", "b445ff797e952bce0adb7a2b608babd0c53803f5fd203cc5f502224bd2e388ba", "4ce4ac96c167f9cf17e6cd2f09173b1ef770018b9c11ecb17cbf01965f40ab79", "75c5e254c7ca7f741a12eea17e407caa34ed4bcf4ade8089b415f77cfebfec08", "b6670ce13b1ee102c63fe510273ef297f040a8d36faace534bdde1a9354f1b3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93" calcext:value-type="float">
            <text:p>95.93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38.71" calcext:value-type="float">
            <text:p>38.71</text:p>
          </table:table-cell>
          <table:table-cell office:value-type="float" office:value="70.97" calcext:value-type="float">
            <text:p>70.9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66" calcext:value-type="float">
            <text:p>53.66</text:p>
          </table:table-cell>
          <table:table-cell office:value-type="float" office:value="46.15" calcext:value-type="float">
            <text:p>46.15</text:p>
          </table:table-cell>
          <table:table-cell office:value-type="float" office:value="57" calcext:value-type="float">
            <text:p>57</text:p>
          </table:table-cell>
          <table:table-cell office:value-type="float" office:value="3.097" calcext:value-type="float">
            <text:p>3.097</text:p>
          </table:table-cell>
          <table:table-cell office:value-type="string" calcext:value-type="string">
            <text:p>ffa249ded9aad9d10cb0532141f9b2cc68f8a0a18a22530c117d6aa731ae44a3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48.39" calcext:value-type="float">
            <text:p>4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57.69" calcext:value-type="float">
            <text:p>57.69</text:p>
          </table:table-cell>
          <table:table-cell office:value-type="float" office:value="55.56" calcext:value-type="float">
            <text:p>55.56</text:p>
          </table:table-cell>
          <table:table-cell office:value-type="float" office:value="52.63" calcext:value-type="float">
            <text:p>52.63</text:p>
          </table:table-cell>
          <table:table-cell office:value-type="float" office:value="41" calcext:value-type="float">
            <text:p>41</text:p>
          </table:table-cell>
          <table:table-cell office:value-type="float" office:value="3.177" calcext:value-type="float">
            <text:p>3.177</text:p>
          </table:table-cell>
          <table:table-cell office:value-type="string" calcext:value-type="string">
            <text:p>1ad17c937f20362d9c4c0a2e84475b47c45b78b8e8b1b525f3b53480db5b7c6d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3.09" calcext:value-type="float">
            <text:p>93.09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53.23" calcext:value-type="float">
            <text:p>53.23</text:p>
          </table:table-cell>
          <table:table-cell office:value-type="float" office:value="35.48" calcext:value-type="float">
            <text:p>35.48</text:p>
          </table:table-cell>
          <table:table-cell office:value-type="float" office:value="70.97" calcext:value-type="float">
            <text:p>70.97</text:p>
          </table:table-cell>
          <table:table-cell office:value-type="float" office:value="55" calcext:value-type="float">
            <text:p>55</text:p>
          </table:table-cell>
          <table:table-cell office:value-type="float" office:value="52.38" calcext:value-type="float">
            <text:p>52.38</text:p>
          </table:table-cell>
          <table:table-cell office:value-type="float" office:value="43.14" calcext:value-type="float">
            <text:p>43.14</text:p>
          </table:table-cell>
          <table:table-cell office:value-type="float" office:value="47" calcext:value-type="float">
            <text:p>47</text:p>
          </table:table-cell>
          <table:table-cell office:value-type="float" office:value="3.041" calcext:value-type="float">
            <text:p>3.041</text:p>
          </table:table-cell>
          <table:table-cell office:value-type="string" calcext:value-type="string">
            <text:p>1dae3ad4a80818adaa8b661fc270724070d8f21c413b81b0e342ad054a7b566c</text:p>
          </table:table-cell>
          <table:table-cell office:value-type="float" office:value="91.46" calcext:value-type="float">
            <text:p>91.46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59.68" calcext:value-type="float">
            <text:p>59.68</text:p>
          </table:table-cell>
          <table:table-cell office:value-type="float" office:value="48.39" calcext:value-type="float">
            <text:p>48.39</text:p>
          </table:table-cell>
          <table:table-cell office:value-type="float" office:value="70.97" calcext:value-type="float">
            <text:p>70.97</text:p>
          </table:table-cell>
          <table:table-cell office:value-type="float" office:value="62.5" calcext:value-type="float">
            <text:p>62.5</text:p>
          </table:table-cell>
          <table:table-cell office:value-type="float" office:value="57.89" calcext:value-type="float">
            <text:p>57.89</text:p>
          </table:table-cell>
          <table:table-cell office:value-type="float" office:value="54.55" calcext:value-type="float">
            <text:p>54.55</text:p>
          </table:table-cell>
          <table:table-cell office:value-type="float" office:value="39" calcext:value-type="float">
            <text:p>39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94ed2dadc1e80eb3e2aa54213d7ae81f6007fec8e2dbaf742174413c16c20577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707" calcext:value-type="float">
            <text:p>2.70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9.59" calcext:value-type="float">
            <text:p>99.59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51.61" calcext:value-type="float">
            <text:p>51.61</text:p>
          </table:table-cell>
          <table:table-cell office:value-type="float" office:value="79.35" calcext:value-type="float">
            <text:p>79.35</text:p>
          </table:table-cell>
          <table:table-cell office:value-type="float" office:value="71.58" calcext:value-type="float">
            <text:p>71.58</text:p>
          </table:table-cell>
          <table:table-cell office:value-type="float" office:value="62.14" calcext:value-type="float">
            <text:p>62.14</text:p>
          </table:table-cell>
          <table:table-cell office:value-type="float" office:value="59.89" calcext:value-type="float">
            <text:p>59.89</text:p>
          </table:table-cell>
          <table:table-cell office:value-type="float" office:value="30.35" calcext:value-type="float">
            <text:p>30.35</text:p>
          </table:table-cell>
          <table:table-cell office:value-type="float" office:value="204920" calcext:value-type="float">
            <text:p>2049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22120" calcext:value-type="float">
            <text:p>22120</text:p>
          </table:table-cell>
          <table:table-cell office:value-type="float" office:value="60.824" calcext:value-type="float">
            <text:p>60.824</text:p>
          </table:table-cell>
          <table:table-cell office:value-type="string" calcext:value-type="string">
            <text:p>("158277e4bdf844d7782c050acd02d0b8e23028b932c4a84cebd1933f660cded9", "dc99c5e4a3f2a2fc58be18368e9da90cab03b29019a9817b71e2d833b0c83cf6", "94be315727fc5bab3ee7b9ebe399619e63006490f644ac661cac03563e8dd13c", "bdbdf1cc5006899e304a706fbbfc3792951f0169f2b8e83b5dbbccd62cc650bf", "39eabb33f0677b7880c5ec70e8096733b71614d57154db95281e7571077f193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2" calcext:value-type="float">
            <text:p>94.7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59.38" calcext:value-type="float">
            <text:p>59.38</text:p>
          </table:table-cell>
          <table:table-cell office:value-type="float" office:value="60" calcext:value-type="float">
            <text:p>60</text:p>
          </table:table-cell>
          <table:table-cell office:value-type="float" office:value="60.32" calcext:value-type="float">
            <text:p>60.32</text:p>
          </table:table-cell>
          <table:table-cell office:value-type="float" office:value="55" calcext:value-type="float">
            <text:p>55</text:p>
          </table:table-cell>
          <table:table-cell office:value-type="float" office:value="2.061" calcext:value-type="float">
            <text:p>2.061</text:p>
          </table:table-cell>
          <table:table-cell office:value-type="string" calcext:value-type="string">
            <text:p>848f14a18493c6cab1ac7f9cfc1932c66ad6e41ba7f9e7175f330cf6c5093117</text:p>
          </table:table-cell>
          <table:table-cell office:value-type="float" office:value="92.28" calcext:value-type="float">
            <text:p>92.2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45" calcext:value-type="float">
            <text:p>45</text:p>
          </table:table-cell>
          <table:table-cell office:value-type="float" office:value="2.054" calcext:value-type="float">
            <text:p>2.054</text:p>
          </table:table-cell>
          <table:table-cell office:value-type="string" calcext:value-type="string">
            <text:p>cd82b3a052805cde39c83ae3036eb65389c0efc333bcdb9049cd4950ab576ca7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51" calcext:value-type="float">
            <text:p>51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7ddf694122c885783a886a85fc24c2dcd44a555c7ffbca1eb4627ca2d99680e0</text:p>
          </table:table-cell>
          <table:table-cell office:value-type="float" office:value="89.43" calcext:value-type="float">
            <text:p>89.43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41" calcext:value-type="float">
            <text:p>41</text:p>
          </table:table-cell>
          <table:table-cell office:value-type="float" office:value="1.963" calcext:value-type="float">
            <text:p>1.963</text:p>
          </table:table-cell>
          <table:table-cell office:value-type="string" calcext:value-type="string">
            <text:p>27b6d7f2a1b2e4d092f7812ada725e63118c9c9c6a8ebf288240f9f3e7e34826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8" calcext:value-type="float">
            <text:p>1.858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9.84" calcext:value-type="float">
            <text:p>99.84</text:p>
          </table:table-cell>
          <table:table-cell office:value-type="float" office:value="31.61" calcext:value-type="float">
            <text:p>31.61</text:p>
          </table:table-cell>
          <table:table-cell table:style-name="ce10" office:value-type="float" office:value="65.81" calcext:value-type="float">
            <text:p>65.81</text:p>
          </table:table-cell>
          <table:table-cell office:value-type="float" office:value="65.81" calcext:value-type="float">
            <text:p>65.81</text:p>
          </table:table-cell>
          <table:table-cell office:value-type="float" office:value="67.1" calcext:value-type="float">
            <text:p>67.1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office:value-type="float" office:value="66.13" calcext:value-type="float">
            <text:p>66.13</text:p>
          </table:table-cell>
          <table:table-cell office:value-type="float" office:value="66.27" calcext:value-type="float">
            <text:p>66.27</text:p>
          </table:table-cell>
          <table:table-cell office:value-type="float" office:value="33.41" calcext:value-type="float">
            <text:p>33.41</text:p>
          </table:table-cell>
          <table:table-cell office:value-type="float" office:value="212360" calcext:value-type="float">
            <text:p>21236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11880" calcext:value-type="float">
            <text:p>111880</text:p>
          </table:table-cell>
          <table:table-cell office:value-type="float" office:value="56.777" calcext:value-type="float">
            <text:p>56.777</text:p>
          </table:table-cell>
          <table:table-cell office:value-type="string" calcext:value-type="string">
            <text:p>("1eed080280bfe1b58d864f133d79a58ca94d13d8831919e22ed8de0c98d787b7", "709fd9cac14a3daaeea8ab42170ed9d940d645cbfb34675366b8bdf4855da33b", "0763fdcda166f93e4f5659fe1f94dfb227b89970c5c846fee3f3d756e4dd3ed7", "2fc4c2f8419b82defd3b52ab009667614239145c55fec4072edffc55f7d35fdd", "816f307a08e99ef7f568a342bf4254cbc175aaa392d61ec1d214df9dd6fada33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6" calcext:value-type="float">
            <text:p>93.6</text:p>
          </table:table-cell>
          <table:table-cell office:value-type="float" office:value="34.46" calcext:value-type="float">
            <text:p>34.46</text:p>
          </table:table-cell>
          <table:table-cell table:style-name="ce7" office:value-type="float" office:value="67.23" calcext:value-type="float">
            <text:p>67.23</text:p>
          </table:table-cell>
          <table:table-cell office:value-type="float" office:value="67.23" calcext:value-type="float">
            <text:p>67.23</text:p>
          </table:table-cell>
          <table:table-cell office:value-type="float" office:value="66.22" calcext:value-type="float">
            <text:p>66.22</text:p>
          </table:table-cell>
          <table:table-cell office:value-type="float" office:value="68.24" calcext:value-type="float">
            <text:p>68.24</text:p>
          </table:table-cell>
          <table:table-cell office:value-type="float" office:value="67.59" calcext:value-type="float">
            <text:p>67.59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169" calcext:value-type="float">
            <text:p>169</text:p>
          </table:table-cell>
          <table:table-cell office:value-type="float" office:value="38.953" calcext:value-type="float">
            <text:p>38.953</text:p>
          </table:table-cell>
          <table:table-cell office:value-type="string" calcext:value-type="string">
            <text:p>ed9515b8fac115caa13ef55be2e51df2c24b926cc07af9b6f199cbb7ed3bca45</text:p>
          </table:table-cell>
          <table:table-cell office:value-type="float" office:value="90.74" calcext:value-type="float">
            <text:p>90.7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7" calcext:value-type="float">
            <text:p>67.5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11" calcext:value-type="float">
            <text:p>67.11</text:p>
          </table:table-cell>
          <table:table-cell office:value-type="float" office:value="67.12" calcext:value-type="float">
            <text:p>67.12</text:p>
          </table:table-cell>
          <table:table-cell office:value-type="float" office:value="131" calcext:value-type="float">
            <text:p>131</text:p>
          </table:table-cell>
          <table:table-cell office:value-type="float" office:value="25.963" calcext:value-type="float">
            <text:p>25.963</text:p>
          </table:table-cell>
          <table:table-cell office:value-type="string" calcext:value-type="string">
            <text:p>2014a9c636f497a9a2e094b725708f91dc1b4eab90f5bc8a2dd51320e26714b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325" calcext:value-type="float">
            <text:p>22.325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2" calcext:value-type="float">
            <text:p>9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22" calcext:value-type="float">
            <text:p>66.22</text:p>
          </table:table-cell>
          <table:table-cell office:value-type="float" office:value="65.54" calcext:value-type="float">
            <text:p>65.54</text:p>
          </table:table-cell>
          <table:table-cell office:value-type="float" office:value="65.77" calcext:value-type="float">
            <text:p>65.7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149" calcext:value-type="float">
            <text:p>149</text:p>
          </table:table-cell>
          <table:table-cell office:value-type="float" office:value="26.307" calcext:value-type="float">
            <text:p>26.307</text:p>
          </table:table-cell>
          <table:table-cell office:value-type="string" calcext:value-type="string">
            <text:p>6af4d887b42cdb6935fcb993e966ba8b98aa12d266afe613bc289549ef2a4dd4</text:p>
          </table:table-cell>
          <table:table-cell office:value-type="float" office:value="90.32" calcext:value-type="float">
            <text:p>90.3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89" calcext:value-type="float">
            <text:p>66.89</text:p>
          </table:table-cell>
          <table:table-cell office:value-type="float" office:value="64.86" calcext:value-type="float">
            <text:p>64.86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1" calcext:value-type="float">
            <text:p>66.21</text:p>
          </table:table-cell>
          <table:table-cell office:value-type="float" office:value="66.22" calcext:value-type="float">
            <text:p>66.22</text:p>
          </table:table-cell>
          <table:table-cell office:value-type="float" office:value="123" calcext:value-type="float">
            <text:p>123</text:p>
          </table:table-cell>
          <table:table-cell office:value-type="float" office:value="26.481" calcext:value-type="float">
            <text:p>26.481</text:p>
          </table:table-cell>
          <table:table-cell office:value-type="string" calcext:value-type="string">
            <text:p>3d0fac1eba49b5eb74828b5f7b41b8703be5180230703ce5b287c5decbb9da2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252" calcext:value-type="float">
            <text:p>22.252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9.9" calcext:value-type="float">
            <text:p>99.9</text:p>
          </table:table-cell>
          <table:table-cell office:value-type="float" office:value="51.08" calcext:value-type="float">
            <text:p>51.08</text:p>
          </table:table-cell>
          <table:table-cell table:style-name="ce10" office:value-type="float" office:value="75.54" calcext:value-type="float">
            <text:p>75.54</text:p>
          </table:table-cell>
          <table:table-cell office:value-type="float" office:value="75.54" calcext:value-type="float">
            <text:p>75.54</text:p>
          </table:table-cell>
          <table:table-cell office:value-type="float" office:value="71.08" calcext:value-type="float">
            <text:p>71.08</text:p>
          </table:table-cell>
          <table:table-cell office:value-type="float" office:value="80" calcext:value-type="float">
            <text:p>80</text:p>
          </table:table-cell>
          <table:table-cell office:value-type="float" office:value="78.08" calcext:value-type="float">
            <text:p>78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4.39" calcext:value-type="float">
            <text:p>74.39</text:p>
          </table:table-cell>
          <table:table-cell office:value-type="float" office:value="25.05" calcext:value-type="float">
            <text:p>25.05</text:p>
          </table:table-cell>
          <table:table-cell office:value-type="float" office:value="845560" calcext:value-type="float">
            <text:p>845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99280" calcext:value-type="float">
            <text:p>399280</text:p>
          </table:table-cell>
          <table:table-cell office:value-type="float" office:value="918.869" calcext:value-type="float">
            <text:p>918.869</text:p>
          </table:table-cell>
          <table:table-cell office:value-type="string" calcext:value-type="string">
            <text:p>("0d4f3733e60d9f335f2c0998c76ef8e4c9d50baee244e6dd5937ebec72b92f6a", "cbbbadd5bef367389da6c513ac77e053968513f8243d8e32daed0f54c3e33946", "1c65bdcf07e9dbbfb0ecfc945f0fd5d65c7f0b2ed3f2f622eac62feccf0aa53f", "23cb892b2bb1eb48b86e3709158c67e70c173827a2b3c4e76164d99457285cc3", "d70c0b06a8076b6e889d20c9d7ee9277e9a2a2ed348abe1e6e1cd071e8eee901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1" calcext:value-type="float">
            <text:p>93.01</text:p>
          </table:table-cell>
          <table:table-cell office:value-type="float" office:value="37.16" calcext:value-type="float">
            <text:p>37.16</text:p>
          </table:table-cell>
          <table:table-cell table:style-name="ce7" office:value-type="float" office:value="68.58" calcext:value-type="float">
            <text:p>68.58</text:p>
          </table:table-cell>
          <table:table-cell office:value-type="float" office:value="68.58" calcext:value-type="float">
            <text:p>68.58</text:p>
          </table:table-cell>
          <table:table-cell office:value-type="float" office:value="67.57" calcext:value-type="float">
            <text:p>67.57</text:p>
          </table:table-cell>
          <table:table-cell office:value-type="float" office:value="69.59" calcext:value-type="float">
            <text:p>69.59</text:p>
          </table:table-cell>
          <table:table-cell office:value-type="float" office:value="68.97" calcext:value-type="float">
            <text:p>68.9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26" calcext:value-type="float">
            <text:p>68.26</text:p>
          </table:table-cell>
          <table:table-cell office:value-type="float" office:value="159" calcext:value-type="float">
            <text:p>159</text:p>
          </table:table-cell>
          <table:table-cell office:value-type="float" office:value="32.81" calcext:value-type="float">
            <text:p>32.81</text:p>
          </table:table-cell>
          <table:table-cell office:value-type="string" calcext:value-type="string">
            <text:p>88feec940d5c8a541241438d6b5be4c7b6e11f73fcd881db12ef26f976dcbd61</text:p>
          </table:table-cell>
          <table:table-cell office:value-type="float" office:value="90.74" calcext:value-type="float">
            <text:p>90.7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6.22" calcext:value-type="float">
            <text:p>66.22</text:p>
          </table:table-cell>
          <table:table-cell office:value-type="float" office:value="70.27" calcext:value-type="float">
            <text:p>70.27</text:p>
          </table:table-cell>
          <table:table-cell office:value-type="float" office:value="69.01" calcext:value-type="float">
            <text:p>69.01</text:p>
          </table:table-cell>
          <table:table-cell office:value-type="float" office:value="67.53" calcext:value-type="float">
            <text:p>67.53</text:p>
          </table:table-cell>
          <table:table-cell office:value-type="float" office:value="67.59" calcext:value-type="float">
            <text:p>67.59</text:p>
          </table:table-cell>
          <table:table-cell office:value-type="float" office:value="131" calcext:value-type="float">
            <text:p>131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3363c4fcb69ecb2b453abb45902e4cf1cad4d0c8d38ef4e06a940322262238f6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2.84" calcext:value-type="float">
            <text:p>62.84</text:p>
          </table:table-cell>
          <table:table-cell office:value-type="float" office:value="66.89" calcext:value-type="float">
            <text:p>66.89</text:p>
          </table:table-cell>
          <table:table-cell office:value-type="float" office:value="65.49" calcext:value-type="float">
            <text:p>65.49</text:p>
          </table:table-cell>
          <table:table-cell office:value-type="float" office:value="64.29" calcext:value-type="float">
            <text:p>64.29</text:p>
          </table:table-cell>
          <table:table-cell office:value-type="float" office:value="64.14" calcext:value-type="float">
            <text:p>64.14</text:p>
          </table:table-cell>
          <table:table-cell office:value-type="float" office:value="71" calcext:value-type="float">
            <text:p>71</text:p>
          </table:table-cell>
          <table:table-cell office:value-type="float" office:value="21.393" calcext:value-type="float">
            <text:p>21.393</text:p>
          </table:table-cell>
          <table:table-cell office:value-type="string" calcext:value-type="string">
            <text:p>fa49a963ad6fa99548180ebb753d6f6b753cadd3ec972e315156eac88fb064dd</text:p>
          </table:table-cell>
          <table:table-cell office:value-type="float" office:value="91.84" calcext:value-type="float">
            <text:p>91.84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9" calcext:value-type="float">
            <text:p>69.59</text:p>
          </table:table-cell>
          <table:table-cell office:value-type="float" office:value="69.39" calcext:value-type="float">
            <text:p>69.39</text:p>
          </table:table-cell>
          <table:table-cell office:value-type="float" office:value="69.13" calcext:value-type="float">
            <text:p>69.13</text:p>
          </table:table-cell>
          <table:table-cell office:value-type="float" office:value="69.15" calcext:value-type="float">
            <text:p>69.15</text:p>
          </table:table-cell>
          <table:table-cell office:value-type="float" office:value="145" calcext:value-type="float">
            <text:p>145</text:p>
          </table:table-cell>
          <table:table-cell office:value-type="float" office:value="23.394" calcext:value-type="float">
            <text:p>23.394</text:p>
          </table:table-cell>
          <table:table-cell office:value-type="string" calcext:value-type="string">
            <text:p>7f376b3ddecd36780cab5aa1c93269b718bcf96e4e81d7a571e31c4079ae39df</text:p>
          </table:table-cell>
          <table:table-cell office:value-type="float" office:value="90.24" calcext:value-type="float">
            <text:p>90.24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23" calcext:value-type="float">
            <text:p>123</text:p>
          </table:table-cell>
          <table:table-cell office:value-type="float" office:value="22.164" calcext:value-type="float">
            <text:p>22.164</text:p>
          </table:table-cell>
          <table:table-cell office:value-type="string" calcext:value-type="string">
            <text:p>35e54ac523846d90b18de9f4edf64d34d465d6a4f25cff5c9a7655f110caedda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4.19" calcext:value-type="float">
            <text:p>64.19</text:p>
          </table:table-cell>
          <table:table-cell office:value-type="float" office:value="65.54" calcext:value-type="float">
            <text:p>65.54</text:p>
          </table:table-cell>
          <table:table-cell office:value-type="float" office:value="65.07" calcext:value-type="float">
            <text:p>65.07</text:p>
          </table:table-cell>
          <table:table-cell office:value-type="float" office:value="64.67" calcext:value-type="float">
            <text:p>64.67</text:p>
          </table:table-cell>
          <table:table-cell office:value-type="float" office:value="64.63" calcext:value-type="float">
            <text:p>64.63</text:p>
          </table:table-cell>
          <table:table-cell office:value-type="float" office:value="71" calcext:value-type="float">
            <text:p>71</text:p>
          </table:table-cell>
          <table:table-cell office:value-type="float" office:value="21.364" calcext:value-type="float">
            <text:p>21.364</text:p>
          </table:table-cell>
          <table:table-cell office:value-type="string" calcext:value-type="string">
            <text:p>ce2593bcab6e51d4774040bf97da8fdad21fe1e1d69516be4084846b8592e87b</text:p>
          </table:table-cell>
          <table:table-cell office:value-type="float" office:value="99.8" calcext:value-type="float">
            <text:p>99.8</text:p>
          </table:table-cell>
          <table:table-cell office:value-type="float" office:value="48.38" calcext:value-type="float">
            <text:p>48.38</text:p>
          </table:table-cell>
          <table:table-cell table:style-name="ce10" office:value-type="float" office:value="74.19" calcext:value-type="float">
            <text:p>74.19</text:p>
          </table:table-cell>
          <table:table-cell office:value-type="float" office:value="74.19" calcext:value-type="float">
            <text:p>74.19</text:p>
          </table:table-cell>
          <table:table-cell office:value-type="float" office:value="72.97" calcext:value-type="float">
            <text:p>72.97</text:p>
          </table:table-cell>
          <table:table-cell office:value-type="float" office:value="75.41" calcext:value-type="float">
            <text:p>75.41</text:p>
          </table:table-cell>
          <table:table-cell office:value-type="float" office:value="74.78" calcext:value-type="float">
            <text:p>74.78</text:p>
          </table:table-cell>
          <table:table-cell office:value-type="float" office:value="73.66" calcext:value-type="float">
            <text:p>73.66</text:p>
          </table:table-cell>
          <table:table-cell office:value-type="float" office:value="73.85" calcext:value-type="float">
            <text:p>73.85</text:p>
          </table:table-cell>
          <table:table-cell office:value-type="float" office:value="26.44" calcext:value-type="float">
            <text:p>26.44</text:p>
          </table:table-cell>
          <table:table-cell office:value-type="float" office:value="861680" calcext:value-type="float">
            <text:p>8616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311320" calcext:value-type="float">
            <text:p>311320</text:p>
          </table:table-cell>
          <table:table-cell office:value-type="float" office:value="930.542" calcext:value-type="float">
            <text:p>930.542</text:p>
          </table:table-cell>
          <table:table-cell office:value-type="string" calcext:value-type="string">
            <text:p>("f4aaad203f5c23ef8f089772fa1d8e39ec9dee04b197d37150f8f13a0d1b3213", "7eeaa709c69ef1c52ecf9c24117ef3a749612fb179cc43ae3a75930d24706c25", "ba4495bf8551c949c2be487b303fd52cad4249902705aae1bb9a2911eb57d827", "2b916f50f48a88ab243c322d8744846374b979bb9e44b51ce7e3b90404181450", "27944cb57b0ff9ea10d2a9ffa9617acc1ce8375b9eec1fd20f43f0f0b033a66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2" calcext:value-type="float">
            <text:p>93.52</text:p>
          </table:table-cell>
          <table:table-cell office:value-type="float" office:value="41.89" calcext:value-type="float">
            <text:p>41.89</text:p>
          </table:table-cell>
          <table:table-cell table:style-name="ce7" office:value-type="float" office:value="70.95" calcext:value-type="float">
            <text:p>70.95</text:p>
          </table:table-cell>
          <table:table-cell office:value-type="float" office:value="70.95" calcext:value-type="float">
            <text:p>70.95</text:p>
          </table:table-cell>
          <table:table-cell office:value-type="float" office:value="70.27" calcext:value-type="float">
            <text:p>70.27</text:p>
          </table:table-cell>
          <table:table-cell office:value-type="float" office:value="71.62" calcext:value-type="float">
            <text:p>71.62</text:p>
          </table:table-cell>
          <table:table-cell office:value-type="float" office:value="71.23" calcext:value-type="float">
            <text:p>71.23</text:p>
          </table:table-cell>
          <table:table-cell office:value-type="float" office:value="70.67" calcext:value-type="float">
            <text:p>70.67</text:p>
          </table:table-cell>
          <table:table-cell office:value-type="float" office:value="70.75" calcext:value-type="float">
            <text:p>70.75</text:p>
          </table:table-cell>
          <table:table-cell office:value-type="float" office:value="173" calcext:value-type="float">
            <text:p>173</text:p>
          </table:table-cell>
          <table:table-cell office:value-type="float" office:value="39.777" calcext:value-type="float">
            <text:p>39.777</text:p>
          </table:table-cell>
          <table:table-cell office:value-type="string" calcext:value-type="string">
            <text:p>7086c46e918f48cb51ccc6afe4a53b41507c12d4868f59b038a1d01a79b1e503</text:p>
          </table:table-cell>
          <table:table-cell office:value-type="float" office:value="91.84" calcext:value-type="float">
            <text:p>91.84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7" calcext:value-type="float">
            <text:p>70.27</text:p>
          </table:table-cell>
          <table:table-cell office:value-type="float" office:value="70.67" calcext:value-type="float">
            <text:p>70.67</text:p>
          </table:table-cell>
          <table:table-cell office:value-type="float" office:value="71.23" calcext:value-type="float">
            <text:p>71.23</text:p>
          </table:table-cell>
          <table:table-cell office:value-type="float" office:value="71.14" calcext:value-type="float">
            <text:p>71.14</text:p>
          </table:table-cell>
          <table:table-cell office:value-type="float" office:value="159" calcext:value-type="float">
            <text:p>159</text:p>
          </table:table-cell>
          <table:table-cell office:value-type="float" office:value="34.528" calcext:value-type="float">
            <text:p>34.528</text:p>
          </table:table-cell>
          <table:table-cell office:value-type="string" calcext:value-type="string">
            <text:p>7760b62af0e43daeba904073fea2df57909d201cec3ca78b26089f0baf6ad582</text:p>
          </table:table-cell>
          <table:table-cell office:value-type="float" office:value="79.46" calcext:value-type="float">
            <text:p>79.4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3" calcext:value-type="float">
            <text:p>53</text:p>
          </table:table-cell>
          <table:table-cell office:value-type="float" office:value="20.774" calcext:value-type="float">
            <text:p>20.774</text:p>
          </table:table-cell>
          <table:table-cell office:value-type="string" calcext:value-type="string">
            <text:p>c06f24e85d14ffd2cfcea0bdca5f45365726c16c2389bbb93842c964d4314a5d</text:p>
          </table:table-cell>
          <table:table-cell office:value-type="float" office:value="92.26" calcext:value-type="float">
            <text:p>92.2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68.92" calcext:value-type="float">
            <text:p>68.92</text:p>
          </table:table-cell>
          <table:table-cell office:value-type="float" office:value="71.62" calcext:value-type="float">
            <text:p>71.6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4" calcext:value-type="float">
            <text:p>69.74</text:p>
          </table:table-cell>
          <table:table-cell office:value-type="float" office:value="69.86" calcext:value-type="float">
            <text:p>69.86</text:p>
          </table:table-cell>
          <table:table-cell office:value-type="float" office:value="173" calcext:value-type="float">
            <text:p>173</text:p>
          </table:table-cell>
          <table:table-cell office:value-type="float" office:value="34.728" calcext:value-type="float">
            <text:p>34.728</text:p>
          </table:table-cell>
          <table:table-cell office:value-type="string" calcext:value-type="string">
            <text:p>fa2a43029c5a4cbec14710c1098a93e15cc13c9a9ac3ca364997f02ab16419f5</text:p>
          </table:table-cell>
          <table:table-cell office:value-type="float" office:value="91.25" calcext:value-type="float">
            <text:p>91.25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0.95" calcext:value-type="float">
            <text:p>70.95</text:p>
          </table:table-cell>
          <table:table-cell office:value-type="float" office:value="68.24" calcext:value-type="float">
            <text:p>68.24</text:p>
          </table:table-cell>
          <table:table-cell office:value-type="float" office:value="69.08" calcext:value-type="float">
            <text:p>69.08</text:p>
          </table:table-cell>
          <table:table-cell office:value-type="float" office:value="70.14" calcext:value-type="float">
            <text:p>70.14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34.592" calcext:value-type="float">
            <text:p>34.592</text:p>
          </table:table-cell>
          <table:table-cell office:value-type="string" calcext:value-type="string">
            <text:p>2a8d83b03ff24462c3d780e8abedc4ae1f4bf1fe3284ba6d2dcc6f40d241a71d</text:p>
          </table:table-cell>
          <table:table-cell office:value-type="float" office:value="79.63" calcext:value-type="float">
            <text:p>79.63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5" calcext:value-type="float">
            <text:p>55</text:p>
          </table:table-cell>
          <table:table-cell office:value-type="float" office:value="20.492" calcext:value-type="float">
            <text:p>20.492</text:p>
          </table:table-cell>
          <table:table-cell office:value-type="string" calcext:value-type="string">
            <text:p>95af1027e5a4d057638f2f91275299929d167e1803bc7ff02032fa8aadb9d99e</text:p>
          </table:table-cell>
          <table:table-cell office:value-type="float" office:value="99.83" calcext:value-type="float">
            <text:p>99.83</text:p>
          </table:table-cell>
          <table:table-cell office:value-type="float" office:value="58.38" calcext:value-type="float">
            <text:p>58.38</text:p>
          </table:table-cell>
          <table:table-cell table:style-name="ce10" office:value-type="float" office:value="79.19" calcext:value-type="float">
            <text:p>79.19</text:p>
          </table:table-cell>
          <table:table-cell office:value-type="float" office:value="79.19" calcext:value-type="float">
            <text:p>79.19</text:p>
          </table:table-cell>
          <table:table-cell office:value-type="float" office:value="77.03" calcext:value-type="float">
            <text:p>77.03</text:p>
          </table:table-cell>
          <table:table-cell office:value-type="float" office:value="81.35" calcext:value-type="float">
            <text:p>81.35</text:p>
          </table:table-cell>
          <table:table-cell office:value-type="float" office:value="80.6" calcext:value-type="float">
            <text:p>80.6</text:p>
          </table:table-cell>
          <table:table-cell office:value-type="float" office:value="77.98" calcext:value-type="float">
            <text:p>77.98</text:p>
          </table:table-cell>
          <table:table-cell office:value-type="float" office:value="78.74" calcext:value-type="float">
            <text:p>78.74</text:p>
          </table:table-cell>
          <table:table-cell office:value-type="float" office:value="26.31" calcext:value-type="float">
            <text:p>26.31</text:p>
          </table:table-cell>
          <table:table-cell office:value-type="float" office:value="863680" calcext:value-type="float">
            <text:p>8636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19520" calcext:value-type="float">
            <text:p>319520</text:p>
          </table:table-cell>
          <table:table-cell office:value-type="float" office:value="953.989" calcext:value-type="float">
            <text:p>953.989</text:p>
          </table:table-cell>
          <table:table-cell office:value-type="string" calcext:value-type="string">
            <text:p>("9483b560e378f6a8a90349111fa99b0b4c38f7e4ad5a940aeb0c9850c31cc1bf", "c10d7650d2a067bfed516ceecd8ed237b45deaab2421f39594f98081c6435e51", "afd2e1d552fd900eabb443dd2fe6627d416f9542c8d42b307764208e3b28e7e8", "562f34e326a2d68d505e717f4e8f07adb3293094adb422f17a21eb9963804210", "0c81d07fa499aa3b4cf1a93cbe71fdebdfbfff0006623285dd0daf988d7d1a9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30.41" calcext:value-type="float">
            <text:p>30.41</text:p>
          </table:table-cell>
          <table:table-cell table:style-name="ce7" office:value-type="float" office:value="65.2" calcext:value-type="float">
            <text:p>65.2</text:p>
          </table:table-cell>
          <table:table-cell office:value-type="float" office:value="65.2" calcext:value-type="float">
            <text:p>65.2</text:p>
          </table:table-cell>
          <table:table-cell office:value-type="float" office:value="71.62" calcext:value-type="float">
            <text:p>71.62</text:p>
          </table:table-cell>
          <table:table-cell office:value-type="float" office:value="58.78" calcext:value-type="float">
            <text:p>58.78</text:p>
          </table:table-cell>
          <table:table-cell office:value-type="float" office:value="63.47" calcext:value-type="float">
            <text:p>63.47</text:p>
          </table:table-cell>
          <table:table-cell office:value-type="float" office:value="67.44" calcext:value-type="float">
            <text:p>67.44</text:p>
          </table:table-cell>
          <table:table-cell office:value-type="float" office:value="67.3" calcext:value-type="float">
            <text:p>67.3</text:p>
          </table:table-cell>
          <table:table-cell office:value-type="float" office:value="201" calcext:value-type="float">
            <text:p>201</text:p>
          </table:table-cell>
          <table:table-cell office:value-type="float" office:value="30.277" calcext:value-type="float">
            <text:p>30.277</text:p>
          </table:table-cell>
          <table:table-cell office:value-type="string" calcext:value-type="string">
            <text:p>cab468a2f1d0e0a8a801c04cde67097734d754efa8bb3bff279d756cd92ea763</text:p>
          </table:table-cell>
          <table:table-cell office:value-type="float" office:value="89.31" calcext:value-type="float">
            <text:p>89.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7.57" calcext:value-type="float">
            <text:p>67.57</text:p>
          </table:table-cell>
          <table:table-cell office:value-type="float" office:value="64.19" calcext:value-type="float">
            <text:p>64.19</text:p>
          </table:table-cell>
          <table:table-cell office:value-type="float" office:value="65.36" calcext:value-type="float">
            <text:p>65.3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45" calcext:value-type="float">
            <text:p>66.45</text:p>
          </table:table-cell>
          <table:table-cell office:value-type="float" office:value="129" calcext:value-type="float">
            <text:p>129</text:p>
          </table:table-cell>
          <table:table-cell office:value-type="float" office:value="28.036" calcext:value-type="float">
            <text:p>28.036</text:p>
          </table:table-cell>
          <table:table-cell office:value-type="string" calcext:value-type="string">
            <text:p>f9200cc7852f02a40abdc30af806e5597d0ad5a701c87356dc7ec5a78b535f86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499" calcext:value-type="float">
            <text:p>25.499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4.19" calcext:value-type="float">
            <text:p>94.19</text:p>
          </table:table-cell>
          <table:table-cell office:value-type="float" office:value="29.05" calcext:value-type="float">
            <text:p>29.05</text:p>
          </table:table-cell>
          <table:table-cell table:number-columns-repeated="2" office:value-type="float" office:value="64.53" calcext:value-type="float">
            <text:p>64.53</text:p>
          </table:table-cell>
          <table:table-cell office:value-type="float" office:value="73.65" calcext:value-type="float">
            <text:p>73.65</text:p>
          </table:table-cell>
          <table:table-cell office:value-type="float" office:value="55.41" calcext:value-type="float">
            <text:p>55.41</text:p>
          </table:table-cell>
          <table:table-cell office:value-type="float" office:value="62.29" calcext:value-type="float">
            <text:p>62.29</text:p>
          </table:table-cell>
          <table:table-cell office:value-type="float" office:value="67.77" calcext:value-type="float">
            <text:p>67.77</text:p>
          </table:table-cell>
          <table:table-cell office:value-type="float" office:value="67.49" calcext:value-type="float">
            <text:p>67.49</text:p>
          </table:table-cell>
          <table:table-cell office:value-type="float" office:value="193" calcext:value-type="float">
            <text:p>193</text:p>
          </table:table-cell>
          <table:table-cell office:value-type="float" office:value="29.291" calcext:value-type="float">
            <text:p>29.291</text:p>
          </table:table-cell>
          <table:table-cell office:value-type="string" calcext:value-type="string">
            <text:p>8427d20a5834d90bea37f8a8e59da81f136cb2a4d599c059a9d9d0b299352884</text:p>
          </table:table-cell>
          <table:table-cell office:value-type="float" office:value="88.97" calcext:value-type="float">
            <text:p>88.97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70.95" calcext:value-type="float">
            <text:p>70.95</text:p>
          </table:table-cell>
          <table:table-cell office:value-type="float" office:value="58.78" calcext:value-type="float">
            <text:p>58.78</text:p>
          </table:table-cell>
          <table:table-cell office:value-type="float" office:value="63.25" calcext:value-type="float">
            <text:p>63.25</text:p>
          </table:table-cell>
          <table:table-cell office:value-type="float" office:value="66.92" calcext:value-type="float">
            <text:p>66.92</text:p>
          </table:table-cell>
          <table:table-cell office:value-type="float" office:value="66.88" calcext:value-type="float">
            <text:p>66.88</text:p>
          </table:table-cell>
          <table:table-cell office:value-type="float" office:value="135" calcext:value-type="float">
            <text:p>135</text:p>
          </table:table-cell>
          <table:table-cell office:value-type="float" office:value="28.415" calcext:value-type="float">
            <text:p>28.415</text:p>
          </table:table-cell>
          <table:table-cell office:value-type="string" calcext:value-type="string">
            <text:p>7a15ef13e9a4e2b325cfec3e74071db71889f4c8f35d07bea7b8838ed79c4af8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9.85" calcext:value-type="float">
            <text:p>99.85</text:p>
          </table:table-cell>
          <table:table-cell office:value-type="float" office:value="47.7" calcext:value-type="float">
            <text:p>47.7</text:p>
          </table:table-cell>
          <table:table-cell table:style-name="ce10" office:value-type="float" office:value="73.85" calcext:value-type="float">
            <text:p>73.85</text:p>
          </table:table-cell>
          <table:table-cell office:value-type="float" office:value="73.85" calcext:value-type="float">
            <text:p>73.85</text:p>
          </table:table-cell>
          <table:table-cell office:value-type="float" office:value="74.32" calcext:value-type="float">
            <text:p>74.32</text:p>
          </table:table-cell>
          <table:table-cell office:value-type="float" office:value="73.38" calcext:value-type="float">
            <text:p>73.38</text:p>
          </table:table-cell>
          <table:table-cell office:value-type="float" office:value="73.67" calcext:value-type="float">
            <text:p>73.67</text:p>
          </table:table-cell>
          <table:table-cell office:value-type="float" office:value="74.07" calcext:value-type="float">
            <text:p>74.07</text:p>
          </table:table-cell>
          <table:table-cell office:value-type="float" office:value="73.98" calcext:value-type="float">
            <text:p>73.98</text:p>
          </table:table-cell>
          <table:table-cell office:value-type="float" office:value="25.98" calcext:value-type="float">
            <text:p>25.98</text:p>
          </table:table-cell>
          <table:table-cell office:value-type="float" office:value="858800" calcext:value-type="float">
            <text:p>858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11600" calcext:value-type="float">
            <text:p>311600</text:p>
          </table:table-cell>
          <table:table-cell office:value-type="float" office:value="881.148" calcext:value-type="float">
            <text:p>881.148</text:p>
          </table:table-cell>
          <table:table-cell office:value-type="string" calcext:value-type="string">
            <text:p>("2b3838950c51fb15744c1d86be2e4c1d4a2d6c4e388ec188299354af0618cc18", "fec682c1db2b4b6b214f72a91817b03810ab27976c74e6664959ab8b25730a7c", "4eb88d2efc364b8191815ff4426a04369bd8f3130492b287ee3548c03a372de5", "1da60c107a3919a88d8495f37021767f2de51ce1da0bbd27a598ec6b78114884", "91d2069438818d9e285acd891d92cd38740d7135c897e706a70f71f87680aa29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32.43" calcext:value-type="float">
            <text:p>32.43</text:p>
          </table:table-cell>
          <table:table-cell table:style-name="ce7" office:value-type="float" office:value="66.22" calcext:value-type="float">
            <text:p>66.22</text:p>
          </table:table-cell>
          <table:table-cell office:value-type="float" office:value="66.22" calcext:value-type="float">
            <text:p>66.22</text:p>
          </table:table-cell>
          <table:table-cell office:value-type="float" office:value="69.59" calcext:value-type="float">
            <text:p>69.59</text:p>
          </table:table-cell>
          <table:table-cell office:value-type="float" office:value="62.84" calcext:value-type="float">
            <text:p>62.84</text:p>
          </table:table-cell>
          <table:table-cell office:value-type="float" office:value="65.19" calcext:value-type="float">
            <text:p>65.19</text:p>
          </table:table-cell>
          <table:table-cell office:value-type="float" office:value="67.39" calcext:value-type="float">
            <text:p>67.39</text:p>
          </table:table-cell>
          <table:table-cell office:value-type="float" office:value="67.32" calcext:value-type="float">
            <text:p>67.32</text:p>
          </table:table-cell>
          <table:table-cell office:value-type="float" office:value="165" calcext:value-type="float">
            <text:p>165</text:p>
          </table:table-cell>
          <table:table-cell office:value-type="float" office:value="33.601" calcext:value-type="float">
            <text:p>33.601</text:p>
          </table:table-cell>
          <table:table-cell office:value-type="string" calcext:value-type="string">
            <text:p>89fcbd06eebb75a0f4587afe3902f149b6228e6a2e78d3b3a9d6d3eb8cdbea97</text:p>
          </table:table-cell>
          <table:table-cell office:value-type="float" office:value="90.32" calcext:value-type="float">
            <text:p>90.32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1.62" calcext:value-type="float">
            <text:p>71.62</text:p>
          </table:table-cell>
          <table:table-cell office:value-type="float" office:value="59.46" calcext:value-type="float">
            <text:p>59.46</text:p>
          </table:table-cell>
          <table:table-cell office:value-type="float" office:value="63.86" calcext:value-type="float">
            <text:p>63.86</text:p>
          </table:table-cell>
          <table:table-cell office:value-type="float" office:value="67.69" calcext:value-type="float">
            <text:p>67.69</text:p>
          </table:table-cell>
          <table:table-cell office:value-type="float" office:value="67.52" calcext:value-type="float">
            <text:p>67.52</text:p>
          </table:table-cell>
          <table:table-cell office:value-type="float" office:value="129" calcext:value-type="float">
            <text:p>129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ff0522cd731d8c179e46088c21be088f15796e3d092e01fca5db04d6bb039c7c</text:p>
          </table:table-cell>
          <table:table-cell office:value-type="float" office:value="77.95" calcext:value-type="float">
            <text:p>77.95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49" calcext:value-type="float">
            <text:p>49</text:p>
          </table:table-cell>
          <table:table-cell office:value-type="float" office:value="26.861" calcext:value-type="float">
            <text:p>26.861</text:p>
          </table:table-cell>
          <table:table-cell office:value-type="string" calcext:value-type="string">
            <text:p>acc7da417ac6831f252938e6b49e046a4555d1b9f2ede4c164a9ed33f3969747</text:p>
          </table:table-cell>
          <table:table-cell office:value-type="float" office:value="91.41" calcext:value-type="float">
            <text:p>91.41</text:p>
          </table:table-cell>
          <table:table-cell office:value-type="float" office:value="28.38" calcext:value-type="float">
            <text:p>28.38</text:p>
          </table:table-cell>
          <table:table-cell table:number-columns-repeated="2" office:value-type="float" office:value="64.19" calcext:value-type="float">
            <text:p>64.19</text:p>
          </table:table-cell>
          <table:table-cell office:value-type="float" office:value="66.89" calcext:value-type="float">
            <text:p>66.89</text:p>
          </table:table-cell>
          <table:table-cell office:value-type="float" office:value="61.49" calcext:value-type="float">
            <text:p>61.49</text:p>
          </table:table-cell>
          <table:table-cell office:value-type="float" office:value="63.46" calcext:value-type="float">
            <text:p>63.46</text:p>
          </table:table-cell>
          <table:table-cell office:value-type="float" office:value="65" calcext:value-type="float">
            <text:p>65</text:p>
          </table:table-cell>
          <table:table-cell office:value-type="float" office:value="65.13" calcext:value-type="float">
            <text:p>65.13</text:p>
          </table:table-cell>
          <table:table-cell office:value-type="float" office:value="161" calcext:value-type="float">
            <text:p>161</text:p>
          </table:table-cell>
          <table:table-cell office:value-type="float" office:value="32.424" calcext:value-type="float">
            <text:p>32.424</text:p>
          </table:table-cell>
          <table:table-cell office:value-type="string" calcext:value-type="string">
            <text:p>f8c03b46cbc9e6ee3654b54f255ff9c4659820ecfbdbedcd152042ec5abef70b</text:p>
          </table:table-cell>
          <table:table-cell office:value-type="float" office:value="89.39" calcext:value-type="float">
            <text:p>89.39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0.27" calcext:value-type="float">
            <text:p>70.27</text:p>
          </table:table-cell>
          <table:table-cell office:value-type="float" office:value="60.81" calcext:value-type="float">
            <text:p>60.81</text:p>
          </table:table-cell>
          <table:table-cell office:value-type="float" office:value="64.2" calcext:value-type="float">
            <text:p>64.2</text:p>
          </table:table-cell>
          <table:table-cell office:value-type="float" office:value="67.16" calcext:value-type="float">
            <text:p>67.16</text:p>
          </table:table-cell>
          <table:table-cell office:value-type="float" office:value="67.1" calcext:value-type="float">
            <text:p>67.1</text:p>
          </table:table-cell>
          <table:table-cell office:value-type="float" office:value="125" calcext:value-type="float">
            <text:p>125</text:p>
          </table:table-cell>
          <table:table-cell office:value-type="float" office:value="32.394" calcext:value-type="float">
            <text:p>32.394</text:p>
          </table:table-cell>
          <table:table-cell office:value-type="string" calcext:value-type="string">
            <text:p>e8fb4d0f54ddc7b46973c32fd609131c2bc50ab490cdd9fe34a92ea6784935f2</text:p>
          </table:table-cell>
          <table:table-cell office:value-type="float" office:value="78.45" calcext:value-type="float">
            <text:p>78.45</text:p>
          </table:table-cell>
          <table:table-cell office:value-type="float" office:value="36.49" calcext:value-type="float">
            <text:p>36.49</text:p>
          </table:table-cell>
          <table:table-cell table:number-columns-repeated="7" office:value-type="float" office:value="68.24" calcext:value-type="float">
            <text:p>68.24</text:p>
          </table:table-cell>
          <table:table-cell office:value-type="float" office:value="53" calcext:value-type="float">
            <text:p>53</text:p>
          </table:table-cell>
          <table:table-cell office:value-type="float" office:value="26.991" calcext:value-type="float">
            <text:p>26.991</text:p>
          </table:table-cell>
          <table:table-cell office:value-type="string" calcext:value-type="string">
            <text:p>175e464f9f832c437db648ab95c0c6f5abb2ab59ae4a018578ba7a8a0acb7cc8</text:p>
          </table:table-cell>
          <table:table-cell office:value-type="float" office:value="99.81" calcext:value-type="float">
            <text:p>99.81</text:p>
          </table:table-cell>
          <table:table-cell office:value-type="float" office:value="50.54" calcext:value-type="float">
            <text:p>50.54</text:p>
          </table:table-cell>
          <table:table-cell table:style-name="ce10" office:value-type="float" office:value="75.27" calcext:value-type="float">
            <text:p>75.27</text:p>
          </table:table-cell>
          <table:table-cell office:value-type="float" office:value="75.27" calcext:value-type="float">
            <text:p>75.27</text:p>
          </table:table-cell>
          <table:table-cell office:value-type="float" office:value="72.97" calcext:value-type="float">
            <text:p>72.97</text:p>
          </table:table-cell>
          <table:table-cell office:value-type="float" office:value="77.57" calcext:value-type="float">
            <text:p>77.57</text:p>
          </table:table-cell>
          <table:table-cell office:value-type="float" office:value="76.52" calcext:value-type="float">
            <text:p>76.52</text:p>
          </table:table-cell>
          <table:table-cell office:value-type="float" office:value="74.15" calcext:value-type="float">
            <text:p>74.15</text:p>
          </table:table-cell>
          <table:table-cell office:value-type="float" office:value="74.69" calcext:value-type="float">
            <text:p>74.69</text:p>
          </table:table-cell>
          <table:table-cell office:value-type="float" office:value="26.01" calcext:value-type="float">
            <text:p>26.01</text:p>
          </table:table-cell>
          <table:table-cell office:value-type="float" office:value="871840" calcext:value-type="float">
            <text:p>8718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10000" calcext:value-type="float">
            <text:p>1.01E+06</text:p>
          </table:table-cell>
          <table:table-cell office:value-type="float" office:value="934.701" calcext:value-type="float">
            <text:p>934.701</text:p>
          </table:table-cell>
          <table:table-cell office:value-type="string" calcext:value-type="string">
            <text:p>("deea569cdec1258904162ba8bf38fcdddb3fe97ec3f3c7a8e6d798ca8d00097b", "982896fc80fa4499e826debb26953a6227d93f36327f8e413790abb4859e0a52", "3ac2c5b381caf02983b061fe5c19faba9153b4505e6575ca6a63a2126d88abe3", "07f6a2ba8b43933ba75125b4fe042a44184883155cb598f7029f275d6d941818", "419a11e9cf18c7b903c41ac7b51bdfa9fdd36164a4574caf26b2ab5b0c83aa65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73.65" calcext:value-type="float">
            <text:p>73.65</text:p>
          </table:table-cell>
          <table:table-cell office:value-type="float" office:value="62.84" calcext:value-type="float">
            <text:p>62.84</text:p>
          </table:table-cell>
          <table:table-cell office:value-type="float" office:value="66.46" calcext:value-type="float">
            <text:p>66.46</text:p>
          </table:table-cell>
          <table:table-cell office:value-type="float" office:value="70.45" calcext:value-type="float">
            <text:p>70.45</text:p>
          </table:table-cell>
          <table:table-cell office:value-type="float" office:value="69.87" calcext:value-type="float">
            <text:p>69.87</text:p>
          </table:table-cell>
          <table:table-cell office:value-type="float" office:value="189" calcext:value-type="float">
            <text:p>189</text:p>
          </table:table-cell>
          <table:table-cell office:value-type="float" office:value="25.173" calcext:value-type="float">
            <text:p>25.173</text:p>
          </table:table-cell>
          <table:table-cell office:value-type="string" calcext:value-type="string">
            <text:p>5961c8188556ccd61567f00a21e6b4decd4e0792815dd1c7773eea5c15bf8b1a</text:p>
          </table:table-cell>
          <table:table-cell office:value-type="float" office:value="89.81" calcext:value-type="float">
            <text:p>89.81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7" calcext:value-type="float">
            <text:p>77.7</text:p>
          </table:table-cell>
          <table:table-cell office:value-type="float" office:value="64.86" calcext:value-type="float">
            <text:p>64.86</text:p>
          </table:table-cell>
          <table:table-cell office:value-type="float" office:value="68.86" calcext:value-type="float">
            <text:p>68.86</text:p>
          </table:table-cell>
          <table:table-cell office:value-type="float" office:value="74.42" calcext:value-type="float">
            <text:p>74.42</text:p>
          </table:table-cell>
          <table:table-cell office:value-type="float" office:value="73.02" calcext:value-type="float">
            <text:p>73.02</text:p>
          </table:table-cell>
          <table:table-cell office:value-type="float" office:value="127" calcext:value-type="float">
            <text:p>127</text:p>
          </table:table-cell>
          <table:table-cell office:value-type="float" office:value="23.382" calcext:value-type="float">
            <text:p>23.382</text:p>
          </table:table-cell>
          <table:table-cell office:value-type="string" calcext:value-type="string">
            <text:p>8abea8028f2821c59d256c9cd999f78785abb004d248d24c895b87902186c775</text:p>
          </table:table-cell>
          <table:table-cell office:value-type="float" office:value="79.04" calcext:value-type="float">
            <text:p>79.0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d8e8b17221f793527f547243902c8d37b5ca415ca56ca31a3aefe235a76ffc4a</text:p>
          </table:table-cell>
          <table:table-cell office:value-type="float" office:value="92.42" calcext:value-type="float">
            <text:p>92.42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7.7" calcext:value-type="float">
            <text:p>77.7</text:p>
          </table:table-cell>
          <table:table-cell office:value-type="float" office:value="61.49" calcext:value-type="float">
            <text:p>61.49</text:p>
          </table:table-cell>
          <table:table-cell office:value-type="float" office:value="66.86" calcext:value-type="float">
            <text:p>66.86</text:p>
          </table:table-cell>
          <table:table-cell office:value-type="float" office:value="73.39" calcext:value-type="float">
            <text:p>73.39</text:p>
          </table:table-cell>
          <table:table-cell office:value-type="float" office:value="71.88" calcext:value-type="float">
            <text:p>71.88</text:p>
          </table:table-cell>
          <table:table-cell office:value-type="float" office:value="169" calcext:value-type="float">
            <text:p>169</text:p>
          </table:table-cell>
          <table:table-cell office:value-type="float" office:value="23.881" calcext:value-type="float">
            <text:p>23.881</text:p>
          </table:table-cell>
          <table:table-cell office:value-type="string" calcext:value-type="string">
            <text:p>29546317ca4f84a9ed14a557572e340fd22cd514ca843d77a652e47bf56df4ae</text:p>
          </table:table-cell>
          <table:table-cell office:value-type="float" office:value="89.23" calcext:value-type="float">
            <text:p>89.23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81.08" calcext:value-type="float">
            <text:p>81.08</text:p>
          </table:table-cell>
          <table:table-cell office:value-type="float" office:value="63.51" calcext:value-type="float">
            <text:p>63.51</text:p>
          </table:table-cell>
          <table:table-cell office:value-type="float" office:value="68.97" calcext:value-type="float">
            <text:p>68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4.53" calcext:value-type="float">
            <text:p>74.53</text:p>
          </table:table-cell>
          <table:table-cell office:value-type="float" office:value="127" calcext:value-type="float">
            <text:p>127</text:p>
          </table:table-cell>
          <table:table-cell office:value-type="float" office:value="23.443" calcext:value-type="float">
            <text:p>23.443</text:p>
          </table:table-cell>
          <table:table-cell office:value-type="string" calcext:value-type="string">
            <text:p>af7166877ea5411224745d2ef27bc154848a9472ce2a0e9b1563752b5f1d8187</text:p>
          </table:table-cell>
          <table:table-cell office:value-type="float" office:value="78.87" calcext:value-type="float">
            <text:p>78.87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83" calcext:value-type="float">
            <text:p>19.483</text:p>
          </table:table-cell>
          <table:table-cell office:value-type="string" calcext:value-type="string">
            <text:p>2987ef8d28234084b80165b34dc265be41afdbae64dcc309407ddd4a52656884</text:p>
          </table:table-cell>
          <table:table-cell office:value-type="float" office:value="99.71" calcext:value-type="float">
            <text:p>99.71</text:p>
          </table:table-cell>
          <table:table-cell office:value-type="float" office:value="53.11" calcext:value-type="float">
            <text:p>53.11</text:p>
          </table:table-cell>
          <table:table-cell table:style-name="ce10" office:value-type="float" office:value="76.55" calcext:value-type="float">
            <text:p>76.55</text:p>
          </table:table-cell>
          <table:table-cell office:value-type="float" office:value="76.55" calcext:value-type="float">
            <text:p>76.55</text:p>
          </table:table-cell>
          <table:table-cell office:value-type="float" office:value="75.95" calcext:value-type="float">
            <text:p>75.95</text:p>
          </table:table-cell>
          <table:table-cell office:value-type="float" office:value="77.16" calcext:value-type="float">
            <text:p>77.16</text:p>
          </table:table-cell>
          <table:table-cell office:value-type="float" office:value="76.94" calcext:value-type="float">
            <text:p>76.94</text:p>
          </table:table-cell>
          <table:table-cell office:value-type="float" office:value="76.25" calcext:value-type="float">
            <text:p>76.25</text:p>
          </table:table-cell>
          <table:table-cell office:value-type="float" office:value="76.41" calcext:value-type="float">
            <text:p>76.41</text:p>
          </table:table-cell>
          <table:table-cell office:value-type="float" office:value="27.03" calcext:value-type="float">
            <text:p>27.03</text:p>
          </table:table-cell>
          <table:table-cell office:value-type="float" office:value="868760" calcext:value-type="float">
            <text:p>868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51680" calcext:value-type="float">
            <text:p>451680</text:p>
          </table:table-cell>
          <table:table-cell office:value-type="float" office:value="941.426" calcext:value-type="float">
            <text:p>941.426</text:p>
          </table:table-cell>
          <table:table-cell office:value-type="string" calcext:value-type="string">
            <text:p>("4d0c95e8f3d70c550d074562510b926e9bcc3c1aa92bbdc01ddb1c31b133b4c6", "013827bb22b91c472a926593309e5151bfd8f70f33b8e89522edcb8168cd8e46", "9e66e7bc2bbd0dafd248ec0cecce33c0fabaa4672d11d93b1aff1d0681a3ee7f", "4cd6c16dc2d1acbaf5c608e826707a1b4224d68ed592b18cf7eca2cec952a637", "7ace9bbcd1d47c164b928db5d9ef1eeff5f6663303f1f9a7488051c780d1fc2c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43.92" calcext:value-type="float">
            <text:p>43.92</text:p>
          </table:table-cell>
          <table:table-cell table:style-name="ce7" office:value-type="float" office:value="71.96" calcext:value-type="float">
            <text:p>71.96</text:p>
          </table:table-cell>
          <table:table-cell office:value-type="float" office:value="71.96" calcext:value-type="float">
            <text:p>71.96</text:p>
          </table:table-cell>
          <table:table-cell office:value-type="float" office:value="70.27" calcext:value-type="float">
            <text:p>70.27</text:p>
          </table:table-cell>
          <table:table-cell office:value-type="float" office:value="73.65" calcext:value-type="float">
            <text:p>73.65</text:p>
          </table:table-cell>
          <table:table-cell office:value-type="float" office:value="72.73" calcext:value-type="float">
            <text:p>72.73</text:p>
          </table:table-cell>
          <table:table-cell office:value-type="float" office:value="71.24" calcext:value-type="float">
            <text:p>71.24</text:p>
          </table:table-cell>
          <table:table-cell office:value-type="float" office:value="71.48" calcext:value-type="float">
            <text:p>71.48</text:p>
          </table:table-cell>
          <table:table-cell office:value-type="float" office:value="181" calcext:value-type="float">
            <text:p>181</text:p>
          </table:table-cell>
          <table:table-cell office:value-type="float" office:value="32.248" calcext:value-type="float">
            <text:p>32.248</text:p>
          </table:table-cell>
          <table:table-cell office:value-type="string" calcext:value-type="string">
            <text:p>c1d83c91450f156bed1f69ade53833308d0678a56481a696b11f5af482605a24</text:p>
          </table:table-cell>
          <table:table-cell office:value-type="float" office:value="88.38" calcext:value-type="float">
            <text:p>88.38</text:p>
          </table:table-cell>
          <table:table-cell office:value-type="float" office:value="43.24" calcext:value-type="float">
            <text:p>43.24</text:p>
          </table:table-cell>
          <table:table-cell table:number-columns-repeated="7" office:value-type="float" office:value="71.62" calcext:value-type="float">
            <text:p>71.62</text:p>
          </table:table-cell>
          <table:table-cell office:value-type="float" office:value="131" calcext:value-type="float">
            <text:p>131</text:p>
          </table:table-cell>
          <table:table-cell office:value-type="float" office:value="31.247" calcext:value-type="float">
            <text:p>31.247</text:p>
          </table:table-cell>
          <table:table-cell office:value-type="string" calcext:value-type="string">
            <text:p>6f54977be22bd1733b416a7cb642d4ccf4459beda60ea576ec7a355f59358552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1.75" calcext:value-type="float">
            <text:p>91.75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69.59" calcext:value-type="float">
            <text:p>69.59</text:p>
          </table:table-cell>
          <table:table-cell office:value-type="float" office:value="72.3" calcext:value-type="float">
            <text:p>72.3</text:p>
          </table:table-cell>
          <table:table-cell office:value-type="float" office:value="71.53" calcext:value-type="float">
            <text:p>71.53</text:p>
          </table:table-cell>
          <table:table-cell office:value-type="float" office:value="70.39" calcext:value-type="float">
            <text:p>70.39</text:p>
          </table:table-cell>
          <table:table-cell office:value-type="float" office:value="70.55" calcext:value-type="float">
            <text:p>70.55</text:p>
          </table:table-cell>
          <table:table-cell office:value-type="float" office:value="155" calcext:value-type="float">
            <text:p>155</text:p>
          </table:table-cell>
          <table:table-cell office:value-type="float" office:value="31.399" calcext:value-type="float">
            <text:p>31.399</text:p>
          </table:table-cell>
          <table:table-cell office:value-type="string" calcext:value-type="string">
            <text:p>df6768a5dd908f4721b51c793cf426dd6bddc0f6678c5f82e4f179cafd151eff</text:p>
          </table:table-cell>
          <table:table-cell office:value-type="float" office:value="87.54" calcext:value-type="float">
            <text:p>87.54</text:p>
          </table:table-cell>
          <table:table-cell office:value-type="float" office:value="43.24" calcext:value-type="float">
            <text:p>43.24</text:p>
          </table:table-cell>
          <table:table-cell table:number-columns-repeated="2" office:value-type="float" office:value="71.62" calcext:value-type="float">
            <text:p>71.62</text:p>
          </table:table-cell>
          <table:table-cell office:value-type="float" office:value="70.95" calcext:value-type="float">
            <text:p>70.95</text:p>
          </table:table-cell>
          <table:table-cell office:value-type="float" office:value="72.3" calcext:value-type="float">
            <text:p>72.3</text:p>
          </table:table-cell>
          <table:table-cell office:value-type="float" office:value="71.92" calcext:value-type="float">
            <text:p>71.92</text:p>
          </table:table-cell>
          <table:table-cell office:value-type="float" office:value="71.33" calcext:value-type="float">
            <text:p>71.33</text:p>
          </table:table-cell>
          <table:table-cell office:value-type="float" office:value="71.43" calcext:value-type="float">
            <text:p>71.43</text:p>
          </table:table-cell>
          <table:table-cell office:value-type="float" office:value="113" calcext:value-type="float">
            <text:p>113</text:p>
          </table:table-cell>
          <table:table-cell office:value-type="float" office:value="30.764" calcext:value-type="float">
            <text:p>30.764</text:p>
          </table:table-cell>
          <table:table-cell office:value-type="string" calcext:value-type="string">
            <text:p>e03f6793d8f39ec2105a512732236bf09059dc989921d6b058064d277628d09e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335" calcext:value-type="float">
            <text:p>28.335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9.8" calcext:value-type="float">
            <text:p>99.8</text:p>
          </table:table-cell>
          <table:table-cell office:value-type="float" office:value="52.97" calcext:value-type="float">
            <text:p>52.97</text:p>
          </table:table-cell>
          <table:table-cell table:style-name="ce10" office:value-type="float" office:value="76.49" calcext:value-type="float">
            <text:p>76.49</text:p>
          </table:table-cell>
          <table:table-cell office:value-type="float" office:value="76.49" calcext:value-type="float">
            <text:p>76.49</text:p>
          </table:table-cell>
          <table:table-cell office:value-type="float" office:value="75.41" calcext:value-type="float">
            <text:p>75.41</text:p>
          </table:table-cell>
          <table:table-cell office:value-type="float" office:value="77.57" calcext:value-type="float">
            <text:p>77.57</text:p>
          </table:table-cell>
          <table:table-cell office:value-type="float" office:value="77.13" calcext:value-type="float">
            <text:p>77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6.22" calcext:value-type="float">
            <text:p>76.22</text:p>
          </table:table-cell>
          <table:table-cell office:value-type="float" office:value="26.44" calcext:value-type="float">
            <text:p>26.44</text:p>
          </table:table-cell>
          <table:table-cell office:value-type="float" office:value="855960" calcext:value-type="float">
            <text:p>855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480" calcext:value-type="float">
            <text:p>210480</text:p>
          </table:table-cell>
          <table:table-cell office:value-type="float" office:value="898.185" calcext:value-type="float">
            <text:p>898.185</text:p>
          </table:table-cell>
          <table:table-cell office:value-type="string" calcext:value-type="string">
            <text:p>("bd2f220997a754cc6b304300ff24b9328dbb2e900ffffa696c4eb52c4d5706b6", "0f14f36fcecbfbb9bbe605b71b3bf23e8292b2921fb61025430b24d4eb58a278", "f87d9789573e25590fc45ab14b51dd36022bfb7bff29d09c6b44c71a685d2eca", "2eb7734334e89fde748fa21fb5c25d4c7553e4973c72c8a20d4de039b39804b1", "8dad93defa4e1564270370e9b7bd0fdbe0c8daf5d6d570b985e4023c6c73d5b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4" calcext:value-type="float">
            <text:p>96.04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62.16" calcext:value-type="float">
            <text:p>62.16</text:p>
          </table:table-cell>
          <table:table-cell office:value-type="float" office:value="74.32" calcext:value-type="float">
            <text:p>74.32</text:p>
          </table:table-cell>
          <table:table-cell office:value-type="float" office:value="70.77" calcext:value-type="float">
            <text:p>70.77</text:p>
          </table:table-cell>
          <table:table-cell office:value-type="float" office:value="66.27" calcext:value-type="float">
            <text:p>66.27</text:p>
          </table:table-cell>
          <table:table-cell office:value-type="float" office:value="66.19" calcext:value-type="float">
            <text:p>66.19</text:p>
          </table:table-cell>
          <table:table-cell office:value-type="float" office:value="209" calcext:value-type="float">
            <text:p>209</text:p>
          </table:table-cell>
          <table:table-cell office:value-type="float" office:value="26.357" calcext:value-type="float">
            <text:p>26.357</text:p>
          </table:table-cell>
          <table:table-cell office:value-type="string" calcext:value-type="string">
            <text:p>cc8e191e3b9327e6c82500404045fbe473fac32a3b393598436946f2eb123efa</text:p>
          </table:table-cell>
          <table:table-cell office:value-type="float" office:value="88.8" calcext:value-type="float">
            <text:p>88.8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121" calcext:value-type="float">
            <text:p>121</text:p>
          </table:table-cell>
          <table:table-cell office:value-type="float" office:value="23.715" calcext:value-type="float">
            <text:p>23.715</text:p>
          </table:table-cell>
          <table:table-cell office:value-type="string" calcext:value-type="string">
            <text:p>fc556474cb5112d6f50042b469e023d732dd2bcdebc26f0edf23348ec2c7a37a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034" calcext:value-type="float">
            <text:p>22.034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1.49" calcext:value-type="float">
            <text:p>61.49</text:p>
          </table:table-cell>
          <table:table-cell office:value-type="float" office:value="75" calcext:value-type="float">
            <text:p>75</text:p>
          </table:table-cell>
          <table:table-cell office:value-type="float" office:value="71.09" calcext:value-type="float">
            <text:p>71.09</text:p>
          </table:table-cell>
          <table:table-cell office:value-type="float" office:value="66.07" calcext:value-type="float">
            <text:p>66.07</text:p>
          </table:table-cell>
          <table:table-cell office:value-type="float" office:value="65.94" calcext:value-type="float">
            <text:p>65.94</text:p>
          </table:table-cell>
          <table:table-cell office:value-type="float" office:value="183" calcext:value-type="float">
            <text:p>183</text:p>
          </table:table-cell>
          <table:table-cell office:value-type="float" office:value="25.175" calcext:value-type="float">
            <text:p>25.175</text:p>
          </table:table-cell>
          <table:table-cell office:value-type="string" calcext:value-type="string">
            <text:p>db53006a0542a4d7b909cf7fde59436ed8a535747b2e44c8908d9d063fd221fa</text:p>
          </table:table-cell>
          <table:table-cell office:value-type="float" office:value="88.55" calcext:value-type="float">
            <text:p>88.55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15" calcext:value-type="float">
            <text:p>115</text:p>
          </table:table-cell>
          <table:table-cell office:value-type="float" office:value="23.722" calcext:value-type="float">
            <text:p>23.722</text:p>
          </table:table-cell>
          <table:table-cell office:value-type="string" calcext:value-type="string">
            <text:p>61d83975544d43ad8142c3acfaadcffbecb0942dcdcb9b419d82671d6e8a0a4e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9.85" calcext:value-type="float">
            <text:p>99.85</text:p>
          </table:table-cell>
          <table:table-cell office:value-type="float" office:value="52.57" calcext:value-type="float">
            <text:p>52.57</text:p>
          </table:table-cell>
          <table:table-cell table:style-name="ce10" office:value-type="float" office:value="76.28" calcext:value-type="float">
            <text:p>76.28</text:p>
          </table:table-cell>
          <table:table-cell office:value-type="float" office:value="76.28" calcext:value-type="float">
            <text:p>76.28</text:p>
          </table:table-cell>
          <table:table-cell office:value-type="float" office:value="68.92" calcext:value-type="float">
            <text:p>68.92</text:p>
          </table:table-cell>
          <table:table-cell office:value-type="float" office:value="83.65" calcext:value-type="float">
            <text:p>83.65</text:p>
          </table:table-cell>
          <table:table-cell office:value-type="float" office:value="80.82" calcext:value-type="float">
            <text:p>80.82</text:p>
          </table:table-cell>
          <table:table-cell office:value-type="float" office:value="72.93" calcext:value-type="float">
            <text:p>72.93</text:p>
          </table:table-cell>
          <table:table-cell office:value-type="float" office:value="74.38" calcext:value-type="float">
            <text:p>74.38</text:p>
          </table:table-cell>
          <table:table-cell office:value-type="float" office:value="25.46" calcext:value-type="float">
            <text:p>25.46</text:p>
          </table:table-cell>
          <table:table-cell office:value-type="float" office:value="862640" calcext:value-type="float">
            <text:p>8626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21280" calcext:value-type="float">
            <text:p>721280</text:p>
          </table:table-cell>
          <table:table-cell office:value-type="float" office:value="969.478" calcext:value-type="float">
            <text:p>969.478</text:p>
          </table:table-cell>
          <table:table-cell office:value-type="string" calcext:value-type="string">
            <text:p>("e2d65ea499f96bada2f10382e89481f084abe52459929f38bb36bc5af97198bc", "361756ded29d291023a5cc9a2a6d397dccea79b88872259696a3a5ab22ef431a", "e4122e00e2468be360218693c9f26c3eb5a85d90eb76f1a4f2afd7f24e233b17", "4dec848b14c118e42cb9d8ed726f0b831852bb406f5052d344d8c6b59d1271c0", "ce307d8a0aa4fb53576f36bf2dd4d5d6a374df0702c327f1fbbba241d7aa07a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7" calcext:value-type="float">
            <text:p>94.87</text:p>
          </table:table-cell>
          <table:table-cell office:value-type="float" office:value="37.84" calcext:value-type="float">
            <text:p>37.84</text:p>
          </table:table-cell>
          <table:table-cell table:style-name="ce7" office:value-type="float" office:value="68.92" calcext:value-type="float">
            <text:p>68.92</text:p>
          </table:table-cell>
          <table:table-cell office:value-type="float" office:value="68.92" calcext:value-type="float">
            <text:p>68.92</text:p>
          </table:table-cell>
          <table:table-cell office:value-type="float" office:value="72.97" calcext:value-type="float">
            <text:p>72.97</text:p>
          </table:table-cell>
          <table:table-cell office:value-type="float" office:value="64.86" calcext:value-type="float">
            <text:p>64.86</text:p>
          </table:table-cell>
          <table:table-cell office:value-type="float" office:value="67.5" calcext:value-type="float">
            <text:p>67.5</text:p>
          </table:table-cell>
          <table:table-cell office:value-type="float" office:value="70.59" calcext:value-type="float">
            <text:p>70.59</text:p>
          </table:table-cell>
          <table:table-cell office:value-type="float" office:value="70.13" calcext:value-type="float">
            <text:p>70.13</text:p>
          </table:table-cell>
          <table:table-cell office:value-type="float" office:value="205" calcext:value-type="float">
            <text:p>205</text:p>
          </table:table-cell>
          <table:table-cell office:value-type="float" office:value="45.923" calcext:value-type="float">
            <text:p>45.923</text:p>
          </table:table-cell>
          <table:table-cell office:value-type="string" calcext:value-type="string">
            <text:p>673c5c9e5a8dc81e1fa1180a32a5d3070208f164a3b2f7cc03bf6cd72bd52731</text:p>
          </table:table-cell>
          <table:table-cell office:value-type="float" office:value="92.09" calcext:value-type="float">
            <text:p>92.09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3.65" calcext:value-type="float">
            <text:p>73.65</text:p>
          </table:table-cell>
          <table:table-cell office:value-type="float" office:value="68.92" calcext:value-type="float">
            <text:p>68.92</text:p>
          </table:table-cell>
          <table:table-cell office:value-type="float" office:value="70.32" calcext:value-type="float">
            <text:p>70.32</text:p>
          </table:table-cell>
          <table:table-cell office:value-type="float" office:value="72.34" calcext:value-type="float">
            <text:p>72.34</text:p>
          </table:table-cell>
          <table:table-cell office:value-type="float" office:value="71.95" calcext:value-type="float">
            <text:p>71.95</text:p>
          </table:table-cell>
          <table:table-cell office:value-type="float" office:value="163" calcext:value-type="float">
            <text:p>163</text:p>
          </table:table-cell>
          <table:table-cell office:value-type="float" office:value="44.721" calcext:value-type="float">
            <text:p>44.721</text:p>
          </table:table-cell>
          <table:table-cell office:value-type="string" calcext:value-type="string">
            <text:p>f6e35a9301fa6e8a415c5657552592875c80a2522e2f083fd73d64ad93aca6bd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942" calcext:value-type="float">
            <text:p>37.942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2.09" calcext:value-type="float">
            <text:p>92.09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167" calcext:value-type="float">
            <text:p>167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843e10f235e378f8f7684b85247a0e1cf9be132eb38647ec97e0aea82afcb427</text:p>
          </table:table-cell>
          <table:table-cell office:value-type="float" office:value="90.74" calcext:value-type="float">
            <text:p>90.74</text:p>
          </table:table-cell>
          <table:table-cell office:value-type="float" office:value="39.86" calcext:value-type="float">
            <text:p>39.86</text:p>
          </table:table-cell>
          <table:table-cell table:number-columns-repeated="2" office:value-type="float" office:value="69.93" calcext:value-type="float">
            <text:p>69.93</text:p>
          </table:table-cell>
          <table:table-cell office:value-type="float" office:value="70.95" calcext:value-type="float">
            <text:p>70.95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4" calcext:value-type="float">
            <text:p>69.54</text:p>
          </table:table-cell>
          <table:table-cell office:value-type="float" office:value="70.34" calcext:value-type="float">
            <text:p>70.34</text:p>
          </table:table-cell>
          <table:table-cell office:value-type="float" office:value="70.23" calcext:value-type="float">
            <text:p>70.23</text:p>
          </table:table-cell>
          <table:table-cell office:value-type="float" office:value="145" calcext:value-type="float">
            <text:p>145</text:p>
          </table:table-cell>
          <table:table-cell office:value-type="float" office:value="44.628" calcext:value-type="float">
            <text:p>44.628</text:p>
          </table:table-cell>
          <table:table-cell office:value-type="string" calcext:value-type="string">
            <text:p>77006acc25d7b87cbfb371bccb4433e940b9b5bcf03390b5b5b6aff7da579952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845" calcext:value-type="float">
            <text:p>37.845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9.81" calcext:value-type="float">
            <text:p>99.81</text:p>
          </table:table-cell>
          <table:table-cell office:value-type="float" office:value="51.62" calcext:value-type="float">
            <text:p>51.62</text:p>
          </table:table-cell>
          <table:table-cell table:style-name="ce10" office:value-type="float" office:value="75.81" calcext:value-type="float">
            <text:p>75.81</text:p>
          </table:table-cell>
          <table:table-cell office:value-type="float" office:value="75.81" calcext:value-type="float">
            <text:p>75.81</text:p>
          </table:table-cell>
          <table:table-cell office:value-type="float" office:value="73.24" calcext:value-type="float">
            <text:p>73.24</text:p>
          </table:table-cell>
          <table:table-cell office:value-type="float" office:value="78.38" calcext:value-type="float">
            <text:p>78.38</text:p>
          </table:table-cell>
          <table:table-cell office:value-type="float" office:value="77.24" calcext:value-type="float">
            <text:p>77.24</text:p>
          </table:table-cell>
          <table:table-cell office:value-type="float" office:value="74.54" calcext:value-type="float">
            <text:p>74.54</text:p>
          </table:table-cell>
          <table:table-cell office:value-type="float" office:value="75.18" calcext:value-type="float">
            <text:p>75.18</text:p>
          </table:table-cell>
          <table:table-cell office:value-type="float" office:value="25.64" calcext:value-type="float">
            <text:p>25.64</text:p>
          </table:table-cell>
          <table:table-cell office:value-type="float" office:value="856560" calcext:value-type="float">
            <text:p>856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61880" calcext:value-type="float">
            <text:p>261880</text:p>
          </table:table-cell>
          <table:table-cell office:value-type="float" office:value="916.215" calcext:value-type="float">
            <text:p>916.215</text:p>
          </table:table-cell>
          <table:table-cell office:value-type="string" calcext:value-type="string">
            <text:p>("694917fe578d9dd13d44baccf393d502eda66b88778b179b2cb7ac8887f0c0b8", "a40c8641695cb7b83f32e3bf00a2a4c3da0fdb1b267021807a71e4aa98667fb0", "faac242a0a447b65303896932752a526bc3ff57d6e4567b81106469f06d6d877", "2fc3df7c1a94aa231385fd6ae3436209314905e51c8bf2c506be65d4af2da3c8", "bb095d51cb54f82439809c84cacd8b4b42b814ac118d327fbb13b9319f709b38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1.22" calcext:value-type="float">
            <text:p>41.22</text:p>
          </table:table-cell>
          <table:table-cell table:style-name="ce7" office:value-type="float" office:value="70.61" calcext:value-type="float">
            <text:p>70.61</text:p>
          </table:table-cell>
          <table:table-cell office:value-type="float" office:value="70.61" calcext:value-type="float">
            <text:p>70.61</text:p>
          </table:table-cell>
          <table:table-cell office:value-type="float" office:value="74.32" calcext:value-type="float">
            <text:p>74.32</text:p>
          </table:table-cell>
          <table:table-cell office:value-type="float" office:value="66.89" calcext:value-type="float">
            <text:p>66.89</text:p>
          </table:table-cell>
          <table:table-cell office:value-type="float" office:value="69.18" calcext:value-type="float">
            <text:p>69.18</text:p>
          </table:table-cell>
          <table:table-cell office:value-type="float" office:value="72.26" calcext:value-type="float">
            <text:p>72.26</text:p>
          </table:table-cell>
          <table:table-cell office:value-type="float" office:value="71.66" calcext:value-type="float">
            <text:p>71.66</text:p>
          </table:table-cell>
          <table:table-cell office:value-type="float" office:value="203" calcext:value-type="float">
            <text:p>203</text:p>
          </table:table-cell>
          <table:table-cell office:value-type="float" office:value="34.071" calcext:value-type="float">
            <text:p>34.071</text:p>
          </table:table-cell>
          <table:table-cell office:value-type="string" calcext:value-type="string">
            <text:p>3c359d1b0cd37cfc3ee8537b13c0b4fc4aba1337ddd4efb1f2218beeda392249</text:p>
          </table:table-cell>
          <table:table-cell office:value-type="float" office:value="90.66" calcext:value-type="float">
            <text:p>90.6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75.68" calcext:value-type="float">
            <text:p>75.68</text:p>
          </table:table-cell>
          <table:table-cell office:value-type="float" office:value="64.86" calcext:value-type="float">
            <text:p>64.86</text:p>
          </table:table-cell>
          <table:table-cell office:value-type="float" office:value="68.29" calcext:value-type="float">
            <text:p>68.29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9" calcext:value-type="float">
            <text:p>71.79</text:p>
          </table:table-cell>
          <table:table-cell office:value-type="float" office:value="141" calcext:value-type="float">
            <text:p>141</text:p>
          </table:table-cell>
          <table:table-cell office:value-type="float" office:value="32.315" calcext:value-type="float">
            <text:p>32.315</text:p>
          </table:table-cell>
          <table:table-cell office:value-type="string" calcext:value-type="string">
            <text:p>06667dad581f1c8fe99dbdaf31f2882723598a21ecac85d584795858662d0acf</text:p>
          </table:table-cell>
          <table:table-cell office:value-type="float" office:value="81.23" calcext:value-type="float">
            <text:p>81.23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116" calcext:value-type="float">
            <text:p>31.116</text:p>
          </table:table-cell>
          <table:table-cell office:value-type="string" calcext:value-type="string">
            <text:p>04d9627c34cae3d6878e7a36b9032972f3f94400234d6e25388092195c20b273</text:p>
          </table:table-cell>
          <table:table-cell office:value-type="float" office:value="93.6" calcext:value-type="float">
            <text:p>93.6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03" calcext:value-type="float">
            <text:p>77.03</text:p>
          </table:table-cell>
          <table:table-cell office:value-type="float" office:value="65.54" calcext:value-type="float">
            <text:p>65.54</text:p>
          </table:table-cell>
          <table:table-cell office:value-type="float" office:value="69.09" calcext:value-type="float">
            <text:p>69.09</text:p>
          </table:table-cell>
          <table:table-cell office:value-type="float" office:value="74.05" calcext:value-type="float">
            <text:p>74.05</text:p>
          </table:table-cell>
          <table:table-cell office:value-type="float" office:value="72.84" calcext:value-type="float">
            <text:p>72.84</text:p>
          </table:table-cell>
          <table:table-cell office:value-type="float" office:value="179" calcext:value-type="float">
            <text:p>179</text:p>
          </table:table-cell>
          <table:table-cell office:value-type="float" office:value="32.898" calcext:value-type="float">
            <text:p>32.898</text:p>
          </table:table-cell>
          <table:table-cell office:value-type="string" calcext:value-type="string">
            <text:p>f2495dc459ba3d113427d4b94fb60121ac2d50e50bd46804984cd3d2eb7209f3</text:p>
          </table:table-cell>
          <table:table-cell office:value-type="float" office:value="90.32" calcext:value-type="float">
            <text:p>90.32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76.35" calcext:value-type="float">
            <text:p>76.35</text:p>
          </table:table-cell>
          <table:table-cell office:value-type="float" office:value="68.24" calcext:value-type="float">
            <text:p>68.24</text:p>
          </table:table-cell>
          <table:table-cell office:value-type="float" office:value="70.62" calcext:value-type="float">
            <text:p>70.62</text:p>
          </table:table-cell>
          <table:table-cell office:value-type="float" office:value="74.26" calcext:value-type="float">
            <text:p>74.26</text:p>
          </table:table-cell>
          <table:table-cell office:value-type="float" office:value="73.38" calcext:value-type="float">
            <text:p>73.38</text:p>
          </table:table-cell>
          <table:table-cell office:value-type="float" office:value="139" calcext:value-type="float">
            <text:p>139</text:p>
          </table:table-cell>
          <table:table-cell office:value-type="float" office:value="32.283" calcext:value-type="float">
            <text:p>32.283</text:p>
          </table:table-cell>
          <table:table-cell office:value-type="string" calcext:value-type="string">
            <text:p>92ffba04bef6d3d023bd7d4ea3a9d1d666154bfdbe8e82b052ce6fe7e88f6a63</text:p>
          </table:table-cell>
          <table:table-cell office:value-type="float" office:value="81.06" calcext:value-type="float">
            <text:p>81.06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024" calcext:value-type="float">
            <text:p>31.024</text:p>
          </table:table-cell>
          <table:table-cell office:value-type="string" calcext:value-type="string">
            <text:p>9f6f44eae68eb1fe69afc8173bde0809e305365a8e2621482abd94875d0683b6</text:p>
          </table:table-cell>
          <table:table-cell office:value-type="float" office:value="99.9" calcext:value-type="float">
            <text:p>99.9</text:p>
          </table:table-cell>
          <table:table-cell office:value-type="float" office:value="57.97" calcext:value-type="float">
            <text:p>57.97</text:p>
          </table:table-cell>
          <table:table-cell table:style-name="ce10" office:value-type="float" office:value="78.99" calcext:value-type="float">
            <text:p>78.99</text:p>
          </table:table-cell>
          <table:table-cell office:value-type="float" office:value="78.99" calcext:value-type="float">
            <text:p>78.99</text:p>
          </table:table-cell>
          <table:table-cell office:value-type="float" office:value="75.81" calcext:value-type="float">
            <text:p>75.81</text:p>
          </table:table-cell>
          <table:table-cell office:value-type="float" office:value="82.16" calcext:value-type="float">
            <text:p>82.16</text:p>
          </table:table-cell>
          <table:table-cell office:value-type="float" office:value="80.96" calcext:value-type="float">
            <text:p>80.96</text:p>
          </table:table-cell>
          <table:table-cell office:value-type="float" office:value="77.28" calcext:value-type="float">
            <text:p>77.28</text:p>
          </table:table-cell>
          <table:table-cell office:value-type="float" office:value="78.29" calcext:value-type="float">
            <text:p>78.29</text:p>
          </table:table-cell>
          <table:table-cell office:value-type="float" office:value="27.02" calcext:value-type="float">
            <text:p>27.02</text:p>
          </table:table-cell>
          <table:table-cell office:value-type="float" office:value="873440" calcext:value-type="float">
            <text:p>8734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880" calcext:value-type="float">
            <text:p>39880</text:p>
          </table:table-cell>
          <table:table-cell office:value-type="float" office:value="943.162" calcext:value-type="float">
            <text:p>943.162</text:p>
          </table:table-cell>
          <table:table-cell office:value-type="string" calcext:value-type="string">
            <text:p>("e95add519a45c94e2d98d71a9590f72f0b5bb80421e5bc0f532774d43333b5b9", "11b8633daddcda9f4aaf16bb3ef6ba478b605ba9698dda00878e94e171a3e0aa", "387a205bf464251b201e1550a02b585313df3885682258b5272581f411139643", "52b3045ac332d725c008df26162b483986ddae29810ca133b061d0c01819dfe1", "bf30ee950ded43ec41572ded8f28112ca254190fc3d6c149b0e29a422373995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11ca4f91d8dd21fb9b504a4fcc37b237f21360252c9370e71f0ff7d15645d6d1</text:p>
          </table:table-cell>
          <table:table-cell office:value-type="float" office:value="93.14" calcext:value-type="float">
            <text:p>93.1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9" calcext:value-type="float">
            <text:p>19</text:p>
          </table:table-cell>
          <table:table-cell office:value-type="float" office:value="1.337" calcext:value-type="float">
            <text:p>1.337</text:p>
          </table:table-cell>
          <table:table-cell office:value-type="string" calcext:value-type="string">
            <text:p>c70d8f01aabff3f1a710c71db8b5f3be477e90361c794877f7d218126b06efa2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9.8" calcext:value-type="float">
            <text:p>99.8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0" calcext:value-type="float">
            <text:p>80</text:p>
          </table:table-cell>
          <table:table-cell office:value-type="float" office:value="93.85" calcext:value-type="float">
            <text:p>93.85</text:p>
          </table:table-cell>
          <table:table-cell office:value-type="float" office:value="92.88" calcext:value-type="float">
            <text:p>92.88</text:p>
          </table:table-cell>
          <table:table-cell office:value-type="float" office:value="82.48" calcext:value-type="float">
            <text:p>82.48</text:p>
          </table:table-cell>
          <table:table-cell office:value-type="float" office:value="85.93" calcext:value-type="float">
            <text:p>85.93</text:p>
          </table:table-cell>
          <table:table-cell office:value-type="float" office:value="30.06" calcext:value-type="float">
            <text:p>30.06</text:p>
          </table:table-cell>
          <table:table-cell office:value-type="float" office:value="92600" calcext:value-type="float">
            <text:p>92600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53600" calcext:value-type="float">
            <text:p>53600</text:p>
          </table:table-cell>
          <table:table-cell office:value-type="float" office:value="14.077" calcext:value-type="float">
            <text:p>14.077</text:p>
          </table:table-cell>
          <table:table-cell office:value-type="string" calcext:value-type="string">
            <text:p>("d6f2117d1d6612036fe6a19adc61267ab01d2de1885c7a15392da770b66a4150", "3783cab03c0bd84309b8a132068133ddb73331779b6940753beb2f03fd657b5d", "36d0e4fc99040397516fca4544bde3398e19ffa3516cc73383fa88676d7b2dcf", "d91c5178ea6e0c40201b1b102f8f1dbb4109b348881b4761116656e3b1fb8ae5", "26287c9b90159d3bbbe6382b5e331158cf37c575231fc6826296a00271091e95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29231f89fadc6fff509f9b2733f55fbfa227a5f1186cfce224ae18c7a59c3ff2</text:p>
          </table:table-cell>
          <table:table-cell office:value-type="float" office:value="94.12" calcext:value-type="float">
            <text:p>94.12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d0ac79707f60d9d78704a088f812a9c30d430efd2bdb524b2e1c833c8b1c5cf8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3" calcext:value-type="float">
            <text:p>23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3bfcdfd80081096d3602e0a0434efa6637286f8ce4ef3affe64309a3a51d6195</text:p>
          </table:table-cell>
          <table:table-cell office:value-type="float" office:value="92.16" calcext:value-type="float">
            <text:p>92.16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9" calcext:value-type="float">
            <text:p>19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46bed5c78158307d2759864fc925a14c0311e35d13550759582630494702a2df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9.61" calcext:value-type="float">
            <text:p>99.61</text:p>
          </table:table-cell>
          <table:table-cell office:value-type="float" office:value="38.46" calcext:value-type="float">
            <text:p>38.46</text:p>
          </table:table-cell>
          <table:table-cell table:style-name="ce10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69" calcext:value-type="float">
            <text:p>67.69</text:p>
          </table:table-cell>
          <table:table-cell office:value-type="float" office:value="70.77" calcext:value-type="float">
            <text:p>70.77</text:p>
          </table:table-cell>
          <table:table-cell office:value-type="float" office:value="69.87" calcext:value-type="float">
            <text:p>69.87</text:p>
          </table:table-cell>
          <table:table-cell office:value-type="float" office:value="68.68" calcext:value-type="float">
            <text:p>68.68</text:p>
          </table:table-cell>
          <table:table-cell office:value-type="float" office:value="68.74" calcext:value-type="float">
            <text:p>68.74</text:p>
          </table:table-cell>
          <table:table-cell office:value-type="float" office:value="27.45" calcext:value-type="float">
            <text:p>27.45</text:p>
          </table:table-cell>
          <table:table-cell office:value-type="float" office:value="90440" calcext:value-type="float">
            <text:p>9044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3480" calcext:value-type="float">
            <text:p>3480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("4785d232beb3298deb6dc5950098a799788db5ee26b870e8cc3161ba3e5981e8", "f881eddcf408759aa6c6d558b90ef735e64f9dd6edfe7fe11991725f884032cd", "3a8a1e11360dd4ab795e6511a797811bbce02e8684743cd8bd2453a7aacdce8b", "c6feff7f6f334f5a1d8748c387611a4e7cf5c167bbeee68357d97315d69111a6", "33d8c6297b94b962b21b95a479146b5bf3d99040c04396714ea37991f1726a36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38d6725ef0f121d0e128bbf282102816bad7cd57878d92695b45b42ffd4e28e7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fd65ca9517acbb9cb4beede30574b0c5a9bb7ba681f847e062038a351f01aa6a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5.1" calcext:value-type="float">
            <text:p>95.1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9" calcext:value-type="float">
            <text:p>19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4ebd3a263d456c9b2fb05dfd3057fc8540f27a50fc87e05c2060024e97e75d93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179d673a293d644a750bd0361090202eca3979b380ac7c49f4725977bd5fd74f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9.41" calcext:value-type="float">
            <text:p>99.41</text:p>
          </table:table-cell>
          <table:table-cell office:value-type="float" office:value="24.62" calcext:value-type="float">
            <text:p>24.62</text:p>
          </table:table-cell>
          <table:table-cell table:style-name="ce10" office:value-type="float" office:value="62.31" calcext:value-type="float">
            <text:p>62.31</text:p>
          </table:table-cell>
          <table:table-cell office:value-type="float" office:value="62.31" calcext:value-type="float">
            <text:p>6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55.38" calcext:value-type="float">
            <text:p>55.38</text:p>
          </table:table-cell>
          <table:table-cell office:value-type="float" office:value="60.81" calcext:value-type="float">
            <text:p>60.81</text:p>
          </table:table-cell>
          <table:table-cell office:value-type="float" office:value="64.49" calcext:value-type="float">
            <text:p>64.49</text:p>
          </table:table-cell>
          <table:table-cell office:value-type="float" office:value="64.67" calcext:value-type="float">
            <text:p>64.67</text:p>
          </table:table-cell>
          <table:table-cell office:value-type="float" office:value="27.12" calcext:value-type="float">
            <text:p>27.12</text:p>
          </table:table-cell>
          <table:table-cell office:value-type="float" office:value="86560" calcext:value-type="float">
            <text:p>8656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40280" calcext:value-type="float">
            <text:p>40280</text:p>
          </table:table-cell>
          <table:table-cell office:value-type="float" office:value="14.521" calcext:value-type="float">
            <text:p>14.521</text:p>
          </table:table-cell>
          <table:table-cell office:value-type="string" calcext:value-type="string">
            <text:p>("54f2b65490ae767021b1d3d1096d3ff294af207ef4cb75ee30c4defb7ac04e87", "ed47fa421d9f03438000635d4e4289e1a1431edcd8052bf57f3462099b3e253e", "f9fdf089e5b2e4502966763121f7cd8ac9cf91e046b3d9112cd7efdc29dd69ef", "494a62d3f091203f4d4de0b56ae922a9332d68933355e83faf5a7c9e8c1f61cc", "b6a235bb135f2f29feefe5181ad8ab587aecc69d187aba5436b37ee9a27f411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97" calcext:value-type="float">
            <text:p>1.997</text:p>
          </table:table-cell>
          <table:table-cell office:value-type="string" calcext:value-type="string">
            <text:p>5409f59776e5d1a6ccb7459bf89f9401f308f02987f9e92f5c6321bf2170408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18" calcext:value-type="float">
            <text:p>1.918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6.08" calcext:value-type="float">
            <text:p>96.0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a3a2e4f0c27098ea9195bc0a4008b0dc2d8e4a157a785ef07feb15712748414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03" calcext:value-type="float">
            <text:p>1.903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86" calcext:value-type="float">
            <text:p>1.786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9.61" calcext:value-type="float">
            <text:p>99.61</text:p>
          </table:table-cell>
          <table:table-cell office:value-type="float" office:value="46.15" calcext:value-type="float">
            <text:p>46.15</text:p>
          </table:table-cell>
          <table:table-cell table:style-name="ce10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58.46" calcext:value-type="float">
            <text:p>58.46</text:p>
          </table:table-cell>
          <table:table-cell office:value-type="float" office:value="87.69" calcext:value-type="float">
            <text:p>87.69</text:p>
          </table:table-cell>
          <table:table-cell office:value-type="float" office:value="83.6" calcext:value-type="float">
            <text:p>83.6</text:p>
          </table:table-cell>
          <table:table-cell office:value-type="float" office:value="67.8" calcext:value-type="float">
            <text:p>67.8</text:p>
          </table:table-cell>
          <table:table-cell office:value-type="float" office:value="68.55" calcext:value-type="float">
            <text:p>68.55</text:p>
          </table:table-cell>
          <table:table-cell office:value-type="float" office:value="26.91" calcext:value-type="float">
            <text:p>26.91</text:p>
          </table:table-cell>
          <table:table-cell office:value-type="float" office:value="92040" calcext:value-type="float">
            <text:p>9204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1.12" calcext:value-type="float">
            <text:p>1.12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13280" calcext:value-type="float">
            <text:p>13280</text:p>
          </table:table-cell>
          <table:table-cell office:value-type="float" office:value="13.985" calcext:value-type="float">
            <text:p>13.985</text:p>
          </table:table-cell>
          <table:table-cell office:value-type="string" calcext:value-type="string">
            <text:p>("10a1fa1c22c8331deef53eae5470df1112d287092496e6fc02a3d877ec6c70c3", "53920f871de89ed12939d88103e962e17014973382bd60576b322915af652f27", "b50cd89358e25ac49e1928c17d2fb16afa4905a91efecc5c0dfaebf896617bcf", "170c51d0912e714c74cf03a485c2c521d1749e30f01b1fb00af01ba881cb2e0a", "7577c08c9679a7f43b8841777a44e056117cbd94cc673a340ab88cce40e1a7d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9.22" calcext:value-type="float">
            <text:p>99.22</text:p>
          </table:table-cell>
          <table:table-cell office:value-type="float" office:value="41.54" calcext:value-type="float">
            <text:p>41.54</text:p>
          </table:table-cell>
          <table:table-cell table:style-name="ce10" office:value-type="float" office:value="70.77" calcext:value-type="float">
            <text:p>70.77</text:p>
          </table:table-cell>
          <table:table-cell office:value-type="float" office:value="70.77" calcext:value-type="float">
            <text:p>70.77</text:p>
          </table:table-cell>
          <table:table-cell office:value-type="float" office:value="58.46" calcext:value-type="float">
            <text:p>58.46</text:p>
          </table:table-cell>
          <table:table-cell office:value-type="float" office:value="83.08" calcext:value-type="float">
            <text:p>83.08</text:p>
          </table:table-cell>
          <table:table-cell office:value-type="float" office:value="77.45" calcext:value-type="float">
            <text:p>77.45</text:p>
          </table:table-cell>
          <table:table-cell office:value-type="float" office:value="67.33" calcext:value-type="float">
            <text:p>67.33</text:p>
          </table:table-cell>
          <table:table-cell office:value-type="float" office:value="66.02" calcext:value-type="float">
            <text:p>66.02</text:p>
          </table:table-cell>
          <table:table-cell office:value-type="float" office:value="29.02" calcext:value-type="float">
            <text:p>29.02</text:p>
          </table:table-cell>
          <table:table-cell office:value-type="float" office:value="92760" calcext:value-type="float">
            <text:p>92760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0.04" calcext:value-type="float">
            <text:p>0.04</text:p>
          </table:table-cell>
          <table:table-cell office:value-type="float" office:value="47280" calcext:value-type="float">
            <text:p>47280</text:p>
          </table:table-cell>
          <table:table-cell office:value-type="float" office:value="12.819" calcext:value-type="float">
            <text:p>12.819</text:p>
          </table:table-cell>
          <table:table-cell office:value-type="string" calcext:value-type="string">
            <text:p>("5fefed77e9c9256500d7f858cfedc36509bb2275829c8acf9269b04206f6f3bb", "1097e55d1d77847caf37e7f9a1baf1a540b8e2debc39ffed387a2151b86abcaf", "691843e15f365268c7c70a7fbf7908326f48c37b859d2d1ed2263de1be547cea", "900dd913a66121e756c590943910cf30942b77c15d706531e0bd92bf8f86d6cc", "e2186ddeadd77721c0430cd84ed388cfecfa65df14f7009d01b010198f00dd7d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34" calcext:value-type="float">
            <text:p>1.03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8.82" calcext:value-type="float">
            <text:p>98.82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7.69" calcext:value-type="float">
            <text:p>87.69</text:p>
          </table:table-cell>
          <table:table-cell office:value-type="float" office:value="72.31" calcext:value-type="float">
            <text:p>72.31</text:p>
          </table:table-cell>
          <table:table-cell office:value-type="float" office:value="76.26" calcext:value-type="float">
            <text:p>76.26</text:p>
          </table:table-cell>
          <table:table-cell office:value-type="float" office:value="86.72" calcext:value-type="float">
            <text:p>86.72</text:p>
          </table:table-cell>
          <table:table-cell office:value-type="float" office:value="81.3" calcext:value-type="float">
            <text:p>81.3</text:p>
          </table:table-cell>
          <table:table-cell office:value-type="float" office:value="23.18" calcext:value-type="float">
            <text:p>23.18</text:p>
          </table:table-cell>
          <table:table-cell office:value-type="float" office:value="85240" calcext:value-type="float">
            <text:p>8524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480" calcext:value-type="float">
            <text:p>3480</text:p>
          </table:table-cell>
          <table:table-cell office:value-type="float" office:value="12.716" calcext:value-type="float">
            <text:p>12.716</text:p>
          </table:table-cell>
          <table:table-cell office:value-type="string" calcext:value-type="string">
            <text:p>("4beb25d08c97cb03c5424ff900e4be92bab4aa18d31e8617d8a4b116b06e663d", "384c85195dc6ed35123b906ec0f47544958ce7a9a903a55af5536c4461fe38fd", "9b53194683a3f05b0374fad8094cac4e8a6160141106de1a57af17e688e7b1fc", "12b5c826d20ee8efeeeb53525f08e374606ba91cba8c8023437307fc8576fc4c", "e1a01b5b2a2c3459a462aab02ed3d8d39688c57d68e77687934db27472693c0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" calcext:value-type="float">
            <text:p>90.2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1" calcext:value-type="float">
            <text:p>2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748d2d9c1a403b8fc58d0974d47c99f41b8919c14a31810decfd5e5472def0</text:p>
          </table:table-cell>
          <table:table-cell office:value-type="float" office:value="86.27" calcext:value-type="float">
            <text:p>86.27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53dfd8e8333a1579bd6d52855d94c9db398b4fdeac26f749c373f90c332c96e9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2.16" calcext:value-type="float">
            <text:p>92.16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d4bce63b464845c07dfc24708635292cb416d45d548e9b41eb3d2dcefda9ca22</text:p>
          </table:table-cell>
          <table:table-cell office:value-type="float" office:value="88.24" calcext:value-type="float">
            <text:p>88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38.46" calcext:value-type="float">
            <text:p>38.46</text:p>
          </table:table-cell>
          <table:table-cell office:value-type="float" office:value="52.94" calcext:value-type="float">
            <text:p>52.94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e83aefcb4f10c1d28adc2c1423ef64231cebbc5bd6e612de6bff3538f9265d15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9.41" calcext:value-type="float">
            <text:p>99.41</text:p>
          </table:table-cell>
          <table:table-cell office:value-type="float" office:value="52.31" calcext:value-type="float">
            <text:p>52.31</text:p>
          </table:table-cell>
          <table:table-cell table:style-name="ce10" office:value-type="float" office:value="76.15" calcext:value-type="float">
            <text:p>76.15</text:p>
          </table:table-cell>
          <table:table-cell office:value-type="float" office:value="76.15" calcext:value-type="float">
            <text:p>76.15</text:p>
          </table:table-cell>
          <table:table-cell office:value-type="float" office:value="67.69" calcext:value-type="float">
            <text:p>67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1.73" calcext:value-type="float">
            <text:p>81.73</text:p>
          </table:table-cell>
          <table:table-cell office:value-type="float" office:value="72.37" calcext:value-type="float">
            <text:p>72.37</text:p>
          </table:table-cell>
          <table:table-cell office:value-type="float" office:value="73.97" calcext:value-type="float">
            <text:p>73.97</text:p>
          </table:table-cell>
          <table:table-cell office:value-type="float" office:value="20.72" calcext:value-type="float">
            <text:p>20.72</text:p>
          </table:table-cell>
          <table:table-cell office:value-type="float" office:value="85200" calcext:value-type="float">
            <text:p>8520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28600" calcext:value-type="float">
            <text:p>28600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("b643b7d518c2cb7d59fe17344d54f091f6f6d32e724047ca224d8020891d3db4", "c59c64d5862910c1d4e1bdc6a0790dcf7d66f9edeb432650f13d6b8b3955220e", "3d0294358709ed4855071cf5cbd0fa368823c10b37e88c9e32f67e2f98686fa9", "1851377ff086d5fb0a2ceae2dd4d9d94acc3bede6333b42d4d08453b1206acf6", "8498b961361a9b7e209e2eef2cedb42459b1050e9c6f1effff92a782ea27561b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3" calcext:value-type="float">
            <text:p>23</text:p>
          </table:table-cell>
          <table:table-cell office:value-type="float" office:value="2.184" calcext:value-type="float">
            <text:p>2.184</text:p>
          </table:table-cell>
          <table:table-cell office:value-type="string" calcext:value-type="string">
            <text:p>cb4f87cc14da963d5eef257e24543cde7f59625ee848519710d57a45e79e01fc</text:p>
          </table:table-cell>
          <table:table-cell office:value-type="float" office:value="92.16" calcext:value-type="float">
            <text:p>92.1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44a853338851ad0df875aeac7f93a27c8b0f6aa0c7853cb28f7ac1ada1ccdbcb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3.14" calcext:value-type="float">
            <text:p>93.14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2.051" calcext:value-type="float">
            <text:p>2.051</text:p>
          </table:table-cell>
          <table:table-cell office:value-type="string" calcext:value-type="string">
            <text:p>3f427705e378ac6c2b553c143ef813295ea5449bec3540d24f09abf58a593657</text:p>
          </table:table-cell>
          <table:table-cell office:value-type="float" office:value="91.18" calcext:value-type="float">
            <text:p>91.18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cabd63e54f035726f17b1ea22723932997dabe29a8c0684d3b4c7536c28b109a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9.8" calcext:value-type="float">
            <text:p>99.8</text:p>
          </table:table-cell>
          <table:table-cell office:value-type="float" office:value="36.92" calcext:value-type="float">
            <text:p>36.92</text:p>
          </table:table-cell>
          <table:table-cell table:style-name="ce10" office:value-type="float" office:value="68.46" calcext:value-type="float">
            <text:p>68.46</text:p>
          </table:table-cell>
          <table:table-cell office:value-type="float" office:value="68.46" calcext:value-type="float">
            <text:p>68.46</text:p>
          </table:table-cell>
          <table:table-cell office:value-type="float" office:value="52.31" calcext:value-type="float">
            <text:p>5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77.88" calcext:value-type="float">
            <text:p>77.88</text:p>
          </table:table-cell>
          <table:table-cell office:value-type="float" office:value="64.16" calcext:value-type="float">
            <text:p>64.16</text:p>
          </table:table-cell>
          <table:table-cell office:value-type="float" office:value="62.04" calcext:value-type="float">
            <text:p>62.04</text:p>
          </table:table-cell>
          <table:table-cell office:value-type="float" office:value="21.37" calcext:value-type="float">
            <text:p>21.37</text:p>
          </table:table-cell>
          <table:table-cell office:value-type="float" office:value="85480" calcext:value-type="float">
            <text:p>85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61720" calcext:value-type="float">
            <text:p>61720</text:p>
          </table:table-cell>
          <table:table-cell office:value-type="float" office:value="15.275" calcext:value-type="float">
            <text:p>15.275</text:p>
          </table:table-cell>
          <table:table-cell office:value-type="string" calcext:value-type="string">
            <text:p>("fad63b5031e613d92e8cb9458c7c17e7c6799f415689c1f0a2db4b60baac53e5", "03fd43f2f7f1a20fe4a48ebf3856fbc8f7edfd67b894f7fe836bd28eeab10e69", "542ec649519a577c84d30ab4d63a91a0f2014baac2a8a705b5ab11a9f9d740f8", "f6bc5decc87a8e46c4bc86ff5867e8457ac67ba739652323af324256919494a8", "c168b5eca1cc39f6550fe4fd5a9c2d2cfe757dca94abcddd7804b3a870e8f10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table:number-columns-repeated="6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9.41" calcext:value-type="float">
            <text:p>99.4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89.23" calcext:value-type="float">
            <text:p>8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2.03" calcext:value-type="float">
            <text:p>92.03</text:p>
          </table:table-cell>
          <table:table-cell office:value-type="float" office:value="89.89" calcext:value-type="float">
            <text:p>89.89</text:p>
          </table:table-cell>
          <table:table-cell office:value-type="float" office:value="90.52" calcext:value-type="float">
            <text:p>90.52</text:p>
          </table:table-cell>
          <table:table-cell office:value-type="float" office:value="28.82" calcext:value-type="float">
            <text:p>28.82</text:p>
          </table:table-cell>
          <table:table-cell office:value-type="float" office:value="91680" calcext:value-type="float">
            <text:p>9168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5320" calcext:value-type="float">
            <text:p>15320</text:p>
          </table:table-cell>
          <table:table-cell office:value-type="float" office:value="12.617" calcext:value-type="float">
            <text:p>12.617</text:p>
          </table:table-cell>
          <table:table-cell office:value-type="string" calcext:value-type="string">
            <text:p>("896e41165df9ce4cff14633b53af704daf3db66794ee0b89af6ce7bc15808435", "437dc9031816896f9e270b5958a71cfb023fc004e8a752dac170255cddc75a21", "8516fdd640a4589401facc86f6c71fe38718f197e142ad441ac6e56ed0fa72d3", "fb44bec71435020cb3f0a8480d0434deb799ca7325b869cdc16aa78583c37bdc", "fd0e584c71436877bd969ce4d8916f447aa0eaabf93b3dff0d1c91418cf8fa1f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9.8" calcext:value-type="float">
            <text:p>99.8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78.46" calcext:value-type="float">
            <text:p>78.46</text:p>
          </table:table-cell>
          <table:table-cell office:value-type="float" office:value="72.31" calcext:value-type="float">
            <text:p>72.31</text:p>
          </table:table-cell>
          <table:table-cell office:value-type="float" office:value="73.89" calcext:value-type="float">
            <text:p>73.89</text:p>
          </table:table-cell>
          <table:table-cell office:value-type="float" office:value="77.53" calcext:value-type="float">
            <text:p>77.53</text:p>
          </table:table-cell>
          <table:table-cell office:value-type="float" office:value="75.97" calcext:value-type="float">
            <text:p>75.97</text:p>
          </table:table-cell>
          <table:table-cell office:value-type="float" office:value="27.3" calcext:value-type="float">
            <text:p>27.3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7000" calcext:value-type="float">
            <text:p>7000</text:p>
          </table:table-cell>
          <table:table-cell office:value-type="float" office:value="12.424" calcext:value-type="float">
            <text:p>12.424</text:p>
          </table:table-cell>
          <table:table-cell office:value-type="string" calcext:value-type="string">
            <text:p>("7ce35baa155a090b7f633363ab881be4d7cc3d3985ab468879fcd7488a596c36", "50bf4e6328a0a6484f6a6c2a1a88b801f11ef2663223873d7f3cb33c5f1dba34", "5acb929244c1d25b00f30f3493b9082b563a299c6d427522e7e279d205b002af", "12b4117efc8f65ecc663101b9e2d26b3ddf973a7f788378cbbd48926b386b242", "18f3075bddaf19939c5fc4c227a5392adf9a8253c6957b0437326cefa5e4d639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36" calcext:value-type="float">
            <text:p>97.36</text:p>
          </table:table-cell>
          <table:table-cell office:value-type="float" office:value="40.38" calcext:value-type="float">
            <text:p>40.38</text:p>
          </table:table-cell>
          <table:table-cell table:style-name="ce7" office:value-type="float" office:value="70.19" calcext:value-type="float">
            <text:p>70.19</text:p>
          </table:table-cell>
          <table:table-cell office:value-type="float" office:value="70.19" calcext:value-type="float">
            <text:p>70.19</text:p>
          </table:table-cell>
          <table:table-cell office:value-type="float" office:value="63.46" calcext:value-type="float">
            <text:p>63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7.8" calcext:value-type="float">
            <text:p>67.8</text:p>
          </table:table-cell>
          <table:table-cell office:value-type="float" office:value="68.04" calcext:value-type="float">
            <text:p>68.04</text:p>
          </table:table-cell>
          <table:table-cell office:value-type="float" office:value="63" calcext:value-type="float">
            <text:p>63</text:p>
          </table:table-cell>
          <table:table-cell office:value-type="float" office:value="12.972" calcext:value-type="float">
            <text:p>12.972</text:p>
          </table:table-cell>
          <table:table-cell office:value-type="string" calcext:value-type="string">
            <text:p>3cc04f36d563650a6307fd2a0ad43b1071e9e24d10e83856d289ef67540f27c4</text:p>
          </table:table-cell>
          <table:table-cell office:value-type="float" office:value="96.63" calcext:value-type="float">
            <text:p>96.6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5" calcext:value-type="float">
            <text:p>55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04de5a2b91711eb915e81f98a682cb84a18f7be0b778aff049d5f17af28a1635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506" calcext:value-type="float">
            <text:p>8.506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6.15" calcext:value-type="float">
            <text:p>96.1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7" calcext:value-type="float">
            <text:p>57</text:p>
          </table:table-cell>
          <table:table-cell office:value-type="float" office:value="9.465" calcext:value-type="float">
            <text:p>9.465</text:p>
          </table:table-cell>
          <table:table-cell office:value-type="string" calcext:value-type="string">
            <text:p>64fc78a45dbbfa6610d397a95ceea8f5f160624e6887b3dde2e15f00b7653933</text:p>
          </table:table-cell>
          <table:table-cell office:value-type="float" office:value="95.43" calcext:value-type="float">
            <text:p>95.4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706dbf2d852f9a888b05af6ca5e7e3b6905fed679fda38f66a5e9ec71e5c32b3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369" calcext:value-type="float">
            <text:p>8.369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9.81" calcext:value-type="float">
            <text:p>99.81</text:p>
          </table:table-cell>
          <table:table-cell office:value-type="float" office:value="75.77" calcext:value-type="float">
            <text:p>75.77</text:p>
          </table:table-cell>
          <table:table-cell table:style-name="ce10" office:value-type="float" office:value="87.88" calcext:value-type="float">
            <text:p>87.88</text:p>
          </table:table-cell>
          <table:table-cell office:value-type="float" office:value="87.88" calcext:value-type="float">
            <text:p>87.88</text:p>
          </table:table-cell>
          <table:table-cell office:value-type="float" office:value="81.54" calcext:value-type="float">
            <text:p>81.54</text:p>
          </table:table-cell>
          <table:table-cell office:value-type="float" office:value="94.23" calcext:value-type="float">
            <text:p>94.23</text:p>
          </table:table-cell>
          <table:table-cell office:value-type="float" office:value="93.47" calcext:value-type="float">
            <text:p>93.47</text:p>
          </table:table-cell>
          <table:table-cell office:value-type="float" office:value="83.65" calcext:value-type="float">
            <text:p>83.65</text:p>
          </table:table-cell>
          <table:table-cell office:value-type="float" office:value="87.06" calcext:value-type="float">
            <text:p>87.06</text:p>
          </table:table-cell>
          <table:table-cell office:value-type="float" office:value="15.59" calcext:value-type="float">
            <text:p>15.59</text:p>
          </table:table-cell>
          <table:table-cell office:value-type="float" office:value="271520" calcext:value-type="float">
            <text:p>2715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55920" calcext:value-type="float">
            <text:p>155920</text:p>
          </table:table-cell>
          <table:table-cell office:value-type="float" office:value="149.634" calcext:value-type="float">
            <text:p>149.634</text:p>
          </table:table-cell>
          <table:table-cell office:value-type="string" calcext:value-type="string">
            <text:p>("0524fecc640b535a29b7aa1800a94bab264ffdacb8062c762185a96da05a6894", "faacf8ae31345523edbe618fbea791a695371f041cd5bb81270390648182586b", "dcb0aa7b1a8bf074e437c784aa62c5cef4d53901af718101f07966a6ba81fa0c", "fac4c8d9b632e61b674e29c1cfba8a2bf5a48f0d94763c0ea62baac74f748172", "6f606120515713c1f80b963f2b752193de3646a8ae90c70415cedf5566266963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43" calcext:value-type="float">
            <text:p>43</text:p>
          </table:table-cell>
          <table:table-cell office:value-type="float" office:value="11.116" calcext:value-type="float">
            <text:p>11.116</text:p>
          </table:table-cell>
          <table:table-cell office:value-type="string" calcext:value-type="string">
            <text:p>9f624e6d002699190031bff231d470d18725416f293f1622f0e4736e9f7192c9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72.55" calcext:value-type="float">
            <text:p>72.55</text:p>
          </table:table-cell>
          <table:table-cell office:value-type="float" office:value="71.7" calcext:value-type="float">
            <text:p>71.7</text:p>
          </table:table-cell>
          <table:table-cell office:value-type="float" office:value="71.84" calcext:value-type="float">
            <text:p>71.84</text:p>
          </table:table-cell>
          <table:table-cell office:value-type="float" office:value="33" calcext:value-type="float">
            <text:p>33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8cef72cae3713a03dcb6c1e2657ba570a0f2d594d4c8eca0e0d448d55a79fce9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517" calcext:value-type="float">
            <text:p>8.517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2.31" calcext:value-type="float">
            <text:p>92.3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3.58" calcext:value-type="float">
            <text:p>73.58</text:p>
          </table:table-cell>
          <table:table-cell office:value-type="float" office:value="74.51" calcext:value-type="float">
            <text:p>74.51</text:p>
          </table:table-cell>
          <table:table-cell office:value-type="float" office:value="74.29" calcext:value-type="float">
            <text:p>74.29</text:p>
          </table:table-cell>
          <table:table-cell office:value-type="float" office:value="39" calcext:value-type="float">
            <text:p>39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2afd7868dd2084d1b6f0ce943691ab14157491b6dd5474755ab2489400a70341</text:p>
          </table:table-cell>
          <table:table-cell office:value-type="float" office:value="91.11" calcext:value-type="float">
            <text:p>91.11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31" calcext:value-type="float">
            <text:p>31</text:p>
          </table:table-cell>
          <table:table-cell office:value-type="float" office:value="10.253" calcext:value-type="float">
            <text:p>10.253</text:p>
          </table:table-cell>
          <table:table-cell office:value-type="string" calcext:value-type="string">
            <text:p>b042352d1a75ba78f163a858733a97e7f6d4c30d8c3256e7bfb1e98a21beb4e6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459" calcext:value-type="float">
            <text:p>8.459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9.76" calcext:value-type="float">
            <text:p>99.76</text:p>
          </table:table-cell>
          <table:table-cell office:value-type="float" office:value="66.54" calcext:value-type="float">
            <text:p>66.54</text:p>
          </table:table-cell>
          <table:table-cell table:style-name="ce10" office:value-type="float" office:value="83.27" calcext:value-type="float">
            <text:p>83.27</text:p>
          </table:table-cell>
          <table:table-cell office:value-type="float" office:value="83.27" calcext:value-type="float">
            <text:p>83.27</text:p>
          </table:table-cell>
          <table:table-cell office:value-type="float" office:value="89.23" calcext:value-type="float">
            <text:p>89.23</text:p>
          </table:table-cell>
          <table:table-cell office:value-type="float" office:value="77.31" calcext:value-type="float">
            <text:p>77.31</text:p>
          </table:table-cell>
          <table:table-cell office:value-type="float" office:value="79.79" calcext:value-type="float">
            <text:p>79.79</text:p>
          </table:table-cell>
          <table:table-cell office:value-type="float" office:value="87.84" calcext:value-type="float">
            <text:p>87.84</text:p>
          </table:table-cell>
          <table:table-cell office:value-type="float" office:value="84.21" calcext:value-type="float">
            <text:p>84.21</text:p>
          </table:table-cell>
          <table:table-cell office:value-type="float" office:value="15.64" calcext:value-type="float">
            <text:p>15.64</text:p>
          </table:table-cell>
          <table:table-cell office:value-type="float" office:value="263480" calcext:value-type="float">
            <text:p>2634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97920" calcext:value-type="float">
            <text:p>197920</text:p>
          </table:table-cell>
          <table:table-cell office:value-type="float" office:value="160.919" calcext:value-type="float">
            <text:p>160.919</text:p>
          </table:table-cell>
          <table:table-cell office:value-type="string" calcext:value-type="string">
            <text:p>("f3ca02b819822f19c73d93d000aaf1fa10fb8954a094b0dde5351b9f3600a3e9", "d705954c377002e6c2a6d6d2685e6fa6fb897055679c5f6bb8a4c5a1a995a150", "3a6af7b54be3f68db35dd4b04c696105a7769ad5d0d9b5a1218273dee4d35db4", "76ef9f94e5b33d0601b0f0c742124d51b80f8e812934eee5db9c080803d7bbea", "7166c4a0c1a06c83acf1f65c3fcb4fe09c370f4a6d855f402c6e180058ed88db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4" calcext:value-type="float">
            <text:p>86.54</text:p>
          </table:table-cell>
          <table:table-cell office:value-type="float" office:value="85.42" calcext:value-type="float">
            <text:p>85.42</text:p>
          </table:table-cell>
          <table:table-cell office:value-type="float" office:value="80.36" calcext:value-type="float">
            <text:p>80.3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3.753" calcext:value-type="float">
            <text:p>13.753</text:p>
          </table:table-cell>
          <table:table-cell office:value-type="string" calcext:value-type="string">
            <text:p>1032327477b05295273fa4a64a26f78871daeda4ce2ee5ab805cf06bdbb21cea</text:p>
          </table:table-cell>
          <table:table-cell office:value-type="float" office:value="89.42" calcext:value-type="float">
            <text:p>89.42</text:p>
          </table:table-cell>
          <table:table-cell office:value-type="float" office:value="67.31" calcext:value-type="float">
            <text:p>67.31</text:p>
          </table:table-cell>
          <table:table-cell table:number-columns-repeated="2" office:value-type="float" office:value="83.65" calcext:value-type="float">
            <text:p>83.65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4.31" calcext:value-type="float">
            <text:p>84.31</text:p>
          </table:table-cell>
          <table:table-cell office:value-type="float" office:value="83.02" calcext:value-type="float">
            <text:p>83.02</text:p>
          </table:table-cell>
          <table:table-cell office:value-type="float" office:value="83.5" calcext:value-type="float">
            <text:p>83.5</text:p>
          </table:table-cell>
          <table:table-cell office:value-type="float" office:value="29" calcext:value-type="float">
            <text:p>29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014c0a921d85b15216f328b73df424efc2cd59d218026d982eaf5930de37e379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777" calcext:value-type="float">
            <text:p>8.777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3.51" calcext:value-type="float">
            <text:p>93.51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67.31" calcext:value-type="float">
            <text:p>67.31</text:p>
          </table:table-cell>
          <table:table-cell office:value-type="float" office:value="92.31" calcext:value-type="float">
            <text:p>92.31</text:p>
          </table:table-cell>
          <table:table-cell office:value-type="float" office:value="89.74" calcext:value-type="float">
            <text:p>89.74</text:p>
          </table:table-cell>
          <table:table-cell office:value-type="float" office:value="73.85" calcext:value-type="float">
            <text:p>73.85</text:p>
          </table:table-cell>
          <table:table-cell office:value-type="float" office:value="76.92" calcext:value-type="float">
            <text:p>76.92</text:p>
          </table:table-cell>
          <table:table-cell office:value-type="float" office:value="49" calcext:value-type="float">
            <text:p>49</text:p>
          </table:table-cell>
          <table:table-cell office:value-type="float" office:value="13.644" calcext:value-type="float">
            <text:p>13.644</text:p>
          </table:table-cell>
          <table:table-cell office:value-type="string" calcext:value-type="string">
            <text:p>b634b2f1a71519df4922546b290ce171a9f66a2ac2b25989804bf7e62d81c2a0</text:p>
          </table:table-cell>
          <table:table-cell office:value-type="float" office:value="88.46" calcext:value-type="float">
            <text:p>88.46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90.38" calcext:value-type="float">
            <text:p>90.38</text:p>
          </table:table-cell>
          <table:table-cell office:value-type="float" office:value="89.13" calcext:value-type="float">
            <text:p>89.13</text:p>
          </table:table-cell>
          <table:table-cell office:value-type="float" office:value="81.03" calcext:value-type="float">
            <text:p>81.03</text:p>
          </table:table-cell>
          <table:table-cell office:value-type="float" office:value="83.67" calcext:value-type="float">
            <text:p>83.67</text:p>
          </table:table-cell>
          <table:table-cell office:value-type="float" office:value="29" calcext:value-type="float">
            <text:p>29</text:p>
          </table:table-cell>
          <table:table-cell office:value-type="float" office:value="10.568" calcext:value-type="float">
            <text:p>10.568</text:p>
          </table:table-cell>
          <table:table-cell office:value-type="string" calcext:value-type="string">
            <text:p>0074afa6cd7145e7f7e6510a26b52f5fe951e3f91abfc5ea270973f89bd9f474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871" calcext:value-type="float">
            <text:p>8.871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9.76" calcext:value-type="float">
            <text:p>99.76</text:p>
          </table:table-cell>
          <table:table-cell office:value-type="float" office:value="74.23" calcext:value-type="float">
            <text:p>74.23</text:p>
          </table:table-cell>
          <table:table-cell table:style-name="ce10" office:value-type="float" office:value="87.12" calcext:value-type="float">
            <text:p>87.12</text:p>
          </table:table-cell>
          <table:table-cell office:value-type="float" office:value="87.12" calcext:value-type="float">
            <text:p>87.12</text:p>
          </table:table-cell>
          <table:table-cell office:value-type="float" office:value="83.08" calcext:value-type="float">
            <text:p>83.08</text:p>
          </table:table-cell>
          <table:table-cell office:value-type="float" office:value="91.15" calcext:value-type="float">
            <text:p>91.15</text:p>
          </table:table-cell>
          <table:table-cell office:value-type="float" office:value="90.4" calcext:value-type="float">
            <text:p>90.4</text:p>
          </table:table-cell>
          <table:table-cell office:value-type="float" office:value="84.34" calcext:value-type="float">
            <text:p>84.34</text:p>
          </table:table-cell>
          <table:table-cell office:value-type="float" office:value="86.58" calcext:value-type="float">
            <text:p>86.58</text:p>
          </table:table-cell>
          <table:table-cell office:value-type="float" office:value="16.69" calcext:value-type="float">
            <text:p>16.69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17200" calcext:value-type="float">
            <text:p>117200</text:p>
          </table:table-cell>
          <table:table-cell office:value-type="float" office:value="163.254" calcext:value-type="float">
            <text:p>163.254</text:p>
          </table:table-cell>
          <table:table-cell office:value-type="string" calcext:value-type="string">
            <text:p>("36c3d1cd4ad6f8a650fc1e8f9028722ceeac43c49d6b95a0371a88f248e26581", "d2c06713bc0536e71d00724ef29c60615d6168f3e58a71016703e34772342619", "71ecbf438b07937fc3c95215c1c660b7e02012f1b7d2222b2f6e8b7f16a89828", "3247c3ed95cba60c2ee6328005a8ce50b2366dcf219457845073a75c9200f4f2", "50198f5cd301acab7d1ab99241faed01572ad72c228e8cb051fbac8d1aa85d9d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4.23" calcext:value-type="float">
            <text:p>44.23</text:p>
          </table:table-cell>
          <table:table-cell table:style-name="ce7" office:value-type="float" office:value="72.12" calcext:value-type="float">
            <text:p>72.12</text:p>
          </table:table-cell>
          <table:table-cell office:value-type="float" office:value="72.12" calcext:value-type="float">
            <text:p>72.12</text:p>
          </table:table-cell>
          <table:table-cell office:value-type="float" office:value="73.08" calcext:value-type="float">
            <text:p>73.08</text:p>
          </table:table-cell>
          <table:table-cell office:value-type="float" office:value="71.15" calcext:value-type="float">
            <text:p>71.15</text:p>
          </table:table-cell>
          <table:table-cell office:value-type="float" office:value="71.7" calcext:value-type="float">
            <text:p>71.7</text:p>
          </table:table-cell>
          <table:table-cell office:value-type="float" office:value="72.55" calcext:value-type="float">
            <text:p>72.55</text:p>
          </table:table-cell>
          <table:table-cell office:value-type="float" office:value="72.38" calcext:value-type="float">
            <text:p>72.38</text:p>
          </table:table-cell>
          <table:table-cell office:value-type="float" office:value="55" calcext:value-type="float">
            <text:p>55</text:p>
          </table:table-cell>
          <table:table-cell office:value-type="float" office:value="9.197" calcext:value-type="float">
            <text:p>9.197</text:p>
          </table:table-cell>
          <table:table-cell office:value-type="string" calcext:value-type="string">
            <text:p>1c0047814a69ed730544446428841d01b9f3fd05e50fce568ed6593fa409ab63</text:p>
          </table:table-cell>
          <table:table-cell office:value-type="float" office:value="91.35" calcext:value-type="float">
            <text:p>91.35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70.91" calcext:value-type="float">
            <text:p>70.91</text:p>
          </table:table-cell>
          <table:table-cell office:value-type="float" office:value="73.47" calcext:value-type="float">
            <text:p>73.47</text:p>
          </table:table-cell>
          <table:table-cell office:value-type="float" office:value="72.9" calcext:value-type="float">
            <text:p>72.9</text:p>
          </table:table-cell>
          <table:table-cell office:value-type="float" office:value="41" calcext:value-type="float">
            <text:p>41</text:p>
          </table:table-cell>
          <table:table-cell office:value-type="float" office:value="9.029" calcext:value-type="float">
            <text:p>9.029</text:p>
          </table:table-cell>
          <table:table-cell office:value-type="string" calcext:value-type="string">
            <text:p>93b5954a5f10a2846cb652a81d6ae3d5b6423570332e22d7eb4269c754c74c05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58" calcext:value-type="float">
            <text:p>6.258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4.47" calcext:value-type="float">
            <text:p>94.4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51" calcext:value-type="float">
            <text:p>51</text:p>
          </table:table-cell>
          <table:table-cell office:value-type="float" office:value="8.758" calcext:value-type="float">
            <text:p>8.758</text:p>
          </table:table-cell>
          <table:table-cell office:value-type="string" calcext:value-type="string">
            <text:p>242ed7b827a7f41bdff8caa37ff16dcf222563b022c0404b66d1da650199aa27</text:p>
          </table:table-cell>
          <table:table-cell office:value-type="float" office:value="90.87" calcext:value-type="float">
            <text:p>90.8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39" calcext:value-type="float">
            <text:p>3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9eea9ce6b7bb109665acc1644beb542c0dfbb9807c0c94f94dea59e601fe0913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13" calcext:value-type="float">
            <text:p>6.213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9.71" calcext:value-type="float">
            <text:p>99.71</text:p>
          </table:table-cell>
          <table:table-cell office:value-type="float" office:value="73.46" calcext:value-type="float">
            <text:p>73.46</text:p>
          </table:table-cell>
          <table:table-cell table:style-name="ce10" office:value-type="float" office:value="86.73" calcext:value-type="float">
            <text:p>86.73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4" calcext:value-type="float">
            <text:p>81.54</text:p>
          </table:table-cell>
          <table:table-cell office:value-type="float" office:value="91.92" calcext:value-type="float">
            <text:p>91.92</text:p>
          </table:table-cell>
          <table:table-cell office:value-type="float" office:value="91.03" calcext:value-type="float">
            <text:p>91.03</text:p>
          </table:table-cell>
          <table:table-cell office:value-type="float" office:value="83.28" calcext:value-type="float">
            <text:p>83.28</text:p>
          </table:table-cell>
          <table:table-cell office:value-type="float" office:value="86.01" calcext:value-type="float">
            <text:p>86.01</text:p>
          </table:table-cell>
          <table:table-cell office:value-type="float" office:value="15.98" calcext:value-type="float">
            <text:p>15.98</text:p>
          </table:table-cell>
          <table:table-cell office:value-type="float" office:value="271320" calcext:value-type="float">
            <text:p>271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office:value-type="float" office:value="154.073" calcext:value-type="float">
            <text:p>154.073</text:p>
          </table:table-cell>
          <table:table-cell office:value-type="string" calcext:value-type="string">
            <text:p>("ad78513aa226041dc548d00c3c6dfe73225c6c29642e3d357eb58f2ffd6256ae", "b461251f7b91086a7f33e8189f39f9613e02efc4f46fc37f215bc82bf869ddf9", "332ff72725820ec55ae9ea35752b56f030274a90b529831c016320a777ecf4ca", "9ef7c3d9695c2af4ad42af679d686a0dcf6dacd3c4b00a8d91793e51db41f976", "39c6a1b7837ac692f4abd69cf93491ce5896f537e6313db66034f6e35e9b400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07" calcext:value-type="float">
            <text:p>92.07</text:p>
          </table:table-cell>
          <table:table-cell office:value-type="float" office:value="59.62" calcext:value-type="float">
            <text:p>59.62</text:p>
          </table:table-cell>
          <table:table-cell table:style-name="ce7" office:value-type="float" office:value="79.81" calcext:value-type="float">
            <text:p>79.8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35" calcext:value-type="float">
            <text:p>35</text:p>
          </table:table-cell>
          <table:table-cell office:value-type="float" office:value="11.959" calcext:value-type="float">
            <text:p>11.959</text:p>
          </table:table-cell>
          <table:table-cell office:value-type="string" calcext:value-type="string">
            <text:p>2fb98e4d05942fc1436b9ff9d0acb2a056be7c59e7fc8dbd084432197be998dd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1.11" calcext:value-type="float">
            <text:p>91.1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35" calcext:value-type="float">
            <text:p>35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79f3dd6941c690a1ec2821a88ae2cb379b5461a2ae3ea091f4e4bb969d425c02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9.86" calcext:value-type="float">
            <text:p>99.86</text:p>
          </table:table-cell>
          <table:table-cell office:value-type="float" office:value="69.62" calcext:value-type="float">
            <text:p>69.62</text:p>
          </table:table-cell>
          <table:table-cell table:style-name="ce10" office:value-type="float" office:value="84.81" calcext:value-type="float">
            <text:p>84.81</text:p>
          </table:table-cell>
          <table:table-cell office:value-type="float" office:value="84.81" calcext:value-type="float">
            <text:p>84.81</text:p>
          </table:table-cell>
          <table:table-cell office:value-type="float" office:value="85" calcext:value-type="float">
            <text:p>85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6" calcext:value-type="float">
            <text:p>84.76</text:p>
          </table:table-cell>
          <table:table-cell office:value-type="float" office:value="85.03" calcext:value-type="float">
            <text:p>85.03</text:p>
          </table:table-cell>
          <table:table-cell office:value-type="float" office:value="84.83" calcext:value-type="float">
            <text:p>84.83</text:p>
          </table:table-cell>
          <table:table-cell office:value-type="float" office:value="15.58" calcext:value-type="float">
            <text:p>15.58</text:p>
          </table:table-cell>
          <table:table-cell office:value-type="float" office:value="271960" calcext:value-type="float">
            <text:p>271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2080" calcext:value-type="float">
            <text:p>62080</text:p>
          </table:table-cell>
          <table:table-cell office:value-type="float" office:value="168.769" calcext:value-type="float">
            <text:p>168.769</text:p>
          </table:table-cell>
          <table:table-cell office:value-type="string" calcext:value-type="string">
            <text:p>("1680099c2ef5b7f359a0646dd71ef3a4b5df6baec51290210b4719e2d5d7f305", "39588da0f6ea53cc407266d5dca932fac1b82275cfcfbb735fdcf828690b9461", "2978b63ddde5d42f301bbb4e64c8e87ee8c78ff018888b6b11c8130d0f13921e", "7ce9f58bb24a35e18d3405216e31e45c4bcee76ebe26538ac5bcfba2a1abdd49", "485786de46fdc540cb209ae25d3d9666bd2e38218f47edab1ce1562bf6076b8c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27" calcext:value-type="float">
            <text:p>93.27</text:p>
          </table:table-cell>
          <table:table-cell office:value-type="float" office:value="48.08" calcext:value-type="float">
            <text:p>48.08</text:p>
          </table:table-cell>
          <table:table-cell table:style-name="ce7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5.38" calcext:value-type="float">
            <text:p>65.38</text:p>
          </table:table-cell>
          <table:table-cell office:value-type="float" office:value="82.69" calcext:value-type="float">
            <text:p>82.69</text:p>
          </table:table-cell>
          <table:table-cell office:value-type="float" office:value="79.07" calcext:value-type="float">
            <text:p>79.07</text:p>
          </table:table-cell>
          <table:table-cell office:value-type="float" office:value="70.49" calcext:value-type="float">
            <text:p>70.49</text:p>
          </table:table-cell>
          <table:table-cell office:value-type="float" office:value="71.58" calcext:value-type="float">
            <text:p>71.58</text:p>
          </table:table-cell>
          <table:table-cell office:value-type="float" office:value="47" calcext:value-type="float">
            <text:p>47</text:p>
          </table:table-cell>
          <table:table-cell office:value-type="float" office:value="9.216" calcext:value-type="float">
            <text:p>9.216</text:p>
          </table:table-cell>
          <table:table-cell office:value-type="string" calcext:value-type="string">
            <text:p>70d3adc5a57caf66653190f445d5b6418f7d1cefe84d3eae7284bda16a49965f</text:p>
          </table:table-cell>
          <table:table-cell office:value-type="float" office:value="84.62" calcext:value-type="float">
            <text:p>84.62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1.54" calcext:value-type="float">
            <text:p>61.54</text:p>
          </table:table-cell>
          <table:table-cell office:value-type="float" office:value="82.69" calcext:value-type="float">
            <text:p>82.69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5" calcext:value-type="float">
            <text:p>68.25</text:p>
          </table:table-cell>
          <table:table-cell office:value-type="float" office:value="68.82" calcext:value-type="float">
            <text:p>68.82</text:p>
          </table:table-cell>
          <table:table-cell office:value-type="float" office:value="17" calcext:value-type="float">
            <text:p>17</text:p>
          </table:table-cell>
          <table:table-cell office:value-type="float" office:value="8.919" calcext:value-type="float">
            <text:p>8.919</text:p>
          </table:table-cell>
          <table:table-cell office:value-type="string" calcext:value-type="string">
            <text:p>8b97cec9448d097df2c921e614eae15b1d38264c93a80c205865286e9611cbed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24" calcext:value-type="float">
            <text:p>4.924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3.46" calcext:value-type="float">
            <text:p>63.46</text:p>
          </table:table-cell>
          <table:table-cell office:value-type="float" office:value="80.77" calcext:value-type="float">
            <text:p>80.77</text:p>
          </table:table-cell>
          <table:table-cell office:value-type="float" office:value="76.74" calcext:value-type="float">
            <text:p>76.74</text:p>
          </table:table-cell>
          <table:table-cell office:value-type="float" office:value="68.85" calcext:value-type="float">
            <text:p>68.85</text:p>
          </table:table-cell>
          <table:table-cell office:value-type="float" office:value="69.47" calcext:value-type="float">
            <text:p>69.47</text:p>
          </table:table-cell>
          <table:table-cell office:value-type="float" office:value="39" calcext:value-type="float">
            <text:p>39</text:p>
          </table:table-cell>
          <table:table-cell office:value-type="float" office:value="8.726" calcext:value-type="float">
            <text:p>8.726</text:p>
          </table:table-cell>
          <table:table-cell office:value-type="string" calcext:value-type="string">
            <text:p>3683cf3958cee1bbe323c6fca47a078348872fdf744721cda1fc5df03ff9a98b</text:p>
          </table:table-cell>
          <table:table-cell office:value-type="float" office:value="84.13" calcext:value-type="float">
            <text:p>84.1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17" calcext:value-type="float">
            <text:p>17</text:p>
          </table:table-cell>
          <table:table-cell office:value-type="float" office:value="8.917" calcext:value-type="float">
            <text:p>8.917</text:p>
          </table:table-cell>
          <table:table-cell office:value-type="string" calcext:value-type="string">
            <text:p>98ae88e2ea878a39fcd5b198d1e9007f729940ed8f3ee52b91d1a420469152c7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16" calcext:value-type="float">
            <text:p>4.916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9.52" calcext:value-type="float">
            <text:p>99.52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78.08" calcext:value-type="float">
            <text:p>78.08</text:p>
          </table:table-cell>
          <table:table-cell office:value-type="float" office:value="91.92" calcext:value-type="float">
            <text:p>91.92</text:p>
          </table:table-cell>
          <table:table-cell office:value-type="float" office:value="90.59" calcext:value-type="float">
            <text:p>90.59</text:p>
          </table:table-cell>
          <table:table-cell office:value-type="float" office:value="80.82" calcext:value-type="float">
            <text:p>80.82</text:p>
          </table:table-cell>
          <table:table-cell office:value-type="float" office:value="83.84" calcext:value-type="float">
            <text:p>83.84</text:p>
          </table:table-cell>
          <table:table-cell office:value-type="float" office:value="15.44" calcext:value-type="float">
            <text:p>15.44</text:p>
          </table:table-cell>
          <table:table-cell office:value-type="float" office:value="264120" calcext:value-type="float">
            <text:p>2641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21720" calcext:value-type="float">
            <text:p>21720</text:p>
          </table:table-cell>
          <table:table-cell office:value-type="float" office:value="152.103" calcext:value-type="float">
            <text:p>152.103</text:p>
          </table:table-cell>
          <table:table-cell office:value-type="string" calcext:value-type="string">
            <text:p>("91e9e995d1f0d8057873c32d0105f140bc81c9849bbb0143f346e60dce605f2c", "5b9bee0a3fdd21a993fb0d23ee47cf341d9b0cccebdeec15b4b4fb5f3ce82ff0", "02544f355edec0c4d230b46da0753e09adc2862854b885cb1a209dce6a54ee05", "026db7abde0df0499a113b0b20ac434c82229f8f8d2ad6c8b991b6d99dadc38e", "60055dff19746c2e7c737c321bb1e9429a30ada3886cbad713401e12364a7a8a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1" calcext:value-type="float">
            <text:p>51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3ada940984e8184034e38c6ea6de298eba8d7c1324b6fe52df03b6aa643df4ca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9" calcext:value-type="float">
            <text:p>29</text:p>
          </table:table-cell>
          <table:table-cell office:value-type="float" office:value="10.967" calcext:value-type="float">
            <text:p>10.967</text:p>
          </table:table-cell>
          <table:table-cell office:value-type="string" calcext:value-type="string">
            <text:p>3bea4042b47fc0622d565954c36ee5e1bbb8d3eda28bb85e7d6fbea6c27ec521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67" calcext:value-type="float">
            <text:p>10.767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3.51" calcext:value-type="float">
            <text:p>93.5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45" calcext:value-type="float">
            <text:p>45</text:p>
          </table:table-cell>
          <table:table-cell office:value-type="float" office:value="11.791" calcext:value-type="float">
            <text:p>11.791</text:p>
          </table:table-cell>
          <table:table-cell office:value-type="string" calcext:value-type="string">
            <text:p>7d97e5f5545b7627e5e8b02da94e0bea4bcb3e7f19a80687cf0f3dec514396e1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7" calcext:value-type="float">
            <text:p>27</text:p>
          </table:table-cell>
          <table:table-cell office:value-type="float" office:value="10.904" calcext:value-type="float">
            <text:p>10.904</text:p>
          </table:table-cell>
          <table:table-cell office:value-type="string" calcext:value-type="string">
            <text:p>56291f7b94b2d31a592f8de960d0fc191b5df6dfb997224e1d94aa78263dfac9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71" calcext:value-type="float">
            <text:p>10.771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9.81" calcext:value-type="float">
            <text:p>99.81</text:p>
          </table:table-cell>
          <table:table-cell office:value-type="float" office:value="71.92" calcext:value-type="float">
            <text:p>71.92</text:p>
          </table:table-cell>
          <table:table-cell table:style-name="ce10" office:value-type="float" office:value="85.96" calcext:value-type="float">
            <text:p>85.96</text:p>
          </table:table-cell>
          <table:table-cell office:value-type="float" office:value="85.96" calcext:value-type="float">
            <text:p>85.96</text:p>
          </table:table-cell>
          <table:table-cell office:value-type="float" office:value="85.38" calcext:value-type="float">
            <text:p>85.38</text:p>
          </table:table-cell>
          <table:table-cell office:value-type="float" office:value="86.54" calcext:value-type="float">
            <text:p>86.54</text:p>
          </table:table-cell>
          <table:table-cell office:value-type="float" office:value="86.48" calcext:value-type="float">
            <text:p>86.4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89" calcext:value-type="float">
            <text:p>85.89</text:p>
          </table:table-cell>
          <table:table-cell office:value-type="float" office:value="16.55" calcext:value-type="float">
            <text:p>16.55</text:p>
          </table:table-cell>
          <table:table-cell office:value-type="float" office:value="265240" calcext:value-type="float">
            <text:p>2652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218880" calcext:value-type="float">
            <text:p>218880</text:p>
          </table:table-cell>
          <table:table-cell office:value-type="float" office:value="166.467" calcext:value-type="float">
            <text:p>166.467</text:p>
          </table:table-cell>
          <table:table-cell office:value-type="string" calcext:value-type="string">
            <text:p>("40ae581d7eebdeb37031543d89df1d94fd3bcc40452fd0c5d9e40c7c18c51ee6", "040889aa0a8e32db406c5c8adbf0ccd1583f48ae15e276c1c4e27c56aa536b3c", "6bcd022db98030dada2adb02cf8ffdf1f893e4ab05c90e0e50aba8bd9c14e3c7", "53e4d1d5671e72685b3494b61b81d6abaf07d592bd268d5cae43a8edcff50f77", "9e825d965cf31de272001a83b35447bf12f5172172ce1070b53dc9af3e410029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63.46" calcext:value-type="float">
            <text:p>63.46</text:p>
          </table:table-cell>
          <table:table-cell table:style-name="ce7" office:value-type="float" office:value="81.73" calcext:value-type="float">
            <text:p>81.73</text:p>
          </table:table-cell>
          <table:table-cell office:value-type="float" office:value="81.73" calcext:value-type="float">
            <text:p>81.73</text:p>
          </table:table-cell>
          <table:table-cell office:value-type="float" office:value="69.23" calcext:value-type="float">
            <text:p>69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2.31" calcext:value-type="float">
            <text:p>92.31</text:p>
          </table:table-cell>
          <table:table-cell office:value-type="float" office:value="75.38" calcext:value-type="float">
            <text:p>75.38</text:p>
          </table:table-cell>
          <table:table-cell office:value-type="float" office:value="79.12" calcext:value-type="float">
            <text:p>79.12</text:p>
          </table:table-cell>
          <table:table-cell office:value-type="float" office:value="53" calcext:value-type="float">
            <text:p>53</text:p>
          </table:table-cell>
          <table:table-cell office:value-type="float" office:value="9.516" calcext:value-type="float">
            <text:p>9.516</text:p>
          </table:table-cell>
          <table:table-cell office:value-type="string" calcext:value-type="string">
            <text:p>49258b9ee53e8f6269d4e96e5bc9841012ca0227316faa0d2562c3f5346ca265</text:p>
          </table:table-cell>
          <table:table-cell office:value-type="float" office:value="87.74" calcext:value-type="float">
            <text:p>87.74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1.15" calcext:value-type="float">
            <text:p>71.15</text:p>
          </table:table-cell>
          <table:table-cell office:value-type="float" office:value="86.54" calcext:value-type="float">
            <text:p>86.54</text:p>
          </table:table-cell>
          <table:table-cell office:value-type="float" office:value="84.09" calcext:value-type="float">
            <text:p>84.09</text:p>
          </table:table-cell>
          <table:table-cell office:value-type="float" office:value="75" calcext:value-type="float">
            <text:p>75</text:p>
          </table:table-cell>
          <table:table-cell office:value-type="float" office:value="77.08" calcext:value-type="float">
            <text:p>77.08</text:p>
          </table:table-cell>
          <table:table-cell office:value-type="float" office:value="25" calcext:value-type="float">
            <text:p>25</text:p>
          </table:table-cell>
          <table:table-cell office:value-type="float" office:value="9.398" calcext:value-type="float">
            <text:p>9.398</text:p>
          </table:table-cell>
          <table:table-cell office:value-type="string" calcext:value-type="string">
            <text:p>353037af06074c2f2f0237773c42e0c4d22213909817d151beb5a5aa98cc82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38" calcext:value-type="float">
            <text:p>4.638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3.03" calcext:value-type="float">
            <text:p>93.03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11" calcext:value-type="float">
            <text:p>92.11</text:p>
          </table:table-cell>
          <table:table-cell office:value-type="float" office:value="74.24" calcext:value-type="float">
            <text:p>74.24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35ddacc7b2be75b4258b7a3d89b320b4c3a2f1a38b6447008c170a06fbd7ae0b</text:p>
          </table:table-cell>
          <table:table-cell office:value-type="float" office:value="87.02" calcext:value-type="float">
            <text:p>87.0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9890b197982576765c2becd8941f68ed2f4e7da2626cde141af01ffd877b6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43" calcext:value-type="float">
            <text:p>4.643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9.42" calcext:value-type="float">
            <text:p>99.4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3.46" calcext:value-type="float">
            <text:p>73.46</text:p>
          </table:table-cell>
          <table:table-cell office:value-type="float" office:value="91.92" calcext:value-type="float">
            <text:p>91.92</text:p>
          </table:table-cell>
          <table:table-cell office:value-type="float" office:value="90.19" calcext:value-type="float">
            <text:p>90.19</text:p>
          </table:table-cell>
          <table:table-cell office:value-type="float" office:value="77.65" calcext:value-type="float">
            <text:p>77.65</text:p>
          </table:table-cell>
          <table:table-cell office:value-type="float" office:value="80.91" calcext:value-type="float">
            <text:p>80.91</text:p>
          </table:table-cell>
          <table:table-cell office:value-type="float" office:value="16.32" calcext:value-type="float">
            <text:p>16.32</text:p>
          </table:table-cell>
          <table:table-cell office:value-type="float" office:value="271680" calcext:value-type="float">
            <text:p>271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03320" calcext:value-type="float">
            <text:p>103320</text:p>
          </table:table-cell>
          <table:table-cell office:value-type="float" office:value="149.838" calcext:value-type="float">
            <text:p>149.838</text:p>
          </table:table-cell>
          <table:table-cell office:value-type="string" calcext:value-type="string">
            <text:p>("37898fc9c55b31ae4d9cc88ecf15143a676bf134ad53b9beef2694ad56ddb5df", "34d08fd1fcfbddbfbd7896d07f6a011b006528b2f81810e37760bdadcc2294ee", "9236d49da622a1d82a252076d5b6418b5d65b7984a01bca5919345e297b14d84", "e2deee1bc66da1779fb364a555a66340eba70af3239f58a11f248730ce34cfd5", "3fd1b6fe33cb105fb8a9ea906032a4e9f57b2067a393f981cf100dc2eee7facf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87" calcext:value-type="float">
            <text:p>90.87</text:p>
          </table:table-cell>
          <table:table-cell office:value-type="float" office:value="51.92" calcext:value-type="float">
            <text:p>51.92</text:p>
          </table:table-cell>
          <table:table-cell table:style-name="ce7" office:value-type="float" office:value="75.96" calcext:value-type="float">
            <text:p>75.96</text:p>
          </table:table-cell>
          <table:table-cell office:value-type="float" office:value="75.96" calcext:value-type="float">
            <text:p>75.96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78.72" calcext:value-type="float">
            <text:p>78.72</text:p>
          </table:table-cell>
          <table:table-cell office:value-type="float" office:value="73.68" calcext:value-type="float">
            <text:p>73.68</text:p>
          </table:table-cell>
          <table:table-cell office:value-type="float" office:value="74.75" calcext:value-type="float">
            <text:p>74.75</text:p>
          </table:table-cell>
          <table:table-cell office:value-type="float" office:value="31" calcext:value-type="float">
            <text:p>31</text:p>
          </table:table-cell>
          <table:table-cell office:value-type="float" office:value="10.357" calcext:value-type="float">
            <text:p>10.357</text:p>
          </table:table-cell>
          <table:table-cell office:value-type="string" calcext:value-type="string">
            <text:p>adde91b91c73071d56a208c8019e6ccc5233804c287c89532c76b477d1161a59</text:p>
          </table:table-cell>
          <table:table-cell office:value-type="float" office:value="86.3" calcext:value-type="float">
            <text:p>86.3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45" calcext:value-type="float">
            <text:p>9.645</text:p>
          </table:table-cell>
          <table:table-cell office:value-type="string" calcext:value-type="string">
            <text:p>bb4e45a240790b413f7ca2adfd2ac19349a7f973ea6e54c72291af594868827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109" calcext:value-type="float">
            <text:p>9.10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0.38" calcext:value-type="float">
            <text:p>90.38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79.59" calcext:value-type="float">
            <text:p>79.59</text:p>
          </table:table-cell>
          <table:table-cell office:value-type="float" office:value="76.36" calcext:value-type="float">
            <text:p>76.36</text:p>
          </table:table-cell>
          <table:table-cell office:value-type="float" office:value="77.23" calcext:value-type="float">
            <text:p>77.23</text:p>
          </table:table-cell>
          <table:table-cell office:value-type="float" office:value="31" calcext:value-type="float">
            <text:p>31</text:p>
          </table:table-cell>
          <table:table-cell office:value-type="float" office:value="10.386" calcext:value-type="float">
            <text:p>10.386</text:p>
          </table:table-cell>
          <table:table-cell office:value-type="string" calcext:value-type="string">
            <text:p>c8ec3a1e4bbf6b2e52e3ca22d1fa3bcd1595d3de2c212fc303c1507aa21eb5f3</text:p>
          </table:table-cell>
          <table:table-cell office:value-type="float" office:value="86.06" calcext:value-type="float">
            <text:p>86.06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34" calcext:value-type="float">
            <text:p>9.634</text:p>
          </table:table-cell>
          <table:table-cell office:value-type="string" calcext:value-type="string">
            <text:p>218477931ceba1de9b91016ef9d6db7d373774373feda71a590c792f02485a6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099" calcext:value-type="float">
            <text:p>9.09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9.66" calcext:value-type="float">
            <text:p>99.66</text:p>
          </table:table-cell>
          <table:table-cell office:value-type="float" office:value="62.31" calcext:value-type="float">
            <text:p>62.31</text:p>
          </table:table-cell>
          <table:table-cell table:style-name="ce10" office:value-type="float" office:value="81.15" calcext:value-type="float">
            <text:p>81.15</text:p>
          </table:table-cell>
          <table:table-cell office:value-type="float" office:value="81.15" calcext:value-type="float">
            <text:p>81.15</text:p>
          </table:table-cell>
          <table:table-cell office:value-type="float" office:value="71.92" calcext:value-type="float">
            <text:p>71.92</text:p>
          </table:table-cell>
          <table:table-cell office:value-type="float" office:value="90.38" calcext:value-type="float">
            <text:p>90.38</text:p>
          </table:table-cell>
          <table:table-cell office:value-type="float" office:value="88.29" calcext:value-type="float">
            <text:p>88.29</text:p>
          </table:table-cell>
          <table:table-cell office:value-type="float" office:value="76.31" calcext:value-type="float">
            <text:p>76.31</text:p>
          </table:table-cell>
          <table:table-cell office:value-type="float" office:value="79.24" calcext:value-type="float">
            <text:p>79.24</text:p>
          </table:table-cell>
          <table:table-cell office:value-type="float" office:value="15.92" calcext:value-type="float">
            <text:p>15.92</text:p>
          </table:table-cell>
          <table:table-cell office:value-type="float" office:value="259760" calcext:value-type="float">
            <text:p>259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27280" calcext:value-type="float">
            <text:p>227280</text:p>
          </table:table-cell>
          <table:table-cell office:value-type="float" office:value="152.736" calcext:value-type="float">
            <text:p>152.736</text:p>
          </table:table-cell>
          <table:table-cell office:value-type="string" calcext:value-type="string">
            <text:p>("be0e4ce2aa2435e4dca6bae1b22b1454d5aaf43ddf9d25440fd342ba228913c9", "705164da5472d268cb398d90c7fa2781619001f4461bbbb296650527adccd30a", "2da0ad197ae3ad0a81b574b2837b7050b871f6843ae6a92e2179b903e0c4c542", "cd7b248747242d66380000d156998153ba1fa29ca47332edf54eebc6cccc8a61", "92d5d00733877d3340e8f6c699b48637d8c5b5ee16aa5755d851d0595062244a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55.77" calcext:value-type="float">
            <text:p>55.77</text:p>
          </table:table-cell>
          <table:table-cell table:style-name="ce7" office:value-type="float" office:value="77.88" calcext:value-type="float">
            <text:p>77.88</text:p>
          </table:table-cell>
          <table:table-cell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53" calcext:value-type="float">
            <text:p>53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5d65d947afe3f285e4a02a32d4a4db119c4cb18a2e6784e204328b9eb1ff6da3</text:p>
          </table:table-cell>
          <table:table-cell office:value-type="float" office:value="89.42" calcext:value-type="float">
            <text:p>89.4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1.15" calcext:value-type="float">
            <text:p>71.15</text:p>
          </table:table-cell>
          <table:table-cell office:value-type="float" office:value="82.69" calcext:value-type="float">
            <text:p>82.69</text:p>
          </table:table-cell>
          <table:table-cell office:value-type="float" office:value="80.43" calcext:value-type="float">
            <text:p>80.43</text:p>
          </table:table-cell>
          <table:table-cell office:value-type="float" office:value="74.14" calcext:value-type="float">
            <text:p>74.14</text:p>
          </table:table-cell>
          <table:table-cell office:value-type="float" office:value="75.51" calcext:value-type="float">
            <text:p>75.51</text:p>
          </table:table-cell>
          <table:table-cell office:value-type="float" office:value="45" calcext:value-type="float">
            <text:p>45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fef3a74ad6623b955721f31a20e980af1d456e561068f3d4ca6698be7148cef2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5.126" calcext:value-type="float">
            <text:p>5.126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3.03" calcext:value-type="float">
            <text:p>93.0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51" calcext:value-type="float">
            <text:p>51</text:p>
          </table:table-cell>
          <table:table-cell office:value-type="float" office:value="8.657" calcext:value-type="float">
            <text:p>8.657</text:p>
          </table:table-cell>
          <table:table-cell office:value-type="string" calcext:value-type="string">
            <text:p>e3a8fc0d233e0280eb0445e6d70a5e9ca9e0976bd0ff8981300d716395d0b3dc</text:p>
          </table:table-cell>
          <table:table-cell office:value-type="float" office:value="88.7" calcext:value-type="float">
            <text:p>88.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67.31" calcext:value-type="float">
            <text:p>67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72.13" calcext:value-type="float">
            <text:p>72.13</text:p>
          </table:table-cell>
          <table:table-cell office:value-type="float" office:value="73.68" calcext:value-type="float">
            <text:p>73.68</text:p>
          </table:table-cell>
          <table:table-cell office:value-type="float" office:value="45" calcext:value-type="float">
            <text:p>45</text:p>
          </table:table-cell>
          <table:table-cell office:value-type="float" office:value="7.796" calcext:value-type="float">
            <text:p>7.796</text:p>
          </table:table-cell>
          <table:table-cell office:value-type="string" calcext:value-type="string">
            <text:p>75b6fde4c1e728e254196099a623584c5848c3fe63b629704ac368ada9e0327d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4.783" calcext:value-type="float">
            <text:p>4.783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9.71" calcext:value-type="float">
            <text:p>99.71</text:p>
          </table:table-cell>
          <table:table-cell office:value-type="float" office:value="71.54" calcext:value-type="float">
            <text:p>71.54</text:p>
          </table:table-cell>
          <table:table-cell table:style-name="ce10" office:value-type="float" office:value="85.77" calcext:value-type="float">
            <text:p>85.77</text:p>
          </table:table-cell>
          <table:table-cell office:value-type="float" office:value="85.77" calcext:value-type="float">
            <text:p>85.77</text:p>
          </table:table-cell>
          <table:table-cell office:value-type="float" office:value="75.77" calcext:value-type="float">
            <text:p>75.77</text:p>
          </table:table-cell>
          <table:table-cell office:value-type="float" office:value="95.77" calcext:value-type="float">
            <text:p>95.77</text:p>
          </table:table-cell>
          <table:table-cell office:value-type="float" office:value="94.76" calcext:value-type="float">
            <text:p>94.76</text:p>
          </table:table-cell>
          <table:table-cell office:value-type="float" office:value="79.81" calcext:value-type="float">
            <text:p>79.81</text:p>
          </table:table-cell>
          <table:table-cell office:value-type="float" office:value="84.19" calcext:value-type="float">
            <text:p>84.19</text:p>
          </table:table-cell>
          <table:table-cell office:value-type="float" office:value="16.11" calcext:value-type="float">
            <text:p>16.11</text:p>
          </table:table-cell>
          <table:table-cell office:value-type="float" office:value="272640" calcext:value-type="float">
            <text:p>272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157.745" calcext:value-type="float">
            <text:p>157.745</text:p>
          </table:table-cell>
          <table:table-cell office:value-type="string" calcext:value-type="string">
            <text:p>("d9078f49c276e90f614b764b17dad2a1b1e3b842d302028fc3dd975acd079dde", "84288616b9bf5c6f28b78d03c3d5c32d8368ecb359514c6460c289092959a20e", "42f15956d301d040bd52a04cf6c2aa26fc484f68cbd44b3aedc1505face5978f", "f5571068022565059f86d162e2a478b10d66c8b27a2be73a6c31c4986225a10b", "05f0e62dd0b630a2c543b5b998869c2c096178bbb496012ced9f0a10198dfea3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style-name="ce12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2.489" calcext:value-type="float">
            <text:p>12.489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5.29" calcext:value-type="float">
            <text:p>85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aecf1a0de33c74ed8caebaee118be66061f98d4583bbee7212c60c90844c560b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9.22" calcext:value-type="float">
            <text:p>89.2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aa83ac21224f6cd5daf90480c0d28f1b0f9e29bea7c3ac47e65add84d064d5d8</text:p>
          </table:table-cell>
          <table:table-cell office:value-type="float" office:value="85.29" calcext:value-type="float">
            <text:p>85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92.31" calcext:value-type="float">
            <text:p>92.31</text:p>
          </table:table-cell>
          <table:table-cell office:value-type="float" office:value="88.89" calcext:value-type="float">
            <text:p>88.89</text:p>
          </table:table-cell>
          <table:table-cell office:value-type="float" office:value="70.59" calcext:value-type="float">
            <text:p>70.59</text:p>
          </table:table-cell>
          <table:table-cell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aecf1a0de33c74ed8caebaee118be66061f98d4583bbee7212c60c90844c560b</text:p>
          </table:table-cell>
          <table:table-cell office:value-type="float" office:value="99.02" calcext:value-type="float">
            <text:p>99.02</text:p>
          </table:table-cell>
          <table:table-cell office:value-type="float" office:value="70.77" calcext:value-type="float">
            <text:p>70.77</text:p>
          </table:table-cell>
          <table:table-cell table:style-name="ce15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70.77" calcext:value-type="float">
            <text:p>70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43" calcext:value-type="float">
            <text:p>77.43</text:p>
          </table:table-cell>
          <table:table-cell office:value-type="float" office:value="82.85" calcext:value-type="float">
            <text:p>82.85</text:p>
          </table:table-cell>
          <table:table-cell office:value-type="float" office:value="18.28" calcext:value-type="float">
            <text:p>18.28</text:p>
          </table:table-cell>
          <table:table-cell office:value-type="float" office:value="72400" calcext:value-type="float">
            <text:p>724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3600" calcext:value-type="float">
            <text:p>3600</text:p>
          </table:table-cell>
          <table:table-cell office:value-type="float" office:value="18.171" calcext:value-type="float">
            <text:p>18.171</text:p>
          </table:table-cell>
          <table:table-cell office:value-type="string" calcext:value-type="string">
            <text:p>("3f1614ddadc20b8c6da04862c859fd53cf0a75d4d2f70a926e35804248e467a8", "405652df809b1edd78695b0ff464f427b90c27bba0d1f0697e9e585fea8ffc29", "bfc9450721dae1b0f87c4bf24b4d06aae38bfd5ca8a4d1d97d3b8788f58a817b", "8ca19498184008e42a8421e3cad42876062cdf0468c5cc4884943818428307e1", "7383401e059f0fee0dc4cf23a4cfdc5523f6c5b43d1b0363c28ea454c75991ea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style-name="ce12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136c50cd22170b4ec535a3a95022fe6b9f0d5544297b5aca903d8a44c43713ff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136c50cd22170b4ec535a3a95022fe6b9f0d5544297b5aca903d8a44c43713ff</text:p>
          </table:table-cell>
          <table:table-cell office:value-type="float" office:value="81.37" calcext:value-type="float">
            <text:p>81.37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5" calcext:value-type="float">
            <text:p>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c63e93fc7a535c705c440ed0d8dc8201d02e472812df44a31356fec86f92dae5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9" calcext:value-type="float">
            <text:p>9</text:p>
          </table:table-cell>
          <table:table-cell office:value-type="float" office:value="1.235" calcext:value-type="float">
            <text:p>1.235</text:p>
          </table:table-cell>
          <table:table-cell office:value-type="string" calcext:value-type="string">
            <text:p>e5fbb572633d39a3ce8a31c9bd877a86c58807f8c4c7c67ba99a901706dabe1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9" calcext:value-type="float">
            <text:p>9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e5fbb572633d39a3ce8a31c9bd877a86c58807f8c4c7c67ba99a901706dabe13</text:p>
          </table:table-cell>
          <table:table-cell office:value-type="float" office:value="81.37" calcext:value-type="float">
            <text:p>81.37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63e93fc7a535c705c440ed0d8dc8201d02e472812df44a31356fec86f92dae5</text:p>
          </table:table-cell>
          <table:table-cell office:value-type="float" office:value="99.61" calcext:value-type="float">
            <text:p>99.61</text:p>
          </table:table-cell>
          <table:table-cell office:value-type="float" office:value="49.23" calcext:value-type="float">
            <text:p>49.23</text:p>
          </table:table-cell>
          <table:table-cell table:style-name="ce15" office:value-type="float" office:value="74.62" calcext:value-type="float">
            <text:p>74.62</text:p>
          </table:table-cell>
          <table:table-cell office:value-type="float" office:value="74.62" calcext:value-type="float">
            <text:p>7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72.31" calcext:value-type="float">
            <text:p>72.31</text:p>
          </table:table-cell>
          <table:table-cell office:value-type="float" office:value="73.63" calcext:value-type="float">
            <text:p>73.63</text:p>
          </table:table-cell>
          <table:table-cell office:value-type="float" office:value="75.77" calcext:value-type="float">
            <text:p>75.77</text:p>
          </table:table-cell>
          <table:table-cell office:value-type="float" office:value="75.21" calcext:value-type="float">
            <text:p>75.21</text:p>
          </table:table-cell>
          <table:table-cell office:value-type="float" office:value="16.35" calcext:value-type="float">
            <text:p>16.35</text:p>
          </table:table-cell>
          <table:table-cell office:value-type="float" office:value="68480" calcext:value-type="float">
            <text:p>684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29320" calcext:value-type="float">
            <text:p>29320</text:p>
          </table:table-cell>
          <table:table-cell office:value-type="float" office:value="12.901" calcext:value-type="float">
            <text:p>12.901</text:p>
          </table:table-cell>
          <table:table-cell office:value-type="string" calcext:value-type="string">
            <text:p>("0a6212bc849f685f5671bc60945b03e11c4ccf0dc263d6a33686a1f536d714be", "1030f05d0315d75c9e45eb71014b870d86a94d3b0a76fc7c4bd359115a3bd6ab", "7db77fb840e90bc8d9ad3ed844283a9acb3895ff2b299b5845c0aece88cc67f6", "67b1b2fae1d33b1090c95feb199f92dd2b3cbc675d4cb21a16c85b0fb6f5dbd9", "3fbcc8939e364e40fc970c3435b94e6b1bb349b4fd72cb98c1d20817a651758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06" calcext:value-type="float">
            <text:p>97.06</text:p>
          </table:table-cell>
          <table:table-cell office:value-type="float" office:value="76.92" calcext:value-type="float">
            <text:p>76.92</text:p>
          </table:table-cell>
          <table:table-cell table:style-name="ce12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92.31" calcext:value-type="float">
            <text:p>92.31</text:p>
          </table:table-cell>
          <table:table-cell office:value-type="float" office:value="91.67" calcext:value-type="float">
            <text:p>91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86e1daf7fc61393eb1ba889b8a777c6c98c2d93d381b071ec2c7ce729de3e610</text:p>
          </table:table-cell>
          <table:table-cell office:value-type="float" office:value="97.06" calcext:value-type="float">
            <text:p>97.06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92.31" calcext:value-type="float">
            <text:p>92.31</text:p>
          </table:table-cell>
          <table:table-cell office:value-type="float" office:value="91.67" calcext:value-type="float">
            <text:p>91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513cfa97979789779db031cc2557e1920799637e6a191e8e34b74e407c0a1ccb</text:p>
          </table:table-cell>
          <table:table-cell office:value-type="float" office:value="90.2" calcext:value-type="float">
            <text:p>90.2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4ab2aca28385616f34cebfe9e970d68aa516e643a188baf0bb0526bb4ceb5e64</text:p>
          </table:table-cell>
          <table:table-cell office:value-type="float" office:value="95.1" calcext:value-type="float">
            <text:p>95.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5" calcext:value-type="float">
            <text:p>15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4d514d8604aa4d86bfbba3888b90993e12cc49f45218f032fb5857096298c888</text:p>
          </table:table-cell>
          <table:table-cell office:value-type="float" office:value="95.1" calcext:value-type="float">
            <text:p>95.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15" calcext:value-type="float">
            <text:p>15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4d514d8604aa4d86bfbba3888b90993e12cc49f45218f032fb5857096298c888</text:p>
          </table:table-cell>
          <table:table-cell office:value-type="float" office:value="90.2" calcext:value-type="float">
            <text:p>90.2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4ab2aca28385616f34cebfe9e970d68aa516e643a188baf0bb0526bb4ceb5e64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.92</text:p>
          </table:table-cell>
          <table:table-cell table:style-name="ce15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7.69" calcext:value-type="float">
            <text:p>87.69</text:p>
          </table:table-cell>
          <table:table-cell office:value-type="float" office:value="89.23" calcext:value-type="float">
            <text:p>89.23</text:p>
          </table:table-cell>
          <table:table-cell office:value-type="float" office:value="89.07" calcext:value-type="float">
            <text:p>89.07</text:p>
          </table:table-cell>
          <table:table-cell office:value-type="float" office:value="88.11" calcext:value-type="float">
            <text:p>88.11</text:p>
          </table:table-cell>
          <table:table-cell office:value-type="float" office:value="88.3" calcext:value-type="float">
            <text:p>88.3</text:p>
          </table:table-cell>
          <table:table-cell office:value-type="float" office:value="17.68" calcext:value-type="float">
            <text:p>17.68</text:p>
          </table:table-cell>
          <table:table-cell office:value-type="float" office:value="72080" calcext:value-type="float">
            <text:p>7208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30120" calcext:value-type="float">
            <text:p>30120</text:p>
          </table:table-cell>
          <table:table-cell office:value-type="float" office:value="12.233" calcext:value-type="float">
            <text:p>12.233</text:p>
          </table:table-cell>
          <table:table-cell office:value-type="string" calcext:value-type="string">
            <text:p>("1e4e76493b91ceab165a504a1017022017a54b0463e30db3397536d207e9149b", "cc15c5e300ff4b2087a9430d4191d0c4ba27795d25cd2c81296bbedfca6ec6c0", "1dcd9e0d78c502f9dcaa3f862af606ed3713324458fce9a4d6d9b5f17d97a529", "c558fc4d32ee1e6e75181e07ffa207ebadac2103681997d6a752d6c7ab500b20", "8ee0ae4fb445e7de14f95435f31a23dfec436b9bf6e7a20abbebdbdb0ef3f680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46.15" calcext:value-type="float">
            <text:p>46.15</text:p>
          </table:table-cell>
          <table:table-cell table:style-name="ce12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5" calcext:value-type="float">
            <text:p>1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085c40b7503764b6283ac30cdca667be7443af353272ec1333380d420d75d6f1</text:p>
          </table:table-cell>
          <table:table-cell office:value-type="float" office:value="91.18" calcext:value-type="float">
            <text:p>91.1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1" calcext:value-type="float">
            <text:p>11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0405adedca873318ce15138550584644bbfc8b1ac8ba4aa445f552c4d07ea7c2</text:p>
          </table:table-cell>
          <table:table-cell office:value-type="float" office:value="81.37" calcext:value-type="float">
            <text:p>81.3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b1c5532b8cc1f566dbbab1e065e793297a15ed1c1d6dc153cb8ae35648c9850a</text:p>
          </table:table-cell>
          <table:table-cell office:value-type="float" office:value="97.06" calcext:value-type="float">
            <text:p>97.06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5" calcext:value-type="float">
            <text:p>15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396cbf356b0163ffa092ac6083f13b383cbf42541b21686690d715527c98284b</text:p>
          </table:table-cell>
          <table:table-cell office:value-type="float" office:value="91.18" calcext:value-type="float">
            <text:p>91.1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11" calcext:value-type="float">
            <text:p>11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0405adedca873318ce15138550584644bbfc8b1ac8ba4aa445f552c4d07ea7c2</text:p>
          </table:table-cell>
          <table:table-cell office:value-type="float" office:value="81.37" calcext:value-type="float">
            <text:p>81.3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b1c5532b8cc1f566dbbab1e065e793297a15ed1c1d6dc153cb8ae35648c9850a</text:p>
          </table:table-cell>
          <table:table-cell office:value-type="float" office:value="99.22" calcext:value-type="float">
            <text:p>99.22</text:p>
          </table:table-cell>
          <table:table-cell office:value-type="float" office:value="58.46" calcext:value-type="float">
            <text:p>58.46</text:p>
          </table:table-cell>
          <table:table-cell table:style-name="ce15" office:value-type="float" office:value="79.23" calcext:value-type="float">
            <text:p>79.23</text:p>
          </table:table-cell>
          <table:table-cell office:value-type="float" office:value="79.23" calcext:value-type="float">
            <text:p>7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73.85" calcext:value-type="float">
            <text:p>73.85</text:p>
          </table:table-cell>
          <table:table-cell office:value-type="float" office:value="77.01" calcext:value-type="float">
            <text:p>77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0.48" calcext:value-type="float">
            <text:p>80.48</text:p>
          </table:table-cell>
          <table:table-cell office:value-type="float" office:value="19.8" calcext:value-type="float">
            <text:p>19.8</text:p>
          </table:table-cell>
          <table:table-cell office:value-type="float" office:value="75800" calcext:value-type="float">
            <text:p>75800</text:p>
          </table:table-cell>
          <table:table-cell office:value-type="float" office:value="0.01" calcext:value-type="float">
            <text:p>0.01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29800" calcext:value-type="float">
            <text:p>29800</text:p>
          </table:table-cell>
          <table:table-cell office:value-type="float" office:value="12.016" calcext:value-type="float">
            <text:p>12.016</text:p>
          </table:table-cell>
          <table:table-cell office:value-type="string" calcext:value-type="string">
            <text:p>("f33037c0efec9db01dc110b38c66f6415f1d625fed88dab5e0f81f2b5a2e7db6", "a026e9db666a5178ee5e99a511fb7c3f04a10e06d8711049e5e0527b36645cb9", "afeaab474bbbc644753197b54ebfe0379cbb49728c37b8b3f889bb7c7b090416", "65b3f665b9fa47e17a05c71d4009aad9e43def9988defd79df15391e06996839", "c6973980356723cd35a326170f8a41d3f452f727d6d301e26d7118edde994d21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06" calcext:value-type="float">
            <text:p>97.06</text:p>
          </table:table-cell>
          <table:table-cell office:value-type="float" office:value="84.62" calcext:value-type="float">
            <text:p>84.62</text:p>
          </table:table-cell>
          <table:table-cell table:style-name="ce12" office:value-type="float" office:value="92.31" calcext:value-type="float">
            <text:p>92.31</text:p>
          </table:table-cell>
          <table:table-cell table:number-columns-repeated="6" office:value-type="float" office:value="92.31" calcext:value-type="float">
            <text:p>92.31</text:p>
          </table:table-cell>
          <table:table-cell office:value-type="float" office:value="17" calcext:value-type="float">
            <text:p>17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eb58a2220e36586daddef757353a8ff20b4d7b5a93d8c24bf3a80a7e4877fd22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948b7ca038d1644ce7988c39065f1c82df77018fbb0c1453bd8eea7598510d50</text:p>
          </table:table-cell>
          <table:table-cell office:value-type="float" office:value="81.37" calcext:value-type="float">
            <text:p>81.37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71dd19bbe279ad28c47e4ea3169354431d426b0d41f02313f79ee1e4dfb51c0e</text:p>
          </table:table-cell>
          <table:table-cell office:value-type="float" office:value="94.12" calcext:value-type="float">
            <text:p>94.12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7" calcext:value-type="float">
            <text:p>17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65904ce2cd0fbb4a032416a38764b8d573b9c30a5512767d29aa48837953e86d</text:p>
          </table:table-cell>
          <table:table-cell office:value-type="float" office:value="88.24" calcext:value-type="float">
            <text:p>88.24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1" calcext:value-type="float">
            <text:p>11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dc819fd6e4c8b760856b1953d8dd2a54fa8454baed622a4ffca68e213564b6a</text:p>
          </table:table-cell>
          <table:table-cell office:value-type="float" office:value="81.37" calcext:value-type="float">
            <text:p>81.37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96.15" calcext:value-type="float">
            <text:p>96.15</text:p>
          </table:table-cell>
          <table:table-cell office:value-type="float" office:value="92.31" calcext:value-type="float">
            <text:p>92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1dd19bbe279ad28c47e4ea3169354431d426b0d41f02313f79ee1e4dfb51c0e</text:p>
          </table:table-cell>
          <table:table-cell office:value-type="float" office:value="99.8" calcext:value-type="float">
            <text:p>99.8</text:p>
          </table:table-cell>
          <table:table-cell office:value-type="float" office:value="90.77" calcext:value-type="float">
            <text:p>90.77</text:p>
          </table:table-cell>
          <table:table-cell table:style-name="ce15" office:value-type="float" office:value="95.38" calcext:value-type="float">
            <text:p>95.38</text:p>
          </table:table-cell>
          <table:table-cell office:value-type="float" office:value="95.38" calcext:value-type="float">
            <text:p>95.38</text:p>
          </table:table-cell>
          <table:table-cell office:value-type="float" office:value="100" calcext:value-type="float">
            <text:p>100</text:p>
          </table:table-cell>
          <table:table-cell office:value-type="float" office:value="90.77" calcext:value-type="float">
            <text:p>90.77</text:p>
          </table:table-cell>
          <table:table-cell office:value-type="float" office:value="92.63" calcext:value-type="float">
            <text:p>92.63</text:p>
          </table:table-cell>
          <table:table-cell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9.65" calcext:value-type="float">
            <text:p>19.65</text:p>
          </table:table-cell>
          <table:table-cell office:value-type="float" office:value="75680" calcext:value-type="float">
            <text:p>75680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2920" calcext:value-type="float">
            <text:p>2920</text:p>
          </table:table-cell>
          <table:table-cell office:value-type="float" office:value="12.302" calcext:value-type="float">
            <text:p>12.302</text:p>
          </table:table-cell>
          <table:table-cell office:value-type="string" calcext:value-type="string">
            <text:p>("7854a120c05825b9db425c768fb3283d3fd1a2f9cf5e3c34348275a657b72277", "e9b236965265ef794618ed54849357dcb961ad8b372a86adb60689ba2cbddc54", "03514aa3febda7bc62f752a0b197ee5480daf74d93e989704119507297b04394", "607717df4fca15c350e3c0708cc22febd502df259602aed5008817df0024ed44", "dfab31af43909edcba107182f20a75389720c0c1c85014cb33c9b36e5b156e05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style-name="ce12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8b9c91422526aadff83c00ec59b9eed4ed83ac2ea34fba43addbb42e11e39edd</text:p>
          </table:table-cell>
          <table:table-cell office:value-type="float" office:value="88.24" calcext:value-type="float">
            <text:p>88.2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0de5c946cfb8279786458d6636a92e3907f4fc62b225d5d75eccd05b58883baf</text:p>
          </table:table-cell>
          <table:table-cell office:value-type="float" office:value="81.37" calcext:value-type="float">
            <text:p>81.3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1387e3ba949ae33965015de8fe28f1bbe59ff77cd3c86e252dfa324ebc699b52</text:p>
          </table:table-cell>
          <table:table-cell office:value-type="float" office:value="94.12" calcext:value-type="float">
            <text:p>94.12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5" calcext:value-type="float">
            <text:p>15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c719e153d87a5806abbfa6351d7ab1ece1ac93c584341189f2c2cb806fdce98d</text:p>
          </table:table-cell>
          <table:table-cell office:value-type="float" office:value="87.25" calcext:value-type="float">
            <text:p>87.2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63721613206ad7bc41735d75c4655a65d9334920aca9f15fc8e468dd9d089506</text:p>
          </table:table-cell>
          <table:table-cell office:value-type="float" office:value="81.37" calcext:value-type="float">
            <text:p>81.3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1387e3ba949ae33965015de8fe28f1bbe59ff77cd3c86e252dfa324ebc699b52</text:p>
          </table:table-cell>
          <table:table-cell office:value-type="float" office:value="99.61" calcext:value-type="float">
            <text:p>99.61</text:p>
          </table:table-cell>
          <table:table-cell office:value-type="float" office:value="49.23" calcext:value-type="float">
            <text:p>49.23</text:p>
          </table:table-cell>
          <table:table-cell table:style-name="ce15" office:value-type="float" office:value="74.62" calcext:value-type="float">
            <text:p>74.62</text:p>
          </table:table-cell>
          <table:table-cell office:value-type="float" office:value="74.62" calcext:value-type="float">
            <text:p>74.62</text:p>
          </table:table-cell>
          <table:table-cell office:value-type="float" office:value="89.23" calcext:value-type="float">
            <text:p>89.23</text:p>
          </table:table-cell>
          <table:table-cell office:value-type="float" office:value="60" calcext:value-type="float">
            <text:p>60</text:p>
          </table:table-cell>
          <table:table-cell office:value-type="float" office:value="69.07" calcext:value-type="float">
            <text:p>69.07</text:p>
          </table:table-cell>
          <table:table-cell office:value-type="float" office:value="85.06" calcext:value-type="float">
            <text:p>85.06</text:p>
          </table:table-cell>
          <table:table-cell office:value-type="float" office:value="77.83" calcext:value-type="float">
            <text:p>77.83</text:p>
          </table:table-cell>
          <table:table-cell office:value-type="float" office:value="15.72" calcext:value-type="float">
            <text:p>15.72</text:p>
          </table:table-cell>
          <table:table-cell office:value-type="float" office:value="70360" calcext:value-type="float">
            <text:p>7036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5880" calcext:value-type="float">
            <text:p>15880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("6220796de61cb3a120c68d69ba11bd8f8267d170e31eadecb36d3a62834fe8d8", "50b5a8bca4714b5bc2b838d4d39edec9237290d4fa6892d438e85961320af018", "748bf737fa6992d5297f4377be4eb7b699bb45785998343b7871f41c1c6476e4", "19f28d850cba2e7cf92c638124effdfaebbda396879fc7cfbe953e13577c3f4f", "29fe8ff227e4a29856e8b473c7a9293bfc093e451478278eb5c7ae969a15a663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style-name="ce12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87.25" calcext:value-type="float">
            <text:p>87.25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38.46" calcext:value-type="float">
            <text:p>3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3.33" calcext:value-type="float">
            <text:p>83.33</text:p>
          </table:table-cell>
          <table:table-cell office:value-type="float" office:value="60" calcext:value-type="float">
            <text:p>60</text:p>
          </table:table-cell>
          <table:table-cell office:value-type="float" office:value="52.63" calcext:value-type="float">
            <text:p>52.63</text:p>
          </table:table-cell>
          <table:table-cell office:value-type="float" office:value="5" calcext:value-type="float">
            <text:p>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1c0e117c4c17f657adf8119ad9c2e8ba5846a6bebd6b89b00868604e5467a15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99.02" calcext:value-type="float">
            <text:p>99.0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office:value-type="float" office:value="84.62" calcext:value-type="float">
            <text:p>84.62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92529527ecde5e9b777f4a1cee2291f81fbf88b4b194cbb11c3f236acedbc2b0</text:p>
          </table:table-cell>
          <table:table-cell office:value-type="float" office:value="87.25" calcext:value-type="float">
            <text:p>87.25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38.46" calcext:value-type="float">
            <text:p>3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3.33" calcext:value-type="float">
            <text:p>83.33</text:p>
          </table:table-cell>
          <table:table-cell office:value-type="float" office:value="60" calcext:value-type="float">
            <text:p>60</text:p>
          </table:table-cell>
          <table:table-cell office:value-type="float" office:value="52.63" calcext:value-type="float">
            <text:p>52.63</text:p>
          </table:table-cell>
          <table:table-cell office:value-type="float" office:value="5" calcext:value-type="float">
            <text:p>5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1c0e117c4c17f657adf8119ad9c2e8ba5846a6bebd6b89b00868604e5467a150</text:p>
          </table:table-cell>
          <table:table-cell office:value-type="float" office:value="100" calcext:value-type="float">
            <text:p>100</text:p>
          </table:table-cell>
          <table:table-cell office:value-type="float" office:value="64.62" calcext:value-type="float">
            <text:p>64.62</text:p>
          </table:table-cell>
          <table:table-cell table:style-name="ce15" office:value-type="float" office:value="82.31" calcext:value-type="float">
            <text:p>82.31</text:p>
          </table:table-cell>
          <table:table-cell office:value-type="float" office:value="82.31" calcext:value-type="float">
            <text:p>82.31</text:p>
          </table:table-cell>
          <table:table-cell office:value-type="float" office:value="75.38" calcext:value-type="float">
            <text:p>75.38</text:p>
          </table:table-cell>
          <table:table-cell office:value-type="float" office:value="89.23" calcext:value-type="float">
            <text:p>89.23</text:p>
          </table:table-cell>
          <table:table-cell office:value-type="float" office:value="87.93" calcext:value-type="float">
            <text:p>87.93</text:p>
          </table:table-cell>
          <table:table-cell office:value-type="float" office:value="78.38" calcext:value-type="float">
            <text:p>78.38</text:p>
          </table:table-cell>
          <table:table-cell office:value-type="float" office:value="81.04" calcext:value-type="float">
            <text:p>81.04</text:p>
          </table:table-cell>
          <table:table-cell office:value-type="float" office:value="13.78" calcext:value-type="float">
            <text:p>13.78</text:p>
          </table:table-cell>
          <table:table-cell office:value-type="float" office:value="66040" calcext:value-type="float">
            <text:p>660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880" calcext:value-type="float">
            <text:p>29880</text:p>
          </table:table-cell>
          <table:table-cell office:value-type="float" office:value="10.255" calcext:value-type="float">
            <text:p>10.255</text:p>
          </table:table-cell>
          <table:table-cell office:value-type="string" calcext:value-type="string">
            <text:p>("05048b3cfd0ff39f78cfd8dd75d1c71c41dfd79b37215e484be2e934e7510049", "2cf0c57a885ddfab6bf352f2f5c39a1affefaab59fcbab09c06a51676b5ad51b", "00b12e36793d258816a1b46282354e2b403e861f5b07ff31f040ee4acb0c5710", "42c87ce50fb006979ed36edb5542171727a653d926ef0e3d7cbaaf3b4190eaf6", "2c119eeb496ebbae7d830a79701b9276f51aea569cc2bbdc51d205781c30d835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style-name="ce12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3.33" calcext:value-type="float">
            <text:p>83.3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afba634e87401451932341efdcfe5343af5a328e61c68a5ae16a49a75075ef45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80d0ee1cfab47838dca3fd671b271d59607108561f6d3aa1735a628c0278696b</text:p>
          </table:table-cell>
          <table:table-cell office:value-type="float" office:value="83.33" calcext:value-type="float">
            <text:p>83.3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afba634e87401451932341efdcfe5343af5a328e61c68a5ae16a49a75075ef45</text:p>
          </table:table-cell>
          <table:table-cell office:value-type="float" office:value="99.22" calcext:value-type="float">
            <text:p>99.22</text:p>
          </table:table-cell>
          <table:table-cell office:value-type="float" office:value="58.46" calcext:value-type="float">
            <text:p>58.46</text:p>
          </table:table-cell>
          <table:table-cell table:style-name="ce15" office:value-type="float" office:value="79.23" calcext:value-type="float">
            <text:p>79.23</text:p>
          </table:table-cell>
          <table:table-cell office:value-type="float" office:value="79.23" calcext:value-type="float">
            <text:p>79.23</text:p>
          </table:table-cell>
          <table:table-cell office:value-type="float" office:value="72.31" calcext:value-type="float">
            <text:p>72.31</text:p>
          </table:table-cell>
          <table:table-cell office:value-type="float" office:value="86.15" calcext:value-type="float">
            <text:p>86.15</text:p>
          </table:table-cell>
          <table:table-cell office:value-type="float" office:value="83.88" calcext:value-type="float">
            <text:p>83.88</text:p>
          </table:table-cell>
          <table:table-cell office:value-type="float" office:value="75.85" calcext:value-type="float">
            <text:p>75.85</text:p>
          </table:table-cell>
          <table:table-cell office:value-type="float" office:value="77.58" calcext:value-type="float">
            <text:p>77.58</text:p>
          </table:table-cell>
          <table:table-cell office:value-type="float" office:value="17.06" calcext:value-type="float">
            <text:p>17.06</text:p>
          </table:table-cell>
          <table:table-cell office:value-type="float" office:value="70920" calcext:value-type="float">
            <text:p>70920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37320" calcext:value-type="float">
            <text:p>37320</text:p>
          </table:table-cell>
          <table:table-cell office:value-type="float" office:value="13.616" calcext:value-type="float">
            <text:p>13.616</text:p>
          </table:table-cell>
          <table:table-cell office:value-type="string" calcext:value-type="string">
            <text:p>("dd1dd64de30cdc8209673ad09c425afef1eb20e80c776a47f33b0ff0ddd9b981", "f16ec50594c7d555a46b91b17cd785f12e05524de492ad66ada1bb6da04144aa", "9d7e0145aefed6a0009b848033fa5f5f8015b1110661e758764a06ab5c8c3d42", "abec7e09da2521f87ffde775a917f8539fab91d7d4ed1295ca8956574ed9d478", "d06375fbe09d670cb1fcff5d9b6674ef14d9812a522a0a7da3ebedb304911d39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2" calcext:value-type="float">
            <text:p>94.12</text:p>
          </table:table-cell>
          <table:table-cell office:value-type="float" office:value="69.23" calcext:value-type="float">
            <text:p>69.23</text:p>
          </table:table-cell>
          <table:table-cell table:style-name="ce12" office:value-type="float" office:value="84.62" calcext:value-type="float">
            <text:p>84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662f3754f8ffed01f80d7f29004e8c10a53c9fdafb308305f084b5ea21ea5895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6339c677898ccfb10bd3b8e32a84087bfd9eaaab4b8d5f32a3a4679de5ab5edc</text:p>
          </table:table-cell>
          <table:table-cell office:value-type="float" office:value="82.35" calcext:value-type="float">
            <text:p>82.35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71" calcext:value-type="float">
            <text:p>85.71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0c68de4eb518d4992818467895e1841209068c3156f3fd2b62908dfa4efa0656</text:p>
          </table:table-cell>
          <table:table-cell office:value-type="float" office:value="94.12" calcext:value-type="float">
            <text:p>94.12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84.62" calcext:value-type="float">
            <text:p>84.6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90.91" calcext:value-type="float">
            <text:p>90.91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587" calcext:value-type="float">
            <text:p>1.587</text:p>
          </table:table-cell>
          <table:table-cell office:value-type="string" calcext:value-type="string">
            <text:p>662f3754f8ffed01f80d7f29004e8c10a53c9fdafb308305f084b5ea21ea5895</text:p>
          </table:table-cell>
          <table:table-cell office:value-type="float" office:value="90.2" calcext:value-type="float">
            <text:p>90.2</text:p>
          </table:table-cell>
          <table:table-cell office:value-type="float" office:value="84.62" calcext:value-type="float">
            <text:p>84.62</text:p>
          </table:table-cell>
          <table:table-cell table:number-columns-repeated="7" office:value-type="float" office:value="92.31" calcext:value-type="float">
            <text:p>92.31</text:p>
          </table:table-cell>
          <table:table-cell office:value-type="float" office:value="11" calcext:value-type="float">
            <text:p>11</text:p>
          </table:table-cell>
          <table:table-cell office:value-type="float" office:value="1.415" calcext:value-type="float">
            <text:p>1.415</text:p>
          </table:table-cell>
          <table:table-cell office:value-type="string" calcext:value-type="string">
            <text:p>6339c677898ccfb10bd3b8e32a84087bfd9eaaab4b8d5f32a3a4679de5ab5edc</text:p>
          </table:table-cell>
          <table:table-cell office:value-type="float" office:value="82.35" calcext:value-type="float">
            <text:p>82.35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88.46" calcext:value-type="float">
            <text:p>88.46</text:p>
          </table:table-cell>
          <table:table-cell office:value-type="float" office:value="92.31" calcext:value-type="float">
            <text:p>9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71" calcext:value-type="float">
            <text:p>85.71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0c68de4eb518d4992818467895e1841209068c3156f3fd2b62908dfa4efa0656</text:p>
          </table:table-cell>
          <table:table-cell office:value-type="float" office:value="99.61" calcext:value-type="float">
            <text:p>99.61</text:p>
          </table:table-cell>
          <table:table-cell office:value-type="float" office:value="87.69" calcext:value-type="float">
            <text:p>87.69</text:p>
          </table:table-cell>
          <table:table-cell table:style-name="ce15" office:value-type="float" office:value="93.85" calcext:value-type="float">
            <text:p>93.85</text:p>
          </table:table-cell>
          <table:table-cell office:value-type="float" office:value="93.85" calcext:value-type="float">
            <text:p>93.85</text:p>
          </table:table-cell>
          <table:table-cell office:value-type="float" office:value="100" calcext:value-type="float">
            <text:p>100</text:p>
          </table:table-cell>
          <table:table-cell office:value-type="float" office:value="87.69" calcext:value-type="float">
            <text:p>87.69</text:p>
          </table:table-cell>
          <table:table-cell office:value-type="float" office:value="89.14" calcext:value-type="float">
            <text:p>89.14</text:p>
          </table:table-cell>
          <table:table-cell office:value-type="float" office:value="100" calcext:value-type="float">
            <text:p>100</text:p>
          </table:table-cell>
          <table:table-cell office:value-type="float" office:value="94.23" calcext:value-type="float">
            <text:p>94.23</text:p>
          </table:table-cell>
          <table:table-cell office:value-type="float" office:value="22.55" calcext:value-type="float">
            <text:p>22.55</text:p>
          </table:table-cell>
          <table:table-cell office:value-type="float" office:value="79680" calcext:value-type="float">
            <text:p>796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4120" calcext:value-type="float">
            <text:p>9412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("c148d002a7ea54bc6f76107e772c243caf017d5942227bcd360ef2f692ebd381", "a277ff41de088535d932fc18574b0ff01756d4241a0312577afd0ad1ed0be84e", "7d49d9d353b249e546e64303c359beae72d2879516ac360d10d1397e1118ba80", "5e9f96c5cc70453354ad7435950ab82c5ca16a8a3acb15d080ed2dab4feff47d", "0b5fdae487d91efdfa61ee12f6d524ab771a27f7f8acabfbdf3d382a04d8ff53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11" calcext:value-type="float">
            <text:p>1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2020fa10a5c4635f714dce90479856f914fe83af6602649223b6172d1f014305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a2069fc2e33b9c786d649d66d153c3af496f57b3fb7b14f4004e89f29fd28064</text:p>
          </table:table-cell>
          <table:table-cell office:value-type="float" office:value="86.27" calcext:value-type="float">
            <text:p>86.2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72762567fe2f3e5440f3c9c0f0793d84badcdf40c1dd31383cb391a3f35746a8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77d33c24522639644115f49cb1176b76e1e8cbf16db22b90d99f316ff3122e6</text:p>
          </table:table-cell>
          <table:table-cell office:value-type="float" office:value="93.14" calcext:value-type="float">
            <text:p>93.14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a2069fc2e33b9c786d649d66d153c3af496f57b3fb7b14f4004e89f29fd28064</text:p>
          </table:table-cell>
          <table:table-cell office:value-type="float" office:value="86.27" calcext:value-type="float">
            <text:p>86.27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72762567fe2f3e5440f3c9c0f0793d84badcdf40c1dd31383cb391a3f35746a8</text:p>
          </table:table-cell>
          <table:table-cell office:value-type="float" office:value="99.8" calcext:value-type="float">
            <text:p>99.8</text:p>
          </table:table-cell>
          <table:table-cell office:value-type="float" office:value="67.69" calcext:value-type="float">
            <text:p>67.69</text:p>
          </table:table-cell>
          <table:table-cell table:style-name="ce15" office:value-type="float" office:value="83.85" calcext:value-type="float">
            <text:p>83.85</text:p>
          </table:table-cell>
          <table:table-cell office:value-type="float" office:value="83.85" calcext:value-type="float">
            <text:p>83.85</text:p>
          </table:table-cell>
          <table:table-cell office:value-type="float" office:value="90.77" calcext:value-type="float">
            <text:p>90.77</text:p>
          </table:table-cell>
          <table:table-cell office:value-type="float" office:value="76.92" calcext:value-type="float">
            <text:p>76.92</text:p>
          </table:table-cell>
          <table:table-cell office:value-type="float" office:value="79.71" calcext:value-type="float">
            <text:p>79.71</text:p>
          </table:table-cell>
          <table:table-cell office:value-type="float" office:value="89.39" calcext:value-type="float">
            <text:p>89.39</text:p>
          </table:table-cell>
          <table:table-cell office:value-type="float" office:value="84.87" calcext:value-type="float">
            <text:p>84.87</text:p>
          </table:table-cell>
          <table:table-cell office:value-type="float" office:value="15.29" calcext:value-type="float">
            <text:p>15.29</text:p>
          </table:table-cell>
          <table:table-cell office:value-type="float" office:value="71480" calcext:value-type="float">
            <text:p>71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3120" calcext:value-type="float">
            <text:p>13120</text:p>
          </table:table-cell>
          <table:table-cell office:value-type="float" office:value="12.072" calcext:value-type="float">
            <text:p>12.072</text:p>
          </table:table-cell>
          <table:table-cell office:value-type="string" calcext:value-type="string">
            <text:p>("7e14c0e6faf3595df07a45cb8d149510471dd158f122ca3d63983c269017299e", "2292589a6f6a65d199b95de9d30681bdd2f01332fb70a78df8326023bea865d9", "1e7f111244b738da3b9cdb2777d438a74db8c0274d3e00f6fafe3f463f5e4878", "d097c845ed15e16b558a313dad8a677f0de7a9f8cdf90b24979b0e32876f5187", "b9dfaa681b5458c0290564a01e118a2ca9cf8084f040206fc576066faf6913e1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table:number-columns-repeated="6" office:value-type="float" office:value="80.77" calcext:value-type="float">
            <text:p>80.77</text:p>
          </table:table-cell>
          <table:table-cell office:value-type="float" office:value="43" calcext:value-type="float">
            <text:p>43</text:p>
          </table:table-cell>
          <table:table-cell office:value-type="float" office:value="15.252" calcext:value-type="float">
            <text:p>15.252</text:p>
          </table:table-cell>
          <table:table-cell office:value-type="string" calcext:value-type="string">
            <text:p>e2be57534d934e0009ed5e381029f757122e6036b3b226cd03a8aa19c5a8cef0</text:p>
          </table:table-cell>
          <table:table-cell office:value-type="float" office:value="86.3" calcext:value-type="float">
            <text:p>86.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21" calcext:value-type="float">
            <text:p>21</text:p>
          </table:table-cell>
          <table:table-cell office:value-type="float" office:value="4.421" calcext:value-type="float">
            <text:p>4.421</text:p>
          </table:table-cell>
          <table:table-cell office:value-type="string" calcext:value-type="string">
            <text:p>9afb2e515fb06b89cf029b58b2c21ec04ab3501b4221aafc6f07b399cef83a3f</text:p>
          </table:table-cell>
          <table:table-cell office:value-type="float" office:value="78.61" calcext:value-type="float">
            <text:p>78.6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5" calcext:value-type="float">
            <text:p>5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623fac92d73ff399d244a48a08bc7a525564c264b223dde313dfae8f3fa4b1bc</text:p>
          </table:table-cell>
          <table:table-cell office:value-type="float" office:value="94.23" calcext:value-type="float">
            <text:p>94.23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41" calcext:value-type="float">
            <text:p>41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0adee40d38b6d04d5021ba0fb299de893c3cbbaf0598c6c1b4cc1f2a26935b9d</text:p>
          </table:table-cell>
          <table:table-cell office:value-type="float" office:value="85.82" calcext:value-type="float">
            <text:p>85.8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19" calcext:value-type="float">
            <text:p>19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6069bc1a033da94f3135ae60327a9aa542a96c0b525aed64b9dd616c6a23980e</text:p>
          </table:table-cell>
          <table:table-cell office:value-type="float" office:value="78.61" calcext:value-type="float">
            <text:p>78.6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5" calcext:value-type="float">
            <text:p>5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623fac92d73ff399d244a48a08bc7a525564c264b223dde313dfae8f3fa4b1bc</text:p>
          </table:table-cell>
          <table:table-cell office:value-type="float" office:value="99.66" calcext:value-type="float">
            <text:p>99.66</text:p>
          </table:table-cell>
          <table:table-cell office:value-type="float" office:value="76.92" calcext:value-type="float">
            <text:p>76.92</text:p>
          </table:table-cell>
          <table:table-cell table:style-name="ce15" office:value-type="float" office:value="88.46" calcext:value-type="float">
            <text:p>88.46</text:p>
          </table:table-cell>
          <table:table-cell office:value-type="float" office:value="88.46" calcext:value-type="float">
            <text:p>88.46</text:p>
          </table:table-cell>
          <table:table-cell office:value-type="float" office:value="88.85" calcext:value-type="float">
            <text:p>88.85</text:p>
          </table:table-cell>
          <table:table-cell office:value-type="float" office:value="88.08" calcext:value-type="float">
            <text:p>88.08</text:p>
          </table:table-cell>
          <table:table-cell office:value-type="float" office:value="88.19" calcext:value-type="float">
            <text:p>88.19</text:p>
          </table:table-cell>
          <table:table-cell office:value-type="float" office:value="88.81" calcext:value-type="float">
            <text:p>88.81</text:p>
          </table:table-cell>
          <table:table-cell office:value-type="float" office:value="88.5" calcext:value-type="float">
            <text:p>88.5</text:p>
          </table:table-cell>
          <table:table-cell office:value-type="float" office:value="15.34" calcext:value-type="float">
            <text:p>15.34</text:p>
          </table:table-cell>
          <table:table-cell office:value-type="float" office:value="245560" calcext:value-type="float">
            <text:p>2455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8080" calcext:value-type="float">
            <text:p>128080</text:p>
          </table:table-cell>
          <table:table-cell office:value-type="float" office:value="187.701" calcext:value-type="float">
            <text:p>187.701</text:p>
          </table:table-cell>
          <table:table-cell office:value-type="string" calcext:value-type="string">
            <text:p>("a79cebfc4dc9f6a588e89cd2ee8cd04477474ccaffe5db1bbba9d6d198d994cf", "3fe0f86d3285fd188967ba6450362e4740ef65cd65fd50f6a303f15d3b4ef947", "2bed52746b0a4102201377a71587831cb7d8bcc1a0c88b4b13594518fa537cb2", "21514dbfa27a1b74fbd13f9b16ccfea8c663fac253774d407fbc337a2cef6969", "c93b2b3c3c3680c2dfdebe5a7f53541a982fa283e29a5e05867d358c61acca0e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91" calcext:value-type="float">
            <text:p>95.91</text:p>
          </table:table-cell>
          <table:table-cell office:value-type="float" office:value="59.62" calcext:value-type="float">
            <text:p>59.62</text:p>
          </table:table-cell>
          <table:table-cell table:style-name="ce12" office:value-type="float" office:value="79.81" calcext:value-type="float">
            <text:p>79.8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47" calcext:value-type="float">
            <text:p>47</text:p>
          </table:table-cell>
          <table:table-cell office:value-type="float" office:value="13.625" calcext:value-type="float">
            <text:p>13.625</text:p>
          </table:table-cell>
          <table:table-cell office:value-type="string" calcext:value-type="string">
            <text:p>440d3edd0322a85a4effe6b65aef7623ba3decac273ed9b1919f9c6b9776888f</text:p>
          </table:table-cell>
          <table:table-cell office:value-type="float" office:value="83.65" calcext:value-type="float">
            <text:p>83.65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15" calcext:value-type="float">
            <text:p>15</text:p>
          </table:table-cell>
          <table:table-cell office:value-type="float" office:value="3.852" calcext:value-type="float">
            <text:p>3.852</text:p>
          </table:table-cell>
          <table:table-cell office:value-type="string" calcext:value-type="string">
            <text:p>52ded258791be876025afa16ce6a98470fb1346148e9a271e03cc835efd68ea9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86.54" calcext:value-type="float">
            <text:p>86.54</text:p>
          </table:table-cell>
          <table:table-cell office:value-type="float" office:value="69.23" calcext:value-type="float">
            <text:p>69.23</text:p>
          </table:table-cell>
          <table:table-cell office:value-type="float" office:value="73.77" calcext:value-type="float">
            <text:p>73.77</text:p>
          </table:table-cell>
          <table:table-cell office:value-type="float" office:value="83.72" calcext:value-type="float">
            <text:p>83.72</text:p>
          </table:table-cell>
          <table:table-cell office:value-type="float" office:value="79.65" calcext:value-type="float">
            <text:p>79.65</text:p>
          </table:table-cell>
          <table:table-cell office:value-type="float" office:value="5" calcext:value-type="float">
            <text:p>5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2419ba9fc7f45fdad9da9746aae77321deb8ed70753f0da3d66994395d564a25</text:p>
          </table:table-cell>
          <table:table-cell office:value-type="float" office:value="94.23" calcext:value-type="float">
            <text:p>94.2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82.69" calcext:value-type="float">
            <text:p>82.69</text:p>
          </table:table-cell>
          <table:table-cell office:value-type="float" office:value="76.92" calcext:value-type="float">
            <text:p>76.92</text:p>
          </table:table-cell>
          <table:table-cell office:value-type="float" office:value="78.18" calcext:value-type="float">
            <text:p>78.18</text:p>
          </table:table-cell>
          <table:table-cell office:value-type="float" office:value="81.63" calcext:value-type="float">
            <text:p>81.63</text:p>
          </table:table-cell>
          <table:table-cell office:value-type="float" office:value="80.37" calcext:value-type="float">
            <text:p>80.37</text:p>
          </table:table-cell>
          <table:table-cell office:value-type="float" office:value="41" calcext:value-type="float">
            <text:p>41</text:p>
          </table:table-cell>
          <table:table-cell office:value-type="float" office:value="11.353" calcext:value-type="float">
            <text:p>11.353</text:p>
          </table:table-cell>
          <table:table-cell office:value-type="string" calcext:value-type="string">
            <text:p>f2c2ea893286fdcd912336a6c6ca1dad6785eea641b74b6772b01a9703888beb</text:p>
          </table:table-cell>
          <table:table-cell office:value-type="float" office:value="82.93" calcext:value-type="float">
            <text:p>82.93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86.54" calcext:value-type="float">
            <text:p>86.54</text:p>
          </table:table-cell>
          <table:table-cell office:value-type="float" office:value="73.08" calcext:value-type="float">
            <text:p>73.08</text:p>
          </table:table-cell>
          <table:table-cell office:value-type="float" office:value="76.27" calcext:value-type="float">
            <text:p>76.27</text:p>
          </table:table-cell>
          <table:table-cell office:value-type="float" office:value="84.44" calcext:value-type="float">
            <text:p>84.44</text:p>
          </table:table-cell>
          <table:table-cell office:value-type="float" office:value="81.08" calcext:value-type="float">
            <text:p>81.08</text:p>
          </table:table-cell>
          <table:table-cell office:value-type="float" office:value="13" calcext:value-type="float">
            <text:p>13</text:p>
          </table:table-cell>
          <table:table-cell office:value-type="float" office:value="3.829" calcext:value-type="float">
            <text:p>3.829</text:p>
          </table:table-cell>
          <table:table-cell office:value-type="string" calcext:value-type="string">
            <text:p>25ca3ee345b18009bf88d61c20fe56352500a8cb6ee05975d02e380e2dea6813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86.54" calcext:value-type="float">
            <text:p>86.54</text:p>
          </table:table-cell>
          <table:table-cell office:value-type="float" office:value="69.23" calcext:value-type="float">
            <text:p>69.23</text:p>
          </table:table-cell>
          <table:table-cell office:value-type="float" office:value="73.77" calcext:value-type="float">
            <text:p>73.77</text:p>
          </table:table-cell>
          <table:table-cell office:value-type="float" office:value="83.72" calcext:value-type="float">
            <text:p>83.72</text:p>
          </table:table-cell>
          <table:table-cell office:value-type="float" office:value="79.65" calcext:value-type="float">
            <text:p>79.65</text:p>
          </table:table-cell>
          <table:table-cell office:value-type="float" office:value="5" calcext:value-type="float">
            <text:p>5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2419ba9fc7f45fdad9da9746aae77321deb8ed70753f0da3d66994395d564a25</text:p>
          </table:table-cell>
          <table:table-cell office:value-type="float" office:value="99.42" calcext:value-type="float">
            <text:p>99.42</text:p>
          </table:table-cell>
          <table:table-cell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3.85" calcext:value-type="float">
            <text:p>93.85</text:p>
          </table:table-cell>
          <table:table-cell office:value-type="float" office:value="76.15" calcext:value-type="float">
            <text:p>76.15</text:p>
          </table:table-cell>
          <table:table-cell office:value-type="float" office:value="79.77" calcext:value-type="float">
            <text:p>79.77</text:p>
          </table:table-cell>
          <table:table-cell office:value-type="float" office:value="92.49" calcext:value-type="float">
            <text:p>92.49</text:p>
          </table:table-cell>
          <table:table-cell office:value-type="float" office:value="86.23" calcext:value-type="float">
            <text:p>86.23</text:p>
          </table:table-cell>
          <table:table-cell office:value-type="float" office:value="16.07" calcext:value-type="float">
            <text:p>16.07</text:p>
          </table:table-cell>
          <table:table-cell office:value-type="float" office:value="246400" calcext:value-type="float">
            <text:p>2464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27800" calcext:value-type="float">
            <text:p>27800</text:p>
          </table:table-cell>
          <table:table-cell office:value-type="float" office:value="183.205" calcext:value-type="float">
            <text:p>183.205</text:p>
          </table:table-cell>
          <table:table-cell office:value-type="string" calcext:value-type="string">
            <text:p>("ca96d8b4778e3608209c1e9bde8cd7b6fd8790d3985e917055a10d50f9c75f89", "23d71830ba211f6ad13af5d41a41f8814950bcd4084e5fa4a8fb5864b1492538", "52d4db95b78f88ecad90d1db4439ea85867a3f1fe894cdb3e40ba26d317d92b1", "f2e377e0fb854e39272d127123dd650a2bf350d5151420179c784350e199ef3b", "e7e11552bcc99f2e0bafc06bdd9cd4511380f018f1c8807a2634bcf08213fff5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83" calcext:value-type="float">
            <text:p>91.83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29" calcext:value-type="float">
            <text:p>29</text:p>
          </table:table-cell>
          <table:table-cell office:value-type="float" office:value="10.723" calcext:value-type="float">
            <text:p>10.723</text:p>
          </table:table-cell>
          <table:table-cell office:value-type="string" calcext:value-type="string">
            <text:p>5e9c4ea293c9b3f05b5758ec33818d1b89eee5429f54c80d5604e79d5e37ac6b</text:p>
          </table:table-cell>
          <table:table-cell office:value-type="float" office:value="87.02" calcext:value-type="float">
            <text:p>87.0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3.08" calcext:value-type="float">
            <text:p>73.08</text:p>
          </table:table-cell>
          <table:table-cell office:value-type="float" office:value="86.54" calcext:value-type="float">
            <text:p>86.54</text:p>
          </table:table-cell>
          <table:table-cell office:value-type="float" office:value="84.44" calcext:value-type="float">
            <text:p>84.4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35" calcext:value-type="float">
            <text:p>78.35</text:p>
          </table:table-cell>
          <table:table-cell office:value-type="float" office:value="19" calcext:value-type="float">
            <text:p>19</text:p>
          </table:table-cell>
          <table:table-cell office:value-type="float" office:value="9.109" calcext:value-type="float">
            <text:p>9.109</text:p>
          </table:table-cell>
          <table:table-cell office:value-type="string" calcext:value-type="string">
            <text:p>15fb8f90d5459d5815316664aba2e9d17bdb22e1c06629c5e09903937f1b5662</text:p>
          </table:table-cell>
          <table:table-cell office:value-type="float" office:value="78.61" calcext:value-type="float">
            <text:p>78.61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79.63" calcext:value-type="float">
            <text:p>79.63</text:p>
          </table:table-cell>
          <table:table-cell office:value-type="float" office:value="82" calcext:value-type="float">
            <text:p>82</text:p>
          </table:table-cell>
          <table:table-cell office:value-type="float" office:value="81.13" calcext:value-type="float">
            <text:p>81.13</text:p>
          </table:table-cell>
          <table:table-cell office:value-type="float" office:value="7" calcext:value-type="float">
            <text:p>7</text:p>
          </table:table-cell>
          <table:table-cell office:value-type="float" office:value="4.324" calcext:value-type="float">
            <text:p>4.324</text:p>
          </table:table-cell>
          <table:table-cell office:value-type="string" calcext:value-type="string">
            <text:p>9d70593c09704b15e5b56d44e2b22c257346d592adaa0f97f54ba855e43052cf</text:p>
          </table:table-cell>
          <table:table-cell office:value-type="float" office:value="91.35" calcext:value-type="float">
            <text:p>91.3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27" calcext:value-type="float">
            <text:p>27</text:p>
          </table:table-cell>
          <table:table-cell office:value-type="float" office:value="9.972" calcext:value-type="float">
            <text:p>9.972</text:p>
          </table:table-cell>
          <table:table-cell office:value-type="string" calcext:value-type="string">
            <text:p>2b7516a8757bde0a62241f9e12aa2e79c7314d5e9a57981f5087afda5a187a33</text:p>
          </table:table-cell>
          <table:table-cell office:value-type="float" office:value="87.02" calcext:value-type="float">
            <text:p>87.0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73.08" calcext:value-type="float">
            <text:p>73.08</text:p>
          </table:table-cell>
          <table:table-cell office:value-type="float" office:value="86.54" calcext:value-type="float">
            <text:p>86.54</text:p>
          </table:table-cell>
          <table:table-cell office:value-type="float" office:value="84.44" calcext:value-type="float">
            <text:p>84.44</text:p>
          </table:table-cell>
          <table:table-cell office:value-type="float" office:value="76.27" calcext:value-type="float">
            <text:p>76.27</text:p>
          </table:table-cell>
          <table:table-cell office:value-type="float" office:value="78.35" calcext:value-type="float">
            <text:p>78.35</text:p>
          </table:table-cell>
          <table:table-cell office:value-type="float" office:value="19" calcext:value-type="float">
            <text:p>19</text:p>
          </table:table-cell>
          <table:table-cell office:value-type="float" office:value="9.091" calcext:value-type="float">
            <text:p>9.091</text:p>
          </table:table-cell>
          <table:table-cell office:value-type="string" calcext:value-type="string">
            <text:p>15fb8f90d5459d5815316664aba2e9d17bdb22e1c06629c5e09903937f1b5662</text:p>
          </table:table-cell>
          <table:table-cell office:value-type="float" office:value="78.61" calcext:value-type="float">
            <text:p>78.61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79.63" calcext:value-type="float">
            <text:p>79.63</text:p>
          </table:table-cell>
          <table:table-cell office:value-type="float" office:value="82" calcext:value-type="float">
            <text:p>82</text:p>
          </table:table-cell>
          <table:table-cell office:value-type="float" office:value="81.13" calcext:value-type="float">
            <text:p>81.13</text:p>
          </table:table-cell>
          <table:table-cell office:value-type="float" office:value="7" calcext:value-type="float">
            <text:p>7</text:p>
          </table:table-cell>
          <table:table-cell office:value-type="float" office:value="4.325" calcext:value-type="float">
            <text:p>4.325</text:p>
          </table:table-cell>
          <table:table-cell office:value-type="string" calcext:value-type="string">
            <text:p>9d70593c09704b15e5b56d44e2b22c257346d592adaa0f97f54ba855e43052cf</text:p>
          </table:table-cell>
          <table:table-cell office:value-type="float" office:value="99.66" calcext:value-type="float">
            <text:p>99.66</text:p>
          </table:table-cell>
          <table:table-cell office:value-type="float" office:value="75.38" calcext:value-type="float">
            <text:p>75.38</text:p>
          </table:table-cell>
          <table:table-cell table:style-name="ce15" office:value-type="float" office:value="87.69" calcext:value-type="float">
            <text:p>8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81.92" calcext:value-type="float">
            <text:p>81.92</text:p>
          </table:table-cell>
          <table:table-cell office:value-type="float" office:value="93.46" calcext:value-type="float">
            <text:p>93.46</text:p>
          </table:table-cell>
          <table:table-cell office:value-type="float" office:value="92.67" calcext:value-type="float">
            <text:p>92.67</text:p>
          </table:table-cell>
          <table:table-cell office:value-type="float" office:value="83.8" calcext:value-type="float">
            <text:p>83.8</text:p>
          </table:table-cell>
          <table:table-cell office:value-type="float" office:value="86.94" calcext:value-type="float">
            <text:p>86.94</text:p>
          </table:table-cell>
          <table:table-cell office:value-type="float" office:value="13.89" calcext:value-type="float">
            <text:p>13.89</text:p>
          </table:table-cell>
          <table:table-cell office:value-type="float" office:value="250960" calcext:value-type="float">
            <text:p>250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80" calcext:value-type="float">
            <text:p>4680</text:p>
          </table:table-cell>
          <table:table-cell office:value-type="float" office:value="173.327" calcext:value-type="float">
            <text:p>173.327</text:p>
          </table:table-cell>
          <table:table-cell office:value-type="string" calcext:value-type="string">
            <text:p>("891ba23493aaa1a6a0241005bb7734bec6531c3b9f195104e1921138ebe0a44a", "9e030ceff4be5bd1b2b546e85eee02bddd1fbd775cdbf3a7b52455b874bc6d16", "4aabfeef8d4dc24b8d9d4865d01367caa440c212ae2a04acc048f78e59268d4d", "d0bcb567789d3294dae15b5bdd3ca7aa8cd10d322727184447a7abd23c7f0212", "d7bbe4d141841e4c6c6061feb3b654a57f3216f95c5cf0f2ba048586b3651f52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9" calcext:value-type="float">
            <text:p>95.19</text:p>
          </table:table-cell>
          <table:table-cell office:value-type="float" office:value="61.54" calcext:value-type="float">
            <text:p>61.54</text:p>
          </table:table-cell>
          <table:table-cell table:style-name="ce12" office:value-type="float" office:value="80.77" calcext:value-type="float">
            <text:p>80.77</text:p>
          </table:table-cell>
          <table:table-cell office:value-type="float" office:value="80.77" calcext:value-type="float">
            <text:p>80.77</text:p>
          </table:table-cell>
          <table:table-cell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82" calcext:value-type="float">
            <text:p>82</text:p>
          </table:table-cell>
          <table:table-cell office:value-type="float" office:value="79.63" calcext:value-type="float">
            <text:p>79.63</text:p>
          </table:table-cell>
          <table:table-cell office:value-type="float" office:value="80.39" calcext:value-type="float">
            <text:p>80.39</text:p>
          </table:table-cell>
          <table:table-cell office:value-type="float" office:value="39" calcext:value-type="float">
            <text:p>39</text:p>
          </table:table-cell>
          <table:table-cell office:value-type="float" office:value="11.432" calcext:value-type="float">
            <text:p>11.432</text:p>
          </table:table-cell>
          <table:table-cell office:value-type="string" calcext:value-type="string">
            <text:p>b6e577086122e71cd190f3451ad357021b2a82e8ddfbe93d744d2a4ce62a38f2</text:p>
          </table:table-cell>
          <table:table-cell office:value-type="float" office:value="83.65" calcext:value-type="float">
            <text:p>83.65</text:p>
          </table:table-cell>
          <table:table-cell office:value-type="float" office:value="71.15" calcext:value-type="float">
            <text:p>71.15</text:p>
          </table:table-cell>
          <table:table-cell table:number-columns-repeated="2" office:value-type="float" office:value="85.58" calcext:value-type="float">
            <text:p>85.58</text:p>
          </table:table-cell>
          <table:table-cell office:value-type="float" office:value="80.77" calcext:value-type="float">
            <text:p>80.77</text:p>
          </table:table-cell>
          <table:table-cell office:value-type="float" office:value="90.38" calcext:value-type="float">
            <text:p>90.38</text:p>
          </table:table-cell>
          <table:table-cell office:value-type="float" office:value="89.36" calcext:value-type="float">
            <text:p>89.36</text:p>
          </table:table-cell>
          <table:table-cell office:value-type="float" office:value="82.46" calcext:value-type="float">
            <text:p>82.46</text:p>
          </table:table-cell>
          <table:table-cell office:value-type="float" office:value="84.85" calcext:value-type="float">
            <text:p>84.85</text:p>
          </table:table-cell>
          <table:table-cell office:value-type="float" office:value="13" calcext:value-type="float">
            <text:p>13</text:p>
          </table:table-cell>
          <table:table-cell office:value-type="float" office:value="4.419" calcext:value-type="float">
            <text:p>4.419</text:p>
          </table:table-cell>
          <table:table-cell office:value-type="string" calcext:value-type="string">
            <text:p>348b381c3194355c48ae737fc8456af79135b39b4a29651499efc2bb544a57ac</text:p>
          </table:table-cell>
          <table:table-cell office:value-type="float" office:value="77.4" calcext:value-type="float">
            <text:p>77.4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81.73" calcext:value-type="float">
            <text:p>81.73</text:p>
          </table:table-cell>
          <table:table-cell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80" calcext:value-type="float">
            <text:p>80</text:p>
          </table:table-cell>
          <table:table-cell office:value-type="float" office:value="83.67" calcext:value-type="float">
            <text:p>83.67</text:p>
          </table:table-cell>
          <table:table-cell office:value-type="float" office:value="82.24" calcext:value-type="float">
            <text:p>82.24</text:p>
          </table:table-cell>
          <table:table-cell office:value-type="float" office:value="5" calcext:value-type="float">
            <text:p>5</text:p>
          </table:table-cell>
          <table:table-cell office:value-type="float" office:value="1.436" calcext:value-type="float">
            <text:p>1.436</text:p>
          </table:table-cell>
          <table:table-cell office:value-type="string" calcext:value-type="string">
            <text:p>f54fe368c9938d4836a283c5ff2bb71a8eba4fb6a910ded4a89f3147801f12a9</text:p>
          </table:table-cell>
          <table:table-cell office:value-type="float" office:value="96.39" calcext:value-type="float">
            <text:p>96.39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5" calcext:value-type="float">
            <text:p>75</text:p>
          </table:table-cell>
          <table:table-cell office:value-type="float" office:value="82.69" calcext:value-type="float">
            <text:p>82.69</text:p>
          </table:table-cell>
          <table:table-cell office:value-type="float" office:value="81.25" calcext:value-type="float">
            <text:p>81.25</text:p>
          </table:table-cell>
          <table:table-cell office:value-type="float" office:value="76.79" calcext:value-type="float">
            <text:p>76.79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1.877" calcext:value-type="float">
            <text:p>11.877</text:p>
          </table:table-cell>
          <table:table-cell office:value-type="string" calcext:value-type="string">
            <text:p>32b459717992c7a93c44b19eda2b85134047b65b8649b868897b6573074b8432</text:p>
          </table:table-cell>
          <table:table-cell office:value-type="float" office:value="83.65" calcext:value-type="float">
            <text:p>83.65</text:p>
          </table:table-cell>
          <table:table-cell office:value-type="float" office:value="71.15" calcext:value-type="float">
            <text:p>71.15</text:p>
          </table:table-cell>
          <table:table-cell table:number-columns-repeated="2" office:value-type="float" office:value="85.58" calcext:value-type="float">
            <text:p>85.58</text:p>
          </table:table-cell>
          <table:table-cell office:value-type="float" office:value="80.77" calcext:value-type="float">
            <text:p>80.77</text:p>
          </table:table-cell>
          <table:table-cell office:value-type="float" office:value="90.38" calcext:value-type="float">
            <text:p>90.38</text:p>
          </table:table-cell>
          <table:table-cell office:value-type="float" office:value="89.36" calcext:value-type="float">
            <text:p>89.36</text:p>
          </table:table-cell>
          <table:table-cell office:value-type="float" office:value="82.46" calcext:value-type="float">
            <text:p>82.46</text:p>
          </table:table-cell>
          <table:table-cell office:value-type="float" office:value="84.85" calcext:value-type="float">
            <text:p>84.85</text:p>
          </table:table-cell>
          <table:table-cell office:value-type="float" office:value="13" calcext:value-type="float">
            <text:p>13</text:p>
          </table:table-cell>
          <table:table-cell office:value-type="float" office:value="4.442" calcext:value-type="float">
            <text:p>4.442</text:p>
          </table:table-cell>
          <table:table-cell office:value-type="string" calcext:value-type="string">
            <text:p>348b381c3194355c48ae737fc8456af79135b39b4a29651499efc2bb544a57ac</text:p>
          </table:table-cell>
          <table:table-cell office:value-type="float" office:value="77.4" calcext:value-type="float">
            <text:p>77.4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81.73" calcext:value-type="float">
            <text:p>81.73</text:p>
          </table:table-cell>
          <table:table-cell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80" calcext:value-type="float">
            <text:p>80</text:p>
          </table:table-cell>
          <table:table-cell office:value-type="float" office:value="83.67" calcext:value-type="float">
            <text:p>83.67</text:p>
          </table:table-cell>
          <table:table-cell office:value-type="float" office:value="82.24" calcext:value-type="float">
            <text:p>82.24</text:p>
          </table:table-cell>
          <table:table-cell office:value-type="float" office:value="5" calcext:value-type="float">
            <text:p>5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f54fe368c9938d4836a283c5ff2bb71a8eba4fb6a910ded4a89f3147801f12a9</text:p>
          </table:table-cell>
          <table:table-cell office:value-type="float" office:value="99.81" calcext:value-type="float">
            <text:p>99.81</text:p>
          </table:table-cell>
          <table:table-cell office:value-type="float" office:value="82.31" calcext:value-type="float">
            <text:p>82.31</text:p>
          </table:table-cell>
          <table:table-cell table:style-name="ce15" office:value-type="float" office:value="91.15" calcext:value-type="float">
            <text:p>91.15</text:p>
          </table:table-cell>
          <table:table-cell office:value-type="float" office:value="91.15" calcext:value-type="float">
            <text:p>91.15</text:p>
          </table:table-cell>
          <table:table-cell office:value-type="float" office:value="88.85" calcext:value-type="float">
            <text:p>88.85</text:p>
          </table:table-cell>
          <table:table-cell office:value-type="float" office:value="93.46" calcext:value-type="float">
            <text:p>93.46</text:p>
          </table:table-cell>
          <table:table-cell office:value-type="float" office:value="93.18" calcext:value-type="float">
            <text:p>93.18</text:p>
          </table:table-cell>
          <table:table-cell office:value-type="float" office:value="89.37" calcext:value-type="float">
            <text:p>89.37</text:p>
          </table:table-cell>
          <table:table-cell office:value-type="float" office:value="90.94" calcext:value-type="float">
            <text:p>90.94</text:p>
          </table:table-cell>
          <table:table-cell office:value-type="float" office:value="15.05" calcext:value-type="float">
            <text:p>15.05</text:p>
          </table:table-cell>
          <table:table-cell office:value-type="float" office:value="255480" calcext:value-type="float">
            <text:p>255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255720" calcext:value-type="float">
            <text:p>255720</text:p>
          </table:table-cell>
          <table:table-cell office:value-type="float" office:value="181.122" calcext:value-type="float">
            <text:p>181.122</text:p>
          </table:table-cell>
          <table:table-cell office:value-type="string" calcext:value-type="string">
            <text:p>("ba1af6ae25cc29ad4cc5932d681af44cd2582558318a1127f285e797e6ca3c50", "48d805ae94050f34d2c8d2f5d077cc5e84ca3b46eeb37390d29f0ea85627976e", "0286c8a5aa83eb122635968492bf764716edf4e7efa5324af4246d059842dbfc", "7b9a99069beb47bd1df895282b59cb6f494927698333aba99191fba128ff3ced", "8b3e6902cb93def673fa0cebe4707abe7b44550af909790e9f3aaaef8f6a45d5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44.23" calcext:value-type="float">
            <text:p>44.23</text:p>
          </table:table-cell>
          <table:table-cell table:style-name="ce12" office:value-type="float" office:value="72.12" calcext:value-type="float">
            <text:p>72.12</text:p>
          </table:table-cell>
          <table:table-cell office:value-type="float" office:value="72.12" calcext:value-type="float">
            <text:p>72.12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72.55" calcext:value-type="float">
            <text:p>72.55</text:p>
          </table:table-cell>
          <table:table-cell office:value-type="float" office:value="71.7" calcext:value-type="float">
            <text:p>71.7</text:p>
          </table:table-cell>
          <table:table-cell office:value-type="float" office:value="71.84" calcext:value-type="float">
            <text:p>71.84</text:p>
          </table:table-cell>
          <table:table-cell office:value-type="float" office:value="31" calcext:value-type="float">
            <text:p>31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3dc3d8cc1980173218c6c79f4ad09eb975b28b46c1ef70b10507593aead1bc74</text:p>
          </table:table-cell>
          <table:table-cell office:value-type="float" office:value="86.3" calcext:value-type="float">
            <text:p>86.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8.85" calcext:value-type="float">
            <text:p>78.85</text:p>
          </table:table-cell>
          <table:table-cell office:value-type="float" office:value="65.38" calcext:value-type="float">
            <text:p>65.38</text:p>
          </table:table-cell>
          <table:table-cell office:value-type="float" office:value="69.49" calcext:value-type="float">
            <text:p>69.49</text:p>
          </table:table-cell>
          <table:table-cell office:value-type="float" office:value="75.56" calcext:value-type="float">
            <text:p>75.56</text:p>
          </table:table-cell>
          <table:table-cell office:value-type="float" office:value="73.87" calcext:value-type="float">
            <text:p>73.87</text:p>
          </table:table-cell>
          <table:table-cell office:value-type="float" office:value="15" calcext:value-type="float">
            <text:p>15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318e009c0e821c9b50c18eef2e03de9edcf8d3df5c1c681fd8f904199dc6223a</text:p>
          </table:table-cell>
          <table:table-cell office:value-type="float" office:value="82.45" calcext:value-type="float">
            <text:p>82.4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71.93" calcext:value-type="float">
            <text:p>71.93</text:p>
          </table:table-cell>
          <table:table-cell office:value-type="float" office:value="76.6" calcext:value-type="float">
            <text:p>76.6</text:p>
          </table:table-cell>
          <table:table-cell office:value-type="float" office:value="75.23" calcext:value-type="float">
            <text:p>75.23</text:p>
          </table:table-cell>
          <table:table-cell office:value-type="float" office:value="9" calcext:value-type="float">
            <text:p>9</text:p>
          </table:table-cell>
          <table:table-cell office:value-type="float" office:value="5.422" calcext:value-type="float">
            <text:p>5.422</text:p>
          </table:table-cell>
          <table:table-cell office:value-type="string" calcext:value-type="string">
            <text:p>148aee91c261d6cffd5103bf84f0a33e90c3798080159a1a68a62d9405a67d65</text:p>
          </table:table-cell>
          <table:table-cell office:value-type="float" office:value="92.79" calcext:value-type="float">
            <text:p>92.79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3" calcext:value-type="float">
            <text:p>79.63</text:p>
          </table:table-cell>
          <table:table-cell office:value-type="float" office:value="31" calcext:value-type="float">
            <text:p>31</text:p>
          </table:table-cell>
          <table:table-cell office:value-type="float" office:value="10.863" calcext:value-type="float">
            <text:p>10.863</text:p>
          </table:table-cell>
          <table:table-cell office:value-type="string" calcext:value-type="string">
            <text:p>2b071b8a31348020d6397858c55e38d0f3ce165958f599eb6ec6e26f490dee24</text:p>
          </table:table-cell>
          <table:table-cell office:value-type="float" office:value="86.3" calcext:value-type="float">
            <text:p>86.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8.85" calcext:value-type="float">
            <text:p>78.85</text:p>
          </table:table-cell>
          <table:table-cell office:value-type="float" office:value="65.38" calcext:value-type="float">
            <text:p>65.38</text:p>
          </table:table-cell>
          <table:table-cell office:value-type="float" office:value="69.49" calcext:value-type="float">
            <text:p>69.49</text:p>
          </table:table-cell>
          <table:table-cell office:value-type="float" office:value="75.56" calcext:value-type="float">
            <text:p>75.56</text:p>
          </table:table-cell>
          <table:table-cell office:value-type="float" office:value="73.87" calcext:value-type="float">
            <text:p>73.87</text:p>
          </table:table-cell>
          <table:table-cell office:value-type="float" office:value="15" calcext:value-type="float">
            <text:p>15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318e009c0e821c9b50c18eef2e03de9edcf8d3df5c1c681fd8f904199dc6223a</text:p>
          </table:table-cell>
          <table:table-cell office:value-type="float" office:value="82.45" calcext:value-type="float">
            <text:p>82.4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71.93" calcext:value-type="float">
            <text:p>71.93</text:p>
          </table:table-cell>
          <table:table-cell office:value-type="float" office:value="76.6" calcext:value-type="float">
            <text:p>76.6</text:p>
          </table:table-cell>
          <table:table-cell office:value-type="float" office:value="75.23" calcext:value-type="float">
            <text:p>75.23</text:p>
          </table:table-cell>
          <table:table-cell office:value-type="float" office:value="9" calcext:value-type="float">
            <text:p>9</text:p>
          </table:table-cell>
          <table:table-cell office:value-type="float" office:value="5.551" calcext:value-type="float">
            <text:p>5.551</text:p>
          </table:table-cell>
          <table:table-cell office:value-type="string" calcext:value-type="string">
            <text:p>148aee91c261d6cffd5103bf84f0a33e90c3798080159a1a68a62d9405a67d65</text:p>
          </table:table-cell>
          <table:table-cell office:value-type="float" office:value="99.62" calcext:value-type="float">
            <text:p>99.62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2.69" calcext:value-type="float">
            <text:p>82.69</text:p>
          </table:table-cell>
          <table:table-cell office:value-type="float" office:value="77.31" calcext:value-type="float">
            <text:p>77.31</text:p>
          </table:table-cell>
          <table:table-cell office:value-type="float" office:value="78.5" calcext:value-type="float">
            <text:p>78.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51" calcext:value-type="float">
            <text:p>80.51</text:p>
          </table:table-cell>
          <table:table-cell office:value-type="float" office:value="14.62" calcext:value-type="float">
            <text:p>14.62</text:p>
          </table:table-cell>
          <table:table-cell office:value-type="float" office:value="232560" calcext:value-type="float">
            <text:p>2325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45080" calcext:value-type="float">
            <text:p>45080</text:p>
          </table:table-cell>
          <table:table-cell office:value-type="float" office:value="191.008" calcext:value-type="float">
            <text:p>191.008</text:p>
          </table:table-cell>
          <table:table-cell office:value-type="string" calcext:value-type="string">
            <text:p>("984478af2ebfbe4afb5249f28e78caf20bc261e2060a8848c2ef6c5c3ef8aa36", "84164a4233772a6f54e55026cf4555428655e8555b7181e5bd43f10d48317ff2", "382e95a8072fe23ddc4228f657a5a560cee91ddbf91244dc589ae5006cf73e82", "a78b51ae13f48a8f424fe7d9b86ab9ece39175860c96b2aa561cd3f4f544dfa3", "85164440a99ef4bb7e9abec2c2b26ceb55300bd033c52333032b90d9dea6dd28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71.15" calcext:value-type="float">
            <text:p>71.15</text:p>
          </table:table-cell>
          <table:table-cell table:style-name="ce12" office:value-type="float" office:value="85.58" calcext:value-type="float">
            <text:p>85.58</text:p>
          </table:table-cell>
          <table:table-cell office:value-type="float" office:value="85.58" calcext:value-type="float">
            <text:p>85.58</text:p>
          </table:table-cell>
          <table:table-cell office:value-type="float" office:value="90.38" calcext:value-type="float">
            <text:p>90.38</text:p>
          </table:table-cell>
          <table:table-cell office:value-type="float" office:value="80.77" calcext:value-type="float">
            <text:p>80.77</text:p>
          </table:table-cell>
          <table:table-cell office:value-type="float" office:value="82.46" calcext:value-type="float">
            <text:p>82.46</text:p>
          </table:table-cell>
          <table:table-cell office:value-type="float" office:value="89.36" calcext:value-type="float">
            <text:p>89.36</text:p>
          </table:table-cell>
          <table:table-cell office:value-type="float" office:value="86.24" calcext:value-type="float">
            <text:p>86.24</text:p>
          </table:table-cell>
          <table:table-cell office:value-type="float" office:value="47" calcext:value-type="float">
            <text:p>47</text:p>
          </table:table-cell>
          <table:table-cell office:value-type="float" office:value="12.296" calcext:value-type="float">
            <text:p>12.296</text:p>
          </table:table-cell>
          <table:table-cell office:value-type="string" calcext:value-type="string">
            <text:p>ef7fbb57768aba9706e3e466a2ce8976ba1f27ad79afb97882439cd910d37ddb</text:p>
          </table:table-cell>
          <table:table-cell office:value-type="float" office:value="83.65" calcext:value-type="float">
            <text:p>83.65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6.327" calcext:value-type="float">
            <text:p>6.327</text:p>
          </table:table-cell>
          <table:table-cell office:value-type="string" calcext:value-type="string">
            <text:p>da36a3b42c7ecb6ad5b30c0b6edb4de2b0dad98e425ad8554376c16c37f1184c</text:p>
          </table:table-cell>
          <table:table-cell office:value-type="float" office:value="78.61" calcext:value-type="float">
            <text:p>78.6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71.19" calcext:value-type="float">
            <text:p>71.19</text:p>
          </table:table-cell>
          <table:table-cell office:value-type="float" office:value="77.78" calcext:value-type="float">
            <text:p>77.78</text:p>
          </table:table-cell>
          <table:table-cell office:value-type="float" office:value="75.68" calcext:value-type="float">
            <text:p>75.68</text:p>
          </table:table-cell>
          <table:table-cell office:value-type="float" office:value="5" calcext:value-type="float">
            <text:p>5</text:p>
          </table:table-cell>
          <table:table-cell office:value-type="float" office:value="1.467" calcext:value-type="float">
            <text:p>1.467</text:p>
          </table:table-cell>
          <table:table-cell office:value-type="string" calcext:value-type="string">
            <text:p>97e96926fb6c4142994384c784a29ec543de530b5c43e828826721ae9a96d82f</text:p>
          </table:table-cell>
          <table:table-cell office:value-type="float" office:value="93.99" calcext:value-type="float">
            <text:p>93.99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90.38" calcext:value-type="float">
            <text:p>90.38</text:p>
          </table:table-cell>
          <table:table-cell office:value-type="float" office:value="82.69" calcext:value-type="float">
            <text:p>82.69</text:p>
          </table:table-cell>
          <table:table-cell office:value-type="float" office:value="83.93" calcext:value-type="float">
            <text:p>83.93</text:p>
          </table:table-cell>
          <table:table-cell office:value-type="float" office:value="89.58" calcext:value-type="float">
            <text:p>89.58</text:p>
          </table:table-cell>
          <table:table-cell office:value-type="float" office:value="87.04" calcext:value-type="float">
            <text:p>87.04</text:p>
          </table:table-cell>
          <table:table-cell office:value-type="float" office:value="43" calcext:value-type="float">
            <text:p>43</text:p>
          </table:table-cell>
          <table:table-cell office:value-type="float" office:value="11.919" calcext:value-type="float">
            <text:p>11.919</text:p>
          </table:table-cell>
          <table:table-cell office:value-type="string" calcext:value-type="string">
            <text:p>810f134582a5cbefa68155a064d2eea0aa58700fbde12f60212a179bb6ad2440</text:p>
          </table:table-cell>
          <table:table-cell office:value-type="float" office:value="83.65" calcext:value-type="float">
            <text:p>83.65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6.54" calcext:value-type="float">
            <text:p>86.54</text:p>
          </table:table-cell>
          <table:table-cell office:value-type="float" office:value="78.85" calcext:value-type="float">
            <text:p>78.85</text:p>
          </table:table-cell>
          <table:table-cell office:value-type="float" office:value="80.36" calcext:value-type="float">
            <text:p>80.36</text:p>
          </table:table-cell>
          <table:table-cell office:value-type="float" office:value="85.42" calcext:value-type="float">
            <text:p>85.42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6.664" calcext:value-type="float">
            <text:p>6.664</text:p>
          </table:table-cell>
          <table:table-cell office:value-type="string" calcext:value-type="string">
            <text:p>da36a3b42c7ecb6ad5b30c0b6edb4de2b0dad98e425ad8554376c16c37f1184c</text:p>
          </table:table-cell>
          <table:table-cell office:value-type="float" office:value="78.61" calcext:value-type="float">
            <text:p>78.6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71.19" calcext:value-type="float">
            <text:p>71.19</text:p>
          </table:table-cell>
          <table:table-cell office:value-type="float" office:value="77.78" calcext:value-type="float">
            <text:p>77.78</text:p>
          </table:table-cell>
          <table:table-cell office:value-type="float" office:value="75.68" calcext:value-type="float">
            <text:p>75.68</text:p>
          </table:table-cell>
          <table:table-cell office:value-type="float" office:value="5" calcext:value-type="float">
            <text:p>5</text:p>
          </table:table-cell>
          <table:table-cell office:value-type="float" office:value="0.938" calcext:value-type="float">
            <text:p>0.938</text:p>
          </table:table-cell>
          <table:table-cell office:value-type="string" calcext:value-type="string">
            <text:p>97e96926fb6c4142994384c784a29ec543de530b5c43e828826721ae9a96d82f</text:p>
          </table:table-cell>
          <table:table-cell office:value-type="float" office:value="99.71" calcext:value-type="float">
            <text:p>99.71</text:p>
          </table:table-cell>
          <table:table-cell office:value-type="float" office:value="75.77" calcext:value-type="float">
            <text:p>75.77</text:p>
          </table:table-cell>
          <table:table-cell table:style-name="ce15" office:value-type="float" office:value="87.88" calcext:value-type="float">
            <text:p>87.88</text:p>
          </table:table-cell>
          <table:table-cell office:value-type="float" office:value="87.88" calcext:value-type="float">
            <text:p>87.88</text:p>
          </table:table-cell>
          <table:table-cell office:value-type="float" office:value="90" calcext:value-type="float">
            <text:p>90</text:p>
          </table:table-cell>
          <table:table-cell office:value-type="float" office:value="85.77" calcext:value-type="float">
            <text:p>85.77</text:p>
          </table:table-cell>
          <table:table-cell office:value-type="float" office:value="86.41" calcext:value-type="float">
            <text:p>86.41</text:p>
          </table:table-cell>
          <table:table-cell office:value-type="float" office:value="89.59" calcext:value-type="float">
            <text:p>89.59</text:p>
          </table:table-cell>
          <table:table-cell office:value-type="float" office:value="88.14" calcext:value-type="float">
            <text:p>88.14</text:p>
          </table:table-cell>
          <table:table-cell office:value-type="float" office:value="16.06" calcext:value-type="float">
            <text:p>16.06</text:p>
          </table:table-cell>
          <table:table-cell office:value-type="float" office:value="248880" calcext:value-type="float">
            <text:p>2488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00720" calcext:value-type="float">
            <text:p>100720</text:p>
          </table:table-cell>
          <table:table-cell office:value-type="float" office:value="189.669" calcext:value-type="float">
            <text:p>189.669</text:p>
          </table:table-cell>
          <table:table-cell office:value-type="string" calcext:value-type="string">
            <text:p>("63214cc414751855fcafda6dd7ace4f2e9e75384d98fb3e9ce2ac7f7b929a1fb", "784659bb0c4ebb61e2402e56e9a960c22fe399b51e89b010ad96d09b10f0ab3a", "c37fae60503f0aa6d53c85625d32d6ac65f1109617435285189e62adb49402d9", "c84c64faf173d3a06959605c55f82385fb2e6e6238e439544499a7d980844c33", "7dd6089ddb51a52a2dc088fdcc30e3c50e5f00063f0a7691aec1fb634ad488e1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9" calcext:value-type="float">
            <text:p>92.79</text:p>
          </table:table-cell>
          <table:table-cell office:value-type="float" office:value="65.38" calcext:value-type="float">
            <text:p>65.38</text:p>
          </table:table-cell>
          <table:table-cell table:style-name="ce12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4" calcext:value-type="float">
            <text:p>86.54</text:p>
          </table:table-cell>
          <table:table-cell office:value-type="float" office:value="85.42" calcext:value-type="float">
            <text:p>85.42</text:p>
          </table:table-cell>
          <table:table-cell office:value-type="float" office:value="80.36" calcext:value-type="float">
            <text:p>80.3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1.472" calcext:value-type="float">
            <text:p>11.472</text:p>
          </table:table-cell>
          <table:table-cell office:value-type="string" calcext:value-type="string">
            <text:p>21a06c3dd80f366c4fe48961ef8242f874a86f48fbfb90edc7978aeb2177096b</text:p>
          </table:table-cell>
          <table:table-cell office:value-type="float" office:value="84.86" calcext:value-type="float">
            <text:p>84.86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74.55" calcext:value-type="float">
            <text:p>74.55</text:p>
          </table:table-cell>
          <table:table-cell office:value-type="float" office:value="77.55" calcext:value-type="float">
            <text:p>77.55</text:p>
          </table:table-cell>
          <table:table-cell office:value-type="float" office:value="76.64" calcext:value-type="float">
            <text:p>76.64</text:p>
          </table:table-cell>
          <table:table-cell office:value-type="float" office:value="15" calcext:value-type="float">
            <text:p>15</text:p>
          </table:table-cell>
          <table:table-cell office:value-type="float" office:value="7.442" calcext:value-type="float">
            <text:p>7.442</text:p>
          </table:table-cell>
          <table:table-cell office:value-type="string" calcext:value-type="string">
            <text:p>a043ada56a0da9c42557b5d0817f65d412c4ea3a8aab367b8c8d83e51e5a2ab7</text:p>
          </table:table-cell>
          <table:table-cell office:value-type="float" office:value="76.68" calcext:value-type="float">
            <text:p>76.6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0.38" calcext:value-type="float">
            <text:p>90.38</text:p>
          </table:table-cell>
          <table:table-cell office:value-type="float" office:value="63.46" calcext:value-type="float">
            <text:p>63.46</text:p>
          </table:table-cell>
          <table:table-cell office:value-type="float" office:value="71.21" calcext:value-type="float">
            <text:p>71.21</text:p>
          </table:table-cell>
          <table:table-cell office:value-type="float" office:value="86.84" calcext:value-type="float">
            <text:p>86.84</text:p>
          </table:table-cell>
          <table:table-cell office:value-type="float" office:value="79.66" calcext:value-type="float">
            <text:p>79.66</text:p>
          </table:table-cell>
          <table:table-cell office:value-type="float" office:value="5" calcext:value-type="float">
            <text:p>5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2b0cc59d44a20d4d434f5f55170db5efb7afdd10d5f5878af0fad1bc9ba82af1</text:p>
          </table:table-cell>
          <table:table-cell office:value-type="float" office:value="91.59" calcext:value-type="float">
            <text:p>91.59</text:p>
          </table:table-cell>
          <table:table-cell office:value-type="float" office:value="67.31" calcext:value-type="float">
            <text:p>67.31</text:p>
          </table:table-cell>
          <table:table-cell table:number-columns-repeated="2" office:value-type="float" office:value="83.65" calcext:value-type="float">
            <text:p>83.65</text:p>
          </table:table-cell>
          <table:table-cell office:value-type="float" office:value="80.77" calcext:value-type="float">
            <text:p>80.77</text:p>
          </table:table-cell>
          <table:table-cell office:value-type="float" office:value="86.54" calcext:value-type="float">
            <text:p>86.54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17" calcext:value-type="float">
            <text:p>83.17</text:p>
          </table:table-cell>
          <table:table-cell office:value-type="float" office:value="35" calcext:value-type="float">
            <text:p>35</text:p>
          </table:table-cell>
          <table:table-cell office:value-type="float" office:value="11.178" calcext:value-type="float">
            <text:p>11.178</text:p>
          </table:table-cell>
          <table:table-cell office:value-type="string" calcext:value-type="string">
            <text:p>d3324492b9f3713d50933f61a7f20aa45d933d2935155dd8be9178f9734e2d2f</text:p>
          </table:table-cell>
          <table:table-cell office:value-type="float" office:value="84.86" calcext:value-type="float">
            <text:p>84.86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74.55" calcext:value-type="float">
            <text:p>74.55</text:p>
          </table:table-cell>
          <table:table-cell office:value-type="float" office:value="77.55" calcext:value-type="float">
            <text:p>77.55</text:p>
          </table:table-cell>
          <table:table-cell office:value-type="float" office:value="76.64" calcext:value-type="float">
            <text:p>76.64</text:p>
          </table:table-cell>
          <table:table-cell office:value-type="float" office:value="15" calcext:value-type="float">
            <text:p>15</text:p>
          </table:table-cell>
          <table:table-cell office:value-type="float" office:value="7.751" calcext:value-type="float">
            <text:p>7.751</text:p>
          </table:table-cell>
          <table:table-cell office:value-type="string" calcext:value-type="string">
            <text:p>a043ada56a0da9c42557b5d0817f65d412c4ea3a8aab367b8c8d83e51e5a2ab7</text:p>
          </table:table-cell>
          <table:table-cell office:value-type="float" office:value="76.68" calcext:value-type="float">
            <text:p>76.6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0.38" calcext:value-type="float">
            <text:p>90.38</text:p>
          </table:table-cell>
          <table:table-cell office:value-type="float" office:value="63.46" calcext:value-type="float">
            <text:p>63.46</text:p>
          </table:table-cell>
          <table:table-cell office:value-type="float" office:value="71.21" calcext:value-type="float">
            <text:p>71.21</text:p>
          </table:table-cell>
          <table:table-cell office:value-type="float" office:value="86.84" calcext:value-type="float">
            <text:p>86.84</text:p>
          </table:table-cell>
          <table:table-cell office:value-type="float" office:value="79.66" calcext:value-type="float">
            <text:p>79.66</text:p>
          </table:table-cell>
          <table:table-cell office:value-type="float" office:value="5" calcext:value-type="float">
            <text:p>5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2b0cc59d44a20d4d434f5f55170db5efb7afdd10d5f5878af0fad1bc9ba82af1</text:p>
          </table:table-cell>
          <table:table-cell office:value-type="float" office:value="99.71" calcext:value-type="float">
            <text:p>99.71</text:p>
          </table:table-cell>
          <table:table-cell office:value-type="float" office:value="78.08" calcext:value-type="float">
            <text:p>78.08</text:p>
          </table:table-cell>
          <table:table-cell table:style-name="ce15" office:value-type="float" office:value="89.04" calcext:value-type="float">
            <text:p>89.04</text:p>
          </table:table-cell>
          <table:table-cell office:value-type="float" office:value="89.04" calcext:value-type="float">
            <text:p>89.04</text:p>
          </table:table-cell>
          <table:table-cell office:value-type="float" office:value="90" calcext:value-type="float">
            <text:p>90</text:p>
          </table:table-cell>
          <table:table-cell office:value-type="float" office:value="88.08" calcext:value-type="float">
            <text:p>88.08</text:p>
          </table:table-cell>
          <table:table-cell office:value-type="float" office:value="88.4" calcext:value-type="float">
            <text:p>88.4</text:p>
          </table:table-cell>
          <table:table-cell office:value-type="float" office:value="89.78" calcext:value-type="float">
            <text:p>89.78</text:p>
          </table:table-cell>
          <table:table-cell office:value-type="float" office:value="89.17" calcext:value-type="float">
            <text:p>89.17</text:p>
          </table:table-cell>
          <table:table-cell office:value-type="float" office:value="16.39" calcext:value-type="float">
            <text:p>16.39</text:p>
          </table:table-cell>
          <table:table-cell office:value-type="float" office:value="247800" calcext:value-type="float">
            <text:p>2478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13600" calcext:value-type="float">
            <text:p>113600</text:p>
          </table:table-cell>
          <table:table-cell office:value-type="float" office:value="186.342" calcext:value-type="float">
            <text:p>186.342</text:p>
          </table:table-cell>
          <table:table-cell office:value-type="string" calcext:value-type="string">
            <text:p>("ad0c34ac35215bb17899d0600db5259c55a4e23a87a3bb6413d5a973ba1148f1", "03120b894a2762e7d5a27f926656adad0bec7c759de502ce8b9234a5d0638dd5", "2a65a6005fcfe2d996d23c48a58288a2681d535c5d4f6c9387a5e3a1d8d5476c", "40b005f95134dbfc258e140587cf8def29a0b5690e2b69993b464e32afd7048c", "5d3a973f463da10d376c4add70f4135f45e7b9b63f65ae29b5bcf380c701da2d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35" calcext:value-type="float">
            <text:p>91.35</text:p>
          </table:table-cell>
          <table:table-cell office:value-type="float" office:value="48.08" calcext:value-type="float">
            <text:p>48.08</text:p>
          </table:table-cell>
          <table:table-cell table:style-name="ce12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3.46" calcext:value-type="float">
            <text:p>63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0.49" calcext:value-type="float">
            <text:p>80.49</text:p>
          </table:table-cell>
          <table:table-cell office:value-type="float" office:value="69.84" calcext:value-type="float">
            <text:p>69.84</text:p>
          </table:table-cell>
          <table:table-cell office:value-type="float" office:value="70.97" calcext:value-type="float">
            <text:p>70.97</text:p>
          </table:table-cell>
          <table:table-cell office:value-type="float" office:value="21" calcext:value-type="float">
            <text:p>21</text:p>
          </table:table-cell>
          <table:table-cell office:value-type="float" office:value="9.826" calcext:value-type="float">
            <text:p>9.826</text:p>
          </table:table-cell>
          <table:table-cell office:value-type="string" calcext:value-type="string">
            <text:p>507c87080bee5f5a1867bebeb2e319db60b57ef93282dbb16ee5a21d864f9298</text:p>
          </table:table-cell>
          <table:table-cell office:value-type="float" office:value="86.78" calcext:value-type="float">
            <text:p>86.7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3" calcext:value-type="float">
            <text:p>13</text:p>
          </table:table-cell>
          <table:table-cell office:value-type="float" office:value="7.873" calcext:value-type="float">
            <text:p>7.873</text:p>
          </table:table-cell>
          <table:table-cell office:value-type="string" calcext:value-type="string">
            <text:p>92b06791a5b41828f20bdb5a8d04a36936c7f6863994f6b4d53197154c86b9f0</text:p>
          </table:table-cell>
          <table:table-cell office:value-type="float" office:value="79.81" calcext:value-type="float">
            <text:p>79.8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73.58" calcext:value-type="float">
            <text:p>73.58</text:p>
          </table:table-cell>
          <table:table-cell office:value-type="float" office:value="73.79" calcext:value-type="float">
            <text:p>73.79</text:p>
          </table:table-cell>
          <table:table-cell office:value-type="float" office:value="5" calcext:value-type="float">
            <text:p>5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ae967aa0ff14852abb13392182399e989f36d1a1049efac4e45f0731445c3ec6</text:p>
          </table:table-cell>
          <table:table-cell office:value-type="float" office:value="91.35" calcext:value-type="float">
            <text:p>91.35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3.46" calcext:value-type="float">
            <text:p>63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0.49" calcext:value-type="float">
            <text:p>80.49</text:p>
          </table:table-cell>
          <table:table-cell office:value-type="float" office:value="69.84" calcext:value-type="float">
            <text:p>69.84</text:p>
          </table:table-cell>
          <table:table-cell office:value-type="float" office:value="70.97" calcext:value-type="float">
            <text:p>70.97</text:p>
          </table:table-cell>
          <table:table-cell office:value-type="float" office:value="21" calcext:value-type="float">
            <text:p>21</text:p>
          </table:table-cell>
          <table:table-cell office:value-type="float" office:value="9.628" calcext:value-type="float">
            <text:p>9.628</text:p>
          </table:table-cell>
          <table:table-cell office:value-type="string" calcext:value-type="string">
            <text:p>507c87080bee5f5a1867bebeb2e319db60b57ef93282dbb16ee5a21d864f9298</text:p>
          </table:table-cell>
          <table:table-cell office:value-type="float" office:value="86.78" calcext:value-type="float">
            <text:p>86.7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3" calcext:value-type="float">
            <text:p>13</text:p>
          </table:table-cell>
          <table:table-cell office:value-type="float" office:value="6.857" calcext:value-type="float">
            <text:p>6.857</text:p>
          </table:table-cell>
          <table:table-cell office:value-type="string" calcext:value-type="string">
            <text:p>92b06791a5b41828f20bdb5a8d04a36936c7f6863994f6b4d53197154c86b9f0</text:p>
          </table:table-cell>
          <table:table-cell office:value-type="float" office:value="79.81" calcext:value-type="float">
            <text:p>79.8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4.51" calcext:value-type="float">
            <text:p>74.51</text:p>
          </table:table-cell>
          <table:table-cell office:value-type="float" office:value="73.58" calcext:value-type="float">
            <text:p>73.58</text:p>
          </table:table-cell>
          <table:table-cell office:value-type="float" office:value="73.79" calcext:value-type="float">
            <text:p>73.79</text:p>
          </table:table-cell>
          <table:table-cell office:value-type="float" office:value="5" calcext:value-type="float">
            <text:p>5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ae967aa0ff14852abb13392182399e989f36d1a1049efac4e45f0731445c3ec6</text:p>
          </table:table-cell>
          <table:table-cell office:value-type="float" office:value="99.38" calcext:value-type="float">
            <text:p>99.38</text:p>
          </table:table-cell>
          <table:table-cell office:value-type="float" office:value="67.31" calcext:value-type="float">
            <text:p>67.31</text:p>
          </table:table-cell>
          <table:table-cell table:style-name="ce15" office:value-type="float" office:value="83.65" calcext:value-type="float">
            <text:p>83.65</text:p>
          </table:table-cell>
          <table:table-cell office:value-type="float" office:value="83.65" calcext:value-type="float">
            <text:p>83.65</text:p>
          </table:table-cell>
          <table:table-cell office:value-type="float" office:value="78.85" calcext:value-type="float">
            <text:p>78.85</text:p>
          </table:table-cell>
          <table:table-cell office:value-type="float" office:value="88.46" calcext:value-type="float">
            <text:p>88.46</text:p>
          </table:table-cell>
          <table:table-cell office:value-type="float" office:value="87.22" calcext:value-type="float">
            <text:p>87.22</text:p>
          </table:table-cell>
          <table:table-cell office:value-type="float" office:value="80.74" calcext:value-type="float">
            <text:p>80.74</text:p>
          </table:table-cell>
          <table:table-cell office:value-type="float" office:value="82.81" calcext:value-type="float">
            <text:p>82.81</text:p>
          </table:table-cell>
          <table:table-cell office:value-type="float" office:value="13.03" calcext:value-type="float">
            <text:p>13.03</text:p>
          </table:table-cell>
          <table:table-cell office:value-type="float" office:value="234280" calcext:value-type="float">
            <text:p>2342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13920" calcext:value-type="float">
            <text:p>13920</text:p>
          </table:table-cell>
          <table:table-cell office:value-type="float" office:value="164.328" calcext:value-type="float">
            <text:p>164.328</text:p>
          </table:table-cell>
          <table:table-cell office:value-type="string" calcext:value-type="string">
            <text:p>("1ecad2388d017d5e953907fb77fc60cce7eb6ac06cd42f506cacdd81281d4732", "b1dcc5735ea0fce446b55fe34273264d6ceba42ddf9e4da5d04843ffc9c90850", "d6a0313f7c2a6b67804dd0a5a3e36b079fbd682153ecba698903ddfae4f4b9b3", "768d0fc9d2ef934c3e5f5a01e0c92c73bcae47f93394ee0e3048bfde08de9d37", "2c0af475edb5c883daef22b761bbe317c205d7ae8bcc494cef50eccf2779e225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1" calcext:value-type="float">
            <text:p>93.51</text:p>
          </table:table-cell>
          <table:table-cell office:value-type="float" office:value="51.92" calcext:value-type="float">
            <text:p>51.92</text:p>
          </table:table-cell>
          <table:table-cell table:style-name="ce12" office:value-type="float" office:value="75.96" calcext:value-type="float">
            <text:p>75.96</text:p>
          </table:table-cell>
          <table:table-cell office:value-type="float" office:value="75.96" calcext:value-type="float">
            <text:p>75.96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5.47" calcext:value-type="float">
            <text:p>75.47</text:p>
          </table:table-cell>
          <table:table-cell office:value-type="float" office:value="76.47" calcext:value-type="float">
            <text:p>76.47</text:p>
          </table:table-cell>
          <table:table-cell office:value-type="float" office:value="76.19" calcext:value-type="float">
            <text:p>76.19</text:p>
          </table:table-cell>
          <table:table-cell office:value-type="float" office:value="33" calcext:value-type="float">
            <text:p>33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07c3a181eecb173e860b3dff3fc599d54b7ce7e4a102123548bdb7a180576e5e</text:p>
          </table:table-cell>
          <table:table-cell office:value-type="float" office:value="91.35" calcext:value-type="float">
            <text:p>91.3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4.864" calcext:value-type="float">
            <text:p>14.864</text:p>
          </table:table-cell>
          <table:table-cell office:value-type="string" calcext:value-type="string">
            <text:p>10baffa00f87003700896e82af1947922f5ed93edb6d28a93c0c2c0fb65ed658</text:p>
          </table:table-cell>
          <table:table-cell office:value-type="float" office:value="80.53" calcext:value-type="float">
            <text:p>80.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4.62" calcext:value-type="float">
            <text:p>84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0.97" calcext:value-type="float">
            <text:p>70.97</text:p>
          </table:table-cell>
          <table:table-cell office:value-type="float" office:value="80.95" calcext:value-type="float">
            <text:p>80.95</text:p>
          </table:table-cell>
          <table:table-cell office:value-type="float" office:value="77.19" calcext:value-type="float">
            <text:p>77.19</text:p>
          </table:table-cell>
          <table:table-cell office:value-type="float" office:value="7" calcext:value-type="float">
            <text:p>7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79b04fe6b78cc6948b274def01cdc8288f795f29355d5ad3b35ef15ff8d56ecc</text:p>
          </table:table-cell>
          <table:table-cell office:value-type="float" office:value="92.31" calcext:value-type="float">
            <text:p>92.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85" calcext:value-type="float">
            <text:p>78.85</text:p>
          </table:table-cell>
          <table:table-cell office:value-type="float" office:value="71.15" calcext:value-type="float">
            <text:p>71.15</text:p>
          </table:table-cell>
          <table:table-cell office:value-type="float" office:value="73.21" calcext:value-type="float">
            <text:p>73.21</text:p>
          </table:table-cell>
          <table:table-cell office:value-type="float" office:value="77.08" calcext:value-type="float">
            <text:p>77.08</text:p>
          </table:table-cell>
          <table:table-cell office:value-type="float" office:value="75.93" calcext:value-type="float">
            <text:p>75.93</text:p>
          </table:table-cell>
          <table:table-cell office:value-type="float" office:value="33" calcext:value-type="float">
            <text:p>33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b05569994e8aab9079a6a1597de4552f2e3913c408af6c3699e5437dfb3e98de</text:p>
          </table:table-cell>
          <table:table-cell office:value-type="float" office:value="91.11" calcext:value-type="float">
            <text:p>91.11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5.47" calcext:value-type="float">
            <text:p>75.47</text:p>
          </table:table-cell>
          <table:table-cell office:value-type="float" office:value="76.47" calcext:value-type="float">
            <text:p>76.47</text:p>
          </table:table-cell>
          <table:table-cell office:value-type="float" office:value="76.19" calcext:value-type="float">
            <text:p>76.19</text:p>
          </table:table-cell>
          <table:table-cell office:value-type="float" office:value="27" calcext:value-type="float">
            <text:p>27</text:p>
          </table:table-cell>
          <table:table-cell office:value-type="float" office:value="13.666" calcext:value-type="float">
            <text:p>13.666</text:p>
          </table:table-cell>
          <table:table-cell office:value-type="string" calcext:value-type="string">
            <text:p>183b8f8add4a194bbcaf5aac75d70e60634fb6c6b808dae2f9db2040fcd86c66</text:p>
          </table:table-cell>
          <table:table-cell office:value-type="float" office:value="80.53" calcext:value-type="float">
            <text:p>80.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4.62" calcext:value-type="float">
            <text:p>84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0.97" calcext:value-type="float">
            <text:p>70.97</text:p>
          </table:table-cell>
          <table:table-cell office:value-type="float" office:value="80.95" calcext:value-type="float">
            <text:p>80.95</text:p>
          </table:table-cell>
          <table:table-cell office:value-type="float" office:value="77.19" calcext:value-type="float">
            <text:p>77.19</text:p>
          </table:table-cell>
          <table:table-cell office:value-type="float" office:value="7" calcext:value-type="float">
            <text:p>7</text:p>
          </table:table-cell>
          <table:table-cell office:value-type="float" office:value="4.919" calcext:value-type="float">
            <text:p>4.919</text:p>
          </table:table-cell>
          <table:table-cell office:value-type="string" calcext:value-type="string">
            <text:p>79b04fe6b78cc6948b274def01cdc8288f795f29355d5ad3b35ef15ff8d56ecc</text:p>
          </table:table-cell>
          <table:table-cell office:value-type="float" office:value="99.47" calcext:value-type="float">
            <text:p>99.47</text:p>
          </table:table-cell>
          <table:table-cell office:value-type="float" office:value="66.54" calcext:value-type="float">
            <text:p>66.54</text:p>
          </table:table-cell>
          <table:table-cell table:style-name="ce15" office:value-type="float" office:value="83.27" calcext:value-type="float">
            <text:p>83.27</text:p>
          </table:table-cell>
          <table:table-cell office:value-type="float" office:value="83.27" calcext:value-type="float">
            <text:p>83.27</text:p>
          </table:table-cell>
          <table:table-cell office:value-type="float" office:value="89.23" calcext:value-type="float">
            <text:p>89.23</text:p>
          </table:table-cell>
          <table:table-cell office:value-type="float" office:value="77.31" calcext:value-type="float">
            <text:p>77.31</text:p>
          </table:table-cell>
          <table:table-cell office:value-type="float" office:value="79.74" calcext:value-type="float">
            <text:p>79.74</text:p>
          </table:table-cell>
          <table:table-cell office:value-type="float" office:value="87.85" calcext:value-type="float">
            <text:p>87.85</text:p>
          </table:table-cell>
          <table:table-cell office:value-type="float" office:value="84.2" calcext:value-type="float">
            <text:p>84.2</text:p>
          </table:table-cell>
          <table:table-cell office:value-type="float" office:value="15.3" calcext:value-type="float">
            <text:p>15.3</text:p>
          </table:table-cell>
          <table:table-cell office:value-type="float" office:value="239560" calcext:value-type="float">
            <text:p>2395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5880" calcext:value-type="float">
            <text:p>15880</text:p>
          </table:table-cell>
          <table:table-cell office:value-type="float" office:value="196.148" calcext:value-type="float">
            <text:p>196.148</text:p>
          </table:table-cell>
          <table:table-cell office:value-type="string" calcext:value-type="string">
            <text:p>("970f64a86bd2fa2565608bfc41c9230847c241e93a3192a7d664c34d38fb5ea0", "166c3ab34987a7ba7561c9dcddae67283e95c4c94332171d6d2d20f80884ef69", "55c4fa668e35f1561b327216f793f58b36d27c39d820a68f05e49ab6abdfad4a", "74fd986de3df967f9604ce600f7776a47372417205cf6c70a036182487338939", "08fafb9881c997f2b7fbe8e55248fc208cdffe2de0a34c8693df5eff708a450e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9" calcext:value-type="float">
            <text:p>92.79</text:p>
          </table:table-cell>
          <table:table-cell office:value-type="float" office:value="48.08" calcext:value-type="float">
            <text:p>48.08</text:p>
          </table:table-cell>
          <table:table-cell table:style-name="ce12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1.54" calcext:value-type="float">
            <text:p>61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2.05" calcext:value-type="float">
            <text:p>82.05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3" calcext:value-type="float">
            <text:p>70.33</text:p>
          </table:table-cell>
          <table:table-cell office:value-type="float" office:value="27" calcext:value-type="float">
            <text:p>27</text:p>
          </table:table-cell>
          <table:table-cell office:value-type="float" office:value="12.921" calcext:value-type="float">
            <text:p>12.921</text:p>
          </table:table-cell>
          <table:table-cell office:value-type="string" calcext:value-type="string">
            <text:p>419df1f83eda9bcaafa39176a0aa206b0f70bebcb5e546284e209a5cad0709e4</text:p>
          </table:table-cell>
          <table:table-cell office:value-type="float" office:value="86.3" calcext:value-type="float">
            <text:p>86.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8.059" calcext:value-type="float">
            <text:p>8.059</text:p>
          </table:table-cell>
          <table:table-cell office:value-type="string" calcext:value-type="string">
            <text:p>1ea3b7258b716b10f5e4a0e4002ca2b95753265ce61bf8e7e3ebc50f38cecb64</text:p>
          </table:table-cell>
          <table:table-cell office:value-type="float" office:value="78.61" calcext:value-type="float">
            <text:p>78.61</text:p>
          </table:table-cell>
          <table:table-cell office:value-type="float" office:value="40.38" calcext:value-type="float">
            <text:p>40.3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69.09" calcext:value-type="float">
            <text:p>69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1.03" calcext:value-type="float">
            <text:p>71.03</text:p>
          </table:table-cell>
          <table:table-cell office:value-type="float" office:value="5" calcext:value-type="float">
            <text:p>5</text:p>
          </table:table-cell>
          <table:table-cell office:value-type="float" office:value="1.002" calcext:value-type="float">
            <text:p>1.002</text:p>
          </table:table-cell>
          <table:table-cell office:value-type="string" calcext:value-type="string">
            <text:p>efbd4823262f1a86f906e44e183e3ea7737283d2124511ea29b5fa263a661f89</text:p>
          </table:table-cell>
          <table:table-cell office:value-type="float" office:value="93.03" calcext:value-type="float">
            <text:p>93.0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5.38" calcext:value-type="float">
            <text:p>65.38</text:p>
          </table:table-cell>
          <table:table-cell office:value-type="float" office:value="84.62" calcext:value-type="float">
            <text:p>84.62</text:p>
          </table:table-cell>
          <table:table-cell office:value-type="float" office:value="80.95" calcext:value-type="float">
            <text:p>80.95</text:p>
          </table:table-cell>
          <table:table-cell office:value-type="float" office:value="70.97" calcext:value-type="float">
            <text:p>70.97</text:p>
          </table:table-cell>
          <table:table-cell office:value-type="float" office:value="72.34" calcext:value-type="float">
            <text:p>72.34</text:p>
          </table:table-cell>
          <table:table-cell office:value-type="float" office:value="31" calcext:value-type="float">
            <text:p>31</text:p>
          </table:table-cell>
          <table:table-cell office:value-type="float" office:value="12.671" calcext:value-type="float">
            <text:p>12.671</text:p>
          </table:table-cell>
          <table:table-cell office:value-type="string" calcext:value-type="string">
            <text:p>5fc380663ec08d4816ec7158d035b2bec2976b925096f3c41eb3024fea79a909</text:p>
          </table:table-cell>
          <table:table-cell office:value-type="float" office:value="86.3" calcext:value-type="float">
            <text:p>86.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78.85" calcext:value-type="float">
            <text:p>78.85</text:p>
          </table:table-cell>
          <table:table-cell office:value-type="float" office:value="76.09" calcext:value-type="float">
            <text:p>76.09</text:p>
          </table:table-cell>
          <table:table-cell office:value-type="float" office:value="70.69" calcext:value-type="float">
            <text:p>70.69</text:p>
          </table:table-cell>
          <table:table-cell office:value-type="float" office:value="71.43" calcext:value-type="float">
            <text:p>71.43</text:p>
          </table:table-cell>
          <table:table-cell office:value-type="float" office:value="15" calcext:value-type="float">
            <text:p>15</text:p>
          </table:table-cell>
          <table:table-cell office:value-type="float" office:value="7.976" calcext:value-type="float">
            <text:p>7.976</text:p>
          </table:table-cell>
          <table:table-cell office:value-type="string" calcext:value-type="string">
            <text:p>1ea3b7258b716b10f5e4a0e4002ca2b95753265ce61bf8e7e3ebc50f38cecb64</text:p>
          </table:table-cell>
          <table:table-cell office:value-type="float" office:value="78.61" calcext:value-type="float">
            <text:p>78.61</text:p>
          </table:table-cell>
          <table:table-cell office:value-type="float" office:value="40.38" calcext:value-type="float">
            <text:p>40.3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73.08" calcext:value-type="float">
            <text:p>73.08</text:p>
          </table:table-cell>
          <table:table-cell office:value-type="float" office:value="67.31" calcext:value-type="float">
            <text:p>67.31</text:p>
          </table:table-cell>
          <table:table-cell office:value-type="float" office:value="69.09" calcext:value-type="float">
            <text:p>69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1.03" calcext:value-type="float">
            <text:p>71.03</text:p>
          </table:table-cell>
          <table:table-cell office:value-type="float" office:value="5" calcext:value-type="float">
            <text:p>5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efbd4823262f1a86f906e44e183e3ea7737283d2124511ea29b5fa263a661f89</text:p>
          </table:table-cell>
          <table:table-cell office:value-type="float" office:value="99.38" calcext:value-type="float">
            <text:p>99.38</text:p>
          </table:table-cell>
          <table:table-cell office:value-type="float" office:value="60.77" calcext:value-type="float">
            <text:p>60.77</text:p>
          </table:table-cell>
          <table:table-cell table:style-name="ce15" office:value-type="float" office:value="80.38" calcext:value-type="float">
            <text:p>80.38</text:p>
          </table:table-cell>
          <table:table-cell office:value-type="float" office:value="80.38" calcext:value-type="float">
            <text:p>80.38</text:p>
          </table:table-cell>
          <table:table-cell office:value-type="float" office:value="75" calcext:value-type="float">
            <text:p>75</text:p>
          </table:table-cell>
          <table:table-cell office:value-type="float" office:value="85.77" calcext:value-type="float">
            <text:p>85.77</text:p>
          </table:table-cell>
          <table:table-cell office:value-type="float" office:value="84.11" calcext:value-type="float">
            <text:p>84.11</text:p>
          </table:table-cell>
          <table:table-cell office:value-type="float" office:value="77.45" calcext:value-type="float">
            <text:p>77.45</text:p>
          </table:table-cell>
          <table:table-cell office:value-type="float" office:value="79.26" calcext:value-type="float">
            <text:p>79.26</text:p>
          </table:table-cell>
          <table:table-cell office:value-type="float" office:value="14.9" calcext:value-type="float">
            <text:p>14.9</text:p>
          </table:table-cell>
          <table:table-cell office:value-type="float" office:value="241520" calcext:value-type="float">
            <text:p>241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1520" calcext:value-type="float">
            <text:p>71520</text:p>
          </table:table-cell>
          <table:table-cell office:value-type="float" office:value="186.094" calcext:value-type="float">
            <text:p>186.094</text:p>
          </table:table-cell>
          <table:table-cell office:value-type="string" calcext:value-type="string">
            <text:p>("58142f62d69f8f895ef775cd11a0eff700d7a205a221f1d31a66e89a083942e8", "95a4ba05d02cb8c1a55b9a7c4302287cbde90244570d29c9d7e06f2e07dcfa3b", "3da0b24d8070a19ae3cf79a78a1f3fb406f3941a305215c6cb2b0bae3e230e76", "e5b533971912b9fad66918352b9a593315d1bdfb45f8552c69e130ad824ae88b", "14f5b7842188184150075c15f7713eeba7e637e3142966e9417fcc1c9b67dc06")</text:p>
          </table:table-cell>
          <table:table-cell table:number-columns-repeated="9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CH103:full_columns.CH1048576 full_columns.CH1:full_columns.CH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122:full_columns.N1048576 full_columns.N1:full_columns.N1 full_columns.N3:full_columns.N1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2:full_columns.CH1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5:full_columns.N101 full_columns.N2:full_columns.N5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4:full_columns.N5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102:full_columns.CH12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102:full_columns.N12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00:25.958638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3:51:40.196629814</dc:date>
    <meta:editing-duration>PT1H41M53S</meta:editing-duration>
    <meta:editing-cycles>4</meta:editing-cycles>
    <meta:generator>LibreOffice/6.4.7.2$Linux_X86_64 LibreOffice_project/40$Build-2</meta:generator>
    <meta:document-statistic meta:table-count="1" meta:cell-count="12947" meta:object-count="0"/>
  </office:meta>
</office:document-meta>
</file>